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style:page-number="1"/>
    </style:style>
    <style:style style:name="T1" style:family="text">
      <style:text-properties officeooo:rsid="000ef729"/>
    </style:style>
    <style:style style:name="T2" style:family="text">
      <style:text-properties officeooo:rsid="00100b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ERT INTO tb_cidades (id, nome, estado) VALUES</text:p>
      <text:p text:style-name="normal">(1, 'Afonso Cláudio', 'ES'),</text:p>
      <text:p text:style-name="normal">(2, 'Água Doce do Norte', 'ES'),</text:p>
      <text:p text:style-name="normal">(3, 'Águia Branca', 'ES'),</text:p>
      <text:p text:style-name="normal">(4, 'Alegre', 'ES'),</text:p>
      <text:p text:style-name="normal">(5, 'Alfredo Chaves', 'ES'),</text:p>
      <text:p text:style-name="normal">(6, 'Alto Rio Novo', 'ES'),</text:p>
      <text:p text:style-name="normal">(7, 'Anchieta', 'ES'),</text:p>
      <text:p text:style-name="normal">(8, 'Apiacá', 'ES'),</text:p>
      <text:p text:style-name="normal">(9, 'Aracruz', 'ES'),</text:p>
      <text:p text:style-name="normal">(10, 'Atilio Vivacqua', 'ES'),</text:p>
      <text:p text:style-name="normal">(11, 'Baixo Guandu', 'ES'),</text:p>
      <text:p text:style-name="normal">(12, 'Barra de São Francisco', 'ES'),</text:p>
      <text:p text:style-name="normal">(13, 'Boa Esperança', 'ES'),</text:p>
      <text:p text:style-name="normal">(14, 'Bom Jesus do Norte', 'ES'),</text:p>
      <text:p text:style-name="normal">(15, 'Brejetuba', 'ES'),</text:p>
      <text:p text:style-name="normal">(16, 'Cachoeiro de Itapemirim', 'ES'),</text:p>
      <text:p text:style-name="normal">(17, 'Cariacica', 'ES'),</text:p>
      <text:p text:style-name="normal">(18, 'Castelo', 'ES'),</text:p>
      <text:p text:style-name="normal">(19, 'Colatina', 'ES'),</text:p>
      <text:p text:style-name="normal">(20, 'Conceição da Barra', 'ES'),</text:p>
      <text:p text:style-name="normal">(21, 'Conceição do Castelo', 'ES'),</text:p>
      <text:p text:style-name="normal">(22, 'Divino de São Lourenço', 'ES'),</text:p>
      <text:p text:style-name="normal">(23, 'Domingos Martins', 'ES'),</text:p>
      <text:p text:style-name="normal">(24, 'Dores do Rio Preto', 'ES'),</text:p>
      <text:p text:style-name="normal">(25, 'Ecoporanga', 'ES'),</text:p>
      <text:p text:style-name="normal">(26, 'Fundão', 'ES'),</text:p>
      <text:p text:style-name="normal">(27, 'Governador Lindenberg', 'ES'),</text:p>
      <text:p text:style-name="normal">(28, 'Guaçuí', 'ES'),</text:p>
      <text:p text:style-name="normal">(29, 'Guarapari', 'ES'),</text:p>
      <text:p text:style-name="normal">(30, 'Ibatiba', 'ES'),</text:p>
      <text:p text:style-name="normal">(31, 'Ibiraçu', 'ES'),</text:p>
      <text:p text:style-name="normal">(32, 'Ibitirama', 'ES'),</text:p>
      <text:p text:style-name="normal">(33, 'Iconha', 'ES'),</text:p>
      <text:p text:style-name="normal">(34, 'Irupi', 'ES'),</text:p>
      <text:p text:style-name="normal">(35, 'Itaguaçu', 'ES'),</text:p>
      <text:p text:style-name="normal">(36, 'Itapemirim', 'ES'),</text:p>
      <text:p text:style-name="normal">(37, 'Itarana', 'ES'),</text:p>
      <text:p text:style-name="normal">(38, 'Iúna', 'ES'),</text:p>
      <text:p text:style-name="normal">(39, 'Jaguaré', 'ES'),</text:p>
      <text:p text:style-name="normal">(40, 'Jerônimo Monteiro', 'ES'),</text:p>
      <text:p text:style-name="normal">(41, 'João Neiva', 'ES'),</text:p>
      <text:p text:style-name="normal">(42, 'Laranja da Terra', 'ES'),</text:p>
      <text:p text:style-name="normal">(43, 'Linhares', 'ES'),</text:p>
      <text:p text:style-name="normal">(44, 'Mantenópolis', 'ES'),</text:p>
      <text:p text:style-name="normal">(45, 'Marataízes', 'ES'),</text:p>
      <text:p text:style-name="normal">(46, 'Marechal Floriano', 'ES'),</text:p>
      <text:p text:style-name="normal">(47, 'Marilândia', 'ES'),</text:p>
      <text:p text:style-name="normal"><text:soft-page-break/>(48, 'Mimoso do Sul', 'ES'),</text:p>
      <text:p text:style-name="normal">(49, 'Montanha', 'ES'),</text:p>
      <text:p text:style-name="normal">(50, 'Mucurici', 'ES'),</text:p>
      <text:p text:style-name="normal">(51, 'Muniz Freire', 'ES'),</text:p>
      <text:p text:style-name="normal">(52, 'Muqui', 'ES'),</text:p>
      <text:p text:style-name="normal">(53, 'Nova Venécia', 'ES'),</text:p>
      <text:p text:style-name="normal">(54, 'Pancas', 'ES'),</text:p>
      <text:p text:style-name="normal">(55, 'Pedro Canário', 'ES'),</text:p>
      <text:p text:style-name="normal">(56, 'Pinheiros', 'ES'),</text:p>
      <text:p text:style-name="normal">(57, 'Piúma', 'ES'),</text:p>
      <text:p text:style-name="normal">(58, 'Ponto Belo', 'ES'),</text:p>
      <text:p text:style-name="normal">(59, 'Presidente Kennedy', 'ES'),</text:p>
      <text:p text:style-name="normal">(60, 'Rio Bananal', 'ES'),</text:p>
      <text:p text:style-name="normal">(61, 'Rio Novo do Sul', 'ES'),</text:p>
      <text:p text:style-name="normal">(62, 'Santa Leopoldina', 'ES'),</text:p>
      <text:p text:style-name="normal">(63, 'Santa Maria de Jetibá', 'ES'),</text:p>
      <text:p text:style-name="normal">(64, 'Santa Teresa', 'ES'),</text:p>
      <text:p text:style-name="normal">(65, 'São Domingos do Norte', 'ES'),</text:p>
      <text:p text:style-name="normal">(66, 'São Gabriel da Palha', 'ES'),</text:p>
      <text:p text:style-name="normal">(67, 'São José do Calçado', 'ES'),</text:p>
      <text:p text:style-name="normal">(68, 'São Mateus', 'ES'),</text:p>
      <text:p text:style-name="normal">(69, 'São Roque do Canaã', 'ES'),</text:p>
      <text:p text:style-name="normal">(70, 'Serra', 'ES'),</text:p>
      <text:p text:style-name="normal">(71, 'Sooretama', 'ES'),</text:p>
      <text:p text:style-name="normal">(72, 'Vargem Alta', 'ES'),</text:p>
      <text:p text:style-name="normal">(73, 'Venda Nova do Imigrante', 'ES'),</text:p>
      <text:p text:style-name="normal">(74, 'Viana', 'ES'),</text:p>
      <text:p text:style-name="normal">(75, 'Vila Pavão', 'ES'),</text:p>
      <text:p text:style-name="normal">(76, 'Vila Valério', 'ES'),</text:p>
      <text:p text:style-name="normal">(77, 'Vila Velha', 'ES'),</text:p>
      <text:p text:style-name="normal">(78, 'Vitória', 'ES');</text:p>
      <text:p text:style-name="normal"/>
      <text:p text:style-name="normal">INSERT INTO tb_cidades (id, nome, estado) VALUES</text:p>
      <text:p text:style-name="normal">(79, 'Acrelândia', 'AC'),</text:p>
      <text:p text:style-name="normal">(80, 'Assis Brasil', 'AC'),</text:p>
      <text:p text:style-name="normal">(81, 'Brasiléia', 'AC'),</text:p>
      <text:p text:style-name="normal">(82, 'Bujari', 'AC'),</text:p>
      <text:p text:style-name="normal">(83, 'Capixaba', 'AC'),</text:p>
      <text:p text:style-name="normal">(84, 'Cruzeiro do Sul', 'AC'),</text:p>
      <text:p text:style-name="normal">(85, 'Epitaciolândia', 'AC'),</text:p>
      <text:p text:style-name="normal">(86, 'Feijó', 'AC'),</text:p>
      <text:p text:style-name="normal">(87, 'Jordão', 'AC'),</text:p>
      <text:p text:style-name="normal">(88, 'Mâncio Lima', 'AC'),</text:p>
      <text:p text:style-name="normal">(89, 'Manoel Urbano', 'AC'),</text:p>
      <text:p text:style-name="normal">(90, 'Marechal Thaumaturgo', 'AC'),</text:p>
      <text:p text:style-name="normal">(91, 'Plácido de Castro', 'AC'),</text:p>
      <text:p text:style-name="normal">(92, 'Porto Acre', 'AC'),</text:p>
      <text:p text:style-name="normal">(93, 'Porto Walter', 'AC'),</text:p>
      <text:p text:style-name="normal"><text:soft-page-break/>(94, 'Rio Branco', 'AC'),</text:p>
      <text:p text:style-name="normal">(95, 'Rodrigues Alves', 'AC'),</text:p>
      <text:p text:style-name="normal">(96, 'Santa Rosa do Purus', 'AC'),</text:p>
      <text:p text:style-name="normal">(97, 'Sena Madureira', 'AC'),</text:p>
      <text:p text:style-name="normal">(98, 'Senador Guiomard', 'AC'),</text:p>
      <text:p text:style-name="normal">(99, 'Tarauacá', 'AC'),</text:p>
      <text:p text:style-name="normal">(100, 'Xapuri', 'AC');</text:p>
      <text:p text:style-name="normal"/>
      <text:p text:style-name="normal">INSERT INTO tb_cidades (id, nome, estado) VALUES</text:p>
      <text:p text:style-name="normal">(101, 'Água Branca', 'AL'),</text:p>
      <text:p text:style-name="normal">(102, 'Anadia', 'AL'),</text:p>
      <text:p text:style-name="normal">(103, 'Arapiraca', 'AL'),</text:p>
      <text:p text:style-name="normal">(104, 'Atalaia', 'AL'),</text:p>
      <text:p text:style-name="normal">(105, 'Barra de Santo Antônio', 'AL'),</text:p>
      <text:p text:style-name="normal">(106, 'Barra de São Miguel', 'AL'),</text:p>
      <text:p text:style-name="normal">(107, 'Batalha', 'AL'),</text:p>
      <text:p text:style-name="normal">(108, 'Belém', 'AL'),</text:p>
      <text:p text:style-name="normal">(109, 'Belo Monte', 'AL'),</text:p>
      <text:p text:style-name="normal">(110, 'Boca da Mata', 'AL'),</text:p>
      <text:p text:style-name="normal">(111, 'Branquinha', 'AL'),</text:p>
      <text:p text:style-name="normal">(112, 'Cacimbinhas', 'AL'),</text:p>
      <text:p text:style-name="normal">(113, 'Cajueiro', 'AL'),</text:p>
      <text:p text:style-name="normal">(114, 'Campestre', 'AL'),</text:p>
      <text:p text:style-name="normal">(115, 'Campo Alegre', 'AL'),</text:p>
      <text:p text:style-name="normal">(116, 'Campo Grande', 'AL'),</text:p>
      <text:p text:style-name="normal">(117, 'Canapi', 'AL'),</text:p>
      <text:p text:style-name="normal">(118, 'Capela', 'AL'),</text:p>
      <text:p text:style-name="normal">(119, 'Carneiros', 'AL'),</text:p>
      <text:p text:style-name="normal">(120, 'Chã Preta', 'AL'),</text:p>
      <text:p text:style-name="normal">(121, 'Coité do Nóia', 'AL'),</text:p>
      <text:p text:style-name="normal">(122, 'Colônia Leopoldina', 'AL'),</text:p>
      <text:p text:style-name="normal">(123, 'Coqueiro Seco', 'AL'),</text:p>
      <text:p text:style-name="normal">(124, 'Coruripe', 'AL'),</text:p>
      <text:p text:style-name="normal">(125, 'Craíbas', 'AL'),</text:p>
      <text:p text:style-name="normal">(126, 'Delmiro Gouveia', 'AL'),</text:p>
      <text:p text:style-name="normal">(127, 'Dois Riachos', 'AL'),</text:p>
      <text:p text:style-name="normal">(128, 'Estrela de Alagoas', 'AL'),</text:p>
      <text:p text:style-name="normal">(129, 'Feira Grande', 'AL'),</text:p>
      <text:p text:style-name="normal">(130, 'Feliz Deserto', 'AL'),</text:p>
      <text:p text:style-name="normal">(131, 'Flexeiras', 'AL'),</text:p>
      <text:p text:style-name="normal">(132, 'Girau do Ponciano', 'AL'),</text:p>
      <text:p text:style-name="normal">(133, 'Ibateguara', 'AL'),</text:p>
      <text:p text:style-name="normal">(134, 'Igaci', 'AL'),</text:p>
      <text:p text:style-name="normal">(135, 'Igreja Nova', 'AL'),</text:p>
      <text:p text:style-name="normal">(136, 'Inhapi', 'AL'),</text:p>
      <text:p text:style-name="normal">(137, 'Jacaré dos Homens', 'AL'),</text:p>
      <text:p text:style-name="normal">(138, 'Jacuípe', 'AL'),</text:p>
      <text:p text:style-name="normal">(139, 'Japaratinga', 'AL'),</text:p>
      <text:p text:style-name="normal"><text:soft-page-break/>(140, 'Jaramataia', 'AL'),</text:p>
      <text:p text:style-name="normal">(141, 'Jequiá da Praia', 'AL'),</text:p>
      <text:p text:style-name="normal">(142, 'Joaquim Gomes', 'AL'),</text:p>
      <text:p text:style-name="normal">(143, 'Jundiá', 'AL'),</text:p>
      <text:p text:style-name="normal">(144, 'Junqueiro', 'AL'),</text:p>
      <text:p text:style-name="normal">(145, 'Lagoa da Canoa', 'AL'),</text:p>
      <text:p text:style-name="normal">(146, 'Limoeiro de Anadia', 'AL'),</text:p>
      <text:p text:style-name="normal">(147, 'Maceió', 'AL'),</text:p>
      <text:p text:style-name="normal">(148, 'Major Isidoro', 'AL'),</text:p>
      <text:p text:style-name="normal">(149, 'Mar Vermelho', 'AL'),</text:p>
      <text:p text:style-name="normal">(150, 'Maragogi', 'AL'),</text:p>
      <text:p text:style-name="normal">(151, 'Maravilha', 'AL'),</text:p>
      <text:p text:style-name="normal">(152, 'Marechal Deodoro', 'AL'),</text:p>
      <text:p text:style-name="normal">(153, 'Maribondo', 'AL'),</text:p>
      <text:p text:style-name="normal">(154, 'Mata Grande', 'AL'),</text:p>
      <text:p text:style-name="normal">(155, 'Matriz de Camaragibe', 'AL'),</text:p>
      <text:p text:style-name="normal">(156, 'Messias', 'AL'),</text:p>
      <text:p text:style-name="normal">(157, 'Minador do Negrão', 'AL'),</text:p>
      <text:p text:style-name="normal">(158, 'Monteirópolis', 'AL'),</text:p>
      <text:p text:style-name="normal">(159, 'Murici', 'AL'),</text:p>
      <text:p text:style-name="normal">(160, 'Novo Lino', 'AL'),</text:p>
      <text:p text:style-name="normal">(161, 'Olho dÁgua das Flores', 'AL'),</text:p>
      <text:p text:style-name="normal">(162, 'Olho dÁgua do Casado', 'AL'),</text:p>
      <text:p text:style-name="normal">(163, 'Olho dÁgua Grande', 'AL'),</text:p>
      <text:p text:style-name="normal">(164, 'Olivença', 'AL'),</text:p>
      <text:p text:style-name="normal">(165, 'Ouro Branco', 'AL'),</text:p>
      <text:p text:style-name="normal">(166, 'Palestina', 'AL'),</text:p>
      <text:p text:style-name="normal">(167, 'Palmeira dos Índios', 'AL'),</text:p>
      <text:p text:style-name="normal">(168, 'Pão de Açúcar', 'AL'),</text:p>
      <text:p text:style-name="normal">(169, 'Pariconha', 'AL'),</text:p>
      <text:p text:style-name="normal">(170, 'Paripueira', 'AL'),</text:p>
      <text:p text:style-name="normal">(171, 'Passo de Camaragibe', 'AL'),</text:p>
      <text:p text:style-name="normal">(172, 'Paulo Jacinto', 'AL'),</text:p>
      <text:p text:style-name="normal">(173, 'Penedo', 'AL'),</text:p>
      <text:p text:style-name="normal">(174, 'Piaçabuçu', 'AL'),</text:p>
      <text:p text:style-name="normal">(175, 'Pilar', 'AL'),</text:p>
      <text:p text:style-name="normal">(176, 'Pindoba', 'AL'),</text:p>
      <text:p text:style-name="normal">(177, 'Piranhas', 'AL'),</text:p>
      <text:p text:style-name="normal">(178, 'Poço das Trincheiras', 'AL'),</text:p>
      <text:p text:style-name="normal">(179, 'Porto Calvo', 'AL'),</text:p>
      <text:p text:style-name="normal">(180, 'Porto de Pedras', 'AL'),</text:p>
      <text:p text:style-name="normal">(181, 'Porto Real do Colégio', 'AL'),</text:p>
      <text:p text:style-name="normal">(182, 'Quebrangulo', 'AL'),</text:p>
      <text:p text:style-name="normal">(183, 'Rio Largo', 'AL'),</text:p>
      <text:p text:style-name="normal">(184, 'Roteiro', 'AL'),</text:p>
      <text:p text:style-name="normal">(185, 'Santa Luzia do Norte', 'AL'),</text:p>
      <text:p text:style-name="normal">(186, 'Santana do Ipanema', 'AL'),</text:p>
      <text:p text:style-name="normal">(187, 'Santana do Mundaú', 'AL'),</text:p>
      <text:p text:style-name="normal"><text:soft-page-break/>(188, 'São Brás', 'AL'),</text:p>
      <text:p text:style-name="normal">(189, 'São José da Laje', 'AL'),</text:p>
      <text:p text:style-name="normal">(190, 'São José da Tapera', 'AL'),</text:p>
      <text:p text:style-name="normal">(191, 'São Luís do Quitunde', 'AL'),</text:p>
      <text:p text:style-name="normal">(192, 'São Miguel dos Campos', 'AL'),</text:p>
      <text:p text:style-name="normal">(193, 'São Miguel dos Milagres', 'AL'),</text:p>
      <text:p text:style-name="normal">(194, 'São Sebastião', 'AL'),</text:p>
      <text:p text:style-name="normal">(195, 'Satuba', 'AL'),</text:p>
      <text:p text:style-name="normal">(196, 'Senador Rui Palmeira', 'AL'),</text:p>
      <text:p text:style-name="normal">(197, 'Tanque dArca', 'AL'),</text:p>
      <text:p text:style-name="normal">(198, 'Taquarana', 'AL'),</text:p>
      <text:p text:style-name="normal">(199, 'Teotônio Vilela', 'AL'),</text:p>
      <text:p text:style-name="normal">(200, 'Traipu', 'AL'),</text:p>
      <text:p text:style-name="normal">(201, 'União dos Palmares', 'AL'),</text:p>
      <text:p text:style-name="normal">(202, 'Viçosa', 'AL');</text:p>
      <text:p text:style-name="normal"/>
      <text:p text:style-name="normal">INSERT INTO tb_cidades (id, nome, estado) VALUES</text:p>
      <text:p text:style-name="normal">(203, 'Amapá', 'AP'),</text:p>
      <text:p text:style-name="normal">(204, 'Calçoene', 'AP'),</text:p>
      <text:p text:style-name="normal">(205, 'Cutias', 'AP'),</text:p>
      <text:p text:style-name="normal">(206, 'Ferreira Gomes', 'AP'),</text:p>
      <text:p text:style-name="normal">(207, 'Itaubal', 'AP'),</text:p>
      <text:p text:style-name="normal">(208, 'Laranjal do Jari', 'AP'),</text:p>
      <text:p text:style-name="normal">(209, 'Macapá', 'AP'),</text:p>
      <text:p text:style-name="normal">(210, 'Mazagão', 'AP'),</text:p>
      <text:p text:style-name="normal">(211, 'Oiapoque', 'AP'),</text:p>
      <text:p text:style-name="normal">(212, 'Pedra Branca do Amaparí', 'AP'),</text:p>
      <text:p text:style-name="normal">(213, 'Porto Grande', 'AP'),</text:p>
      <text:p text:style-name="normal">(214, 'Pracuúba', 'AP'),</text:p>
      <text:p text:style-name="normal">(215, 'Santana', 'AP'),</text:p>
      <text:p text:style-name="normal">(216, 'Serra do Navio', 'AP'),</text:p>
      <text:p text:style-name="normal">(217, 'Tartarugalzinho', 'AP'),</text:p>
      <text:p text:style-name="normal">(218, 'Vitória do Jari', 'AP');</text:p>
      <text:p text:style-name="normal"/>
      <text:p text:style-name="normal">INSERT INTO tb_cidades (id, nome, estado) VALUES</text:p>
      <text:p text:style-name="normal">(219, 'Alvarães', 'AM'),</text:p>
      <text:p text:style-name="normal">(220, 'Amaturá', 'AM'),</text:p>
      <text:p text:style-name="normal">(221, 'Anamã', 'AM'),</text:p>
      <text:p text:style-name="normal">(222, 'Anori', 'AM'),</text:p>
      <text:p text:style-name="normal">(223, 'Apuí', 'AM'),</text:p>
      <text:p text:style-name="normal">(224, 'Atalaia do Norte', 'AM'),</text:p>
      <text:p text:style-name="normal">(225, 'Autazes', 'AM'),</text:p>
      <text:p text:style-name="normal">(226, 'Barcelos', 'AM'),</text:p>
      <text:p text:style-name="normal">(227, 'Barreirinha', 'AM'),</text:p>
      <text:p text:style-name="normal">(228, 'Benjamin Constant', 'AM'),</text:p>
      <text:p text:style-name="normal">(229, 'Beruri', 'AM'),</text:p>
      <text:p text:style-name="normal">(230, 'Boa Vista do Ramos', 'AM'),</text:p>
      <text:p text:style-name="normal">(231, 'Boca do Acre', 'AM'),</text:p>
      <text:p text:style-name="normal"><text:soft-page-break/>(232, 'Borba', 'AM'),</text:p>
      <text:p text:style-name="normal">(233, 'Caapiranga', 'AM'),</text:p>
      <text:p text:style-name="normal">(234, 'Canutama', 'AM'),</text:p>
      <text:p text:style-name="normal">(235, 'Carauari', 'AM'),</text:p>
      <text:p text:style-name="normal">(236, 'Careiro', 'AM'),</text:p>
      <text:p text:style-name="normal">(237, 'Careiro da Várzea', 'AM'),</text:p>
      <text:p text:style-name="normal">(238, 'Coari', 'AM'),</text:p>
      <text:p text:style-name="normal">(239, 'Codajás', 'AM'),</text:p>
      <text:p text:style-name="normal">(240, 'Eirunepé', 'AM'),</text:p>
      <text:p text:style-name="normal">(241, 'Envira', 'AM'),</text:p>
      <text:p text:style-name="normal">(242, 'Fonte Boa', 'AM'),</text:p>
      <text:p text:style-name="normal">(243, 'Guajará', 'AM'),</text:p>
      <text:p text:style-name="normal">(244, 'Humaitá', 'AM'),</text:p>
      <text:p text:style-name="normal">(245, 'Ipixuna', 'AM'),</text:p>
      <text:p text:style-name="normal">(246, 'Iranduba', 'AM'),</text:p>
      <text:p text:style-name="normal">(247, 'Itacoatiara', 'AM'),</text:p>
      <text:p text:style-name="normal">(248, 'Itamarati', 'AM'),</text:p>
      <text:p text:style-name="normal">(249, 'Itapiranga', 'AM'),</text:p>
      <text:p text:style-name="normal">(250, 'Japurá', 'AM'),</text:p>
      <text:p text:style-name="normal">(251, 'Juruá', 'AM'),</text:p>
      <text:p text:style-name="normal">(252, 'Jutaí', 'AM'),</text:p>
      <text:p text:style-name="normal">(253, 'Lábrea', 'AM'),</text:p>
      <text:p text:style-name="normal">(254, 'Manacapuru', 'AM'),</text:p>
      <text:p text:style-name="normal">(255, 'Manaquiri', 'AM'),</text:p>
      <text:p text:style-name="normal">(256, 'Manaus', 'AM'),</text:p>
      <text:p text:style-name="normal">(257, 'Manicoré', 'AM'),</text:p>
      <text:p text:style-name="normal">(258, 'Maraã', 'AM'),</text:p>
      <text:p text:style-name="normal">(259, 'Maués', 'AM'),</text:p>
      <text:p text:style-name="normal">(260, 'Nhamundá', 'AM'),</text:p>
      <text:p text:style-name="normal">(261, 'Nova Olinda do Norte', 'AM'),</text:p>
      <text:p text:style-name="normal">(262, 'Novo Airão', 'AM'),</text:p>
      <text:p text:style-name="normal">(263, 'Novo Aripuanã', 'AM'),</text:p>
      <text:p text:style-name="normal">(264, 'Parintins', 'AM'),</text:p>
      <text:p text:style-name="normal">(265, 'Pauini', 'AM'),</text:p>
      <text:p text:style-name="normal">(266, 'Presidente Figueiredo', 'AM'),</text:p>
      <text:p text:style-name="normal">(267, 'Rio Preto da Eva', 'AM'),</text:p>
      <text:p text:style-name="normal">(268, 'Santa Isabel do Rio Negro', 'AM'),</text:p>
      <text:p text:style-name="normal">(269, 'Santo Antônio do Içá', 'AM'),</text:p>
      <text:p text:style-name="normal">(270, 'São Gabriel da Cachoeira', 'AM'),</text:p>
      <text:p text:style-name="normal">(271, 'São Paulo de Olivença', 'AM'),</text:p>
      <text:p text:style-name="normal">(272, 'São Sebastião do Uatumã', 'AM'),</text:p>
      <text:p text:style-name="normal">(273, 'Silves', 'AM'),</text:p>
      <text:p text:style-name="normal">(274, 'Tabatinga', 'AM'),</text:p>
      <text:p text:style-name="normal">(275, 'Tapauá', 'AM'),</text:p>
      <text:p text:style-name="normal">(276, 'Tefé', 'AM'),</text:p>
      <text:p text:style-name="normal">(277, 'Tonantins', 'AM'),</text:p>
      <text:p text:style-name="normal">(278, 'Uarini', 'AM'),</text:p>
      <text:p text:style-name="normal">(279, 'Urucará', 'AM'),</text:p>
      <text:p text:style-name="normal"><text:soft-page-break/>(280, 'Urucurituba', 'AM');</text:p>
      <text:p text:style-name="normal"/>
      <text:p text:style-name="normal">INSERT INTO tb_cidades (id, nome, estado) VALUES</text:p>
      <text:p text:style-name="normal">(281, 'Abaíra', 'BA'),</text:p>
      <text:p text:style-name="normal">(282, 'Abaré', 'BA'),</text:p>
      <text:p text:style-name="normal">(283, 'Acajutiba', 'BA'),</text:p>
      <text:p text:style-name="normal">(284, 'Adustina', 'BA'),</text:p>
      <text:p text:style-name="normal">(285, 'Água Fria', 'BA'),</text:p>
      <text:p text:style-name="normal">(286, 'Aiquara', 'BA'),</text:p>
      <text:p text:style-name="normal">(287, 'Alagoinhas', 'BA'),</text:p>
      <text:p text:style-name="normal">(288, 'Alcobaça', 'BA'),</text:p>
      <text:p text:style-name="normal">(289, 'Almadina', 'BA'),</text:p>
      <text:p text:style-name="normal">(290, 'Amargosa', 'BA'),</text:p>
      <text:p text:style-name="normal">(291, 'Amélia Rodrigues', 'BA'),</text:p>
      <text:p text:style-name="normal">(292, 'América Dourada', 'BA'),</text:p>
      <text:p text:style-name="normal">(293, 'Anagé', 'BA'),</text:p>
      <text:p text:style-name="normal">(294, 'Andaraí', 'BA'),</text:p>
      <text:p text:style-name="normal">(295, 'Andorinha', 'BA'),</text:p>
      <text:p text:style-name="normal">(296, 'Angical', 'BA'),</text:p>
      <text:p text:style-name="normal">(297, 'Anguera', 'BA'),</text:p>
      <text:p text:style-name="normal">(298, 'Antas', 'BA'),</text:p>
      <text:p text:style-name="normal">(299, 'Antônio Cardoso', 'BA'),</text:p>
      <text:p text:style-name="normal">(300, 'Antônio Gonçalves', 'BA'),</text:p>
      <text:p text:style-name="normal">(301, 'Aporá', 'BA'),</text:p>
      <text:p text:style-name="normal">(302, 'Apuarema', 'BA'),</text:p>
      <text:p text:style-name="normal">(303, 'Araças', 'BA'),</text:p>
      <text:p text:style-name="normal">(304, 'Aracatu', 'BA'),</text:p>
      <text:p text:style-name="normal">(305, 'Araci', 'BA'),</text:p>
      <text:p text:style-name="normal">(306, 'Aramari', 'BA'),</text:p>
      <text:p text:style-name="normal">(307, 'Arataca', 'BA'),</text:p>
      <text:p text:style-name="normal">(308, 'Aratuípe', 'BA'),</text:p>
      <text:p text:style-name="normal">(309, 'Aurelino Leal', 'BA'),</text:p>
      <text:p text:style-name="normal">(310, 'Baianópolis', 'BA'),</text:p>
      <text:p text:style-name="normal">(311, 'Baixa Grande', 'BA'),</text:p>
      <text:p text:style-name="normal">(312, 'Banzaê', 'BA'),</text:p>
      <text:p text:style-name="normal">(313, 'Barra', 'BA'),</text:p>
      <text:p text:style-name="normal">(314, 'Barra da Estiva', 'BA'),</text:p>
      <text:p text:style-name="normal">(315, 'Barra do Choça', 'BA'),</text:p>
      <text:p text:style-name="normal">(316, 'Barra do Mendes', 'BA'),</text:p>
      <text:p text:style-name="normal">(317, 'Barra do Rocha', 'BA'),</text:p>
      <text:p text:style-name="normal">(318, 'Barreiras', 'BA'),</text:p>
      <text:p text:style-name="normal">(319, 'Barro Alto', 'BA'),</text:p>
      <text:p text:style-name="normal">(320, 'Barro Preto (antigo Gov. Lomanto Jr.)', 'BA'),</text:p>
      <text:p text:style-name="normal">(321, 'Barrocas', 'BA'),</text:p>
      <text:p text:style-name="normal">(322, 'Belmonte', 'BA'),</text:p>
      <text:p text:style-name="normal">(323, 'Belo Campo', 'BA'),</text:p>
      <text:p text:style-name="normal">(324, 'Biritinga', 'BA'),</text:p>
      <text:p text:style-name="normal">(325, 'Boa Nova', 'BA'),</text:p>
      <text:p text:style-name="normal"><text:soft-page-break/>(326, 'Boa Vista do Tupim', 'BA'),</text:p>
      <text:p text:style-name="normal">(327, 'Bom Jesus da Lapa', 'BA'),</text:p>
      <text:p text:style-name="normal">(328, 'Bom Jesus da Serra', 'BA'),</text:p>
      <text:p text:style-name="normal">(329, 'Boninal', 'BA'),</text:p>
      <text:p text:style-name="normal">(330, 'Bonito', 'BA'),</text:p>
      <text:p text:style-name="normal">(331, 'Boquira', 'BA'),</text:p>
      <text:p text:style-name="normal">(332, 'Botuporã', 'BA'),</text:p>
      <text:p text:style-name="normal">(333, 'Brejões', 'BA'),</text:p>
      <text:p text:style-name="normal">(334, 'Brejolândia', 'BA'),</text:p>
      <text:p text:style-name="normal">(335, 'Brotas de Macaúbas', 'BA'),</text:p>
      <text:p text:style-name="normal">(336, 'Brumado', 'BA'),</text:p>
      <text:p text:style-name="normal">(337, 'Buerarema', 'BA'),</text:p>
      <text:p text:style-name="normal">(338, 'Buritirama', 'BA'),</text:p>
      <text:p text:style-name="normal">(339, 'Caatiba', 'BA'),</text:p>
      <text:p text:style-name="normal">(340, 'Cabaceiras do Paraguaçu', 'BA'),</text:p>
      <text:p text:style-name="normal">(341, 'Cachoeira', 'BA'),</text:p>
      <text:p text:style-name="normal">(342, 'Caculé', 'BA'),</text:p>
      <text:p text:style-name="normal">(343, 'Caém', 'BA'),</text:p>
      <text:p text:style-name="normal">(344, 'Caetanos', 'BA'),</text:p>
      <text:p text:style-name="normal">(345, 'Caetité', 'BA'),</text:p>
      <text:p text:style-name="normal">(346, 'Cafarnaum', 'BA'),</text:p>
      <text:p text:style-name="normal">(347, 'Cairu', 'BA'),</text:p>
      <text:p text:style-name="normal">(348, 'Caldeirão Grande', 'BA'),</text:p>
      <text:p text:style-name="normal">(349, 'Camacan', 'BA'),</text:p>
      <text:p text:style-name="normal">(350, 'Camaçari', 'BA'),</text:p>
      <text:p text:style-name="normal">(351, 'Camamu', 'BA'),</text:p>
      <text:p text:style-name="normal">(352, 'Campo Alegre de Lourdes', 'BA'),</text:p>
      <text:p text:style-name="normal">(353, 'Campo Formoso', 'BA'),</text:p>
      <text:p text:style-name="normal">(354, 'Canápolis', 'BA'),</text:p>
      <text:p text:style-name="normal">(355, 'Canarana', 'BA'),</text:p>
      <text:p text:style-name="normal">(356, 'Canavieiras', 'BA'),</text:p>
      <text:p text:style-name="normal">(357, 'Candeal', 'BA'),</text:p>
      <text:p text:style-name="normal">(358, 'Candeias', 'BA'),</text:p>
      <text:p text:style-name="normal">(359, 'Candiba', 'BA'),</text:p>
      <text:p text:style-name="normal">(360, 'Cândido Sales', 'BA'),</text:p>
      <text:p text:style-name="normal">(361, 'Cansanção', 'BA'),</text:p>
      <text:p text:style-name="normal">(362, 'Canudos', 'BA'),</text:p>
      <text:p text:style-name="normal">(363, 'Capela do Alto Alegre', 'BA'),</text:p>
      <text:p text:style-name="normal">(364, 'Capim Grosso', 'BA'),</text:p>
      <text:p text:style-name="normal">(365, 'Caraíbas', 'BA'),</text:p>
      <text:p text:style-name="normal">(366, 'Caravelas', 'BA'),</text:p>
      <text:p text:style-name="normal">(367, 'Cardeal da Silva', 'BA'),</text:p>
      <text:p text:style-name="normal">(368, 'Carinhanha', 'BA'),</text:p>
      <text:p text:style-name="normal">(369, 'Casa Nova', 'BA'),</text:p>
      <text:p text:style-name="normal">(370, 'Castro Alves', 'BA'),</text:p>
      <text:p text:style-name="normal">(371, 'Catolândia', 'BA'),</text:p>
      <text:p text:style-name="normal">(372, 'Catu', 'BA'),</text:p>
      <text:p text:style-name="normal">(373, 'Caturama', 'BA'),</text:p>
      <text:p text:style-name="normal"><text:soft-page-break/>(374, 'Central', 'BA'),</text:p>
      <text:p text:style-name="normal">(375, 'Chorrochó', 'BA'),</text:p>
      <text:p text:style-name="normal">(376, 'Cícero Dantas', 'BA'),</text:p>
      <text:p text:style-name="normal">(377, 'Cipó', 'BA'),</text:p>
      <text:p text:style-name="normal">(378, 'Coaraci', 'BA'),</text:p>
      <text:p text:style-name="normal">(379, 'Cocos', 'BA'),</text:p>
      <text:p text:style-name="normal">(380, 'Conceição da Feira', 'BA'),</text:p>
      <text:p text:style-name="normal">(381, 'Conceição do Almeida', 'BA'),</text:p>
      <text:p text:style-name="normal">(382, 'Conceição do Coité', 'BA'),</text:p>
      <text:p text:style-name="normal">(383, 'Conceição do Jacuípe', 'BA'),</text:p>
      <text:p text:style-name="normal">(384, 'Conde', 'BA'),</text:p>
      <text:p text:style-name="normal">(385, 'Condeúba', 'BA'),</text:p>
      <text:p text:style-name="normal">(386, 'Contendas do Sincorá', 'BA'),</text:p>
      <text:p text:style-name="normal">(387, 'Coração de Maria', 'BA'),</text:p>
      <text:p text:style-name="normal">(388, 'Cordeiros', 'BA'),</text:p>
      <text:p text:style-name="normal">(389, 'Coribe', 'BA'),</text:p>
      <text:p text:style-name="normal">(390, 'Coronel João Sá', 'BA'),</text:p>
      <text:p text:style-name="normal">(391, 'Correntina', 'BA'),</text:p>
      <text:p text:style-name="normal">(392, 'Cotegipe', 'BA'),</text:p>
      <text:p text:style-name="normal">(393, 'Cravolândia', 'BA'),</text:p>
      <text:p text:style-name="normal">(394, 'Crisópolis', 'BA'),</text:p>
      <text:p text:style-name="normal">(395, 'Cristópolis', 'BA'),</text:p>
      <text:p text:style-name="normal">(396, 'Cruz das Almas', 'BA'),</text:p>
      <text:p text:style-name="normal">(397, 'Curaçá', 'BA'),</text:p>
      <text:p text:style-name="normal">(398, 'Dário Meira', 'BA'),</text:p>
      <text:p text:style-name="normal">(399, 'Dias dÁvila', 'BA'),</text:p>
      <text:p text:style-name="normal">(400, 'Dom Basílio', 'BA'),</text:p>
      <text:p text:style-name="normal">(401, 'Dom Macedo Costa', 'BA'),</text:p>
      <text:p text:style-name="normal">(402, 'Elísio Medrado', 'BA'),</text:p>
      <text:p text:style-name="normal">(403, 'Encruzilhada', 'BA'),</text:p>
      <text:p text:style-name="normal">(404, 'Entre Rios', 'BA'),</text:p>
      <text:p text:style-name="normal">(405, 'Érico Cardoso', 'BA'),</text:p>
      <text:p text:style-name="normal">(406, 'Esplanada', 'BA'),</text:p>
      <text:p text:style-name="normal">(407, 'Euclides da Cunha', 'BA'),</text:p>
      <text:p text:style-name="normal">(408, 'Eunápolis', 'BA'),</text:p>
      <text:p text:style-name="normal">(409, 'Fátima', 'BA'),</text:p>
      <text:p text:style-name="normal">(410, 'Feira da Mata', 'BA'),</text:p>
      <text:p text:style-name="normal">(411, 'Feira de Santana', 'BA'),</text:p>
      <text:p text:style-name="normal">(412, 'Filadélfia', 'BA'),</text:p>
      <text:p text:style-name="normal">(413, 'Firmino Alves', 'BA'),</text:p>
      <text:p text:style-name="normal">(414, 'Floresta Azul', 'BA'),</text:p>
      <text:p text:style-name="normal">(415, 'Formosa do Rio Preto', 'BA'),</text:p>
      <text:p text:style-name="normal">(416, 'Gandu', 'BA'),</text:p>
      <text:p text:style-name="normal">(417, 'Gavião', 'BA'),</text:p>
      <text:p text:style-name="normal">(418, 'Gentio do Ouro', 'BA'),</text:p>
      <text:p text:style-name="normal">(419, 'Glória', 'BA'),</text:p>
      <text:p text:style-name="normal">(420, 'Gongogi', 'BA'),</text:p>
      <text:p text:style-name="normal">(421, 'Governador Mangabeira', 'BA'),</text:p>
      <text:p text:style-name="normal"><text:soft-page-break/>(422, 'Guajeru', 'BA'),</text:p>
      <text:p text:style-name="normal">(423, 'Guanambi', 'BA'),</text:p>
      <text:p text:style-name="normal">(424, 'Guaratinga', 'BA'),</text:p>
      <text:p text:style-name="normal">(425, 'Heliópolis', 'BA'),</text:p>
      <text:p text:style-name="normal">(426, 'Iaçu', 'BA'),</text:p>
      <text:p text:style-name="normal">(427, 'Ibiassucê', 'BA'),</text:p>
      <text:p text:style-name="normal">(428, 'Ibicaraí', 'BA'),</text:p>
      <text:p text:style-name="normal">(429, 'Ibicoara', 'BA'),</text:p>
      <text:p text:style-name="normal">(430, 'Ibicuí', 'BA'),</text:p>
      <text:p text:style-name="normal">(431, 'Ibipeba', 'BA'),</text:p>
      <text:p text:style-name="normal">(432, 'Ibipitanga', 'BA'),</text:p>
      <text:p text:style-name="normal">(433, 'Ibiquera', 'BA'),</text:p>
      <text:p text:style-name="normal">(434, 'Ibirapitanga', 'BA'),</text:p>
      <text:p text:style-name="normal">(435, 'Ibirapuã', 'BA'),</text:p>
      <text:p text:style-name="normal">(436, 'Ibirataia', 'BA'),</text:p>
      <text:p text:style-name="normal">(437, 'Ibitiara', 'BA'),</text:p>
      <text:p text:style-name="normal">(438, 'Ibititá', 'BA'),</text:p>
      <text:p text:style-name="normal">(439, 'Ibotirama', 'BA'),</text:p>
      <text:p text:style-name="normal">(440, 'Ichu', 'BA'),</text:p>
      <text:p text:style-name="normal">(441, 'Igaporã', 'BA'),</text:p>
      <text:p text:style-name="normal">(442, 'Igrapiúna', 'BA'),</text:p>
      <text:p text:style-name="normal">(443, 'Iguaí', 'BA'),</text:p>
      <text:p text:style-name="normal">(444, 'Ilhéus', 'BA'),</text:p>
      <text:p text:style-name="normal">(445, 'Inhambupe', 'BA'),</text:p>
      <text:p text:style-name="normal">(446, 'Ipecaetá', 'BA'),</text:p>
      <text:p text:style-name="normal">(447, 'Ipiaú', 'BA'),</text:p>
      <text:p text:style-name="normal">(448, 'Ipirá', 'BA'),</text:p>
      <text:p text:style-name="normal">(449, 'Ipupiara', 'BA'),</text:p>
      <text:p text:style-name="normal">(450, 'Irajuba', 'BA'),</text:p>
      <text:p text:style-name="normal">(451, 'Iramaia', 'BA'),</text:p>
      <text:p text:style-name="normal">(452, 'Iraquara', 'BA'),</text:p>
      <text:p text:style-name="normal">(453, 'Irará', 'BA'),</text:p>
      <text:p text:style-name="normal">(454, 'Irecê', 'BA'),</text:p>
      <text:p text:style-name="normal">(455, 'Itabela', 'BA'),</text:p>
      <text:p text:style-name="normal">(456, 'Itaberaba', 'BA'),</text:p>
      <text:p text:style-name="normal">(457, 'Itabuna', 'BA'),</text:p>
      <text:p text:style-name="normal">(458, 'Itacaré', 'BA'),</text:p>
      <text:p text:style-name="normal">(459, 'Itaeté', 'BA'),</text:p>
      <text:p text:style-name="normal">(460, 'Itagi', 'BA'),</text:p>
      <text:p text:style-name="normal">(461, 'Itagibá', 'BA'),</text:p>
      <text:p text:style-name="normal">(462, 'Itagimirim', 'BA'),</text:p>
      <text:p text:style-name="normal">(463, 'Itaguaçu da Bahia', 'BA'),</text:p>
      <text:p text:style-name="normal">(464, 'Itaju do Colônia', 'BA'),</text:p>
      <text:p text:style-name="normal">(465, 'Itajuípe', 'BA'),</text:p>
      <text:p text:style-name="normal">(466, 'Itamaraju', 'BA'),</text:p>
      <text:p text:style-name="normal">(467, 'Itamari', 'BA'),</text:p>
      <text:p text:style-name="normal">(468, 'Itambé', 'BA'),</text:p>
      <text:p text:style-name="normal">(469, 'Itanagra', 'BA'),</text:p>
      <text:p text:style-name="normal"><text:soft-page-break/>(470, 'Itanhém', 'BA'),</text:p>
      <text:p text:style-name="normal">(471, 'Itaparica', 'BA'),</text:p>
      <text:p text:style-name="normal">(472, 'Itapé', 'BA'),</text:p>
      <text:p text:style-name="normal">(473, 'Itapebi', 'BA'),</text:p>
      <text:p text:style-name="normal">(474, 'Itapetinga', 'BA'),</text:p>
      <text:p text:style-name="normal">(475, 'Itapicuru', 'BA'),</text:p>
      <text:p text:style-name="normal">(476, 'Itapitanga', 'BA'),</text:p>
      <text:p text:style-name="normal">(477, 'Itaquara', 'BA'),</text:p>
      <text:p text:style-name="normal">(478, 'Itarantim', 'BA'),</text:p>
      <text:p text:style-name="normal">(479, 'Itatim', 'BA'),</text:p>
      <text:p text:style-name="normal">(480, 'Itiruçu', 'BA'),</text:p>
      <text:p text:style-name="normal">(481, 'Itiúba', 'BA'),</text:p>
      <text:p text:style-name="normal">(482, 'Itororó', 'BA'),</text:p>
      <text:p text:style-name="normal">(483, 'Ituaçu', 'BA'),</text:p>
      <text:p text:style-name="normal">(484, 'Ituberá', 'BA'),</text:p>
      <text:p text:style-name="normal">(485, 'Iuiú', 'BA'),</text:p>
      <text:p text:style-name="normal">(486, 'Jaborandi', 'BA'),</text:p>
      <text:p text:style-name="normal">(487, 'Jacaraci', 'BA'),</text:p>
      <text:p text:style-name="normal">(488, 'Jacobina', 'BA'),</text:p>
      <text:p text:style-name="normal">(489, 'Jaguaquara', 'BA'),</text:p>
      <text:p text:style-name="normal">(490, 'Jaguarari', 'BA'),</text:p>
      <text:p text:style-name="normal">(491, 'Jaguaripe', 'BA'),</text:p>
      <text:p text:style-name="normal">(492, 'Jandaíra', 'BA'),</text:p>
      <text:p text:style-name="normal">(493, 'Jequié', 'BA'),</text:p>
      <text:p text:style-name="normal">(494, 'Jeremoabo', 'BA'),</text:p>
      <text:p text:style-name="normal">(495, 'Jiquiriçá', 'BA'),</text:p>
      <text:p text:style-name="normal">(496, 'Jitaúna', 'BA'),</text:p>
      <text:p text:style-name="normal">(497, 'João Dourado', 'BA'),</text:p>
      <text:p text:style-name="normal">(498, 'Juazeiro', 'BA'),</text:p>
      <text:p text:style-name="normal">(499, 'Jucuruçu', 'BA'),</text:p>
      <text:p text:style-name="normal">(500, 'Jussara', 'BA'),</text:p>
      <text:p text:style-name="normal">(501, 'Jussari', 'BA'),</text:p>
      <text:p text:style-name="normal">(502, 'Jussiape', 'BA'),</text:p>
      <text:p text:style-name="normal">(503, 'Lafaiete Coutinho', 'BA'),</text:p>
      <text:p text:style-name="normal">(504, 'Lagoa Real', 'BA'),</text:p>
      <text:p text:style-name="normal">(505, 'Laje', 'BA'),</text:p>
      <text:p text:style-name="normal">(506, 'Lajedão', 'BA'),</text:p>
      <text:p text:style-name="normal">(507, 'Lajedinho', 'BA'),</text:p>
      <text:p text:style-name="normal">(508, 'Lajedo do Tabocal', 'BA'),</text:p>
      <text:p text:style-name="normal">(509, 'Lamarão', 'BA'),</text:p>
      <text:p text:style-name="normal">(510, 'Lapão', 'BA'),</text:p>
      <text:p text:style-name="normal">(511, 'Lauro de Freitas', 'BA'),</text:p>
      <text:p text:style-name="normal">(512, 'Lençóis', 'BA'),</text:p>
      <text:p text:style-name="normal">(513, 'Licínio de Almeida', 'BA'),</text:p>
      <text:p text:style-name="normal">(514, 'Livramento de Nossa Senhora', 'BA'),</text:p>
      <text:p text:style-name="normal">(515, 'Luís Eduardo Magalhães', 'BA'),</text:p>
      <text:p text:style-name="normal">(516, 'Macajuba', 'BA'),</text:p>
      <text:p text:style-name="normal">(517, 'Macarani', 'BA'),</text:p>
      <text:p text:style-name="normal"><text:soft-page-break/>(518, 'Macaúbas', 'BA'),</text:p>
      <text:p text:style-name="normal">(519, 'Macururé', 'BA'),</text:p>
      <text:p text:style-name="normal">(520, 'Madre de Deus', 'BA'),</text:p>
      <text:p text:style-name="normal">(521, 'Maetinga', 'BA'),</text:p>
      <text:p text:style-name="normal">(522, 'Maiquinique', 'BA'),</text:p>
      <text:p text:style-name="normal">(523, 'Mairi', 'BA'),</text:p>
      <text:p text:style-name="normal">(524, 'Malhada', 'BA'),</text:p>
      <text:p text:style-name="normal">(525, 'Malhada de Pedras', 'BA'),</text:p>
      <text:p text:style-name="normal">(526, 'Manoel Vitorino', 'BA'),</text:p>
      <text:p text:style-name="normal">(527, 'Mansidão', 'BA'),</text:p>
      <text:p text:style-name="normal">(528, 'Maracás', 'BA'),</text:p>
      <text:p text:style-name="normal">(529, 'Maragogipe', 'BA'),</text:p>
      <text:p text:style-name="normal">(530, 'Maraú', 'BA'),</text:p>
      <text:p text:style-name="normal">(531, 'Marcionílio Souza', 'BA'),</text:p>
      <text:p text:style-name="normal">(532, 'Mascote', 'BA'),</text:p>
      <text:p text:style-name="normal">(533, 'Mata de São João', 'BA'),</text:p>
      <text:p text:style-name="normal">(534, 'Matina', 'BA'),</text:p>
      <text:p text:style-name="normal">(535, 'Medeiros Neto', 'BA'),</text:p>
      <text:p text:style-name="normal">(536, 'Miguel Calmon', 'BA'),</text:p>
      <text:p text:style-name="normal">(537, 'Milagres', 'BA'),</text:p>
      <text:p text:style-name="normal">(538, 'Mirangaba', 'BA'),</text:p>
      <text:p text:style-name="normal">(539, 'Mirante', 'BA'),</text:p>
      <text:p text:style-name="normal">(540, 'Monte Santo', 'BA'),</text:p>
      <text:p text:style-name="normal">(541, 'Morpará', 'BA'),</text:p>
      <text:p text:style-name="normal">(542, 'Morro do Chapéu', 'BA'),</text:p>
      <text:p text:style-name="normal">(543, 'Mortugaba', 'BA'),</text:p>
      <text:p text:style-name="normal">(544, 'Mucugê', 'BA'),</text:p>
      <text:p text:style-name="normal">(545, 'Mucuri', 'BA'),</text:p>
      <text:p text:style-name="normal">(546, 'Mulungu do Morro', 'BA'),</text:p>
      <text:p text:style-name="normal">(547, 'Mundo Novo', 'BA'),</text:p>
      <text:p text:style-name="normal">(548, 'Muniz Ferreira', 'BA'),</text:p>
      <text:p text:style-name="normal">(549, 'Muquém de São Francisco', 'BA'),</text:p>
      <text:p text:style-name="normal">(550, 'Muritiba', 'BA'),</text:p>
      <text:p text:style-name="normal">(551, 'Mutuípe', 'BA'),</text:p>
      <text:p text:style-name="normal">(552, 'Nazaré', 'BA'),</text:p>
      <text:p text:style-name="normal">(553, 'Nilo Peçanha', 'BA'),</text:p>
      <text:p text:style-name="normal">(554, 'Nordestina', 'BA'),</text:p>
      <text:p text:style-name="normal">(555, 'Nova Canaã', 'BA'),</text:p>
      <text:p text:style-name="normal">(556, 'Nova Fátima', 'BA'),</text:p>
      <text:p text:style-name="normal">(557, 'Nova Ibiá', 'BA'),</text:p>
      <text:p text:style-name="normal">(558, 'Nova Itarana', 'BA'),</text:p>
      <text:p text:style-name="normal">(559, 'Nova Redenção', 'BA'),</text:p>
      <text:p text:style-name="normal">(560, 'Nova Soure', 'BA'),</text:p>
      <text:p text:style-name="normal">(561, 'Nova Viçosa', 'BA'),</text:p>
      <text:p text:style-name="normal">(562, 'Novo Horizonte', 'BA'),</text:p>
      <text:p text:style-name="normal">(563, 'Novo Triunfo', 'BA'),</text:p>
      <text:p text:style-name="normal">(564, 'Olindina', 'BA'),</text:p>
      <text:p text:style-name="normal">(565, 'Oliveira dos Brejinhos', 'BA'),</text:p>
      <text:p text:style-name="normal"><text:soft-page-break/>(566, 'Ouriçangas', 'BA'),</text:p>
      <text:p text:style-name="normal">(567, 'Ourolândia', 'BA'),</text:p>
      <text:p text:style-name="normal">(568, 'Palmas de Monte Alto', 'BA'),</text:p>
      <text:p text:style-name="normal">(569, 'Palmeiras', 'BA'),</text:p>
      <text:p text:style-name="normal">(570, 'Paramirim', 'BA'),</text:p>
      <text:p text:style-name="normal">(571, 'Paratinga', 'BA'),</text:p>
      <text:p text:style-name="normal">(572, 'Paripiranga', 'BA'),</text:p>
      <text:p text:style-name="normal">(573, 'Pau Brasil', 'BA'),</text:p>
      <text:p text:style-name="normal">(574, 'Paulo Afonso', 'BA'),</text:p>
      <text:p text:style-name="normal">(575, 'Pé de Serra', 'BA'),</text:p>
      <text:p text:style-name="normal">(576, 'Pedrão', 'BA'),</text:p>
      <text:p text:style-name="normal">(577, 'Pedro Alexandre', 'BA'),</text:p>
      <text:p text:style-name="normal">(578, 'Piatã', 'BA'),</text:p>
      <text:p text:style-name="normal">(579, 'Pilão Arcado', 'BA'),</text:p>
      <text:p text:style-name="normal">(580, 'Pindaí', 'BA'),</text:p>
      <text:p text:style-name="normal">(581, 'Pindobaçu', 'BA'),</text:p>
      <text:p text:style-name="normal">(582, 'Pintadas', 'BA'),</text:p>
      <text:p text:style-name="normal">(583, 'Piraí do Norte', 'BA'),</text:p>
      <text:p text:style-name="normal">(584, 'Piripá', 'BA'),</text:p>
      <text:p text:style-name="normal">(585, 'Piritiba', 'BA'),</text:p>
      <text:p text:style-name="normal">(586, 'Planaltino', 'BA'),</text:p>
      <text:p text:style-name="normal">(587, 'Planalto', 'BA'),</text:p>
      <text:p text:style-name="normal">(588, 'Poções', 'BA'),</text:p>
      <text:p text:style-name="normal">(589, 'Pojuca', 'BA'),</text:p>
      <text:p text:style-name="normal">(590, 'Ponto Novo', 'BA'),</text:p>
      <text:p text:style-name="normal">(591, 'Porto Seguro', 'BA'),</text:p>
      <text:p text:style-name="normal">(592, 'Potiraguá', 'BA'),</text:p>
      <text:p text:style-name="normal">(593, 'Prado', 'BA'),</text:p>
      <text:p text:style-name="normal">(594, 'Presidente Dutra', 'BA'),</text:p>
      <text:p text:style-name="normal">(595, 'Presidente Jânio Quadros', 'BA'),</text:p>
      <text:p text:style-name="normal">(596, 'Presidente Tancredo Neves', 'BA'),</text:p>
      <text:p text:style-name="normal">(597, 'Queimadas', 'BA'),</text:p>
      <text:p text:style-name="normal">(598, 'Quijingue', 'BA'),</text:p>
      <text:p text:style-name="normal">(599, 'Quixabeira', 'BA'),</text:p>
      <text:p text:style-name="normal">(600, 'Rafael Jambeiro', 'BA'),</text:p>
      <text:p text:style-name="normal">(601, 'Remanso', 'BA'),</text:p>
      <text:p text:style-name="normal">(602, 'Retirolândia', 'BA'),</text:p>
      <text:p text:style-name="normal">(603, 'Riachão das Neves', 'BA'),</text:p>
      <text:p text:style-name="normal">(604, 'Riachão do Jacuípe', 'BA'),</text:p>
      <text:p text:style-name="normal">(605, 'Riacho de Santana', 'BA'),</text:p>
      <text:p text:style-name="normal">(606, 'Ribeira do Amparo', 'BA'),</text:p>
      <text:p text:style-name="normal">(607, 'Ribeira do Pombal', 'BA'),</text:p>
      <text:p text:style-name="normal">(608, 'Ribeirão do Largo', 'BA'),</text:p>
      <text:p text:style-name="normal">(609, 'Rio de Contas', 'BA'),</text:p>
      <text:p text:style-name="normal">(610, 'Rio do Antônio', 'BA'),</text:p>
      <text:p text:style-name="normal">(611, 'Rio do Pires', 'BA'),</text:p>
      <text:p text:style-name="normal">(612, 'Rio Real', 'BA'),</text:p>
      <text:p text:style-name="normal">(613, 'Rodelas', 'BA'),</text:p>
      <text:p text:style-name="normal"><text:soft-page-break/>(614, 'Ruy Barbosa', 'BA'),</text:p>
      <text:p text:style-name="normal">(615, 'Salinas da Margarida', 'BA'),</text:p>
      <text:p text:style-name="normal">(616, 'Salvador', 'BA'),</text:p>
      <text:p text:style-name="normal">(617, 'Santa Bárbara', 'BA'),</text:p>
      <text:p text:style-name="normal">(618, 'Santa Brígida', 'BA'),</text:p>
      <text:p text:style-name="normal">(619, 'Santa Cruz Cabrália', 'BA'),</text:p>
      <text:p text:style-name="normal">(620, 'Santa Cruz da Vitória', 'BA'),</text:p>
      <text:p text:style-name="normal">(621, 'Santa Inês', 'BA'),</text:p>
      <text:p text:style-name="normal">(622, 'Santa Luzia', 'BA'),</text:p>
      <text:p text:style-name="normal">(623, 'Santa Maria da Vitória', 'BA'),</text:p>
      <text:p text:style-name="normal">(624, 'Santa Rita de Cássia', 'BA'),</text:p>
      <text:p text:style-name="normal">(625, 'Santa Teresinha', 'BA'),</text:p>
      <text:p text:style-name="normal">(626, 'Santaluz', 'BA'),</text:p>
      <text:p text:style-name="normal">(627, 'Santana', 'BA'),</text:p>
      <text:p text:style-name="normal">(628, 'Santanópolis', 'BA'),</text:p>
      <text:p text:style-name="normal">(629, 'Santo Amaro', 'BA'),</text:p>
      <text:p text:style-name="normal">(630, 'Santo Antônio de Jesus', 'BA'),</text:p>
      <text:p text:style-name="normal">(631, 'Santo Estêvão', 'BA'),</text:p>
      <text:p text:style-name="normal">(632, 'São Desidério', 'BA'),</text:p>
      <text:p text:style-name="normal">(633, 'São Domingos', 'BA'),</text:p>
      <text:p text:style-name="normal">(634, 'São Felipe', 'BA'),</text:p>
      <text:p text:style-name="normal">(635, 'São Félix', 'BA'),</text:p>
      <text:p text:style-name="normal">(636, 'São Félix do Coribe', 'BA'),</text:p>
      <text:p text:style-name="normal">(637, 'São Francisco do Conde', 'BA'),</text:p>
      <text:p text:style-name="normal">(638, 'São Gabriel', 'BA'),</text:p>
      <text:p text:style-name="normal">(639, 'São Gonçalo dos Campos', 'BA'),</text:p>
      <text:p text:style-name="normal">(640, 'São José da Vitória', 'BA'),</text:p>
      <text:p text:style-name="normal">(641, 'São José do Jacuípe', 'BA'),</text:p>
      <text:p text:style-name="normal">(642, 'São Miguel das Matas', 'BA'),</text:p>
      <text:p text:style-name="normal">(643, 'São Sebastião do Passé', 'BA'),</text:p>
      <text:p text:style-name="normal">(644, 'Sapeaçu', 'BA'),</text:p>
      <text:p text:style-name="normal">(645, 'Sátiro Dias', 'BA'),</text:p>
      <text:p text:style-name="normal">(646, 'Saubara', 'BA'),</text:p>
      <text:p text:style-name="normal">(647, 'Saúde', 'BA'),</text:p>
      <text:p text:style-name="normal">(648, 'Seabra', 'BA'),</text:p>
      <text:p text:style-name="normal">(649, 'Sebastião Laranjeiras', 'BA'),</text:p>
      <text:p text:style-name="normal">(650, 'Senhor do Bonfim', 'BA'),</text:p>
      <text:p text:style-name="normal">(651, 'Sento Sé', 'BA'),</text:p>
      <text:p text:style-name="normal">(652, 'Serra do Ramalho', 'BA'),</text:p>
      <text:p text:style-name="normal">(653, 'Serra Dourada', 'BA'),</text:p>
      <text:p text:style-name="normal">(654, 'Serra Preta', 'BA'),</text:p>
      <text:p text:style-name="normal">(655, 'Serrinha', 'BA'),</text:p>
      <text:p text:style-name="normal">(656, 'Serrolândia', 'BA'),</text:p>
      <text:p text:style-name="normal">(657, 'Simões Filho', 'BA'),</text:p>
      <text:p text:style-name="normal">(658, 'Sítio do Mato', 'BA'),</text:p>
      <text:p text:style-name="normal">(659, 'Sítio do Quinto', 'BA'),</text:p>
      <text:p text:style-name="normal">(660, 'Sobradinho', 'BA'),</text:p>
      <text:p text:style-name="normal">(661, 'Souto Soares', 'BA'),</text:p>
      <text:p text:style-name="normal"><text:soft-page-break/>(662, 'Tabocas do Brejo Velho', 'BA'),</text:p>
      <text:p text:style-name="normal">(663, 'Tanhaçu', 'BA'),</text:p>
      <text:p text:style-name="normal">(664, 'Tanque Novo', 'BA'),</text:p>
      <text:p text:style-name="normal">(665, 'Tanquinho', 'BA'),</text:p>
      <text:p text:style-name="normal">(666, 'Taperoá', 'BA'),</text:p>
      <text:p text:style-name="normal">(667, 'Tapiramutá', 'BA'),</text:p>
      <text:p text:style-name="normal">(668, 'Teixeira de Freitas', 'BA'),</text:p>
      <text:p text:style-name="normal">(669, 'Teodoro Sampaio', 'BA'),</text:p>
      <text:p text:style-name="normal">(670, 'Teofilândia', 'BA'),</text:p>
      <text:p text:style-name="normal">(671, 'Teolândia', 'BA'),</text:p>
      <text:p text:style-name="normal">(672, 'Terra Nova', 'BA'),</text:p>
      <text:p text:style-name="normal">(673, 'Tremedal', 'BA'),</text:p>
      <text:p text:style-name="normal">(674, 'Tucano', 'BA'),</text:p>
      <text:p text:style-name="normal">(675, 'Uauá', 'BA'),</text:p>
      <text:p text:style-name="normal">(676, 'Ubaíra', 'BA'),</text:p>
      <text:p text:style-name="normal">(677, 'Ubaitaba', 'BA'),</text:p>
      <text:p text:style-name="normal">(678, 'Ubatã', 'BA'),</text:p>
      <text:p text:style-name="normal">(679, 'Uibaí', 'BA'),</text:p>
      <text:p text:style-name="normal">(680, 'Umburanas', 'BA'),</text:p>
      <text:p text:style-name="normal">(681, 'Una', 'BA'),</text:p>
      <text:p text:style-name="normal">(682, 'Urandi', 'BA'),</text:p>
      <text:p text:style-name="normal">(683, 'Uruçuca', 'BA'),</text:p>
      <text:p text:style-name="normal">(684, 'Utinga', 'BA'),</text:p>
      <text:p text:style-name="normal">(685, 'Valença', 'BA'),</text:p>
      <text:p text:style-name="normal">(686, 'Valente', 'BA'),</text:p>
      <text:p text:style-name="normal">(687, 'Várzea da Roça', 'BA'),</text:p>
      <text:p text:style-name="normal">(688, 'Várzea do Poço', 'BA'),</text:p>
      <text:p text:style-name="normal">(689, 'Várzea Nova', 'BA'),</text:p>
      <text:p text:style-name="normal">(690, 'Varzedo', 'BA'),</text:p>
      <text:p text:style-name="normal">(691, 'Vera Cruz', 'BA'),</text:p>
      <text:p text:style-name="normal">(692, 'Vereda', 'BA'),</text:p>
      <text:p text:style-name="normal">(693, 'Vitória da Conquista', 'BA'),</text:p>
      <text:p text:style-name="normal">(694, 'Wagner', 'BA'),</text:p>
      <text:p text:style-name="normal">(695, 'Wanderley', 'BA'),</text:p>
      <text:p text:style-name="normal">(696, 'Wenceslau Guimarães', 'BA'),</text:p>
      <text:p text:style-name="normal">(697, 'Xique-Xique', 'BA');</text:p>
      <text:p text:style-name="normal"/>
      <text:p text:style-name="normal">INSERT INTO tb_cidades (id, nome, estado) VALUES</text:p>
      <text:p text:style-name="normal">(698, 'Abaiara', 'CE'),</text:p>
      <text:p text:style-name="normal">(699, 'Acarape', 'CE'),</text:p>
      <text:p text:style-name="normal">(700, 'Acaraú', 'CE'),</text:p>
      <text:p text:style-name="normal">(701, 'Acopiara', 'CE'),</text:p>
      <text:p text:style-name="normal">(702, 'Aiuaba', 'CE'),</text:p>
      <text:p text:style-name="normal">(703, 'Alcântaras', 'CE'),</text:p>
      <text:p text:style-name="normal">(704, 'Altaneira', 'CE'),</text:p>
      <text:p text:style-name="normal">(705, 'Alto Santo', 'CE'),</text:p>
      <text:p text:style-name="normal">(706, 'Amontada', 'CE'),</text:p>
      <text:p text:style-name="normal">(707, 'Antonina do Norte', 'CE'),</text:p>
      <text:p text:style-name="normal"><text:soft-page-break/>(708, 'Apuiarés', 'CE'),</text:p>
      <text:p text:style-name="normal">(709, 'Aquiraz', 'CE'),</text:p>
      <text:p text:style-name="normal">(710, 'Aracati', 'CE'),</text:p>
      <text:p text:style-name="normal">(711, 'Aracoiaba', 'CE'),</text:p>
      <text:p text:style-name="normal">(712, 'Ararendá', 'CE'),</text:p>
      <text:p text:style-name="normal">(713, 'Araripe', 'CE'),</text:p>
      <text:p text:style-name="normal">(714, 'Aratuba', 'CE'),</text:p>
      <text:p text:style-name="normal">(715, 'Arneiroz', 'CE'),</text:p>
      <text:p text:style-name="normal">(716, 'Assaré', 'CE'),</text:p>
      <text:p text:style-name="normal">(717, 'Aurora', 'CE'),</text:p>
      <text:p text:style-name="normal">(718, 'Baixio', 'CE'),</text:p>
      <text:p text:style-name="normal">(719, 'Banabuiú', 'CE'),</text:p>
      <text:p text:style-name="normal">(720, 'Barbalha', 'CE'),</text:p>
      <text:p text:style-name="normal">(721, 'Barreira', 'CE'),</text:p>
      <text:p text:style-name="normal">(722, 'Barro', 'CE'),</text:p>
      <text:p text:style-name="normal">(723, 'Barroquinha', 'CE'),</text:p>
      <text:p text:style-name="normal">(724, 'Baturité', 'CE'),</text:p>
      <text:p text:style-name="normal">(725, 'Beberibe', 'CE'),</text:p>
      <text:p text:style-name="normal">(726, 'Bela Cruz', 'CE'),</text:p>
      <text:p text:style-name="normal">(727, 'Boa Viagem', 'CE'),</text:p>
      <text:p text:style-name="normal">(728, 'Brejo Santo', 'CE'),</text:p>
      <text:p text:style-name="normal">(729, 'Camocim', 'CE'),</text:p>
      <text:p text:style-name="normal">(730, 'Campos Sales', 'CE'),</text:p>
      <text:p text:style-name="normal">(731, 'Canindé', 'CE'),</text:p>
      <text:p text:style-name="normal">(732, 'Capistrano', 'CE'),</text:p>
      <text:p text:style-name="normal">(733, 'Caridade', 'CE'),</text:p>
      <text:p text:style-name="normal">(734, 'Cariré', 'CE'),</text:p>
      <text:p text:style-name="normal">(735, 'Caririaçu', 'CE'),</text:p>
      <text:p text:style-name="normal">(736, 'Cariús', 'CE'),</text:p>
      <text:p text:style-name="normal">(737, 'Carnaubal', 'CE'),</text:p>
      <text:p text:style-name="normal">(738, 'Cascavel', 'CE'),</text:p>
      <text:p text:style-name="normal">(739, 'Catarina', 'CE'),</text:p>
      <text:p text:style-name="normal">(740, 'Catunda', 'CE'),</text:p>
      <text:p text:style-name="normal">(741, 'Caucaia', 'CE'),</text:p>
      <text:p text:style-name="normal">(742, 'Cedro', 'CE'),</text:p>
      <text:p text:style-name="normal">(743, 'Chaval', 'CE'),</text:p>
      <text:p text:style-name="normal">(744, 'Choró', 'CE'),</text:p>
      <text:p text:style-name="normal">(745, 'Chorozinho', 'CE'),</text:p>
      <text:p text:style-name="normal">(746, 'Coreaú', 'CE'),</text:p>
      <text:p text:style-name="normal">(747, 'Crateús', 'CE'),</text:p>
      <text:p text:style-name="normal">(748, 'Crato', 'CE'),</text:p>
      <text:p text:style-name="normal">(749, 'Croatá', 'CE'),</text:p>
      <text:p text:style-name="normal">(750, 'Cruz', 'CE'),</text:p>
      <text:p text:style-name="normal">(751, 'Deputado Irapuan Pinheiro', 'CE'),</text:p>
      <text:p text:style-name="normal">(752, 'Ererê', 'CE'),</text:p>
      <text:p text:style-name="normal">(753, 'Eusébio', 'CE'),</text:p>
      <text:p text:style-name="normal">(754, 'Farias Brito', 'CE'),</text:p>
      <text:p text:style-name="normal">(755, 'Forquilha', 'CE'),</text:p>
      <text:p text:style-name="normal"><text:soft-page-break/>(756, 'Fortaleza', 'CE'),</text:p>
      <text:p text:style-name="normal">(757, 'Fortim', 'CE'),</text:p>
      <text:p text:style-name="normal">(758, 'Frecheirinha', 'CE'),</text:p>
      <text:p text:style-name="normal">(759, 'General Sampaio', 'CE'),</text:p>
      <text:p text:style-name="normal">(760, 'Graça', 'CE'),</text:p>
      <text:p text:style-name="normal">(761, 'Granja', 'CE'),</text:p>
      <text:p text:style-name="normal">(762, 'Granjeiro', 'CE'),</text:p>
      <text:p text:style-name="normal">(763, 'Groaíras', 'CE'),</text:p>
      <text:p text:style-name="normal">(764, 'Guaiúba', 'CE'),</text:p>
      <text:p text:style-name="normal">(765, 'Guaraciaba do Norte', 'CE'),</text:p>
      <text:p text:style-name="normal">(766, 'Guaramiranga', 'CE'),</text:p>
      <text:p text:style-name="normal">(767, 'Hidrolândia', 'CE'),</text:p>
      <text:p text:style-name="normal">(768, 'Horizonte', 'CE'),</text:p>
      <text:p text:style-name="normal">(769, 'Ibaretama', 'CE'),</text:p>
      <text:p text:style-name="normal">(770, 'Ibiapina', 'CE'),</text:p>
      <text:p text:style-name="normal">(771, 'Ibicuitinga', 'CE'),</text:p>
      <text:p text:style-name="normal">(772, 'Icapuí', 'CE'),</text:p>
      <text:p text:style-name="normal">(773, 'Icó', 'CE'),</text:p>
      <text:p text:style-name="normal">(774, 'Iguatu', 'CE'),</text:p>
      <text:p text:style-name="normal">(775, 'Independência', 'CE'),</text:p>
      <text:p text:style-name="normal">(776, 'Ipaporanga', 'CE'),</text:p>
      <text:p text:style-name="normal">(777, 'Ipaumirim', 'CE'),</text:p>
      <text:p text:style-name="normal">(778, 'Ipu', 'CE'),</text:p>
      <text:p text:style-name="normal">(779, 'Ipueiras', 'CE'),</text:p>
      <text:p text:style-name="normal">(780, 'Iracema', 'CE'),</text:p>
      <text:p text:style-name="normal">(781, 'Irauçuba', 'CE'),</text:p>
      <text:p text:style-name="normal">(782, 'Itaiçaba', 'CE'),</text:p>
      <text:p text:style-name="normal">(783, 'Itaitinga', 'CE'),</text:p>
      <text:p text:style-name="normal">(784, 'Itapagé', 'CE'),</text:p>
      <text:p text:style-name="normal">(785, 'Itapipoca', 'CE'),</text:p>
      <text:p text:style-name="normal">(786, 'Itapiúna', 'CE'),</text:p>
      <text:p text:style-name="normal">(787, 'Itarema', 'CE'),</text:p>
      <text:p text:style-name="normal">(788, 'Itatira', 'CE'),</text:p>
      <text:p text:style-name="normal">(789, 'Jaguaretama', 'CE'),</text:p>
      <text:p text:style-name="normal">(790, 'Jaguaribara', 'CE'),</text:p>
      <text:p text:style-name="normal">(791, 'Jaguaribe', 'CE'),</text:p>
      <text:p text:style-name="normal">(792, 'Jaguaruana', 'CE'),</text:p>
      <text:p text:style-name="normal">(793, 'Jardim', 'CE'),</text:p>
      <text:p text:style-name="normal">(794, 'Jati', 'CE'),</text:p>
      <text:p text:style-name="normal">(795, 'Jijoca de Jericoacoara', 'CE'),</text:p>
      <text:p text:style-name="normal">(796, 'Juazeiro do Norte', 'CE'),</text:p>
      <text:p text:style-name="normal">(797, 'Jucás', 'CE'),</text:p>
      <text:p text:style-name="normal">(798, 'Lavras da Mangabeira', 'CE'),</text:p>
      <text:p text:style-name="normal">(799, 'Limoeiro do Norte', 'CE'),</text:p>
      <text:p text:style-name="normal">(800, 'Madalena', 'CE'),</text:p>
      <text:p text:style-name="normal">(801, 'Maracanaú', 'CE'),</text:p>
      <text:p text:style-name="normal">(802, 'Maranguape', 'CE'),</text:p>
      <text:p text:style-name="normal">(803, 'Marco', 'CE'),</text:p>
      <text:p text:style-name="normal"><text:soft-page-break/>(804, 'Martinópole', 'CE'),</text:p>
      <text:p text:style-name="normal">(805, 'Massapê', 'CE'),</text:p>
      <text:p text:style-name="normal">(806, 'Mauriti', 'CE'),</text:p>
      <text:p text:style-name="normal">(807, 'Meruoca', 'CE'),</text:p>
      <text:p text:style-name="normal">(808, 'Milagres', 'CE'),</text:p>
      <text:p text:style-name="normal">(809, 'Milhã', 'CE'),</text:p>
      <text:p text:style-name="normal">(810, 'Miraíma', 'CE'),</text:p>
      <text:p text:style-name="normal">(811, 'Missão Velha', 'CE'),</text:p>
      <text:p text:style-name="normal">(812, 'Mombaça', 'CE'),</text:p>
      <text:p text:style-name="normal">(813, 'Monsenhor Tabosa', 'CE'),</text:p>
      <text:p text:style-name="normal">(814, 'Morada Nova', 'CE'),</text:p>
      <text:p text:style-name="normal">(815, 'Moraújo', 'CE'),</text:p>
      <text:p text:style-name="normal">(816, 'Morrinhos', 'CE'),</text:p>
      <text:p text:style-name="normal">(817, 'Mucambo', 'CE'),</text:p>
      <text:p text:style-name="normal">(818, 'Mulungu', 'CE'),</text:p>
      <text:p text:style-name="normal">(819, 'Nova Olinda', 'CE'),</text:p>
      <text:p text:style-name="normal">(820, 'Nova Russas', 'CE'),</text:p>
      <text:p text:style-name="normal">(821, 'Novo Oriente', 'CE'),</text:p>
      <text:p text:style-name="normal">(822, 'Ocara', 'CE'),</text:p>
      <text:p text:style-name="normal">(823, 'Orós', 'CE'),</text:p>
      <text:p text:style-name="normal">(824, 'Pacajus', 'CE'),</text:p>
      <text:p text:style-name="normal">(825, 'Pacatuba', 'CE'),</text:p>
      <text:p text:style-name="normal">(826, 'Pacoti', 'CE'),</text:p>
      <text:p text:style-name="normal">(827, 'Pacujá', 'CE'),</text:p>
      <text:p text:style-name="normal">(828, 'Palhano', 'CE'),</text:p>
      <text:p text:style-name="normal">(829, 'Palmácia', 'CE'),</text:p>
      <text:p text:style-name="normal">(830, 'Paracuru', 'CE'),</text:p>
      <text:p text:style-name="normal">(831, 'Paraipaba', 'CE'),</text:p>
      <text:p text:style-name="normal">(832, 'Parambu', 'CE'),</text:p>
      <text:p text:style-name="normal">(833, 'Paramoti', 'CE'),</text:p>
      <text:p text:style-name="normal">(834, 'Pedra Branca', 'CE'),</text:p>
      <text:p text:style-name="normal">(835, 'Penaforte', 'CE'),</text:p>
      <text:p text:style-name="normal">(836, 'Pentecoste', 'CE'),</text:p>
      <text:p text:style-name="normal">(837, 'Pereiro', 'CE'),</text:p>
      <text:p text:style-name="normal">(838, 'Pindoretama', 'CE'),</text:p>
      <text:p text:style-name="normal">(839, 'Piquet Carneiro', 'CE'),</text:p>
      <text:p text:style-name="normal">(840, 'Pires Ferreira', 'CE'),</text:p>
      <text:p text:style-name="normal">(841, 'Poranga', 'CE'),</text:p>
      <text:p text:style-name="normal">(842, 'Porteiras', 'CE'),</text:p>
      <text:p text:style-name="normal">(843, 'Potengi', 'CE'),</text:p>
      <text:p text:style-name="normal">(844, 'Potiretama', 'CE'),</text:p>
      <text:p text:style-name="normal">(845, 'Quiterianópolis', 'CE'),</text:p>
      <text:p text:style-name="normal">(846, 'Quixadá', 'CE'),</text:p>
      <text:p text:style-name="normal">(847, 'Quixelô', 'CE'),</text:p>
      <text:p text:style-name="normal">(848, 'Quixeramobim', 'CE'),</text:p>
      <text:p text:style-name="normal">(849, 'Quixeré', 'CE'),</text:p>
      <text:p text:style-name="normal">(850, 'Redenção', 'CE'),</text:p>
      <text:p text:style-name="normal">(851, 'Reriutaba', 'CE'),</text:p>
      <text:p text:style-name="normal"><text:soft-page-break/>(852, 'Russas', 'CE'),</text:p>
      <text:p text:style-name="normal">(853, 'Saboeiro', 'CE'),</text:p>
      <text:p text:style-name="normal">(854, 'Salitre', 'CE'),</text:p>
      <text:p text:style-name="normal">(855, 'Santa Quitéria', 'CE'),</text:p>
      <text:p text:style-name="normal">(856, 'Santana do Acaraú', 'CE'),</text:p>
      <text:p text:style-name="normal">(857, 'Santana do Cariri', 'CE'),</text:p>
      <text:p text:style-name="normal">(858, 'São Benedito', 'CE'),</text:p>
      <text:p text:style-name="normal">(859, 'São Gonçalo do Amarante', 'CE'),</text:p>
      <text:p text:style-name="normal">(860, 'São João do Jaguaribe', 'CE'),</text:p>
      <text:p text:style-name="normal">(861, 'São Luís do Curu', 'CE'),</text:p>
      <text:p text:style-name="normal">(862, 'Senador Pompeu', 'CE'),</text:p>
      <text:p text:style-name="normal">(863, 'Senador Sá', 'CE'),</text:p>
      <text:p text:style-name="normal">(864, 'Sobral', 'CE'),</text:p>
      <text:p text:style-name="normal">(865, 'Solonópole', 'CE'),</text:p>
      <text:p text:style-name="normal">(866, 'Tabuleiro do Norte', 'CE'),</text:p>
      <text:p text:style-name="normal">(867, 'Tamboril', 'CE'),</text:p>
      <text:p text:style-name="normal">(868, 'Tarrafas', 'CE'),</text:p>
      <text:p text:style-name="normal">(869, 'Tauá', 'CE'),</text:p>
      <text:p text:style-name="normal">(870, 'Tejuçuoca', 'CE'),</text:p>
      <text:p text:style-name="normal">(871, 'Tianguá', 'CE'),</text:p>
      <text:p text:style-name="normal">(872, 'Trairi', 'CE'),</text:p>
      <text:p text:style-name="normal">(873, 'Tururu', 'CE'),</text:p>
      <text:p text:style-name="normal">(874, 'Ubajara', 'CE'),</text:p>
      <text:p text:style-name="normal">(875, 'Umari', 'CE'),</text:p>
      <text:p text:style-name="normal">(876, 'Umirim', 'CE'),</text:p>
      <text:p text:style-name="normal">(877, 'Uruburetama', 'CE'),</text:p>
      <text:p text:style-name="normal">(878, 'Uruoca', 'CE'),</text:p>
      <text:p text:style-name="normal">(879, 'Varjota', 'CE'),</text:p>
      <text:p text:style-name="normal">(880, 'Várzea Alegre', 'CE'),</text:p>
      <text:p text:style-name="normal">(881, 'Viçosa do Ceará', 'CE'),</text:p>
      <text:p text:style-name="normal">(882, 'Brasília', 'DF');</text:p>
      <text:p text:style-name="normal"/>
      <text:p text:style-name="normal">INSERT INTO tb_cidades (id, nome, estado) VALUES</text:p>
      <text:p text:style-name="normal">(883, 'Abadia de Goiás', 'GO'),</text:p>
      <text:p text:style-name="normal">(884, 'Abadiânia', 'GO'),</text:p>
      <text:p text:style-name="normal">(885, 'Acreúna', 'GO'),</text:p>
      <text:p text:style-name="normal">(886, 'Adelândia', 'GO'),</text:p>
      <text:p text:style-name="normal">(887, 'Água Fria de Goiás', 'GO'),</text:p>
      <text:p text:style-name="normal">(888, 'Água Limpa', 'GO'),</text:p>
      <text:p text:style-name="normal">(889, 'Águas Lindas de Goiás', 'GO'),</text:p>
      <text:p text:style-name="normal">(890, 'Alexânia', 'GO'),</text:p>
      <text:p text:style-name="normal">(891, 'Aloândia', 'GO'),</text:p>
      <text:p text:style-name="normal">(892, 'Alto Horizonte', 'GO'),</text:p>
      <text:p text:style-name="normal">(893, 'Alto Paraíso de Goiás', 'GO'),</text:p>
      <text:p text:style-name="normal">(894, 'Alvorada do Norte', 'GO'),</text:p>
      <text:p text:style-name="normal">(895, 'Amaralina', 'GO'),</text:p>
      <text:p text:style-name="normal">(896, 'Americano do Brasil', 'GO'),</text:p>
      <text:p text:style-name="normal">(897, 'Amorinópolis', 'GO'),</text:p>
      <text:p text:style-name="normal"><text:soft-page-break/>(898, 'Anápolis', 'GO'),</text:p>
      <text:p text:style-name="normal">(899, 'Anhanguera', 'GO'),</text:p>
      <text:p text:style-name="normal">(900, 'Anicuns', 'GO'),</text:p>
      <text:p text:style-name="normal">(901, 'Aparecida de Goiânia', 'GO'),</text:p>
      <text:p text:style-name="normal">(902, 'Aparecida do Rio Doce', 'GO'),</text:p>
      <text:p text:style-name="normal">(903, 'Aporé', 'GO'),</text:p>
      <text:p text:style-name="normal">(904, 'Araçu', 'GO'),</text:p>
      <text:p text:style-name="normal">(905, 'Aragarças', 'GO'),</text:p>
      <text:p text:style-name="normal">(906, 'Aragoiânia', 'GO'),</text:p>
      <text:p text:style-name="normal">(907, 'Araguapaz', 'GO'),</text:p>
      <text:p text:style-name="normal">(908, 'Arenópolis', 'GO'),</text:p>
      <text:p text:style-name="normal">(909, 'Aruanã', 'GO'),</text:p>
      <text:p text:style-name="normal">(910, 'Aurilândia', 'GO'),</text:p>
      <text:p text:style-name="normal">(911, 'Avelinópolis', 'GO'),</text:p>
      <text:p text:style-name="normal">(912, 'Baliza', 'GO'),</text:p>
      <text:p text:style-name="normal">(913, 'Barro Alto', 'GO'),</text:p>
      <text:p text:style-name="normal">(914, 'Bela Vista de Goiás', 'GO'),</text:p>
      <text:p text:style-name="normal">(915, 'Bom Jardim de Goiás', 'GO'),</text:p>
      <text:p text:style-name="normal">(916, 'Bom Jesus de Goiás', 'GO'),</text:p>
      <text:p text:style-name="normal">(917, 'Bonfinópolis', 'GO'),</text:p>
      <text:p text:style-name="normal">(918, 'Bonópolis', 'GO'),</text:p>
      <text:p text:style-name="normal">(919, 'Brazabrantes', 'GO'),</text:p>
      <text:p text:style-name="normal">(920, 'Britânia', 'GO'),</text:p>
      <text:p text:style-name="normal">(921, 'Buriti Alegre', 'GO'),</text:p>
      <text:p text:style-name="normal">(922, 'Buriti de Goiás', 'GO'),</text:p>
      <text:p text:style-name="normal">(923, 'Buritinópolis', 'GO'),</text:p>
      <text:p text:style-name="normal">(924, 'Cabeceiras', 'GO'),</text:p>
      <text:p text:style-name="normal">(925, 'Cachoeira Alta', 'GO'),</text:p>
      <text:p text:style-name="normal">(926, 'Cachoeira de Goiás', 'GO'),</text:p>
      <text:p text:style-name="normal">(927, 'Cachoeira Dourada', 'GO'),</text:p>
      <text:p text:style-name="normal">(928, 'Caçu', 'GO'),</text:p>
      <text:p text:style-name="normal">(929, 'Caiapônia', 'GO'),</text:p>
      <text:p text:style-name="normal">(930, 'Caldas Novas', 'GO'),</text:p>
      <text:p text:style-name="normal">(931, 'Caldazinha', 'GO'),</text:p>
      <text:p text:style-name="normal">(932, 'Campestre de Goiás', 'GO'),</text:p>
      <text:p text:style-name="normal">(933, 'Campinaçu', 'GO'),</text:p>
      <text:p text:style-name="normal">(934, 'Campinorte', 'GO'),</text:p>
      <text:p text:style-name="normal">(935, 'Campo Alegre de Goiás', 'GO'),</text:p>
      <text:p text:style-name="normal">(936, 'Campo Limpo de Goiás', 'GO'),</text:p>
      <text:p text:style-name="normal">(937, 'Campos Belos', 'GO'),</text:p>
      <text:p text:style-name="normal">(938, 'Campos Verdes', 'GO'),</text:p>
      <text:p text:style-name="normal">(939, 'Carmo do Rio Verde', 'GO'),</text:p>
      <text:p text:style-name="normal">(940, 'Castelândia', 'GO'),</text:p>
      <text:p text:style-name="normal">(941, 'Catalão', 'GO'),</text:p>
      <text:p text:style-name="normal">(942, 'Caturaí', 'GO'),</text:p>
      <text:p text:style-name="normal">(943, 'Cavalcante', 'GO'),</text:p>
      <text:p text:style-name="normal">(944, 'Ceres', 'GO'),</text:p>
      <text:p text:style-name="normal">(945, 'Cezarina', 'GO'),</text:p>
      <text:p text:style-name="normal"><text:soft-page-break/>(946, 'Chapadão do Céu', 'GO'),</text:p>
      <text:p text:style-name="normal">(947, 'Cidade Ocidental', 'GO'),</text:p>
      <text:p text:style-name="normal">(948, 'Cocalzinho de Goiás', 'GO'),</text:p>
      <text:p text:style-name="normal">(949, 'Colinas do Sul', 'GO'),</text:p>
      <text:p text:style-name="normal">(950, 'Córrego do Ouro', 'GO'),</text:p>
      <text:p text:style-name="normal">(951, 'Corumbá de Goiás', 'GO'),</text:p>
      <text:p text:style-name="normal">(952, 'Corumbaíba', 'GO'),</text:p>
      <text:p text:style-name="normal">(953, 'Cristalina', 'GO'),</text:p>
      <text:p text:style-name="normal">(954, 'Cristianópolis', 'GO'),</text:p>
      <text:p text:style-name="normal">(955, 'Crixás', 'GO'),</text:p>
      <text:p text:style-name="normal">(956, 'Cromínia', 'GO'),</text:p>
      <text:p text:style-name="normal">(957, 'Cumari', 'GO'),</text:p>
      <text:p text:style-name="normal">(958, 'Damianópolis', 'GO'),</text:p>
      <text:p text:style-name="normal">(959, 'Damolândia', 'GO'),</text:p>
      <text:p text:style-name="normal">(960, 'Davinópolis', 'GO'),</text:p>
      <text:p text:style-name="normal">(961, 'Diorama', 'GO'),</text:p>
      <text:p text:style-name="normal">(962, 'Divinópolis de Goiás', 'GO'),</text:p>
      <text:p text:style-name="normal">(963, 'Doverlândia', 'GO'),</text:p>
      <text:p text:style-name="normal">(964, 'Edealina', 'GO'),</text:p>
      <text:p text:style-name="normal">(965, 'Edéia', 'GO'),</text:p>
      <text:p text:style-name="normal">(966, 'Estrela do Norte', 'GO'),</text:p>
      <text:p text:style-name="normal">(967, 'Faina', 'GO'),</text:p>
      <text:p text:style-name="normal">(968, 'Fazenda Nova', 'GO'),</text:p>
      <text:p text:style-name="normal">(969, 'Firminópolis', 'GO'),</text:p>
      <text:p text:style-name="normal">(970, 'Flores de Goiás', 'GO'),</text:p>
      <text:p text:style-name="normal">(971, 'Formosa', 'GO'),</text:p>
      <text:p text:style-name="normal">(972, 'Formoso', 'GO'),</text:p>
      <text:p text:style-name="normal">(973, 'Gameleira de Goiás', 'GO'),</text:p>
      <text:p text:style-name="normal">(974, 'Goianápolis', 'GO'),</text:p>
      <text:p text:style-name="normal">(975, 'Goiandira', 'GO'),</text:p>
      <text:p text:style-name="normal">(976, 'Goianésia', 'GO'),</text:p>
      <text:p text:style-name="normal">(977, 'Goiânia', 'GO'),</text:p>
      <text:p text:style-name="normal">(978, 'Goianira', 'GO'),</text:p>
      <text:p text:style-name="normal">(979, 'Goiás', 'GO'),</text:p>
      <text:p text:style-name="normal">(980, 'Goiatuba', 'GO'),</text:p>
      <text:p text:style-name="normal">(981, 'Gouvelândia', 'GO'),</text:p>
      <text:p text:style-name="normal">(982, 'Guapó', 'GO'),</text:p>
      <text:p text:style-name="normal">(983, 'Guaraíta', 'GO'),</text:p>
      <text:p text:style-name="normal">(984, 'Guarani de Goiás', 'GO'),</text:p>
      <text:p text:style-name="normal">(985, 'Guarinos', 'GO'),</text:p>
      <text:p text:style-name="normal">(986, 'Heitoraí', 'GO'),</text:p>
      <text:p text:style-name="normal">(987, 'Hidrolândia', 'GO'),</text:p>
      <text:p text:style-name="normal">(988, 'Hidrolina', 'GO'),</text:p>
      <text:p text:style-name="normal">(989, 'Iaciara', 'GO'),</text:p>
      <text:p text:style-name="normal">(990, 'Inaciolândia', 'GO'),</text:p>
      <text:p text:style-name="normal">(991, 'Indiara', 'GO'),</text:p>
      <text:p text:style-name="normal">(992, 'Inhumas', 'GO'),</text:p>
      <text:p text:style-name="normal">(993, 'Ipameri', 'GO'),</text:p>
      <text:p text:style-name="normal"><text:soft-page-break/>(994, 'Ipiranga de Goiás', 'GO'),</text:p>
      <text:p text:style-name="normal">(995, 'Iporá', 'GO'),</text:p>
      <text:p text:style-name="normal">(996, 'Israelândia', 'GO'),</text:p>
      <text:p text:style-name="normal">(997, 'Itaberaí', 'GO'),</text:p>
      <text:p text:style-name="normal">(998, 'Itaguari', 'GO'),</text:p>
      <text:p text:style-name="normal">(999, 'Itaguaru', 'GO'),</text:p>
      <text:p text:style-name="normal">(1000, 'Itajá', 'GO'),</text:p>
      <text:p text:style-name="normal">(1001, 'Itapaci', 'GO'),</text:p>
      <text:p text:style-name="normal">(1002, 'Itapirapuã', 'GO'),</text:p>
      <text:p text:style-name="normal">(1003, 'Itapuranga', 'GO'),</text:p>
      <text:p text:style-name="normal">(1004, 'Itarumã', 'GO'),</text:p>
      <text:p text:style-name="normal">(1005, 'Itauçu', 'GO'),</text:p>
      <text:p text:style-name="normal">(1006, 'Itumbiara', 'GO'),</text:p>
      <text:p text:style-name="normal">(1007, 'Ivolândia', 'GO'),</text:p>
      <text:p text:style-name="normal">(1008, 'Jandaia', 'GO'),</text:p>
      <text:p text:style-name="normal">(1009, 'Jaraguá', 'GO'),</text:p>
      <text:p text:style-name="normal">(1010, 'Jataí', 'GO'),</text:p>
      <text:p text:style-name="normal">(1011, 'Jaupaci', 'GO'),</text:p>
      <text:p text:style-name="normal">(1012, 'Jesúpolis', 'GO'),</text:p>
      <text:p text:style-name="normal">(1013, 'Joviânia', 'GO'),</text:p>
      <text:p text:style-name="normal">(1014, 'Jussara', 'GO'),</text:p>
      <text:p text:style-name="normal">(1015, 'Lagoa Santa', 'GO'),</text:p>
      <text:p text:style-name="normal">(1016, 'Leopoldo de Bulhões', 'GO'),</text:p>
      <text:p text:style-name="normal">(1017, 'Luziânia', 'GO'),</text:p>
      <text:p text:style-name="normal">(1018, 'Mairipotaba', 'GO'),</text:p>
      <text:p text:style-name="normal">(1019, 'Mambaí', 'GO'),</text:p>
      <text:p text:style-name="normal">(1020, 'Mara Rosa', 'GO'),</text:p>
      <text:p text:style-name="normal">(1021, 'Marzagão', 'GO'),</text:p>
      <text:p text:style-name="normal">(1022, 'Matrinchã', 'GO'),</text:p>
      <text:p text:style-name="normal">(1023, 'Maurilândia', 'GO'),</text:p>
      <text:p text:style-name="normal">(1024, 'Mimoso de Goiás', 'GO'),</text:p>
      <text:p text:style-name="normal">(1025, 'Minaçu', 'GO'),</text:p>
      <text:p text:style-name="normal">(1026, 'Mineiros', 'GO'),</text:p>
      <text:p text:style-name="normal">(1027, 'Moiporá', 'GO'),</text:p>
      <text:p text:style-name="normal">(1028, 'Monte Alegre de Goiás', 'GO'),</text:p>
      <text:p text:style-name="normal">(1029, 'Montes Claros de Goiás', 'GO'),</text:p>
      <text:p text:style-name="normal">(1030, 'Montividiu', 'GO'),</text:p>
      <text:p text:style-name="normal">(1031, 'Montividiu do Norte', 'GO'),</text:p>
      <text:p text:style-name="normal">(1032, 'Morrinhos', 'GO'),</text:p>
      <text:p text:style-name="normal">(1033, 'Morro Agudo de Goiás', 'GO'),</text:p>
      <text:p text:style-name="normal">(1034, 'Mossâmedes', 'GO'),</text:p>
      <text:p text:style-name="normal">(1035, 'Mozarlândia', 'GO'),</text:p>
      <text:p text:style-name="normal">(1036, 'Mundo Novo', 'GO'),</text:p>
      <text:p text:style-name="normal">(1037, 'Mutunópolis', 'GO'),</text:p>
      <text:p text:style-name="normal">(1038, 'Nazário', 'GO'),</text:p>
      <text:p text:style-name="normal">(1039, 'Nerópolis', 'GO'),</text:p>
      <text:p text:style-name="normal">(1040, 'Niquelândia', 'GO'),</text:p>
      <text:p text:style-name="normal">(1041, 'Nova América', 'GO'),</text:p>
      <text:p text:style-name="normal"><text:soft-page-break/>(1042, 'Nova Aurora', 'GO'),</text:p>
      <text:p text:style-name="normal">(1043, 'Nova Crixás', 'GO'),</text:p>
      <text:p text:style-name="normal">(1044, 'Nova Glória', 'GO'),</text:p>
      <text:p text:style-name="normal">(1045, 'Nova Iguaçu de Goiás', 'GO'),</text:p>
      <text:p text:style-name="normal">(1046, 'Nova Roma', 'GO'),</text:p>
      <text:p text:style-name="normal">(1047, 'Nova Veneza', 'GO'),</text:p>
      <text:p text:style-name="normal">(1048, 'Novo Brasil', 'GO'),</text:p>
      <text:p text:style-name="normal">(1049, 'Novo Gama', 'GO'),</text:p>
      <text:p text:style-name="normal">(1050, 'Novo Planalto', 'GO'),</text:p>
      <text:p text:style-name="normal">(1051, 'Orizona', 'GO'),</text:p>
      <text:p text:style-name="normal">(1052, 'Ouro Verde de Goiás', 'GO'),</text:p>
      <text:p text:style-name="normal">(1053, 'Ouvidor', 'GO'),</text:p>
      <text:p text:style-name="normal">(1054, 'Padre Bernardo', 'GO'),</text:p>
      <text:p text:style-name="normal">(1055, 'Palestina de Goiás', 'GO'),</text:p>
      <text:p text:style-name="normal">(1056, 'Palmeiras de Goiás', 'GO'),</text:p>
      <text:p text:style-name="normal">(1057, 'Palmelo', 'GO'),</text:p>
      <text:p text:style-name="normal">(1058, 'Palminópolis', 'GO'),</text:p>
      <text:p text:style-name="normal">(1059, 'Panamá', 'GO'),</text:p>
      <text:p text:style-name="normal">(1060, 'Paranaiguara', 'GO'),</text:p>
      <text:p text:style-name="normal">(1061, 'Paraúna', 'GO'),</text:p>
      <text:p text:style-name="normal">(1062, 'Perolândia', 'GO'),</text:p>
      <text:p text:style-name="normal">(1063, 'Petrolina de Goiás', 'GO'),</text:p>
      <text:p text:style-name="normal">(1064, 'Pilar de Goiás', 'GO'),</text:p>
      <text:p text:style-name="normal">(1065, 'Piracanjuba', 'GO'),</text:p>
      <text:p text:style-name="normal">(1066, 'Piranhas', 'GO'),</text:p>
      <text:p text:style-name="normal">(1067, 'Pirenópolis', 'GO'),</text:p>
      <text:p text:style-name="normal">(1068, 'Pires do Rio', 'GO'),</text:p>
      <text:p text:style-name="normal">(1069, 'Planaltina', 'GO'),</text:p>
      <text:p text:style-name="normal">(1070, 'Pontalina', 'GO'),</text:p>
      <text:p text:style-name="normal">(1071, 'Porangatu', 'GO'),</text:p>
      <text:p text:style-name="normal">(1072, 'Porteirão', 'GO'),</text:p>
      <text:p text:style-name="normal">(1073, 'Portelândia', 'GO'),</text:p>
      <text:p text:style-name="normal">(1074, 'Posse', 'GO'),</text:p>
      <text:p text:style-name="normal">(1075, 'Professor Jamil', 'GO'),</text:p>
      <text:p text:style-name="normal">(1076, 'Quirinópolis', 'GO'),</text:p>
      <text:p text:style-name="normal">(1077, 'Rialma', 'GO'),</text:p>
      <text:p text:style-name="normal">(1078, 'Rianápolis', 'GO'),</text:p>
      <text:p text:style-name="normal">(1079, 'Rio Quente', 'GO'),</text:p>
      <text:p text:style-name="normal">(1080, 'Rio Verde', 'GO'),</text:p>
      <text:p text:style-name="normal">(1081, 'Rubiataba', 'GO'),</text:p>
      <text:p text:style-name="normal">(1082, 'Sanclerlândia', 'GO'),</text:p>
      <text:p text:style-name="normal">(1083, 'Santa Bárbara de Goiás', 'GO'),</text:p>
      <text:p text:style-name="normal">(1084, 'Santa Cruz de Goiás', 'GO'),</text:p>
      <text:p text:style-name="normal">(1085, 'Santa Fé de Goiás', 'GO'),</text:p>
      <text:p text:style-name="normal">(1086, 'Santa Helena de Goiás', 'GO'),</text:p>
      <text:p text:style-name="normal">(1087, 'Santa Isabel', 'GO'),</text:p>
      <text:p text:style-name="normal">(1088, 'Santa Rita do Araguaia', 'GO'),</text:p>
      <text:p text:style-name="normal">(1089, 'Santa Rita do Novo Destino', 'GO'),</text:p>
      <text:p text:style-name="normal"><text:soft-page-break/>(1090, 'Santa Rosa de Goiás', 'GO'),</text:p>
      <text:p text:style-name="normal">(1091, 'Santa Tereza de Goiás', 'GO'),</text:p>
      <text:p text:style-name="normal">(1092, 'Santa Terezinha de Goiás', 'GO'),</text:p>
      <text:p text:style-name="normal">(1093, 'Santo Antônio da Barra', 'GO'),</text:p>
      <text:p text:style-name="normal">(1094, 'Santo Antônio de Goiás', 'GO'),</text:p>
      <text:p text:style-name="normal">(1095, 'Santo Antônio do Descoberto', 'GO'),</text:p>
      <text:p text:style-name="normal">(1096, 'São Domingos', 'GO'),</text:p>
      <text:p text:style-name="normal">(1097, 'São Francisco de Goiás', 'GO'),</text:p>
      <text:p text:style-name="normal">(1098, 'São João dAliança', 'GO'),</text:p>
      <text:p text:style-name="normal">(1099, 'São João da Paraúna', 'GO'),</text:p>
      <text:p text:style-name="normal">(1100, 'São Luís de Montes Belos', 'GO'),</text:p>
      <text:p text:style-name="normal">(1101, 'São Luíz do Norte', 'GO'),</text:p>
      <text:p text:style-name="normal">(1102, 'São Miguel do Araguaia', 'GO'),</text:p>
      <text:p text:style-name="normal">(1103, 'São Miguel do Passa Quatro', 'GO'),</text:p>
      <text:p text:style-name="normal">(1104, 'São Patrício', 'GO'),</text:p>
      <text:p text:style-name="normal">(1105, 'São Simão', 'GO'),</text:p>
      <text:p text:style-name="normal">(1106, 'Senador Canedo', 'GO'),</text:p>
      <text:p text:style-name="normal">(1107, 'Serranópolis', 'GO'),</text:p>
      <text:p text:style-name="normal">(1108, 'Silvânia', 'GO'),</text:p>
      <text:p text:style-name="normal">(1109, 'Simolândia', 'GO'),</text:p>
      <text:p text:style-name="normal">(1110, 'Sítio dAbadia', 'GO'),</text:p>
      <text:p text:style-name="normal">(1111, 'Taquaral de Goiás', 'GO'),</text:p>
      <text:p text:style-name="normal">(1112, 'Teresina de Goiás', 'GO'),</text:p>
      <text:p text:style-name="normal">(1113, 'Terezópolis de Goiás', 'GO'),</text:p>
      <text:p text:style-name="normal">(1114, 'Três Ranchos', 'GO'),</text:p>
      <text:p text:style-name="normal">(1115, 'Trindade', 'GO'),</text:p>
      <text:p text:style-name="normal">(1116, 'Trombas', 'GO'),</text:p>
      <text:p text:style-name="normal">(1117, 'Turvânia', 'GO'),</text:p>
      <text:p text:style-name="normal">(1118, 'Turvelândia', 'GO'),</text:p>
      <text:p text:style-name="normal">(1119, 'Uirapuru', 'GO'),</text:p>
      <text:p text:style-name="normal">(1120, 'Uruaçu', 'GO'),</text:p>
      <text:p text:style-name="normal">(1121, 'Uruana', 'GO'),</text:p>
      <text:p text:style-name="normal">(1122, 'Urutaí', 'GO'),</text:p>
      <text:p text:style-name="normal">(1123, 'Valparaíso de Goiás', 'GO'),</text:p>
      <text:p text:style-name="normal">(1124, 'Varjão', 'GO'),</text:p>
      <text:p text:style-name="normal">(1125, 'Vianópolis', 'GO'),</text:p>
      <text:p text:style-name="normal">(1126, 'Vicentinópolis', 'GO'),</text:p>
      <text:p text:style-name="normal">(1127, 'Vila Boa', 'GO'),</text:p>
      <text:p text:style-name="normal">(1128, 'Vila Propício', 'GO');</text:p>
      <text:p text:style-name="normal"/>
      <text:p text:style-name="normal">INSERT INTO tb_cidades (id, nome, estado) VALUES</text:p>
      <text:p text:style-name="normal">(1129, 'Açailândia', 'MA'),</text:p>
      <text:p text:style-name="normal">(1130, 'Afonso Cunha', 'MA'),</text:p>
      <text:p text:style-name="normal">(1131, 'Água Doce do Maranhão', 'MA'),</text:p>
      <text:p text:style-name="normal">(1132, 'Alcântara', 'MA'),</text:p>
      <text:p text:style-name="normal">(1133, 'Aldeias Altas', 'MA'),</text:p>
      <text:p text:style-name="normal">(1134, 'Altamira do Maranhão', 'MA'),</text:p>
      <text:p text:style-name="normal">(1135, 'Alto Alegre do Maranhão', 'MA'),</text:p>
      <text:p text:style-name="normal"><text:soft-page-break/>(1136, 'Alto Alegre do Pindaré', 'MA'),</text:p>
      <text:p text:style-name="normal">(1137, 'Alto Parnaíba', 'MA'),</text:p>
      <text:p text:style-name="normal">(1138, 'Amapá do Maranhão', 'MA'),</text:p>
      <text:p text:style-name="normal">(1139, 'Amarante do Maranhão', 'MA'),</text:p>
      <text:p text:style-name="normal">(1140, 'Anajatuba', 'MA'),</text:p>
      <text:p text:style-name="normal">(1141, 'Anapurus', 'MA'),</text:p>
      <text:p text:style-name="normal">(1142, 'Apicum-Açu', 'MA'),</text:p>
      <text:p text:style-name="normal">(1143, 'Araguanã', 'MA'),</text:p>
      <text:p text:style-name="normal">(1144, 'Araioses', 'MA'),</text:p>
      <text:p text:style-name="normal">(1145, 'Arame', 'MA'),</text:p>
      <text:p text:style-name="normal">(1146, 'Arari', 'MA'),</text:p>
      <text:p text:style-name="normal">(1147, 'Axixá', 'MA'),</text:p>
      <text:p text:style-name="normal">(1148, 'Bacabal', 'MA'),</text:p>
      <text:p text:style-name="normal">(1149, 'Bacabeira', 'MA'),</text:p>
      <text:p text:style-name="normal">(1150, 'Bacuri', 'MA'),</text:p>
      <text:p text:style-name="normal">(1151, 'Bacurituba', 'MA'),</text:p>
      <text:p text:style-name="normal">(1152, 'Balsas', 'MA'),</text:p>
      <text:p text:style-name="normal">(1153, 'Barão de Grajaú', 'MA'),</text:p>
      <text:p text:style-name="normal">(1154, 'Barra do Corda', 'MA'),</text:p>
      <text:p text:style-name="normal">(1155, 'Barreirinhas', 'MA'),</text:p>
      <text:p text:style-name="normal">(1156, 'Bela Vista do Maranhão', 'MA'),</text:p>
      <text:p text:style-name="normal">(1157, 'Belágua', 'MA'),</text:p>
      <text:p text:style-name="normal">(1158, 'Benedito Leite', 'MA'),</text:p>
      <text:p text:style-name="normal">(1159, 'Bequimão', 'MA'),</text:p>
      <text:p text:style-name="normal">(1160, 'Bernardo do Mearim', 'MA'),</text:p>
      <text:p text:style-name="normal">(1161, 'Boa Vista do Gurupi', 'MA'),</text:p>
      <text:p text:style-name="normal">(1162, 'Bom Jardim', 'MA'),</text:p>
      <text:p text:style-name="normal">(1163, 'Bom Jesus das Selvas', 'MA'),</text:p>
      <text:p text:style-name="normal">(1164, 'Bom Lugar', 'MA'),</text:p>
      <text:p text:style-name="normal">(1165, 'Brejo', 'MA'),</text:p>
      <text:p text:style-name="normal">(1166, 'Brejo de Areia', 'MA'),</text:p>
      <text:p text:style-name="normal">(1167, 'Buriti', 'MA'),</text:p>
      <text:p text:style-name="normal">(1168, 'Buriti Bravo', 'MA'),</text:p>
      <text:p text:style-name="normal">(1169, 'Buriticupu', 'MA'),</text:p>
      <text:p text:style-name="normal">(1170, 'Buritirana', 'MA'),</text:p>
      <text:p text:style-name="normal">(1171, 'Cachoeira Grande', 'MA'),</text:p>
      <text:p text:style-name="normal">(1172, 'Cajapió', 'MA'),</text:p>
      <text:p text:style-name="normal">(1173, 'Cajari', 'MA'),</text:p>
      <text:p text:style-name="normal">(1174, 'Campestre do Maranhão', 'MA'),</text:p>
      <text:p text:style-name="normal">(1175, 'Cândido Mendes', 'MA'),</text:p>
      <text:p text:style-name="normal">(1176, 'Cantanhede', 'MA'),</text:p>
      <text:p text:style-name="normal">(1177, 'Capinzal do Norte', 'MA'),</text:p>
      <text:p text:style-name="normal">(1178, 'Carolina', 'MA'),</text:p>
      <text:p text:style-name="normal">(1179, 'Carutapera', 'MA'),</text:p>
      <text:p text:style-name="normal">(1180, 'Caxias', 'MA'),</text:p>
      <text:p text:style-name="normal">(1181, 'Cedral', 'MA'),</text:p>
      <text:p text:style-name="normal">(1182, 'Central do Maranhão', 'MA'),</text:p>
      <text:p text:style-name="normal">(1183, 'Centro do Guilherme', 'MA'),</text:p>
      <text:p text:style-name="normal"><text:soft-page-break/>(1184, 'Centro Novo do Maranhão', 'MA'),</text:p>
      <text:p text:style-name="normal">(1185, 'Chapadinha', 'MA'),</text:p>
      <text:p text:style-name="normal">(1186, 'Cidelândia', 'MA'),</text:p>
      <text:p text:style-name="normal">(1187, 'Codó', 'MA'),</text:p>
      <text:p text:style-name="normal">(1188, 'Coelho Neto', 'MA'),</text:p>
      <text:p text:style-name="normal">(1189, 'Colinas', 'MA'),</text:p>
      <text:p text:style-name="normal">(1190, 'Conceição do Lago-Açu', 'MA'),</text:p>
      <text:p text:style-name="normal">(1191, 'Coroatá', 'MA'),</text:p>
      <text:p text:style-name="normal">(1192, 'Cururupu', 'MA'),</text:p>
      <text:p text:style-name="normal">(1193, 'Davinópolis', 'MA'),</text:p>
      <text:p text:style-name="normal">(1194, 'Dom Pedro', 'MA'),</text:p>
      <text:p text:style-name="normal">(1195, 'Duque Bacelar', 'MA'),</text:p>
      <text:p text:style-name="normal">(1196, 'Esperantinópolis', 'MA'),</text:p>
      <text:p text:style-name="normal">(1197, 'Estreito', 'MA'),</text:p>
      <text:p text:style-name="normal">(1198, 'Feira Nova do Maranhão', 'MA'),</text:p>
      <text:p text:style-name="normal">(1199, 'Fernando Falcão', 'MA'),</text:p>
      <text:p text:style-name="normal">(1200, 'Formosa da Serra Negra', 'MA'),</text:p>
      <text:p text:style-name="normal">(1201, 'Fortaleza dos Nogueiras', 'MA'),</text:p>
      <text:p text:style-name="normal">(1202, 'Fortuna', 'MA'),</text:p>
      <text:p text:style-name="normal">(1203, 'Godofredo Viana', 'MA'),</text:p>
      <text:p text:style-name="normal">(1204, 'Gonçalves Dias', 'MA'),</text:p>
      <text:p text:style-name="normal">(1205, 'Governador Archer', 'MA'),</text:p>
      <text:p text:style-name="normal">(1206, 'Governador Edison Lobão', 'MA'),</text:p>
      <text:p text:style-name="normal">(1207, 'Governador Eugênio Barros', 'MA'),</text:p>
      <text:p text:style-name="normal">(1208, 'Governador Luiz Rocha', 'MA'),</text:p>
      <text:p text:style-name="normal">(1209, 'Governador Newton Bello', 'MA'),</text:p>
      <text:p text:style-name="normal">(1210, 'Governador Nunes Freire', 'MA'),</text:p>
      <text:p text:style-name="normal">(1211, 'Graça Aranha', 'MA'),</text:p>
      <text:p text:style-name="normal">(1212, 'Grajaú', 'MA'),</text:p>
      <text:p text:style-name="normal">(1213, 'Guimarães', 'MA'),</text:p>
      <text:p text:style-name="normal">(1214, 'Humberto de Campos', 'MA'),</text:p>
      <text:p text:style-name="normal">(1215, 'Icatu', 'MA'),</text:p>
      <text:p text:style-name="normal">(1216, 'Igarapé do Meio', 'MA'),</text:p>
      <text:p text:style-name="normal">(1217, 'Igarapé Grande', 'MA'),</text:p>
      <text:p text:style-name="normal">(1218, 'Imperatriz', 'MA'),</text:p>
      <text:p text:style-name="normal">(1219, 'Itaipava do Grajaú', 'MA'),</text:p>
      <text:p text:style-name="normal">(1220, 'Itapecuru Mirim', 'MA'),</text:p>
      <text:p text:style-name="normal">(1221, 'Itinga do Maranhão', 'MA'),</text:p>
      <text:p text:style-name="normal">(1222, 'Jatobá', 'MA'),</text:p>
      <text:p text:style-name="normal">(1223, 'Jenipapo dos Vieiras', 'MA'),</text:p>
      <text:p text:style-name="normal">(1224, 'João Lisboa', 'MA'),</text:p>
      <text:p text:style-name="normal">(1225, 'Joselândia', 'MA'),</text:p>
      <text:p text:style-name="normal">(1226, 'Junco do Maranhão', 'MA'),</text:p>
      <text:p text:style-name="normal">(1227, 'Lago da Pedra', 'MA'),</text:p>
      <text:p text:style-name="normal">(1228, 'Lago do Junco', 'MA'),</text:p>
      <text:p text:style-name="normal">(1229, 'Lago dos Rodrigues', 'MA'),</text:p>
      <text:p text:style-name="normal">(1230, 'Lago Verde', 'MA'),</text:p>
      <text:p text:style-name="normal">(1231, 'Lagoa do Mato', 'MA'),</text:p>
      <text:p text:style-name="normal"><text:soft-page-break/>(1232, 'Lagoa Grande do Maranhão', 'MA'),</text:p>
      <text:p text:style-name="normal">(1233, 'Lajeado Novo', 'MA'),</text:p>
      <text:p text:style-name="normal">(1234, 'Lima Campos', 'MA'),</text:p>
      <text:p text:style-name="normal">(1235, 'Loreto', 'MA'),</text:p>
      <text:p text:style-name="normal">(1236, 'Luís Domingues', 'MA'),</text:p>
      <text:p text:style-name="normal">(1237, 'Magalhães de Almeida', 'MA'),</text:p>
      <text:p text:style-name="normal">(1238, 'Maracaçumé', 'MA'),</text:p>
      <text:p text:style-name="normal">(1239, 'Marajá do Sena', 'MA'),</text:p>
      <text:p text:style-name="normal">(1240, 'Maranhãozinho', 'MA'),</text:p>
      <text:p text:style-name="normal">(1241, 'Mata Roma', 'MA'),</text:p>
      <text:p text:style-name="normal">(1242, 'Matinha', 'MA'),</text:p>
      <text:p text:style-name="normal">(1243, 'Matões', 'MA'),</text:p>
      <text:p text:style-name="normal">(1244, 'Matões do Norte', 'MA'),</text:p>
      <text:p text:style-name="normal">(1245, 'Milagres do Maranhão', 'MA'),</text:p>
      <text:p text:style-name="normal">(1246, 'Mirador', 'MA'),</text:p>
      <text:p text:style-name="normal">(1247, 'Miranda do Norte', 'MA'),</text:p>
      <text:p text:style-name="normal">(1248, 'Mirinzal', 'MA'),</text:p>
      <text:p text:style-name="normal">(1249, 'Monção', 'MA'),</text:p>
      <text:p text:style-name="normal">(1250, 'Montes Altos', 'MA'),</text:p>
      <text:p text:style-name="normal">(1251, 'Morros', 'MA'),</text:p>
      <text:p text:style-name="normal">(1252, 'Nina Rodrigues', 'MA'),</text:p>
      <text:p text:style-name="normal">(1253, 'Nova Colinas', 'MA'),</text:p>
      <text:p text:style-name="normal">(1254, 'Nova Iorque', 'MA'),</text:p>
      <text:p text:style-name="normal">(1255, 'Nova Olinda do Maranhão', 'MA'),</text:p>
      <text:p text:style-name="normal">(1256, 'Olho dÁgua das Cunhãs', 'MA'),</text:p>
      <text:p text:style-name="normal">(1257, 'Olinda Nova do Maranhão', 'MA'),</text:p>
      <text:p text:style-name="normal">(1258, 'Paço do Lumiar', 'MA'),</text:p>
      <text:p text:style-name="normal">(1259, 'Palmeirândia', 'MA'),</text:p>
      <text:p text:style-name="normal">(1260, 'Paraibano', 'MA'),</text:p>
      <text:p text:style-name="normal">(1261, 'Parnarama', 'MA'),</text:p>
      <text:p text:style-name="normal">(1262, 'Passagem Franca', 'MA'),</text:p>
      <text:p text:style-name="normal">(1263, 'Pastos Bons', 'MA'),</text:p>
      <text:p text:style-name="normal">(1264, 'Paulino Neves', 'MA'),</text:p>
      <text:p text:style-name="normal">(1265, 'Paulo Ramos', 'MA'),</text:p>
      <text:p text:style-name="normal">(1266, 'Pedreiras', 'MA'),</text:p>
      <text:p text:style-name="normal">(1267, 'Pedro do Rosário', 'MA'),</text:p>
      <text:p text:style-name="normal">(1268, 'Penalva', 'MA'),</text:p>
      <text:p text:style-name="normal">(1269, 'Peri Mirim', 'MA'),</text:p>
      <text:p text:style-name="normal">(1270, 'Peritoró', 'MA'),</text:p>
      <text:p text:style-name="normal">(1271, 'Pindaré-Mirim', 'MA'),</text:p>
      <text:p text:style-name="normal">(1272, 'Pinheiro', 'MA'),</text:p>
      <text:p text:style-name="normal">(1273, 'Pio XII', 'MA'),</text:p>
      <text:p text:style-name="normal">(1274, 'Pirapemas', 'MA'),</text:p>
      <text:p text:style-name="normal">(1275, 'Poção de Pedras', 'MA'),</text:p>
      <text:p text:style-name="normal">(1276, 'Porto Franco', 'MA'),</text:p>
      <text:p text:style-name="normal">(1277, 'Porto Rico do Maranhão', 'MA'),</text:p>
      <text:p text:style-name="normal">(1278, 'Presidente Dutra', 'MA'),</text:p>
      <text:p text:style-name="normal">(1279, 'Presidente Juscelino', 'MA'),</text:p>
      <text:p text:style-name="normal"><text:soft-page-break/>(1280, 'Presidente Médici', 'MA'),</text:p>
      <text:p text:style-name="normal">(1281, 'Presidente Sarney', 'MA'),</text:p>
      <text:p text:style-name="normal">(1282, 'Presidente Vargas', 'MA'),</text:p>
      <text:p text:style-name="normal">(1283, 'Primeira Cruz', 'MA'),</text:p>
      <text:p text:style-name="normal">(1284, 'Raposa', 'MA'),</text:p>
      <text:p text:style-name="normal">(1285, 'Riachão', 'MA'),</text:p>
      <text:p text:style-name="normal">(1286, 'Ribamar Fiquene', 'MA'),</text:p>
      <text:p text:style-name="normal">(1287, 'Rosário', 'MA'),</text:p>
      <text:p text:style-name="normal">(1288, 'Sambaíba', 'MA'),</text:p>
      <text:p text:style-name="normal">(1289, 'Santa Filomena do Maranhão', 'MA'),</text:p>
      <text:p text:style-name="normal">(1290, 'Santa Helena', 'MA'),</text:p>
      <text:p text:style-name="normal">(1291, 'Santa Inês', 'MA'),</text:p>
      <text:p text:style-name="normal">(1292, 'Santa Luzia', 'MA'),</text:p>
      <text:p text:style-name="normal">(1293, 'Santa Luzia do Paruá', 'MA'),</text:p>
      <text:p text:style-name="normal">(1294, 'Santa Quitéria do Maranhão', 'MA'),</text:p>
      <text:p text:style-name="normal">(1295, 'Santa Rita', 'MA'),</text:p>
      <text:p text:style-name="normal">(1296, 'Santana do Maranhão', 'MA'),</text:p>
      <text:p text:style-name="normal">(1297, 'Santo Amaro do Maranhão', 'MA'),</text:p>
      <text:p text:style-name="normal">(1298, 'Santo Antônio dos Lopes', 'MA'),</text:p>
      <text:p text:style-name="normal">(1299, 'São Benedito do Rio Preto', 'MA'),</text:p>
      <text:p text:style-name="normal">(1300, 'São Bento', 'MA'),</text:p>
      <text:p text:style-name="normal">(1301, 'São Bernardo', 'MA'),</text:p>
      <text:p text:style-name="normal">(1302, 'São Domingos do Azeitão', 'MA'),</text:p>
      <text:p text:style-name="normal">(1303, 'São Domingos do Maranhão', 'MA'),</text:p>
      <text:p text:style-name="normal">(1304, 'São Félix de Balsas', 'MA'),</text:p>
      <text:p text:style-name="normal">(1305, 'São Francisco do Brejão', 'MA'),</text:p>
      <text:p text:style-name="normal">(1306, 'São Francisco do Maranhão', 'MA'),</text:p>
      <text:p text:style-name="normal">(1307, 'São João Batista', 'MA'),</text:p>
      <text:p text:style-name="normal">(1308, 'São João do Carú', 'MA'),</text:p>
      <text:p text:style-name="normal">(1309, 'São João do Paraíso', 'MA'),</text:p>
      <text:p text:style-name="normal">(1310, 'São João do Soter', 'MA'),</text:p>
      <text:p text:style-name="normal">(1311, 'São João dos Patos', 'MA'),</text:p>
      <text:p text:style-name="normal">(1312, 'São José de Ribamar', 'MA'),</text:p>
      <text:p text:style-name="normal">(1313, 'São José dos Basílios', 'MA'),</text:p>
      <text:p text:style-name="normal">(1314, 'São Luís', 'MA'),</text:p>
      <text:p text:style-name="normal">(1315, 'São Luís Gonzaga do Maranhão', 'MA'),</text:p>
      <text:p text:style-name="normal">(1316, 'São Mateus do Maranhão', 'MA'),</text:p>
      <text:p text:style-name="normal">(1317, 'São Pedro da Água Branca', 'MA'),</text:p>
      <text:p text:style-name="normal">(1318, 'São Pedro dos Crentes', 'MA'),</text:p>
      <text:p text:style-name="normal">(1319, 'São Raimundo das Mangabeiras', 'MA'),</text:p>
      <text:p text:style-name="normal">(1320, 'São Raimundo do Doca Bezerra', 'MA'),</text:p>
      <text:p text:style-name="normal">(1321, 'São Roberto', 'MA'),</text:p>
      <text:p text:style-name="normal">(1322, 'São Vicente Ferrer', 'MA'),</text:p>
      <text:p text:style-name="normal">(1323, 'Satubinha', 'MA'),</text:p>
      <text:p text:style-name="normal">(1324, 'Senador Alexandre Costa', 'MA'),</text:p>
      <text:p text:style-name="normal">(1325, 'Senador La Rocque', 'MA'),</text:p>
      <text:p text:style-name="normal">(1326, 'Serrano do Maranhão', 'MA'),</text:p>
      <text:p text:style-name="normal">(1327, 'Sítio Novo', 'MA'),</text:p>
      <text:p text:style-name="normal"><text:soft-page-break/>(1328, 'Sucupira do Norte', 'MA'),</text:p>
      <text:p text:style-name="normal">(1329, 'Sucupira do Riachão', 'MA'),</text:p>
      <text:p text:style-name="normal">(1330, 'Tasso Fragoso', 'MA'),</text:p>
      <text:p text:style-name="normal">(1331, 'Timbiras', 'MA'),</text:p>
      <text:p text:style-name="normal">(1332, 'Timon', 'MA'),</text:p>
      <text:p text:style-name="normal">(1333, 'Trizidela do Vale', 'MA'),</text:p>
      <text:p text:style-name="normal">(1334, 'Tufilândia', 'MA'),</text:p>
      <text:p text:style-name="normal">(1335, 'Tuntum', 'MA'),</text:p>
      <text:p text:style-name="normal">(1336, 'Turiaçu', 'MA'),</text:p>
      <text:p text:style-name="normal">(1337, 'Turilândia', 'MA'),</text:p>
      <text:p text:style-name="normal">(1338, 'Tutóia', 'MA'),</text:p>
      <text:p text:style-name="normal">(1339, 'Urbano Santos', 'MA'),</text:p>
      <text:p text:style-name="normal">(1340, 'Vargem Grande', 'MA'),</text:p>
      <text:p text:style-name="normal">(1341, 'Viana', 'MA'),</text:p>
      <text:p text:style-name="normal">(1342, 'Vila Nova dos Martírios', 'MA'),</text:p>
      <text:p text:style-name="normal">(1343, 'Vitória do Mearim', 'MA'),</text:p>
      <text:p text:style-name="normal">(1344, 'Vitorino Freire', 'MA'),</text:p>
      <text:p text:style-name="normal">(1345, 'Zé Doca', 'MA');</text:p>
      <text:p text:style-name="normal"/>
      <text:p text:style-name="normal">INSERT INTO tb_cidades (id, nome, estado) VALUES</text:p>
      <text:p text:style-name="normal">(1346, 'Acorizal', 'MT'),</text:p>
      <text:p text:style-name="normal">(1347, 'Água Boa', 'MT'),</text:p>
      <text:p text:style-name="normal">(1348, 'Alta Floresta', 'MT'),</text:p>
      <text:p text:style-name="normal">(1349, 'Alto Araguaia', 'MT'),</text:p>
      <text:p text:style-name="normal">(1350, 'Alto Boa Vista', 'MT'),</text:p>
      <text:p text:style-name="normal">(1351, 'Alto Garças', 'MT'),</text:p>
      <text:p text:style-name="normal">(1352, 'Alto Paraguai', 'MT'),</text:p>
      <text:p text:style-name="normal">(1353, 'Alto Taquari', 'MT'),</text:p>
      <text:p text:style-name="normal">(1354, 'Apiacás', 'MT'),</text:p>
      <text:p text:style-name="normal">(1355, 'Araguaiana', 'MT'),</text:p>
      <text:p text:style-name="normal">(1356, 'Araguainha', 'MT'),</text:p>
      <text:p text:style-name="normal">(1357, 'Araputanga', 'MT'),</text:p>
      <text:p text:style-name="normal">(1358, 'Arenápolis', 'MT'),</text:p>
      <text:p text:style-name="normal">(1359, 'Aripuanã', 'MT'),</text:p>
      <text:p text:style-name="normal">(1360, 'Barão de Melgaço', 'MT'),</text:p>
      <text:p text:style-name="normal">(1361, 'Barra do Bugres', 'MT'),</text:p>
      <text:p text:style-name="normal">(1362, 'Barra do Garças', 'MT'),</text:p>
      <text:p text:style-name="normal">(1363, 'Bom Jesus do Araguaia', 'MT'),</text:p>
      <text:p text:style-name="normal">(1364, 'Brasnorte', 'MT'),</text:p>
      <text:p text:style-name="normal">(1365, 'Cáceres', 'MT'),</text:p>
      <text:p text:style-name="normal">(1366, 'Campinápolis', 'MT'),</text:p>
      <text:p text:style-name="normal">(1367, 'Campo Novo do Parecis', 'MT'),</text:p>
      <text:p text:style-name="normal">(1368, 'Campo Verde', 'MT'),</text:p>
      <text:p text:style-name="normal">(1369, 'Campos de Júlio', 'MT'),</text:p>
      <text:p text:style-name="normal">(1370, 'Canabrava do Norte', 'MT'),</text:p>
      <text:p text:style-name="normal">(1371, 'Canarana', 'MT'),</text:p>
      <text:p text:style-name="normal">(1372, 'Carlinda', 'MT'),</text:p>
      <text:p text:style-name="normal">(1373, 'Castanheira', 'MT'),</text:p>
      <text:p text:style-name="normal"><text:soft-page-break/>(1374, 'Chapada dos Guimarães', 'MT'),</text:p>
      <text:p text:style-name="normal">(1375, 'Cláudia', 'MT'),</text:p>
      <text:p text:style-name="normal">(1376, 'Cocalinho', 'MT'),</text:p>
      <text:p text:style-name="normal">(1377, 'Colíder', 'MT'),</text:p>
      <text:p text:style-name="normal">(1378, 'Colniza', 'MT'),</text:p>
      <text:p text:style-name="normal">(1379, 'Comodoro', 'MT'),</text:p>
      <text:p text:style-name="normal">(1380, 'Confresa', 'MT'),</text:p>
      <text:p text:style-name="normal">(1381, 'Conquista dOeste', 'MT'),</text:p>
      <text:p text:style-name="normal">(1382, 'Cotriguaçu', 'MT'),</text:p>
      <text:p text:style-name="normal">(1383, 'Cuiabá', 'MT'),</text:p>
      <text:p text:style-name="normal">(1384, 'Curvelândia', 'MT'),</text:p>
      <text:p text:style-name="normal">(1385, 'Curvelândia', 'MT'),</text:p>
      <text:p text:style-name="normal">(1386, 'Denise', 'MT'),</text:p>
      <text:p text:style-name="normal">(1387, 'Diamantino', 'MT'),</text:p>
      <text:p text:style-name="normal">(1388, 'Dom Aquino', 'MT'),</text:p>
      <text:p text:style-name="normal">(1389, 'Feliz Natal', 'MT'),</text:p>
      <text:p text:style-name="normal">(1390, 'Figueirópolis dOeste', 'MT'),</text:p>
      <text:p text:style-name="normal">(1391, 'Gaúcha do Norte', 'MT'),</text:p>
      <text:p text:style-name="normal">(1392, 'General Carneiro', 'MT'),</text:p>
      <text:p text:style-name="normal">(1393, 'Glória dOeste', 'MT'),</text:p>
      <text:p text:style-name="normal">(1394, 'Guarantã do Norte', 'MT'),</text:p>
      <text:p text:style-name="normal">(1395, 'Guiratinga', 'MT'),</text:p>
      <text:p text:style-name="normal">(1396, 'Indiavaí', 'MT'),</text:p>
      <text:p text:style-name="normal">(1397, 'Ipiranga do Norte', 'MT'),</text:p>
      <text:p text:style-name="normal">(1398, 'Itanhangá', 'MT'),</text:p>
      <text:p text:style-name="normal">(1399, 'Itaúba', 'MT'),</text:p>
      <text:p text:style-name="normal">(1400, 'Itiquira', 'MT'),</text:p>
      <text:p text:style-name="normal">(1401, 'Jaciara', 'MT'),</text:p>
      <text:p text:style-name="normal">(1402, 'Jangada', 'MT'),</text:p>
      <text:p text:style-name="normal">(1403, 'Jauru', 'MT'),</text:p>
      <text:p text:style-name="normal">(1404, 'Juara', 'MT'),</text:p>
      <text:p text:style-name="normal">(1405, 'Juína', 'MT'),</text:p>
      <text:p text:style-name="normal">(1406, 'Juruena', 'MT'),</text:p>
      <text:p text:style-name="normal">(1407, 'Juscimeira', 'MT'),</text:p>
      <text:p text:style-name="normal">(1408, 'Lambari dOeste', 'MT'),</text:p>
      <text:p text:style-name="normal">(1409, 'Lucas do Rio Verde', 'MT'),</text:p>
      <text:p text:style-name="normal">(1410, 'Luciára', 'MT'),</text:p>
      <text:p text:style-name="normal">(1411, 'Marcelândia', 'MT'),</text:p>
      <text:p text:style-name="normal">(1412, 'Matupá', 'MT'),</text:p>
      <text:p text:style-name="normal">(1413, 'Mirassol dOeste', 'MT'),</text:p>
      <text:p text:style-name="normal">(1414, 'Nobres', 'MT'),</text:p>
      <text:p text:style-name="normal">(1415, 'Nortelândia', 'MT'),</text:p>
      <text:p text:style-name="normal">(1416, 'Nossa Senhora do Livramento', 'MT'),</text:p>
      <text:p text:style-name="normal">(1417, 'Nova Bandeirantes', 'MT'),</text:p>
      <text:p text:style-name="normal">(1418, 'Nova Brasilândia', 'MT'),</text:p>
      <text:p text:style-name="normal">(1419, 'Nova Canaã do Norte', 'MT'),</text:p>
      <text:p text:style-name="normal">(1420, 'Nova Guarita', 'MT'),</text:p>
      <text:p text:style-name="normal">(1421, 'Nova Lacerda', 'MT'),</text:p>
      <text:p text:style-name="normal"><text:soft-page-break/>(1422, 'Nova Marilândia', 'MT'),</text:p>
      <text:p text:style-name="normal">(1423, 'Nova Maringá', 'MT'),</text:p>
      <text:p text:style-name="normal">(1424, 'Nova Monte verde', 'MT'),</text:p>
      <text:p text:style-name="normal">(1425, 'Nova Mutum', 'MT'),</text:p>
      <text:p text:style-name="normal">(1426, 'Nova Olímpia', 'MT'),</text:p>
      <text:p text:style-name="normal">(1427, 'Nova Santa Helena', 'MT'),</text:p>
      <text:p text:style-name="normal">(1428, 'Nova Ubiratã', 'MT'),</text:p>
      <text:p text:style-name="normal">(1429, 'Nova Xavantina', 'MT'),</text:p>
      <text:p text:style-name="normal">(1430, 'Novo Horizonte do Norte', 'MT'),</text:p>
      <text:p text:style-name="normal">(1431, 'Novo Mundo', 'MT'),</text:p>
      <text:p text:style-name="normal">(1432, 'Novo Santo Antônio', 'MT'),</text:p>
      <text:p text:style-name="normal">(1433, 'Novo São Joaquim', 'MT'),</text:p>
      <text:p text:style-name="normal">(1434, 'Paranaíta', 'MT'),</text:p>
      <text:p text:style-name="normal">(1435, 'Paranatinga', 'MT'),</text:p>
      <text:p text:style-name="normal">(1436, 'Pedra Preta', 'MT'),</text:p>
      <text:p text:style-name="normal">(1437, 'Peixoto de Azevedo', 'MT'),</text:p>
      <text:p text:style-name="normal">(1438, 'Planalto da Serra', 'MT'),</text:p>
      <text:p text:style-name="normal">(1439, 'Poconé', 'MT'),</text:p>
      <text:p text:style-name="normal">(1440, 'Pontal do Araguaia', 'MT'),</text:p>
      <text:p text:style-name="normal">(1441, 'Ponte Branca', 'MT'),</text:p>
      <text:p text:style-name="normal">(1442, 'Pontes e Lacerda', 'MT'),</text:p>
      <text:p text:style-name="normal">(1443, 'Porto Alegre do Norte', 'MT'),</text:p>
      <text:p text:style-name="normal">(1444, 'Porto dos Gaúchos', 'MT'),</text:p>
      <text:p text:style-name="normal">(1445, 'Porto Esperidião', 'MT'),</text:p>
      <text:p text:style-name="normal">(1446, 'Porto Estrela', 'MT'),</text:p>
      <text:p text:style-name="normal">(1447, 'Poxoréo', 'MT'),</text:p>
      <text:p text:style-name="normal">(1448, 'Primavera do Leste', 'MT'),</text:p>
      <text:p text:style-name="normal">(1449, 'Querência', 'MT'),</text:p>
      <text:p text:style-name="normal">(1450, 'Reserva do Cabaçal', 'MT'),</text:p>
      <text:p text:style-name="normal">(1451, 'Ribeirão Cascalheira', 'MT'),</text:p>
      <text:p text:style-name="normal">(1452, 'Ribeirãozinho', 'MT'),</text:p>
      <text:p text:style-name="normal">(1453, 'Rio Branco', 'MT'),</text:p>
      <text:p text:style-name="normal">(1454, 'Rondolândia', 'MT'),</text:p>
      <text:p text:style-name="normal">(1455, 'Rondonópolis', 'MT'),</text:p>
      <text:p text:style-name="normal">(1456, 'Rosário Oeste', 'MT'),</text:p>
      <text:p text:style-name="normal">(1457, 'Salto do Céu', 'MT'),</text:p>
      <text:p text:style-name="normal">(1458, 'Santa Carmem', 'MT'),</text:p>
      <text:p text:style-name="normal">(1459, 'Santa Cruz do Xingu', 'MT'),</text:p>
      <text:p text:style-name="normal">(1460, 'Santa Rita do Trivelato', 'MT'),</text:p>
      <text:p text:style-name="normal">(1461, 'Santa Terezinha', 'MT'),</text:p>
      <text:p text:style-name="normal">(1462, 'Santo Afonso', 'MT'),</text:p>
      <text:p text:style-name="normal">(1463, 'Santo Antônio do Leste', 'MT'),</text:p>
      <text:p text:style-name="normal">(1464, 'Santo Antônio do Leverger', 'MT'),</text:p>
      <text:p text:style-name="normal">(1465, 'São Félix do Araguaia', 'MT'),</text:p>
      <text:p text:style-name="normal">(1466, 'São José do Povo', 'MT'),</text:p>
      <text:p text:style-name="normal">(1467, 'São José do Rio Claro', 'MT'),</text:p>
      <text:p text:style-name="normal">(1468, 'São José do Xingu', 'MT'),</text:p>
      <text:p text:style-name="normal">(1469, 'São José dos Quatro Marcos', 'MT'),</text:p>
      <text:p text:style-name="normal"><text:soft-page-break/>(1470, 'São Pedro da Cipa', 'MT'),</text:p>
      <text:p text:style-name="normal">(1471, 'Sapezal', 'MT'),</text:p>
      <text:p text:style-name="normal">(1472, 'Serra Nova Dourada', 'MT'),</text:p>
      <text:p text:style-name="normal">(1473, 'Sinop', 'MT'),</text:p>
      <text:p text:style-name="normal">(1474, 'Sorriso', 'MT'),</text:p>
      <text:p text:style-name="normal">(1475, 'Tabaporã', 'MT'),</text:p>
      <text:p text:style-name="normal">(1476, 'Tangará da Serra', 'MT'),</text:p>
      <text:p text:style-name="normal">(1477, 'Tapurah', 'MT'),</text:p>
      <text:p text:style-name="normal">(1478, 'Terra Nova do Norte', 'MT'),</text:p>
      <text:p text:style-name="normal">(1479, 'Tesouro', 'MT'),</text:p>
      <text:p text:style-name="normal">(1480, 'Torixoréu', 'MT'),</text:p>
      <text:p text:style-name="normal">(1481, 'União do Sul', 'MT'),</text:p>
      <text:p text:style-name="normal">(1482, 'Vale de São Domingos', 'MT'),</text:p>
      <text:p text:style-name="normal">(1483, 'Várzea Grande', 'MT'),</text:p>
      <text:p text:style-name="normal">(1484, 'Vera', 'MT'),</text:p>
      <text:p text:style-name="normal">(1485, 'Vila Bela da Santíssima Trindade', 'MT'),</text:p>
      <text:p text:style-name="normal">(1486, 'Vila Rica', 'MT');</text:p>
      <text:p text:style-name="normal"/>
      <text:p text:style-name="normal">INSERT INTO tb_cidades (id, nome, estado) VALUES</text:p>
      <text:p text:style-name="normal">(1487, 'Água Clara', 'MS'),</text:p>
      <text:p text:style-name="normal">(1488, 'Alcinópolis', 'MS'),</text:p>
      <text:p text:style-name="normal">(1489, 'Amambaí', 'MS'),</text:p>
      <text:p text:style-name="normal">(1490, 'Anastácio', 'MS'),</text:p>
      <text:p text:style-name="normal">(1491, 'Anaurilândia', 'MS'),</text:p>
      <text:p text:style-name="normal">(1492, 'Angélica', 'MS'),</text:p>
      <text:p text:style-name="normal">(1493, 'Antônio João', 'MS'),</text:p>
      <text:p text:style-name="normal">(1494, 'Aparecida do Taboado', 'MS'),</text:p>
      <text:p text:style-name="normal">(1495, 'Aquidauana', 'MS'),</text:p>
      <text:p text:style-name="normal">(1496, 'Aral Moreira', 'MS'),</text:p>
      <text:p text:style-name="normal">(1497, 'Bandeirantes', 'MS'),</text:p>
      <text:p text:style-name="normal">(1498, 'Bataguassu', 'MS'),</text:p>
      <text:p text:style-name="normal">(1499, 'Bataiporã', 'MS'),</text:p>
      <text:p text:style-name="normal">(1500, 'Bela Vista', 'MS'),</text:p>
      <text:p text:style-name="normal">(1501, 'Bodoquena', 'MS'),</text:p>
      <text:p text:style-name="normal">(1502, 'Bonito', 'MS'),</text:p>
      <text:p text:style-name="normal">(1503, 'Brasilândia', 'MS'),</text:p>
      <text:p text:style-name="normal">(1504, 'Caarapó', 'MS'),</text:p>
      <text:p text:style-name="normal">(1505, 'Camapuã', 'MS'),</text:p>
      <text:p text:style-name="normal">(1506, 'Campo Grande', 'MS'),</text:p>
      <text:p text:style-name="normal">(1507, 'Caracol', 'MS'),</text:p>
      <text:p text:style-name="normal">(1508, 'Cassilândia', 'MS'),</text:p>
      <text:p text:style-name="normal">(1509, 'Chapadão do Sul', 'MS'),</text:p>
      <text:p text:style-name="normal">(1510, 'Corguinho', 'MS'),</text:p>
      <text:p text:style-name="normal">(1511, 'Coronel Sapucaia', 'MS'),</text:p>
      <text:p text:style-name="normal">(1512, 'Corumbá', 'MS'),</text:p>
      <text:p text:style-name="normal">(1513, 'Costa Rica', 'MS'),</text:p>
      <text:p text:style-name="normal">(1514, 'Coxim', 'MS'),</text:p>
      <text:p text:style-name="normal">(1515, 'Deodápolis', 'MS'),</text:p>
      <text:p text:style-name="normal"><text:soft-page-break/>(1516, 'Dois Irmãos do Buriti', 'MS'),</text:p>
      <text:p text:style-name="normal">(1517, 'Douradina', 'MS'),</text:p>
      <text:p text:style-name="normal">(1518, 'Dourados', 'MS'),</text:p>
      <text:p text:style-name="normal">(1519, 'Eldorado', 'MS'),</text:p>
      <text:p text:style-name="normal">(1520, 'Fátima do Sul', 'MS'),</text:p>
      <text:p text:style-name="normal">(1521, 'Figueirão', 'MS'),</text:p>
      <text:p text:style-name="normal">(1522, 'Glória de Dourados', 'MS'),</text:p>
      <text:p text:style-name="normal">(1523, 'Guia Lopes da Laguna', 'MS'),</text:p>
      <text:p text:style-name="normal">(1524, 'Iguatemi', 'MS'),</text:p>
      <text:p text:style-name="normal">(1525, 'Inocência', 'MS'),</text:p>
      <text:p text:style-name="normal">(1526, 'Itaporã', 'MS'),</text:p>
      <text:p text:style-name="normal">(1527, 'Itaquiraí', 'MS'),</text:p>
      <text:p text:style-name="normal">(1528, 'Ivinhema', 'MS'),</text:p>
      <text:p text:style-name="normal">(1529, 'Japorã', 'MS'),</text:p>
      <text:p text:style-name="normal">(1530, 'Jaraguari', 'MS'),</text:p>
      <text:p text:style-name="normal">(1531, 'Jardim', 'MS'),</text:p>
      <text:p text:style-name="normal">(1532, 'Jateí', 'MS'),</text:p>
      <text:p text:style-name="normal">(1533, 'Juti', 'MS'),</text:p>
      <text:p text:style-name="normal">(1534, 'Ladário', 'MS'),</text:p>
      <text:p text:style-name="normal">(1535, 'Laguna Carapã', 'MS'),</text:p>
      <text:p text:style-name="normal">(1536, 'Maracaju', 'MS'),</text:p>
      <text:p text:style-name="normal">(1537, 'Miranda', 'MS'),</text:p>
      <text:p text:style-name="normal">(1538, 'Mundo Novo', 'MS'),</text:p>
      <text:p text:style-name="normal">(1539, 'Naviraí', 'MS'),</text:p>
      <text:p text:style-name="normal">(1540, 'Nioaque', 'MS'),</text:p>
      <text:p text:style-name="normal">(1541, 'Nova Alvorada do Sul', 'MS'),</text:p>
      <text:p text:style-name="normal">(1542, 'Nova Andradina', 'MS'),</text:p>
      <text:p text:style-name="normal">(1543, 'Novo Horizonte do Sul', 'MS'),</text:p>
      <text:p text:style-name="normal">(1544, 'Paranaíba', 'MS'),</text:p>
      <text:p text:style-name="normal">(1545, 'Paranhos', 'MS'),</text:p>
      <text:p text:style-name="normal">(1546, 'Pedro Gomes', 'MS'),</text:p>
      <text:p text:style-name="normal">(1547, 'Ponta Porã', 'MS'),</text:p>
      <text:p text:style-name="normal">(1548, 'Porto Murtinho', 'MS'),</text:p>
      <text:p text:style-name="normal">(1549, 'Ribas do Rio Pardo', 'MS'),</text:p>
      <text:p text:style-name="normal">(1550, 'Rio Brilhante', 'MS'),</text:p>
      <text:p text:style-name="normal">(1551, 'Rio Negro', 'MS'),</text:p>
      <text:p text:style-name="normal">(1552, 'Rio Verde de Mato Grosso', 'MS'),</text:p>
      <text:p text:style-name="normal">(1553, 'Rochedo', 'MS'),</text:p>
      <text:p text:style-name="normal">(1554, 'Santa Rita do Pardo', 'MS'),</text:p>
      <text:p text:style-name="normal">(1555, 'São Gabriel do Oeste', 'MS'),</text:p>
      <text:p text:style-name="normal">(1556, 'Selvíria', 'MS'),</text:p>
      <text:p text:style-name="normal">(1557, 'Sete Quedas', 'MS'),</text:p>
      <text:p text:style-name="normal">(1558, 'Sidrolândia', 'MS'),</text:p>
      <text:p text:style-name="normal">(1559, 'Sonora', 'MS'),</text:p>
      <text:p text:style-name="normal">(1560, 'Tacuru', 'MS'),</text:p>
      <text:p text:style-name="normal">(1561, 'Taquarussu', 'MS'),</text:p>
      <text:p text:style-name="normal">(1562, 'Terenos', 'MS'),</text:p>
      <text:p text:style-name="normal">(1563, 'Três Lagoas', 'MS'),</text:p>
      <text:p text:style-name="normal"><text:soft-page-break/>(1564, 'Vicentina', 'MS');</text:p>
      <text:p text:style-name="normal"/>
      <text:p text:style-name="normal">INSERT INTO tb_cidades (id, nome, estado) VALUES</text:p>
      <text:p text:style-name="normal">(1565, 'Abadia dos Dourados', 'MG'),</text:p>
      <text:p text:style-name="normal">(1566, 'Abaeté', 'MG'),</text:p>
      <text:p text:style-name="normal">(1567, 'Abre Campo', 'MG'),</text:p>
      <text:p text:style-name="normal">(1568, 'Acaiaca', 'MG'),</text:p>
      <text:p text:style-name="normal">(1569, 'Açucena', 'MG'),</text:p>
      <text:p text:style-name="normal">(1570, 'Água Boa', 'MG'),</text:p>
      <text:p text:style-name="normal">(1571, 'Água Comprida', 'MG'),</text:p>
      <text:p text:style-name="normal">(1572, 'Aguanil', 'MG'),</text:p>
      <text:p text:style-name="normal">(1573, 'Águas Formosas', 'MG'),</text:p>
      <text:p text:style-name="normal">(1574, 'Águas Vermelhas', 'MG'),</text:p>
      <text:p text:style-name="normal">(1575, 'Aimorés', 'MG'),</text:p>
      <text:p text:style-name="normal">(1576, 'Aiuruoca', 'MG'),</text:p>
      <text:p text:style-name="normal">(1577, 'Alagoa', 'MG'),</text:p>
      <text:p text:style-name="normal">(1578, 'Albertina', 'MG'),</text:p>
      <text:p text:style-name="normal">(1579, 'Além Paraíba', 'MG'),</text:p>
      <text:p text:style-name="normal">(1580, 'Alfenas', 'MG'),</text:p>
      <text:p text:style-name="normal">(1581, 'Alfredo Vasconcelos', 'MG'),</text:p>
      <text:p text:style-name="normal">(1582, 'Almenara', 'MG'),</text:p>
      <text:p text:style-name="normal">(1583, 'Alpercata', 'MG'),</text:p>
      <text:p text:style-name="normal">(1584, 'Alpinópolis', 'MG'),</text:p>
      <text:p text:style-name="normal">(1585, 'Alterosa', 'MG'),</text:p>
      <text:p text:style-name="normal">(1586, 'Alto Caparaó', 'MG'),</text:p>
      <text:p text:style-name="normal">(1587, 'Alto Jequitibá', 'MG'),</text:p>
      <text:p text:style-name="normal">(1588, 'Alto Rio Doce', 'MG'),</text:p>
      <text:p text:style-name="normal">(1589, 'Alvarenga', 'MG'),</text:p>
      <text:p text:style-name="normal">(1590, 'Alvinópolis', 'MG'),</text:p>
      <text:p text:style-name="normal">(1591, 'Alvorada de Minas', 'MG'),</text:p>
      <text:p text:style-name="normal">(1592, 'Amparo do Serra', 'MG'),</text:p>
      <text:p text:style-name="normal">(1593, 'Andradas', 'MG'),</text:p>
      <text:p text:style-name="normal">(1594, 'Andrelândia', 'MG'),</text:p>
      <text:p text:style-name="normal">(1595, 'Angelândia', 'MG'),</text:p>
      <text:p text:style-name="normal">(1596, 'Antônio Carlos', 'MG'),</text:p>
      <text:p text:style-name="normal">(1597, 'Antônio Dias', 'MG'),</text:p>
      <text:p text:style-name="normal">(1598, 'Antônio Prado de Minas', 'MG'),</text:p>
      <text:p text:style-name="normal">(1599, 'Araçaí', 'MG'),</text:p>
      <text:p text:style-name="normal">(1600, 'Aracitaba', 'MG'),</text:p>
      <text:p text:style-name="normal">(1601, 'Araçuaí', 'MG'),</text:p>
      <text:p text:style-name="normal">(1602, 'Araguari', 'MG'),</text:p>
      <text:p text:style-name="normal">(1603, 'Arantina', 'MG'),</text:p>
      <text:p text:style-name="normal">(1604, 'Araponga', 'MG'),</text:p>
      <text:p text:style-name="normal">(1605, 'Araporã', 'MG'),</text:p>
      <text:p text:style-name="normal">(1606, 'Arapuá', 'MG'),</text:p>
      <text:p text:style-name="normal">(1607, 'Araújos', 'MG'),</text:p>
      <text:p text:style-name="normal">(1608, 'Araxá', 'MG'),</text:p>
      <text:p text:style-name="normal">(1609, 'Arceburgo', 'MG'),</text:p>
      <text:p text:style-name="normal"><text:soft-page-break/>(1610, 'Arcos', 'MG'),</text:p>
      <text:p text:style-name="normal">(1611, 'Areado', 'MG'),</text:p>
      <text:p text:style-name="normal">(1612, 'Argirita', 'MG'),</text:p>
      <text:p text:style-name="normal">(1613, 'Aricanduva', 'MG'),</text:p>
      <text:p text:style-name="normal">(1614, 'Arinos', 'MG'),</text:p>
      <text:p text:style-name="normal">(1615, 'Astolfo Dutra', 'MG'),</text:p>
      <text:p text:style-name="normal">(1616, 'Ataléia', 'MG'),</text:p>
      <text:p text:style-name="normal">(1617, 'Augusto de Lima', 'MG'),</text:p>
      <text:p text:style-name="normal">(1618, 'Baependi', 'MG'),</text:p>
      <text:p text:style-name="normal">(1619, 'Baldim', 'MG'),</text:p>
      <text:p text:style-name="normal">(1620, 'Bambuí', 'MG'),</text:p>
      <text:p text:style-name="normal">(1621, 'Bandeira', 'MG'),</text:p>
      <text:p text:style-name="normal">(1622, 'Bandeira do Sul', 'MG'),</text:p>
      <text:p text:style-name="normal">(1623, 'Barão de Cocais', 'MG'),</text:p>
      <text:p text:style-name="normal">(1624, 'Barão de Monte Alto', 'MG'),</text:p>
      <text:p text:style-name="normal">(1625, 'Barbacena', 'MG'),</text:p>
      <text:p text:style-name="normal">(1626, 'Barra Longa', 'MG'),</text:p>
      <text:p text:style-name="normal">(1627, 'Barroso', 'MG'),</text:p>
      <text:p text:style-name="normal">(1628, 'Bela Vista de Minas', 'MG'),</text:p>
      <text:p text:style-name="normal">(1629, 'Belmiro Braga', 'MG'),</text:p>
      <text:p text:style-name="normal">(1630, 'Belo Horizonte', 'MG'),</text:p>
      <text:p text:style-name="normal">(1631, 'Belo Oriente', 'MG'),</text:p>
      <text:p text:style-name="normal">(1632, 'Belo Vale', 'MG'),</text:p>
      <text:p text:style-name="normal">(1633, 'Berilo', 'MG'),</text:p>
      <text:p text:style-name="normal">(1634, 'Berizal', 'MG'),</text:p>
      <text:p text:style-name="normal">(1635, 'Bertópolis', 'MG'),</text:p>
      <text:p text:style-name="normal">(1636, 'Betim', 'MG'),</text:p>
      <text:p text:style-name="normal">(1637, 'Bias Fortes', 'MG'),</text:p>
      <text:p text:style-name="normal">(1638, 'Bicas', 'MG'),</text:p>
      <text:p text:style-name="normal">(1639, 'Biquinhas', 'MG'),</text:p>
      <text:p text:style-name="normal">(1640, 'Boa Esperança', 'MG'),</text:p>
      <text:p text:style-name="normal">(1641, 'Bocaina de Minas', 'MG'),</text:p>
      <text:p text:style-name="normal">(1642, 'Bocaiúva', 'MG'),</text:p>
      <text:p text:style-name="normal">(1643, 'Bom Despacho', 'MG'),</text:p>
      <text:p text:style-name="normal">(1644, 'Bom Jardim de Minas', 'MG'),</text:p>
      <text:p text:style-name="normal">(1645, 'Bom Jesus da Penha', 'MG'),</text:p>
      <text:p text:style-name="normal">(1646, 'Bom Jesus do Amparo', 'MG'),</text:p>
      <text:p text:style-name="normal">(1647, 'Bom Jesus do Galho', 'MG'),</text:p>
      <text:p text:style-name="normal">(1648, 'Bom Repouso', 'MG'),</text:p>
      <text:p text:style-name="normal">(1649, 'Bom Sucesso', 'MG'),</text:p>
      <text:p text:style-name="normal">(1650, 'Bonfim', 'MG'),</text:p>
      <text:p text:style-name="normal">(1651, 'Bonfinópolis de Minas', 'MG'),</text:p>
      <text:p text:style-name="normal">(1652, 'Bonito de Minas', 'MG'),</text:p>
      <text:p text:style-name="normal">(1653, 'Borda da Mata', 'MG'),</text:p>
      <text:p text:style-name="normal">(1654, 'Botelhos', 'MG'),</text:p>
      <text:p text:style-name="normal">(1655, 'Botumirim', 'MG'),</text:p>
      <text:p text:style-name="normal">(1656, 'Brás Pires', 'MG'),</text:p>
      <text:p text:style-name="normal">(1657, 'Brasilândia de Minas', 'MG'),</text:p>
      <text:p text:style-name="normal"><text:soft-page-break/>(1658, 'Brasília de Minas', 'MG'),</text:p>
      <text:p text:style-name="normal">(1659, 'Brasópolis', 'MG'),</text:p>
      <text:p text:style-name="normal">(1660, 'Braúnas', 'MG'),</text:p>
      <text:p text:style-name="normal">(1661, 'Brumadinho', 'MG'),</text:p>
      <text:p text:style-name="normal">(1662, 'Bueno Brandão', 'MG'),</text:p>
      <text:p text:style-name="normal">(1663, 'Buenópolis', 'MG'),</text:p>
      <text:p text:style-name="normal">(1664, 'Bugre', 'MG'),</text:p>
      <text:p text:style-name="normal">(1665, 'Buritis', 'MG'),</text:p>
      <text:p text:style-name="normal">(1666, 'Buritizeiro', 'MG'),</text:p>
      <text:p text:style-name="normal">(1667, 'Cabeceira Grande', 'MG'),</text:p>
      <text:p text:style-name="normal">(1668, 'Cabo Verde', 'MG'),</text:p>
      <text:p text:style-name="normal">(1669, 'Cachoeira da Prata', 'MG'),</text:p>
      <text:p text:style-name="normal">(1670, 'Cachoeira de Minas', 'MG'),</text:p>
      <text:p text:style-name="normal">(1671, 'Cachoeira de Pajeú', 'MG'),</text:p>
      <text:p text:style-name="normal">(1672, 'Cachoeira Dourada', 'MG'),</text:p>
      <text:p text:style-name="normal">(1673, 'Caetanópolis', 'MG'),</text:p>
      <text:p text:style-name="normal">(1674, 'Caeté', 'MG'),</text:p>
      <text:p text:style-name="normal">(1675, 'Caiana', 'MG'),</text:p>
      <text:p text:style-name="normal">(1676, 'Cajuri', 'MG'),</text:p>
      <text:p text:style-name="normal">(1677, 'Caldas', 'MG'),</text:p>
      <text:p text:style-name="normal">(1678, 'Camacho', 'MG'),</text:p>
      <text:p text:style-name="normal">(1679, 'Camanducaia', 'MG'),</text:p>
      <text:p text:style-name="normal">(1680, 'Cambuí', 'MG'),</text:p>
      <text:p text:style-name="normal">(1681, 'Cambuquira', 'MG'),</text:p>
      <text:p text:style-name="normal">(1682, 'Campanário', 'MG'),</text:p>
      <text:p text:style-name="normal">(1683, 'Campanha', 'MG'),</text:p>
      <text:p text:style-name="normal">(1684, 'Campestre', 'MG'),</text:p>
      <text:p text:style-name="normal">(1685, 'Campina Verde', 'MG'),</text:p>
      <text:p text:style-name="normal">(1686, 'Campo Azul', 'MG'),</text:p>
      <text:p text:style-name="normal">(1687, 'Campo Belo', 'MG'),</text:p>
      <text:p text:style-name="normal">(1688, 'Campo do Meio', 'MG'),</text:p>
      <text:p text:style-name="normal">(1689, 'Campo Florido', 'MG'),</text:p>
      <text:p text:style-name="normal">(1690, 'Campos Altos', 'MG'),</text:p>
      <text:p text:style-name="normal">(1691, 'Campos Gerais', 'MG'),</text:p>
      <text:p text:style-name="normal">(1692, 'Cana Verde', 'MG'),</text:p>
      <text:p text:style-name="normal">(1693, 'Canaã', 'MG'),</text:p>
      <text:p text:style-name="normal">(1694, 'Canápolis', 'MG'),</text:p>
      <text:p text:style-name="normal">(1695, 'Candeias', 'MG'),</text:p>
      <text:p text:style-name="normal">(1696, 'Cantagalo', 'MG'),</text:p>
      <text:p text:style-name="normal">(1697, 'Caparaó', 'MG'),</text:p>
      <text:p text:style-name="normal">(1698, 'Capela Nova', 'MG'),</text:p>
      <text:p text:style-name="normal">(1699, 'Capelinha', 'MG'),</text:p>
      <text:p text:style-name="normal">(1700, 'Capetinga', 'MG'),</text:p>
      <text:p text:style-name="normal">(1701, 'Capim Branco', 'MG'),</text:p>
      <text:p text:style-name="normal">(1702, 'Capinópolis', 'MG'),</text:p>
      <text:p text:style-name="normal">(1703, 'Capitão Andrade', 'MG'),</text:p>
      <text:p text:style-name="normal">(1704, 'Capitão Enéas', 'MG'),</text:p>
      <text:p text:style-name="normal">(1705, 'Capitólio', 'MG'),</text:p>
      <text:p text:style-name="normal"><text:soft-page-break/>(1706, 'Caputira', 'MG'),</text:p>
      <text:p text:style-name="normal">(1707, 'Caraí', 'MG'),</text:p>
      <text:p text:style-name="normal">(1708, 'Caranaíba', 'MG'),</text:p>
      <text:p text:style-name="normal">(1709, 'Carandaí', 'MG'),</text:p>
      <text:p text:style-name="normal">(1710, 'Carangola', 'MG'),</text:p>
      <text:p text:style-name="normal">(1711, 'Caratinga', 'MG'),</text:p>
      <text:p text:style-name="normal">(1712, 'Carbonita', 'MG'),</text:p>
      <text:p text:style-name="normal">(1713, 'Careaçu', 'MG'),</text:p>
      <text:p text:style-name="normal">(1714, 'Carlos Chagas', 'MG'),</text:p>
      <text:p text:style-name="normal">(1715, 'Carmésia', 'MG'),</text:p>
      <text:p text:style-name="normal">(1716, 'Carmo da Cachoeira', 'MG'),</text:p>
      <text:p text:style-name="normal">(1717, 'Carmo da Mata', 'MG'),</text:p>
      <text:p text:style-name="normal">(1718, 'Carmo de Minas', 'MG'),</text:p>
      <text:p text:style-name="normal">(1719, 'Carmo do Cajuru', 'MG'),</text:p>
      <text:p text:style-name="normal">(1720, 'Carmo do Paranaíba', 'MG'),</text:p>
      <text:p text:style-name="normal">(1721, 'Carmo do Rio Claro', 'MG'),</text:p>
      <text:p text:style-name="normal">(1722, 'Carmópolis de Minas', 'MG'),</text:p>
      <text:p text:style-name="normal">(1723, 'Carneirinho', 'MG'),</text:p>
      <text:p text:style-name="normal">(1724, 'Carrancas', 'MG'),</text:p>
      <text:p text:style-name="normal">(1725, 'Carvalhópolis', 'MG'),</text:p>
      <text:p text:style-name="normal">(1726, 'Carvalhos', 'MG'),</text:p>
      <text:p text:style-name="normal">(1727, 'Casa Grande', 'MG'),</text:p>
      <text:p text:style-name="normal">(1728, 'Cascalho Rico', 'MG'),</text:p>
      <text:p text:style-name="normal">(1729, 'Cássia', 'MG'),</text:p>
      <text:p text:style-name="normal">(1730, 'Cataguases', 'MG'),</text:p>
      <text:p text:style-name="normal">(1731, 'Catas Altas', 'MG'),</text:p>
      <text:p text:style-name="normal">(1732, 'Catas Altas da Noruega', 'MG'),</text:p>
      <text:p text:style-name="normal">(1733, 'Catuji', 'MG'),</text:p>
      <text:p text:style-name="normal">(1734, 'Catuti', 'MG'),</text:p>
      <text:p text:style-name="normal">(1735, 'Caxambu', 'MG'),</text:p>
      <text:p text:style-name="normal">(1736, 'Cedro do Abaeté', 'MG'),</text:p>
      <text:p text:style-name="normal">(1737, 'Central de Minas', 'MG'),</text:p>
      <text:p text:style-name="normal">(1738, 'Centralina', 'MG'),</text:p>
      <text:p text:style-name="normal">(1739, 'Chácara', 'MG'),</text:p>
      <text:p text:style-name="normal">(1740, 'Chalé', 'MG'),</text:p>
      <text:p text:style-name="normal">(1741, 'Chapada do Norte', 'MG'),</text:p>
      <text:p text:style-name="normal">(1742, 'Chapada Gaúcha', 'MG'),</text:p>
      <text:p text:style-name="normal">(1743, 'Chiador', 'MG'),</text:p>
      <text:p text:style-name="normal">(1744, 'Cipotânea', 'MG'),</text:p>
      <text:p text:style-name="normal">(1745, 'Claraval', 'MG'),</text:p>
      <text:p text:style-name="normal">(1746, 'Claro dos Poções', 'MG'),</text:p>
      <text:p text:style-name="normal">(1747, 'Cláudio', 'MG'),</text:p>
      <text:p text:style-name="normal">(1748, 'Coimbra', 'MG'),</text:p>
      <text:p text:style-name="normal">(1749, 'Coluna', 'MG'),</text:p>
      <text:p text:style-name="normal">(1750, 'Comendador Gomes', 'MG'),</text:p>
      <text:p text:style-name="normal">(1751, 'Comercinho', 'MG'),</text:p>
      <text:p text:style-name="normal">(1752, 'Conceição da Aparecida', 'MG'),</text:p>
      <text:p text:style-name="normal">(1753, 'Conceição da Barra de Minas', 'MG'),</text:p>
      <text:p text:style-name="normal"><text:soft-page-break/>(1754, 'Conceição das Alagoas', 'MG'),</text:p>
      <text:p text:style-name="normal">(1755, 'Conceição das Pedras', 'MG'),</text:p>
      <text:p text:style-name="normal">(1756, 'Conceição de Ipanema', 'MG'),</text:p>
      <text:p text:style-name="normal">(1757, 'Conceição do Mato Dentro', 'MG'),</text:p>
      <text:p text:style-name="normal">(1758, 'Conceição do Pará', 'MG'),</text:p>
      <text:p text:style-name="normal">(1759, 'Conceição do Rio Verde', 'MG'),</text:p>
      <text:p text:style-name="normal">(1760, 'Conceição dos Ouros', 'MG'),</text:p>
      <text:p text:style-name="normal">(1761, 'Cônego Marinho', 'MG'),</text:p>
      <text:p text:style-name="normal">(1762, 'Confins', 'MG'),</text:p>
      <text:p text:style-name="normal">(1763, 'Congonhal', 'MG'),</text:p>
      <text:p text:style-name="normal">(1764, 'Congonhas', 'MG'),</text:p>
      <text:p text:style-name="normal">(1765, 'Congonhas do Norte', 'MG'),</text:p>
      <text:p text:style-name="normal">(1766, 'Conquista', 'MG'),</text:p>
      <text:p text:style-name="normal">(1767, 'Conselheiro Lafaiete', 'MG'),</text:p>
      <text:p text:style-name="normal">(1768, 'Conselheiro Pena', 'MG'),</text:p>
      <text:p text:style-name="normal">(1769, 'Consolação', 'MG'),</text:p>
      <text:p text:style-name="normal">(1770, 'Contagem', 'MG'),</text:p>
      <text:p text:style-name="normal">(1771, 'Coqueiral', 'MG'),</text:p>
      <text:p text:style-name="normal">(1772, 'Coração de Jesus', 'MG'),</text:p>
      <text:p text:style-name="normal">(1773, 'Cordisburgo', 'MG'),</text:p>
      <text:p text:style-name="normal">(1774, 'Cordislândia', 'MG'),</text:p>
      <text:p text:style-name="normal">(1775, 'Corinto', 'MG'),</text:p>
      <text:p text:style-name="normal">(1776, 'Coroaci', 'MG'),</text:p>
      <text:p text:style-name="normal">(1777, 'Coromandel', 'MG'),</text:p>
      <text:p text:style-name="normal">(1778, 'Coronel Fabriciano', 'MG'),</text:p>
      <text:p text:style-name="normal">(1779, 'Coronel Murta', 'MG'),</text:p>
      <text:p text:style-name="normal">(1780, 'Coronel Pacheco', 'MG'),</text:p>
      <text:p text:style-name="normal">(1781, 'Coronel Xavier Chaves', 'MG'),</text:p>
      <text:p text:style-name="normal">(1782, 'Córrego Danta', 'MG'),</text:p>
      <text:p text:style-name="normal">(1783, 'Córrego do Bom Jesus', 'MG'),</text:p>
      <text:p text:style-name="normal">(1784, 'Córrego Fundo', 'MG'),</text:p>
      <text:p text:style-name="normal">(1785, 'Córrego Novo', 'MG'),</text:p>
      <text:p text:style-name="normal">(1786, 'Couto de Magalhães de Minas', 'MG'),</text:p>
      <text:p text:style-name="normal">(1787, 'Crisólita', 'MG'),</text:p>
      <text:p text:style-name="normal">(1788, 'Cristais', 'MG'),</text:p>
      <text:p text:style-name="normal">(1789, 'Cristália', 'MG'),</text:p>
      <text:p text:style-name="normal">(1790, 'Cristiano Otoni', 'MG'),</text:p>
      <text:p text:style-name="normal">(1791, 'Cristina', 'MG'),</text:p>
      <text:p text:style-name="normal">(1792, 'Crucilândia', 'MG'),</text:p>
      <text:p text:style-name="normal">(1793, 'Cruzeiro da Fortaleza', 'MG'),</text:p>
      <text:p text:style-name="normal">(1794, 'Cruzília', 'MG'),</text:p>
      <text:p text:style-name="normal">(1795, 'Cuparaque', 'MG'),</text:p>
      <text:p text:style-name="normal">(1796, 'Curral de Dentro', 'MG'),</text:p>
      <text:p text:style-name="normal">(1797, 'Curvelo', 'MG'),</text:p>
      <text:p text:style-name="normal">(1798, 'Datas', 'MG'),</text:p>
      <text:p text:style-name="normal">(1799, 'Delfim Moreira', 'MG'),</text:p>
      <text:p text:style-name="normal">(1800, 'Delfinópolis', 'MG'),</text:p>
      <text:p text:style-name="normal">(1801, 'Delta', 'MG'),</text:p>
      <text:p text:style-name="normal"><text:soft-page-break/>(1802, 'Descoberto', 'MG'),</text:p>
      <text:p text:style-name="normal">(1803, 'Desterro de Entre Rios', 'MG'),</text:p>
      <text:p text:style-name="normal">(1804, 'Desterro do Melo', 'MG'),</text:p>
      <text:p text:style-name="normal">(1805, 'Diamantina', 'MG'),</text:p>
      <text:p text:style-name="normal">(1806, 'Diogo de Vasconcelos', 'MG'),</text:p>
      <text:p text:style-name="normal">(1807, 'Dionísio', 'MG'),</text:p>
      <text:p text:style-name="normal">(1808, 'Divinésia', 'MG'),</text:p>
      <text:p text:style-name="normal">(1809, 'Divino', 'MG'),</text:p>
      <text:p text:style-name="normal">(1810, 'Divino das Laranjeiras', 'MG'),</text:p>
      <text:p text:style-name="normal">(1811, 'Divinolândia de Minas', 'MG'),</text:p>
      <text:p text:style-name="normal">(1812, 'Divinópolis', 'MG'),</text:p>
      <text:p text:style-name="normal">(1813, 'Divisa Alegre', 'MG'),</text:p>
      <text:p text:style-name="normal">(1814, 'Divisa Nova', 'MG'),</text:p>
      <text:p text:style-name="normal">(1815, 'Divisópolis', 'MG'),</text:p>
      <text:p text:style-name="normal">(1816, 'Dom Bosco', 'MG'),</text:p>
      <text:p text:style-name="normal">(1817, 'Dom Cavati', 'MG'),</text:p>
      <text:p text:style-name="normal">(1818, 'Dom Joaquim', 'MG'),</text:p>
      <text:p text:style-name="normal">(1819, 'Dom Silvério', 'MG'),</text:p>
      <text:p text:style-name="normal">(1820, 'Dom Viçoso', 'MG'),</text:p>
      <text:p text:style-name="normal">(1821, 'Dona Eusébia', 'MG'),</text:p>
      <text:p text:style-name="normal">(1822, 'Dores de Campos', 'MG'),</text:p>
      <text:p text:style-name="normal">(1823, 'Dores de Guanhães', 'MG'),</text:p>
      <text:p text:style-name="normal">(1824, 'Dores do Indaiá', 'MG'),</text:p>
      <text:p text:style-name="normal">(1825, 'Dores do Turvo', 'MG'),</text:p>
      <text:p text:style-name="normal">(1826, 'Doresópolis', 'MG'),</text:p>
      <text:p text:style-name="normal">(1827, 'Douradoquara', 'MG'),</text:p>
      <text:p text:style-name="normal">(1828, 'Durandé', 'MG'),</text:p>
      <text:p text:style-name="normal">(1829, 'Elói Mendes', 'MG'),</text:p>
      <text:p text:style-name="normal">(1830, 'Engenheiro Caldas', 'MG'),</text:p>
      <text:p text:style-name="normal">(1831, 'Engenheiro Navarro', 'MG'),</text:p>
      <text:p text:style-name="normal">(1832, 'Entre Folhas', 'MG'),</text:p>
      <text:p text:style-name="normal">(1833, 'Entre Rios de Minas', 'MG'),</text:p>
      <text:p text:style-name="normal">(1834, 'Ervália', 'MG'),</text:p>
      <text:p text:style-name="normal">(1835, 'Esmeraldas', 'MG'),</text:p>
      <text:p text:style-name="normal">(1836, 'Espera Feliz', 'MG'),</text:p>
      <text:p text:style-name="normal">(1837, 'Espinosa', 'MG'),</text:p>
      <text:p text:style-name="normal">(1838, 'Espírito Santo do Dourado', 'MG'),</text:p>
      <text:p text:style-name="normal">(1839, 'Estiva', 'MG'),</text:p>
      <text:p text:style-name="normal">(1840, 'Estrela Dalva', 'MG'),</text:p>
      <text:p text:style-name="normal">(1841, 'Estrela do Indaiá', 'MG'),</text:p>
      <text:p text:style-name="normal">(1842, 'Estrela do Sul', 'MG'),</text:p>
      <text:p text:style-name="normal">(1843, 'Eugenópolis', 'MG'),</text:p>
      <text:p text:style-name="normal">(1844, 'Ewbank da Câmara', 'MG'),</text:p>
      <text:p text:style-name="normal">(1845, 'Extrema', 'MG'),</text:p>
      <text:p text:style-name="normal">(1846, 'Fama', 'MG'),</text:p>
      <text:p text:style-name="normal">(1847, 'Faria Lemos', 'MG'),</text:p>
      <text:p text:style-name="normal">(1848, 'Felício dos Santos', 'MG'),</text:p>
      <text:p text:style-name="normal">(1849, 'Felisburgo', 'MG'),</text:p>
      <text:p text:style-name="normal"><text:soft-page-break/>(1850, 'Felixlândia', 'MG'),</text:p>
      <text:p text:style-name="normal">(1851, 'Fernandes Tourinho', 'MG'),</text:p>
      <text:p text:style-name="normal">(1852, 'Ferros', 'MG'),</text:p>
      <text:p text:style-name="normal">(1853, 'Fervedouro', 'MG'),</text:p>
      <text:p text:style-name="normal">(1854, 'Florestal', 'MG'),</text:p>
      <text:p text:style-name="normal">(1855, 'Formiga', 'MG'),</text:p>
      <text:p text:style-name="normal">(1856, 'Formoso', 'MG'),</text:p>
      <text:p text:style-name="normal">(1857, 'Fortaleza de Minas', 'MG'),</text:p>
      <text:p text:style-name="normal">(1858, 'Fortuna de Minas', 'MG'),</text:p>
      <text:p text:style-name="normal">(1859, 'Francisco Badaró', 'MG'),</text:p>
      <text:p text:style-name="normal">(1860, 'Francisco Dumont', 'MG'),</text:p>
      <text:p text:style-name="normal">(1861, 'Francisco Sá', 'MG'),</text:p>
      <text:p text:style-name="normal">(1862, 'Franciscópolis', 'MG'),</text:p>
      <text:p text:style-name="normal">(1863, 'Frei Gaspar', 'MG'),</text:p>
      <text:p text:style-name="normal">(1864, 'Frei Inocêncio', 'MG'),</text:p>
      <text:p text:style-name="normal">(1865, 'Frei Lagonegro', 'MG'),</text:p>
      <text:p text:style-name="normal">(1866, 'Fronteira', 'MG'),</text:p>
      <text:p text:style-name="normal">(1867, 'Fronteira dos Vales', 'MG'),</text:p>
      <text:p text:style-name="normal">(1868, 'Fruta de Leite', 'MG'),</text:p>
      <text:p text:style-name="normal">(1869, 'Frutal', 'MG'),</text:p>
      <text:p text:style-name="normal">(1870, 'Funilândia', 'MG'),</text:p>
      <text:p text:style-name="normal">(1871, 'Galiléia', 'MG'),</text:p>
      <text:p text:style-name="normal">(1872, 'Gameleiras', 'MG'),</text:p>
      <text:p text:style-name="normal">(1873, 'Glaucilândia', 'MG'),</text:p>
      <text:p text:style-name="normal">(1874, 'Goiabeira', 'MG'),</text:p>
      <text:p text:style-name="normal">(1875, 'Goianá', 'MG'),</text:p>
      <text:p text:style-name="normal">(1876, 'Gonçalves', 'MG'),</text:p>
      <text:p text:style-name="normal">(1877, 'Gonzaga', 'MG'),</text:p>
      <text:p text:style-name="normal">(1878, 'Gouveia', 'MG'),</text:p>
      <text:p text:style-name="normal">(1879, 'Governador Valadares', 'MG'),</text:p>
      <text:p text:style-name="normal">(1880, 'Grão Mogol', 'MG'),</text:p>
      <text:p text:style-name="normal">(1881, 'Grupiara', 'MG'),</text:p>
      <text:p text:style-name="normal">(1882, 'Guanhães', 'MG'),</text:p>
      <text:p text:style-name="normal">(1883, 'Guapé', 'MG'),</text:p>
      <text:p text:style-name="normal">(1884, 'Guaraciaba', 'MG'),</text:p>
      <text:p text:style-name="normal">(1885, 'Guaraciama', 'MG'),</text:p>
      <text:p text:style-name="normal">(1886, 'Guaranésia', 'MG'),</text:p>
      <text:p text:style-name="normal">(1887, 'Guarani', 'MG'),</text:p>
      <text:p text:style-name="normal">(1888, 'Guarará', 'MG'),</text:p>
      <text:p text:style-name="normal">(1889, 'Guarda-Mor', 'MG'),</text:p>
      <text:p text:style-name="normal">(1890, 'Guaxupé', 'MG'),</text:p>
      <text:p text:style-name="normal">(1891, 'Guidoval', 'MG'),</text:p>
      <text:p text:style-name="normal">(1892, 'Guimarânia', 'MG'),</text:p>
      <text:p text:style-name="normal">(1893, 'Guiricema', 'MG'),</text:p>
      <text:p text:style-name="normal">(1894, 'Gurinhatã', 'MG'),</text:p>
      <text:p text:style-name="normal">(1895, 'Heliodora', 'MG'),</text:p>
      <text:p text:style-name="normal">(1896, 'Iapu', 'MG'),</text:p>
      <text:p text:style-name="normal">(1897, 'Ibertioga', 'MG'),</text:p>
      <text:p text:style-name="normal"><text:soft-page-break/>(1898, 'Ibiá', 'MG'),</text:p>
      <text:p text:style-name="normal">(1899, 'Ibiaí', 'MG'),</text:p>
      <text:p text:style-name="normal">(1900, 'Ibiracatu', 'MG'),</text:p>
      <text:p text:style-name="normal">(1901, 'Ibiraci', 'MG'),</text:p>
      <text:p text:style-name="normal">(1902, 'Ibirité', 'MG'),</text:p>
      <text:p text:style-name="normal">(1903, 'Ibitiúra de Minas', 'MG'),</text:p>
      <text:p text:style-name="normal">(1904, 'Ibituruna', 'MG'),</text:p>
      <text:p text:style-name="normal">(1905, 'Icaraí de Minas', 'MG'),</text:p>
      <text:p text:style-name="normal">(1906, 'Igarapé', 'MG'),</text:p>
      <text:p text:style-name="normal">(1907, 'Igaratinga', 'MG'),</text:p>
      <text:p text:style-name="normal">(1908, 'Iguatama', 'MG'),</text:p>
      <text:p text:style-name="normal">(1909, 'Ijaci', 'MG'),</text:p>
      <text:p text:style-name="normal">(1910, 'Ilicínea', 'MG'),</text:p>
      <text:p text:style-name="normal">(1911, 'Imbé de Minas', 'MG'),</text:p>
      <text:p text:style-name="normal">(1912, 'Inconfidentes', 'MG'),</text:p>
      <text:p text:style-name="normal">(1913, 'Indaiabira', 'MG'),</text:p>
      <text:p text:style-name="normal">(1914, 'Indianópolis', 'MG'),</text:p>
      <text:p text:style-name="normal">(1915, 'Ingaí', 'MG'),</text:p>
      <text:p text:style-name="normal">(1916, 'Inhapim', 'MG'),</text:p>
      <text:p text:style-name="normal">(1917, 'Inhaúma', 'MG'),</text:p>
      <text:p text:style-name="normal">(1918, 'Inimutaba', 'MG'),</text:p>
      <text:p text:style-name="normal">(1919, 'Ipaba', 'MG'),</text:p>
      <text:p text:style-name="normal">(1920, 'Ipanema', 'MG'),</text:p>
      <text:p text:style-name="normal">(1921, 'Ipatinga', 'MG'),</text:p>
      <text:p text:style-name="normal">(1922, 'Ipiaçu', 'MG'),</text:p>
      <text:p text:style-name="normal">(1923, 'Ipuiúna', 'MG'),</text:p>
      <text:p text:style-name="normal">(1924, 'Iraí de Minas', 'MG'),</text:p>
      <text:p text:style-name="normal">(1925, 'Itabira', 'MG'),</text:p>
      <text:p text:style-name="normal">(1926, 'Itabirinha de Mantena', 'MG'),</text:p>
      <text:p text:style-name="normal">(1927, 'Itabirito', 'MG'),</text:p>
      <text:p text:style-name="normal">(1928, 'Itacambira', 'MG'),</text:p>
      <text:p text:style-name="normal">(1929, 'Itacarambi', 'MG'),</text:p>
      <text:p text:style-name="normal">(1930, 'Itaguara', 'MG'),</text:p>
      <text:p text:style-name="normal">(1931, 'Itaipé', 'MG'),</text:p>
      <text:p text:style-name="normal">(1932, 'Itajubá', 'MG'),</text:p>
      <text:p text:style-name="normal">(1933, 'Itamarandiba', 'MG'),</text:p>
      <text:p text:style-name="normal">(1934, 'Itamarati de Minas', 'MG'),</text:p>
      <text:p text:style-name="normal">(1935, 'Itambacuri', 'MG'),</text:p>
      <text:p text:style-name="normal">(1936, 'Itambé do Mato Dentro', 'MG'),</text:p>
      <text:p text:style-name="normal">(1937, 'Itamogi', 'MG'),</text:p>
      <text:p text:style-name="normal">(1938, 'Itamonte', 'MG'),</text:p>
      <text:p text:style-name="normal">(1939, 'Itanhandu', 'MG'),</text:p>
      <text:p text:style-name="normal">(1940, 'Itanhomi', 'MG'),</text:p>
      <text:p text:style-name="normal">(1941, 'Itaobim', 'MG'),</text:p>
      <text:p text:style-name="normal">(1942, 'Itapagipe', 'MG'),</text:p>
      <text:p text:style-name="normal">(1943, 'Itapecerica', 'MG'),</text:p>
      <text:p text:style-name="normal">(1944, 'Itapeva', 'MG'),</text:p>
      <text:p text:style-name="normal">(1945, 'Itatiaiuçu', 'MG'),</text:p>
      <text:p text:style-name="normal"><text:soft-page-break/>(1946, 'Itaú de Minas', 'MG'),</text:p>
      <text:p text:style-name="normal">(1947, 'Itaúna', 'MG'),</text:p>
      <text:p text:style-name="normal">(1948, 'Itaverava', 'MG'),</text:p>
      <text:p text:style-name="normal">(1949, 'Itinga', 'MG'),</text:p>
      <text:p text:style-name="normal">(1950, 'Itueta', 'MG'),</text:p>
      <text:p text:style-name="normal">(1951, 'Ituiutaba', 'MG'),</text:p>
      <text:p text:style-name="normal">(1952, 'Itumirim', 'MG'),</text:p>
      <text:p text:style-name="normal">(1953, 'Iturama', 'MG'),</text:p>
      <text:p text:style-name="normal">(1954, 'Itutinga', 'MG'),</text:p>
      <text:p text:style-name="normal">(1955, 'Jaboticatubas', 'MG'),</text:p>
      <text:p text:style-name="normal">(1956, 'Jacinto', 'MG'),</text:p>
      <text:p text:style-name="normal">(1957, 'Jacuí', 'MG'),</text:p>
      <text:p text:style-name="normal">(1958, 'Jacutinga', 'MG'),</text:p>
      <text:p text:style-name="normal">(1959, 'Jaguaraçu', 'MG'),</text:p>
      <text:p text:style-name="normal">(1960, 'Jaíba', 'MG'),</text:p>
      <text:p text:style-name="normal">(1961, 'Jampruca', 'MG'),</text:p>
      <text:p text:style-name="normal">(1962, 'Janaúba', 'MG'),</text:p>
      <text:p text:style-name="normal">(1963, 'Januária', 'MG'),</text:p>
      <text:p text:style-name="normal">(1964, 'Japaraíba', 'MG'),</text:p>
      <text:p text:style-name="normal">(1965, 'Japonvar', 'MG'),</text:p>
      <text:p text:style-name="normal">(1966, 'Jeceaba', 'MG'),</text:p>
      <text:p text:style-name="normal">(1967, 'Jenipapo de Minas', 'MG'),</text:p>
      <text:p text:style-name="normal">(1968, 'Jequeri', 'MG'),</text:p>
      <text:p text:style-name="normal">(1969, 'Jequitaí', 'MG'),</text:p>
      <text:p text:style-name="normal">(1970, 'Jequitibá', 'MG'),</text:p>
      <text:p text:style-name="normal">(1971, 'Jequitinhonha', 'MG'),</text:p>
      <text:p text:style-name="normal">(1972, 'Jesuânia', 'MG'),</text:p>
      <text:p text:style-name="normal">(1973, 'Joaíma', 'MG'),</text:p>
      <text:p text:style-name="normal">(1974, 'Joanésia', 'MG'),</text:p>
      <text:p text:style-name="normal">(1975, 'João Monlevade', 'MG'),</text:p>
      <text:p text:style-name="normal">(1976, 'João Pinheiro', 'MG'),</text:p>
      <text:p text:style-name="normal">(1977, 'Joaquim Felício', 'MG'),</text:p>
      <text:p text:style-name="normal">(1978, 'Jordânia', 'MG'),</text:p>
      <text:p text:style-name="normal">(1979, 'José Gonçalves de Minas', 'MG'),</text:p>
      <text:p text:style-name="normal">(1980, 'José Raydan', 'MG'),</text:p>
      <text:p text:style-name="normal">(1981, 'Josenópolis', 'MG'),</text:p>
      <text:p text:style-name="normal">(1982, 'Juatuba', 'MG'),</text:p>
      <text:p text:style-name="normal">(1983, 'Juiz de Fora', 'MG'),</text:p>
      <text:p text:style-name="normal">(1984, 'Juramento', 'MG'),</text:p>
      <text:p text:style-name="normal">(1985, 'Juruaia', 'MG'),</text:p>
      <text:p text:style-name="normal">(1986, 'Juvenília', 'MG'),</text:p>
      <text:p text:style-name="normal">(1987, 'Ladainha', 'MG'),</text:p>
      <text:p text:style-name="normal">(1988, 'Lagamar', 'MG'),</text:p>
      <text:p text:style-name="normal">(1989, 'Lagoa da Prata', 'MG'),</text:p>
      <text:p text:style-name="normal">(1990, 'Lagoa dos Patos', 'MG'),</text:p>
      <text:p text:style-name="normal">(1991, 'Lagoa Dourada', 'MG'),</text:p>
      <text:p text:style-name="normal">(1992, 'Lagoa Formosa', 'MG'),</text:p>
      <text:p text:style-name="normal">(1993, 'Lagoa Grande', 'MG'),</text:p>
      <text:p text:style-name="normal"><text:soft-page-break/>(1994, 'Lagoa Santa', 'MG'),</text:p>
      <text:p text:style-name="normal">(1995, 'Lajinha', 'MG'),</text:p>
      <text:p text:style-name="normal">(1996, 'Lambari', 'MG'),</text:p>
      <text:p text:style-name="normal">(1997, 'Lamim', 'MG'),</text:p>
      <text:p text:style-name="normal">(1998, 'Laranjal', 'MG'),</text:p>
      <text:p text:style-name="normal">(1999, 'Lassance', 'MG'),</text:p>
      <text:p text:style-name="normal">(2000, 'Lavras', 'MG'),</text:p>
      <text:p text:style-name="normal">(2001, 'Leandro Ferreira', 'MG'),</text:p>
      <text:p text:style-name="normal">(2002, 'Leme do Prado', 'MG'),</text:p>
      <text:p text:style-name="normal">(2003, 'Leopoldina', 'MG'),</text:p>
      <text:p text:style-name="normal">(2004, 'Liberdade', 'MG'),</text:p>
      <text:p text:style-name="normal">(2005, 'Lima Duarte', 'MG'),</text:p>
      <text:p text:style-name="normal">(2006, 'Limeira do Oeste', 'MG'),</text:p>
      <text:p text:style-name="normal">(2007, 'Lontra', 'MG'),</text:p>
      <text:p text:style-name="normal">(2008, 'Luisburgo', 'MG'),</text:p>
      <text:p text:style-name="normal">(2009, 'Luislândia', 'MG'),</text:p>
      <text:p text:style-name="normal">(2010, 'Luminárias', 'MG'),</text:p>
      <text:p text:style-name="normal">(2011, 'Luz', 'MG'),</text:p>
      <text:p text:style-name="normal">(2012, 'Machacalis', 'MG'),</text:p>
      <text:p text:style-name="normal">(2013, 'Machado', 'MG'),</text:p>
      <text:p text:style-name="normal">(2014, 'Madre de Deus de Minas', 'MG'),</text:p>
      <text:p text:style-name="normal">(2015, 'Malacacheta', 'MG'),</text:p>
      <text:p text:style-name="normal">(2016, 'Mamonas', 'MG'),</text:p>
      <text:p text:style-name="normal">(2017, 'Manga', 'MG'),</text:p>
      <text:p text:style-name="normal">(2018, 'Manhuaçu', 'MG'),</text:p>
      <text:p text:style-name="normal">(2019, 'Manhumirim', 'MG'),</text:p>
      <text:p text:style-name="normal">(2020, 'Mantena', 'MG'),</text:p>
      <text:p text:style-name="normal">(2021, 'Mar de Espanha', 'MG'),</text:p>
      <text:p text:style-name="normal">(2022, 'Maravilhas', 'MG'),</text:p>
      <text:p text:style-name="normal">(2023, 'Maria da Fé', 'MG'),</text:p>
      <text:p text:style-name="normal">(2024, 'Mariana', 'MG'),</text:p>
      <text:p text:style-name="normal">(2025, 'Marilac', 'MG'),</text:p>
      <text:p text:style-name="normal">(2026, 'Mário Campos', 'MG'),</text:p>
      <text:p text:style-name="normal">(2027, 'Maripá de Minas', 'MG'),</text:p>
      <text:p text:style-name="normal">(2028, 'Marliéria', 'MG'),</text:p>
      <text:p text:style-name="normal">(2029, 'Marmelópolis', 'MG'),</text:p>
      <text:p text:style-name="normal">(2030, 'Martinho Campos', 'MG'),</text:p>
      <text:p text:style-name="normal">(2031, 'Martins Soares', 'MG'),</text:p>
      <text:p text:style-name="normal">(2032, 'Mata Verde', 'MG'),</text:p>
      <text:p text:style-name="normal">(2033, 'Materlândia', 'MG'),</text:p>
      <text:p text:style-name="normal">(2034, 'Mateus Leme', 'MG'),</text:p>
      <text:p text:style-name="normal">(2035, 'Mathias Lobato', 'MG'),</text:p>
      <text:p text:style-name="normal">(2036, 'Matias Barbosa', 'MG'),</text:p>
      <text:p text:style-name="normal">(2037, 'Matias Cardoso', 'MG'),</text:p>
      <text:p text:style-name="normal">(2038, 'Matipó', 'MG'),</text:p>
      <text:p text:style-name="normal">(2039, 'Mato Verde', 'MG'),</text:p>
      <text:p text:style-name="normal">(2040, 'Matozinhos', 'MG'),</text:p>
      <text:p text:style-name="normal">(2041, 'Matutina', 'MG'),</text:p>
      <text:p text:style-name="normal"><text:soft-page-break/>(2042, 'Medeiros', 'MG'),</text:p>
      <text:p text:style-name="normal">(2043, 'Medina', 'MG'),</text:p>
      <text:p text:style-name="normal">(2044, 'Mendes Pimentel', 'MG'),</text:p>
      <text:p text:style-name="normal">(2045, 'Mercês', 'MG'),</text:p>
      <text:p text:style-name="normal">(2046, 'Mesquita', 'MG'),</text:p>
      <text:p text:style-name="normal">(2047, 'Minas Novas', 'MG'),</text:p>
      <text:p text:style-name="normal">(2048, 'Minduri', 'MG'),</text:p>
      <text:p text:style-name="normal">(2049, 'Mirabela', 'MG'),</text:p>
      <text:p text:style-name="normal">(2050, 'Miradouro', 'MG'),</text:p>
      <text:p text:style-name="normal">(2051, 'Miraí', 'MG'),</text:p>
      <text:p text:style-name="normal">(2052, 'Miravânia', 'MG'),</text:p>
      <text:p text:style-name="normal">(2053, 'Moeda', 'MG'),</text:p>
      <text:p text:style-name="normal">(2054, 'Moema', 'MG'),</text:p>
      <text:p text:style-name="normal">(2055, 'Monjolos', 'MG'),</text:p>
      <text:p text:style-name="normal">(2056, 'Monsenhor Paulo', 'MG'),</text:p>
      <text:p text:style-name="normal">(2057, 'Montalvânia', 'MG'),</text:p>
      <text:p text:style-name="normal">(2058, 'Monte Alegre de Minas', 'MG'),</text:p>
      <text:p text:style-name="normal">(2059, 'Monte Azul', 'MG'),</text:p>
      <text:p text:style-name="normal">(2060, 'Monte Belo', 'MG'),</text:p>
      <text:p text:style-name="normal">(2061, 'Monte Carmelo', 'MG'),</text:p>
      <text:p text:style-name="normal">(2062, 'Monte Formoso', 'MG'),</text:p>
      <text:p text:style-name="normal">(2063, 'Monte Santo de Minas', 'MG'),</text:p>
      <text:p text:style-name="normal">(2064, 'Monte Sião', 'MG'),</text:p>
      <text:p text:style-name="normal">(2065, 'Montes Claros', 'MG'),</text:p>
      <text:p text:style-name="normal">(2066, 'Montezuma', 'MG'),</text:p>
      <text:p text:style-name="normal">(2067, 'Morada Nova de Minas', 'MG'),</text:p>
      <text:p text:style-name="normal">(2068, 'Morro da Garça', 'MG'),</text:p>
      <text:p text:style-name="normal">(2069, 'Morro do Pilar', 'MG'),</text:p>
      <text:p text:style-name="normal">(2070, 'Munhoz', 'MG'),</text:p>
      <text:p text:style-name="normal">(2071, 'Muriaé', 'MG'),</text:p>
      <text:p text:style-name="normal">(2072, 'Mutum', 'MG'),</text:p>
      <text:p text:style-name="normal">(2073, 'Muzambinho', 'MG'),</text:p>
      <text:p text:style-name="normal">(2074, 'Nacip Raydan', 'MG'),</text:p>
      <text:p text:style-name="normal">(2075, 'Nanuque', 'MG'),</text:p>
      <text:p text:style-name="normal">(2076, 'Naque', 'MG'),</text:p>
      <text:p text:style-name="normal">(2077, 'Natalândia', 'MG'),</text:p>
      <text:p text:style-name="normal">(2078, 'Natércia', 'MG'),</text:p>
      <text:p text:style-name="normal">(2079, 'Nazareno', 'MG'),</text:p>
      <text:p text:style-name="normal">(2080, 'Nepomuceno', 'MG'),</text:p>
      <text:p text:style-name="normal">(2081, 'Ninheira', 'MG'),</text:p>
      <text:p text:style-name="normal">(2082, 'Nova Belém', 'MG'),</text:p>
      <text:p text:style-name="normal">(2083, 'Nova Era', 'MG'),</text:p>
      <text:p text:style-name="normal">(2084, 'Nova Lima', 'MG'),</text:p>
      <text:p text:style-name="normal">(2085, 'Nova Módica', 'MG'),</text:p>
      <text:p text:style-name="normal">(2086, 'Nova Ponte', 'MG'),</text:p>
      <text:p text:style-name="normal">(2087, 'Nova Porteirinha', 'MG'),</text:p>
      <text:p text:style-name="normal">(2088, 'Nova Resende', 'MG'),</text:p>
      <text:p text:style-name="normal">(2089, 'Nova Serrana', 'MG'),</text:p>
      <text:p text:style-name="normal"><text:soft-page-break/>(2090, 'Nova União', 'MG'),</text:p>
      <text:p text:style-name="normal">(2091, 'Novo Cruzeiro', 'MG'),</text:p>
      <text:p text:style-name="normal">(2092, 'Novo Oriente de Minas', 'MG'),</text:p>
      <text:p text:style-name="normal">(2093, 'Novorizonte', 'MG'),</text:p>
      <text:p text:style-name="normal">(2094, 'Olaria', 'MG'),</text:p>
      <text:p text:style-name="normal">(2095, 'Olhos-dÁgua', 'MG'),</text:p>
      <text:p text:style-name="normal">(2096, 'Olímpio Noronha', 'MG'),</text:p>
      <text:p text:style-name="normal">(2097, 'Oliveira', 'MG'),</text:p>
      <text:p text:style-name="normal">(2098, 'Oliveira Fortes', 'MG'),</text:p>
      <text:p text:style-name="normal">(2099, 'Onça de Pitangui', 'MG'),</text:p>
      <text:p text:style-name="normal">(2100, 'Oratórios', 'MG'),</text:p>
      <text:p text:style-name="normal">(2101, 'Orizânia', 'MG'),</text:p>
      <text:p text:style-name="normal">(2102, 'Ouro Branco', 'MG'),</text:p>
      <text:p text:style-name="normal">(2103, 'Ouro Fino', 'MG'),</text:p>
      <text:p text:style-name="normal">(2104, 'Ouro Preto', 'MG'),</text:p>
      <text:p text:style-name="normal">(2105, 'Ouro Verde de Minas', 'MG'),</text:p>
      <text:p text:style-name="normal">(2106, 'Padre Carvalho', 'MG'),</text:p>
      <text:p text:style-name="normal">(2107, 'Padre Paraíso', 'MG'),</text:p>
      <text:p text:style-name="normal">(2108, 'Pai Pedro', 'MG'),</text:p>
      <text:p text:style-name="normal">(2109, 'Paineiras', 'MG'),</text:p>
      <text:p text:style-name="normal">(2110, 'Pains', 'MG'),</text:p>
      <text:p text:style-name="normal">(2111, 'Paiva', 'MG'),</text:p>
      <text:p text:style-name="normal">(2112, 'Palma', 'MG'),</text:p>
      <text:p text:style-name="normal">(2113, 'Palmópolis', 'MG'),</text:p>
      <text:p text:style-name="normal">(2114, 'Papagaios', 'MG'),</text:p>
      <text:p text:style-name="normal">(2115, 'Pará de Minas', 'MG'),</text:p>
      <text:p text:style-name="normal">(2116, 'Paracatu', 'MG'),</text:p>
      <text:p text:style-name="normal">(2117, 'Paraguaçu', 'MG'),</text:p>
      <text:p text:style-name="normal">(2118, 'Paraisópolis', 'MG'),</text:p>
      <text:p text:style-name="normal">(2119, 'Paraopeba', 'MG'),</text:p>
      <text:p text:style-name="normal">(2120, 'Passa Quatro', 'MG'),</text:p>
      <text:p text:style-name="normal">(2121, 'Passa Tempo', 'MG'),</text:p>
      <text:p text:style-name="normal">(2122, 'Passabém', 'MG'),</text:p>
      <text:p text:style-name="normal">(2123, 'Passa-Vinte', 'MG'),</text:p>
      <text:p text:style-name="normal">(2124, 'Passos', 'MG'),</text:p>
      <text:p text:style-name="normal">(2125, 'Patis', 'MG'),</text:p>
      <text:p text:style-name="normal">(2126, 'Patos de Minas', 'MG'),</text:p>
      <text:p text:style-name="normal">(2127, 'Patrocínio', 'MG'),</text:p>
      <text:p text:style-name="normal">(2128, 'Patrocínio do Muriaé', 'MG'),</text:p>
      <text:p text:style-name="normal">(2129, 'Paula Cândido', 'MG'),</text:p>
      <text:p text:style-name="normal">(2130, 'Paulistas', 'MG'),</text:p>
      <text:p text:style-name="normal">(2131, 'Pavão', 'MG'),</text:p>
      <text:p text:style-name="normal">(2132, 'Peçanha', 'MG'),</text:p>
      <text:p text:style-name="normal">(2133, 'Pedra Azul', 'MG'),</text:p>
      <text:p text:style-name="normal">(2134, 'Pedra Bonita', 'MG'),</text:p>
      <text:p text:style-name="normal">(2135, 'Pedra do Anta', 'MG'),</text:p>
      <text:p text:style-name="normal">(2136, 'Pedra do Indaiá', 'MG'),</text:p>
      <text:p text:style-name="normal">(2137, 'Pedra Dourada', 'MG'),</text:p>
      <text:p text:style-name="normal"><text:soft-page-break/>(2138, 'Pedralva', 'MG'),</text:p>
      <text:p text:style-name="normal">(2139, 'Pedras de Maria da Cruz', 'MG'),</text:p>
      <text:p text:style-name="normal">(2140, 'Pedrinópolis', 'MG'),</text:p>
      <text:p text:style-name="normal">(2141, 'Pedro Leopoldo', 'MG'),</text:p>
      <text:p text:style-name="normal">(2142, 'Pedro Teixeira', 'MG'),</text:p>
      <text:p text:style-name="normal">(2143, 'Pequeri', 'MG'),</text:p>
      <text:p text:style-name="normal">(2144, 'Pequi', 'MG'),</text:p>
      <text:p text:style-name="normal">(2145, 'Perdigão', 'MG'),</text:p>
      <text:p text:style-name="normal">(2146, 'Perdizes', 'MG'),</text:p>
      <text:p text:style-name="normal">(2147, 'Perdões', 'MG'),</text:p>
      <text:p text:style-name="normal">(2148, 'Periquito', 'MG'),</text:p>
      <text:p text:style-name="normal">(2149, 'Pescador', 'MG'),</text:p>
      <text:p text:style-name="normal">(2150, 'Piau', 'MG'),</text:p>
      <text:p text:style-name="normal">(2151, 'Piedade de Caratinga', 'MG'),</text:p>
      <text:p text:style-name="normal">(2152, 'Piedade de Ponte Nova', 'MG'),</text:p>
      <text:p text:style-name="normal">(2153, 'Piedade do Rio Grande', 'MG'),</text:p>
      <text:p text:style-name="normal">(2154, 'Piedade dos Gerais', 'MG'),</text:p>
      <text:p text:style-name="normal">(2155, 'Pimenta', 'MG'),</text:p>
      <text:p text:style-name="normal">(2156, 'Pingo-dÁgua', 'MG'),</text:p>
      <text:p text:style-name="normal">(2157, 'Pintópolis', 'MG'),</text:p>
      <text:p text:style-name="normal">(2158, 'Piracema', 'MG'),</text:p>
      <text:p text:style-name="normal">(2159, 'Pirajuba', 'MG'),</text:p>
      <text:p text:style-name="normal">(2160, 'Piranga', 'MG'),</text:p>
      <text:p text:style-name="normal">(2161, 'Piranguçu', 'MG'),</text:p>
      <text:p text:style-name="normal">(2162, 'Piranguinho', 'MG'),</text:p>
      <text:p text:style-name="normal">(2163, 'Pirapetinga', 'MG'),</text:p>
      <text:p text:style-name="normal">(2164, 'Pirapora', 'MG'),</text:p>
      <text:p text:style-name="normal">(2165, 'Piraúba', 'MG'),</text:p>
      <text:p text:style-name="normal">(2166, 'Pitangui', 'MG'),</text:p>
      <text:p text:style-name="normal">(2167, 'Piumhi', 'MG'),</text:p>
      <text:p text:style-name="normal">(2168, 'Planura', 'MG'),</text:p>
      <text:p text:style-name="normal">(2169, 'Poço Fundo', 'MG'),</text:p>
      <text:p text:style-name="normal">(2170, 'Poços de Caldas', 'MG'),</text:p>
      <text:p text:style-name="normal">(2171, 'Pocrane', 'MG'),</text:p>
      <text:p text:style-name="normal">(2172, 'Pompéu', 'MG'),</text:p>
      <text:p text:style-name="normal">(2173, 'Ponte Nova', 'MG'),</text:p>
      <text:p text:style-name="normal">(2174, 'Ponto Chique', 'MG'),</text:p>
      <text:p text:style-name="normal">(2175, 'Ponto dos Volantes', 'MG'),</text:p>
      <text:p text:style-name="normal">(2176, 'Porteirinha', 'MG'),</text:p>
      <text:p text:style-name="normal">(2177, 'Porto Firme', 'MG'),</text:p>
      <text:p text:style-name="normal">(2178, 'Poté', 'MG'),</text:p>
      <text:p text:style-name="normal">(2179, 'Pouso Alegre', 'MG'),</text:p>
      <text:p text:style-name="normal">(2180, 'Pouso Alto', 'MG'),</text:p>
      <text:p text:style-name="normal">(2181, 'Prados', 'MG'),</text:p>
      <text:p text:style-name="normal">(2182, 'Prata', 'MG'),</text:p>
      <text:p text:style-name="normal">(2183, 'Pratápolis', 'MG'),</text:p>
      <text:p text:style-name="normal">(2184, 'Pratinha', 'MG'),</text:p>
      <text:p text:style-name="normal">(2185, 'Presidente Bernardes', 'MG'),</text:p>
      <text:p text:style-name="normal"><text:soft-page-break/>(2186, 'Presidente Juscelino', 'MG'),</text:p>
      <text:p text:style-name="normal">(2187, 'Presidente Kubitschek', 'MG'),</text:p>
      <text:p text:style-name="normal">(2188, 'Presidente Olegário', 'MG'),</text:p>
      <text:p text:style-name="normal">(2189, 'Prudente de Morais', 'MG'),</text:p>
      <text:p text:style-name="normal">(2190, 'Quartel Geral', 'MG'),</text:p>
      <text:p text:style-name="normal">(2191, 'Queluzito', 'MG'),</text:p>
      <text:p text:style-name="normal">(2192, 'Raposos', 'MG'),</text:p>
      <text:p text:style-name="normal">(2193, 'Raul Soares', 'MG'),</text:p>
      <text:p text:style-name="normal">(2194, 'Recreio', 'MG'),</text:p>
      <text:p text:style-name="normal">(2195, 'Reduto', 'MG'),</text:p>
      <text:p text:style-name="normal">(2196, 'Resende Costa', 'MG'),</text:p>
      <text:p text:style-name="normal">(2197, 'Resplendor', 'MG'),</text:p>
      <text:p text:style-name="normal">(2198, 'Ressaquinha', 'MG'),</text:p>
      <text:p text:style-name="normal">(2199, 'Riachinho', 'MG'),</text:p>
      <text:p text:style-name="normal">(2200, 'Riacho dos Machados', 'MG'),</text:p>
      <text:p text:style-name="normal">(2201, 'Ribeirão das Neves', 'MG'),</text:p>
      <text:p text:style-name="normal">(2202, 'Ribeirão Vermelho', 'MG'),</text:p>
      <text:p text:style-name="normal">(2203, 'Rio Acima', 'MG'),</text:p>
      <text:p text:style-name="normal">(2204, 'Rio Casca', 'MG'),</text:p>
      <text:p text:style-name="normal">(2205, 'Rio do Prado', 'MG'),</text:p>
      <text:p text:style-name="normal">(2206, 'Rio Doce', 'MG'),</text:p>
      <text:p text:style-name="normal">(2207, 'Rio Espera', 'MG'),</text:p>
      <text:p text:style-name="normal">(2208, 'Rio Manso', 'MG'),</text:p>
      <text:p text:style-name="normal">(2209, 'Rio Novo', 'MG'),</text:p>
      <text:p text:style-name="normal">(2210, 'Rio Paranaíba', 'MG'),</text:p>
      <text:p text:style-name="normal">(2211, 'Rio Pardo de Minas', 'MG'),</text:p>
      <text:p text:style-name="normal">(2212, 'Rio Piracicaba', 'MG'),</text:p>
      <text:p text:style-name="normal">(2213, 'Rio Pomba', 'MG'),</text:p>
      <text:p text:style-name="normal">(2214, 'Rio Preto', 'MG'),</text:p>
      <text:p text:style-name="normal">(2215, 'Rio Vermelho', 'MG'),</text:p>
      <text:p text:style-name="normal">(2216, 'Ritápolis', 'MG'),</text:p>
      <text:p text:style-name="normal">(2217, 'Rochedo de Minas', 'MG'),</text:p>
      <text:p text:style-name="normal">(2218, 'Rodeiro', 'MG'),</text:p>
      <text:p text:style-name="normal">(2219, 'Romaria', 'MG'),</text:p>
      <text:p text:style-name="normal">(2220, 'Rosário da Limeira', 'MG'),</text:p>
      <text:p text:style-name="normal">(2221, 'Rubelita', 'MG'),</text:p>
      <text:p text:style-name="normal">(2222, 'Rubim', 'MG'),</text:p>
      <text:p text:style-name="normal">(2223, 'Sabará', 'MG'),</text:p>
      <text:p text:style-name="normal">(2224, 'Sabinópolis', 'MG'),</text:p>
      <text:p text:style-name="normal">(2225, 'Sacramento', 'MG'),</text:p>
      <text:p text:style-name="normal">(2226, 'Salinas', 'MG'),</text:p>
      <text:p text:style-name="normal">(2227, 'Salto da Divisa', 'MG'),</text:p>
      <text:p text:style-name="normal">(2228, 'Santa Bárbara', 'MG'),</text:p>
      <text:p text:style-name="normal">(2229, 'Santa Bárbara do Leste', 'MG'),</text:p>
      <text:p text:style-name="normal">(2230, 'Santa Bárbara do Monte Verde', 'MG'),</text:p>
      <text:p text:style-name="normal">(2231, 'Santa Bárbara do Tugúrio', 'MG'),</text:p>
      <text:p text:style-name="normal">(2232, 'Santa Cruz de Minas', 'MG'),</text:p>
      <text:p text:style-name="normal">(2233, 'Santa Cruz de Salinas', 'MG'),</text:p>
      <text:p text:style-name="normal"><text:soft-page-break/>(2234, 'Santa Cruz do Escalvado', 'MG'),</text:p>
      <text:p text:style-name="normal">(2235, 'Santa Efigênia de Minas', 'MG'),</text:p>
      <text:p text:style-name="normal">(2236, 'Santa Fé de Minas', 'MG'),</text:p>
      <text:p text:style-name="normal">(2237, 'Santa Helena de Minas', 'MG'),</text:p>
      <text:p text:style-name="normal">(2238, 'Santa Juliana', 'MG'),</text:p>
      <text:p text:style-name="normal">(2239, 'Santa Luzia', 'MG'),</text:p>
      <text:p text:style-name="normal">(2240, 'Santa Margarida', 'MG'),</text:p>
      <text:p text:style-name="normal">(2241, 'Santa Maria de Itabira', 'MG'),</text:p>
      <text:p text:style-name="normal">(2242, 'Santa Maria do Salto', 'MG'),</text:p>
      <text:p text:style-name="normal">(2243, 'Santa Maria do Suaçuí', 'MG'),</text:p>
      <text:p text:style-name="normal">(2244, 'Santa Rita de Caldas', 'MG'),</text:p>
      <text:p text:style-name="normal">(2245, 'Santa Rita de Ibitipoca', 'MG'),</text:p>
      <text:p text:style-name="normal">(2246, 'Santa Rita de Jacutinga', 'MG'),</text:p>
      <text:p text:style-name="normal">(2247, 'Santa Rita de Minas', 'MG'),</text:p>
      <text:p text:style-name="normal">(2248, 'Santa Rita do Itueto', 'MG'),</text:p>
      <text:p text:style-name="normal">(2249, 'Santa Rita do Sapucaí', 'MG'),</text:p>
      <text:p text:style-name="normal">(2250, 'Santa Rosa da Serra', 'MG'),</text:p>
      <text:p text:style-name="normal">(2251, 'Santa Vitória', 'MG'),</text:p>
      <text:p text:style-name="normal">(2252, 'Santana da Vargem', 'MG'),</text:p>
      <text:p text:style-name="normal">(2253, 'Santana de Cataguases', 'MG'),</text:p>
      <text:p text:style-name="normal">(2254, 'Santana de Pirapama', 'MG'),</text:p>
      <text:p text:style-name="normal">(2255, 'Santana do Deserto', 'MG'),</text:p>
      <text:p text:style-name="normal">(2256, 'Santana do Garambéu', 'MG'),</text:p>
      <text:p text:style-name="normal">(2257, 'Santana do Jacaré', 'MG'),</text:p>
      <text:p text:style-name="normal">(2258, 'Santana do Manhuaçu', 'MG'),</text:p>
      <text:p text:style-name="normal">(2259, 'Santana do Paraíso', 'MG'),</text:p>
      <text:p text:style-name="normal">(2260, 'Santana do Riacho', 'MG'),</text:p>
      <text:p text:style-name="normal">(2261, 'Santana dos Montes', 'MG'),</text:p>
      <text:p text:style-name="normal">(2262, 'Santo Antônio do Amparo', 'MG'),</text:p>
      <text:p text:style-name="normal">(2263, 'Santo Antônio do Aventureiro', 'MG'),</text:p>
      <text:p text:style-name="normal">(2264, 'Santo Antônio do Grama', 'MG'),</text:p>
      <text:p text:style-name="normal">(2265, 'Santo Antônio do Itambé', 'MG'),</text:p>
      <text:p text:style-name="normal">(2266, 'Santo Antônio do Jacinto', 'MG'),</text:p>
      <text:p text:style-name="normal">(2267, 'Santo Antônio do Monte', 'MG'),</text:p>
      <text:p text:style-name="normal">(2268, 'Santo Antônio do Retiro', 'MG'),</text:p>
      <text:p text:style-name="normal">(2269, 'Santo Antônio do Rio Abaixo', 'MG'),</text:p>
      <text:p text:style-name="normal">(2270, 'Santo Hipólito', 'MG'),</text:p>
      <text:p text:style-name="normal">(2271, 'Santos Dumont', 'MG'),</text:p>
      <text:p text:style-name="normal">(2272, 'São Bento Abade', 'MG'),</text:p>
      <text:p text:style-name="normal">(2273, 'São Brás do Suaçuí', 'MG'),</text:p>
      <text:p text:style-name="normal">(2274, 'São Domingos das Dores', 'MG'),</text:p>
      <text:p text:style-name="normal">(2275, 'São Domingos do Prata', 'MG'),</text:p>
      <text:p text:style-name="normal">(2276, 'São Félix de Minas', 'MG'),</text:p>
      <text:p text:style-name="normal">(2277, 'São Francisco', 'MG'),</text:p>
      <text:p text:style-name="normal">(2278, 'São Francisco de Paula', 'MG'),</text:p>
      <text:p text:style-name="normal">(2279, 'São Francisco de Sales', 'MG'),</text:p>
      <text:p text:style-name="normal">(2280, 'São Francisco do Glória', 'MG'),</text:p>
      <text:p text:style-name="normal">(2281, 'São Geraldo', 'MG'),</text:p>
      <text:p text:style-name="normal"><text:soft-page-break/>(2282, 'São Geraldo da Piedade', 'MG'),</text:p>
      <text:p text:style-name="normal">(2283, 'São Geraldo do Baixio', 'MG'),</text:p>
      <text:p text:style-name="normal">(2284, 'São Gonçalo do Abaeté', 'MG'),</text:p>
      <text:p text:style-name="normal">(2285, 'São Gonçalo do Pará', 'MG'),</text:p>
      <text:p text:style-name="normal">(2286, 'São Gonçalo do Rio Abaixo', 'MG'),</text:p>
      <text:p text:style-name="normal">(2287, 'São Gonçalo do Rio Preto', 'MG'),</text:p>
      <text:p text:style-name="normal">(2288, 'São Gonçalo do Sapucaí', 'MG'),</text:p>
      <text:p text:style-name="normal">(2289, 'São Gotardo', 'MG'),</text:p>
      <text:p text:style-name="normal">(2290, 'São João Batista do Glória', 'MG'),</text:p>
      <text:p text:style-name="normal">(2291, 'São João da Lagoa', 'MG'),</text:p>
      <text:p text:style-name="normal">(2292, 'São João da Mata', 'MG'),</text:p>
      <text:p text:style-name="normal">(2293, 'São João da Ponte', 'MG'),</text:p>
      <text:p text:style-name="normal">(2294, 'São João das Missões', 'MG'),</text:p>
      <text:p text:style-name="normal">(2295, 'São João del Rei', 'MG'),</text:p>
      <text:p text:style-name="normal">(2296, 'São João do Manhuaçu', 'MG'),</text:p>
      <text:p text:style-name="normal">(2297, 'São João do Manteninha', 'MG'),</text:p>
      <text:p text:style-name="normal">(2298, 'São João do Oriente', 'MG'),</text:p>
      <text:p text:style-name="normal">(2299, 'São João do Pacuí', 'MG'),</text:p>
      <text:p text:style-name="normal">(2300, 'São João do Paraíso', 'MG'),</text:p>
      <text:p text:style-name="normal">(2301, 'São João Evangelista', 'MG'),</text:p>
      <text:p text:style-name="normal">(2302, 'São João Nepomuceno', 'MG'),</text:p>
      <text:p text:style-name="normal">(2303, 'São Joaquim de Bicas', 'MG'),</text:p>
      <text:p text:style-name="normal">(2304, 'São José da Barra', 'MG'),</text:p>
      <text:p text:style-name="normal">(2305, 'São José da Lapa', 'MG'),</text:p>
      <text:p text:style-name="normal">(2306, 'São José da Safira', 'MG'),</text:p>
      <text:p text:style-name="normal">(2307, 'São José da Varginha', 'MG'),</text:p>
      <text:p text:style-name="normal">(2308, 'São José do Alegre', 'MG'),</text:p>
      <text:p text:style-name="normal">(2309, 'São José do Divino', 'MG'),</text:p>
      <text:p text:style-name="normal">(2310, 'São José do Goiabal', 'MG'),</text:p>
      <text:p text:style-name="normal">(2311, 'São José do Jacuri', 'MG'),</text:p>
      <text:p text:style-name="normal">(2312, 'São José do Mantimento', 'MG'),</text:p>
      <text:p text:style-name="normal">(2313, 'São Lourenço', 'MG'),</text:p>
      <text:p text:style-name="normal">(2314, 'São Miguel do Anta', 'MG'),</text:p>
      <text:p text:style-name="normal">(2315, 'São Pedro da União', 'MG'),</text:p>
      <text:p text:style-name="normal">(2316, 'São Pedro do Suaçuí', 'MG'),</text:p>
      <text:p text:style-name="normal">(2317, 'São Pedro dos Ferros', 'MG'),</text:p>
      <text:p text:style-name="normal">(2318, 'São Romão', 'MG'),</text:p>
      <text:p text:style-name="normal">(2319, 'São Roque de Minas', 'MG'),</text:p>
      <text:p text:style-name="normal">(2320, 'São Sebastião da Bela Vista', 'MG'),</text:p>
      <text:p text:style-name="normal">(2321, 'São Sebastião da Vargem Alegre', 'MG'),</text:p>
      <text:p text:style-name="normal">(2322, 'São Sebastião do Anta', 'MG'),</text:p>
      <text:p text:style-name="normal">(2323, 'São Sebastião do Maranhão', 'MG'),</text:p>
      <text:p text:style-name="normal">(2324, 'São Sebastião do Oeste', 'MG'),</text:p>
      <text:p text:style-name="normal">(2325, 'São Sebastião do Paraíso', 'MG'),</text:p>
      <text:p text:style-name="normal">(2326, 'São Sebastião do Rio Preto', 'MG'),</text:p>
      <text:p text:style-name="normal">(2327, 'São Sebastião do Rio Verde', 'MG'),</text:p>
      <text:p text:style-name="normal">(2328, 'São Thomé das Letras', 'MG'),</text:p>
      <text:p text:style-name="normal">(2329, 'São Tiago', 'MG'),</text:p>
      <text:p text:style-name="normal"><text:soft-page-break/>(2330, 'São Tomás de Aquino', 'MG'),</text:p>
      <text:p text:style-name="normal">(2331, 'São Vicente de Minas', 'MG'),</text:p>
      <text:p text:style-name="normal">(2332, 'Sapucaí-Mirim', 'MG'),</text:p>
      <text:p text:style-name="normal">(2333, 'Sardoá', 'MG'),</text:p>
      <text:p text:style-name="normal">(2334, 'Sarzedo', 'MG'),</text:p>
      <text:p text:style-name="normal">(2335, 'Sem-Peixe', 'MG'),</text:p>
      <text:p text:style-name="normal">(2336, 'Senador Amaral', 'MG'),</text:p>
      <text:p text:style-name="normal">(2337, 'Senador Cortes', 'MG'),</text:p>
      <text:p text:style-name="normal">(2338, 'Senador Firmino', 'MG'),</text:p>
      <text:p text:style-name="normal">(2339, 'Senador José Bento', 'MG'),</text:p>
      <text:p text:style-name="normal">(2340, 'Senador Modestino Gonçalves', 'MG'),</text:p>
      <text:p text:style-name="normal">(2341, 'Senhora de Oliveira', 'MG'),</text:p>
      <text:p text:style-name="normal">(2342, 'Senhora do Porto', 'MG'),</text:p>
      <text:p text:style-name="normal">(2343, 'Senhora dos Remédios', 'MG'),</text:p>
      <text:p text:style-name="normal">(2344, 'Sericita', 'MG'),</text:p>
      <text:p text:style-name="normal">(2345, 'Seritinga', 'MG'),</text:p>
      <text:p text:style-name="normal">(2346, 'Serra Azul de Minas', 'MG'),</text:p>
      <text:p text:style-name="normal">(2347, 'Serra da Saudade', 'MG'),</text:p>
      <text:p text:style-name="normal">(2348, 'Serra do Salitre', 'MG'),</text:p>
      <text:p text:style-name="normal">(2349, 'Serra dos Aimorés', 'MG'),</text:p>
      <text:p text:style-name="normal">(2350, 'Serrania', 'MG'),</text:p>
      <text:p text:style-name="normal">(2351, 'Serranópolis de Minas', 'MG'),</text:p>
      <text:p text:style-name="normal">(2352, 'Serranos', 'MG'),</text:p>
      <text:p text:style-name="normal">(2353, 'Serro', 'MG'),</text:p>
      <text:p text:style-name="normal">(2354, 'Sete Lagoas', 'MG'),</text:p>
      <text:p text:style-name="normal">(2355, 'Setubinha', 'MG'),</text:p>
      <text:p text:style-name="normal">(2356, 'Silveirânia', 'MG'),</text:p>
      <text:p text:style-name="normal">(2357, 'Silvianópolis', 'MG'),</text:p>
      <text:p text:style-name="normal">(2358, 'Simão Pereira', 'MG'),</text:p>
      <text:p text:style-name="normal">(2359, 'Simonésia', 'MG'),</text:p>
      <text:p text:style-name="normal">(2360, 'Sobrália', 'MG'),</text:p>
      <text:p text:style-name="normal">(2361, 'Soledade de Minas', 'MG'),</text:p>
      <text:p text:style-name="normal">(2362, 'Tabuleiro', 'MG'),</text:p>
      <text:p text:style-name="normal">(2363, 'Taiobeiras', 'MG'),</text:p>
      <text:p text:style-name="normal">(2364, 'Taparuba', 'MG'),</text:p>
      <text:p text:style-name="normal">(2365, 'Tapira', 'MG'),</text:p>
      <text:p text:style-name="normal">(2366, 'Tapiraí', 'MG'),</text:p>
      <text:p text:style-name="normal">(2367, 'Taquaraçu de Minas', 'MG'),</text:p>
      <text:p text:style-name="normal">(2368, 'Tarumirim', 'MG'),</text:p>
      <text:p text:style-name="normal">(2369, 'Teixeiras', 'MG'),</text:p>
      <text:p text:style-name="normal">(2370, 'Teófilo Otoni', 'MG'),</text:p>
      <text:p text:style-name="normal">(2371, 'Timóteo', 'MG'),</text:p>
      <text:p text:style-name="normal">(2372, 'Tiradentes', 'MG'),</text:p>
      <text:p text:style-name="normal">(2373, 'Tiros', 'MG'),</text:p>
      <text:p text:style-name="normal">(2374, 'Tocantins', 'MG'),</text:p>
      <text:p text:style-name="normal">(2375, 'Tocos do Moji', 'MG'),</text:p>
      <text:p text:style-name="normal">(2376, 'Toledo', 'MG'),</text:p>
      <text:p text:style-name="normal">(2377, 'Tombos', 'MG'),</text:p>
      <text:p text:style-name="normal"><text:soft-page-break/>(2378, 'Três Corações', 'MG'),</text:p>
      <text:p text:style-name="normal">(2379, 'Três Marias', 'MG'),</text:p>
      <text:p text:style-name="normal">(2380, 'Três Pontas', 'MG'),</text:p>
      <text:p text:style-name="normal">(2381, 'Tumiritinga', 'MG'),</text:p>
      <text:p text:style-name="normal">(2382, 'Tupaciguara', 'MG'),</text:p>
      <text:p text:style-name="normal">(2383, 'Turmalina', 'MG'),</text:p>
      <text:p text:style-name="normal">(2384, 'Turvolândia', 'MG'),</text:p>
      <text:p text:style-name="normal">(2385, 'Ubá', 'MG'),</text:p>
      <text:p text:style-name="normal">(2386, 'Ubaí', 'MG'),</text:p>
      <text:p text:style-name="normal">(2387, 'Ubaporanga', 'MG'),</text:p>
      <text:p text:style-name="normal">(2388, 'Uberaba', 'MG'),</text:p>
      <text:p text:style-name="normal">(2389, 'Uberlândia', 'MG'),</text:p>
      <text:p text:style-name="normal">(2390, 'Umburatiba', 'MG'),</text:p>
      <text:p text:style-name="normal">(2391, 'Unaí', 'MG'),</text:p>
      <text:p text:style-name="normal">(2392, 'União de Minas', 'MG'),</text:p>
      <text:p text:style-name="normal">(2393, 'Uruana de Minas', 'MG'),</text:p>
      <text:p text:style-name="normal">(2394, 'Urucânia', 'MG'),</text:p>
      <text:p text:style-name="normal">(2395, 'Urucuia', 'MG'),</text:p>
      <text:p text:style-name="normal">(2396, 'Vargem Alegre', 'MG'),</text:p>
      <text:p text:style-name="normal">(2397, 'Vargem Bonita', 'MG'),</text:p>
      <text:p text:style-name="normal">(2398, 'Vargem Grande do Rio Pardo', 'MG'),</text:p>
      <text:p text:style-name="normal">(2399, 'Varginha', 'MG'),</text:p>
      <text:p text:style-name="normal">(2400, 'Varjão de Minas', 'MG'),</text:p>
      <text:p text:style-name="normal">(2401, 'Várzea da Palma', 'MG'),</text:p>
      <text:p text:style-name="normal">(2402, 'Varzelândia', 'MG'),</text:p>
      <text:p text:style-name="normal">(2403, 'Vazante', 'MG'),</text:p>
      <text:p text:style-name="normal">(2404, 'Verdelândia', 'MG'),</text:p>
      <text:p text:style-name="normal">(2405, 'Veredinha', 'MG'),</text:p>
      <text:p text:style-name="normal">(2406, 'Veríssimo', 'MG'),</text:p>
      <text:p text:style-name="normal">(2407, 'Vermelho Novo', 'MG'),</text:p>
      <text:p text:style-name="normal">(2408, 'Vespasiano', 'MG'),</text:p>
      <text:p text:style-name="normal">(2409, 'Viçosa', 'MG'),</text:p>
      <text:p text:style-name="normal">(2410, 'Vieiras', 'MG'),</text:p>
      <text:p text:style-name="normal">(2411, 'Virgem da Lapa', 'MG'),</text:p>
      <text:p text:style-name="normal">(2412, 'Virgínia', 'MG'),</text:p>
      <text:p text:style-name="normal">(2413, 'Virginópolis', 'MG'),</text:p>
      <text:p text:style-name="normal">(2414, 'Virgolândia', 'MG'),</text:p>
      <text:p text:style-name="normal">(2415, 'Visconde do Rio Branco', 'MG'),</text:p>
      <text:p text:style-name="normal">(2416, 'Volta Grande', 'MG'),</text:p>
      <text:p text:style-name="normal">(2417, 'Wenceslau Braz', 'MG');</text:p>
      <text:p text:style-name="normal"/>
      <text:p text:style-name="normal">INSERT INTO tb_cidades (id, nome, estado) VALUES</text:p>
      <text:p text:style-name="normal">(2418, 'Abaetetuba', 'PA'),</text:p>
      <text:p text:style-name="normal">(2419, 'Abel Figueiredo', 'PA'),</text:p>
      <text:p text:style-name="normal">(2420, 'Acará', 'PA'),</text:p>
      <text:p text:style-name="normal">(2421, 'Afuá', 'PA'),</text:p>
      <text:p text:style-name="normal">(2422, 'Água Azul do Norte', 'PA'),</text:p>
      <text:p text:style-name="normal">(2423, 'Alenquer', 'PA'),</text:p>
      <text:p text:style-name="normal"><text:soft-page-break/>(2424, 'Almeirim', 'PA'),</text:p>
      <text:p text:style-name="normal">(2425, 'Altamira', 'PA'),</text:p>
      <text:p text:style-name="normal">(2426, 'Anajás', 'PA'),</text:p>
      <text:p text:style-name="normal">(2427, 'Ananindeua', 'PA'),</text:p>
      <text:p text:style-name="normal">(2428, 'Anapu', 'PA'),</text:p>
      <text:p text:style-name="normal">(2429, 'Augusto Corrêa', 'PA'),</text:p>
      <text:p text:style-name="normal">(2430, 'Aurora do Pará', 'PA'),</text:p>
      <text:p text:style-name="normal">(2431, 'Aveiro', 'PA'),</text:p>
      <text:p text:style-name="normal">(2432, 'Bagre', 'PA'),</text:p>
      <text:p text:style-name="normal">(2433, 'Baião', 'PA'),</text:p>
      <text:p text:style-name="normal">(2434, 'Bannach', 'PA'),</text:p>
      <text:p text:style-name="normal">(2435, 'Barcarena', 'PA'),</text:p>
      <text:p text:style-name="normal">(2436, 'Belém', 'PA'),</text:p>
      <text:p text:style-name="normal">(2437, 'Belterra', 'PA'),</text:p>
      <text:p text:style-name="normal">(2438, 'Benevides', 'PA'),</text:p>
      <text:p text:style-name="normal">(2439, 'Bom Jesus do Tocantins', 'PA'),</text:p>
      <text:p text:style-name="normal">(2440, 'Bonito', 'PA'),</text:p>
      <text:p text:style-name="normal">(2441, 'Bragança', 'PA'),</text:p>
      <text:p text:style-name="normal">(2442, 'Brasil Novo', 'PA'),</text:p>
      <text:p text:style-name="normal">(2443, 'Brejo Grande do Araguaia', 'PA'),</text:p>
      <text:p text:style-name="normal">(2444, 'Breu Branco', 'PA'),</text:p>
      <text:p text:style-name="normal">(2445, 'Breves', 'PA'),</text:p>
      <text:p text:style-name="normal">(2446, 'Bujaru', 'PA'),</text:p>
      <text:p text:style-name="normal">(2447, 'Cachoeira do Arari', 'PA'),</text:p>
      <text:p text:style-name="normal">(2448, 'Cachoeira do Piriá', 'PA'),</text:p>
      <text:p text:style-name="normal">(2449, 'Cametá', 'PA'),</text:p>
      <text:p text:style-name="normal">(2450, 'Canaã dos Carajás', 'PA'),</text:p>
      <text:p text:style-name="normal">(2451, 'Capanema', 'PA'),</text:p>
      <text:p text:style-name="normal">(2452, 'Capitão Poço', 'PA'),</text:p>
      <text:p text:style-name="normal">(2453, 'Castanhal', 'PA'),</text:p>
      <text:p text:style-name="normal">(2454, 'Chaves', 'PA'),</text:p>
      <text:p text:style-name="normal">(2455, 'Colares', 'PA'),</text:p>
      <text:p text:style-name="normal">(2456, 'Conceição do Araguaia', 'PA'),</text:p>
      <text:p text:style-name="normal">(2457, 'Concórdia do Pará', 'PA'),</text:p>
      <text:p text:style-name="normal">(2458, 'Cumaru do Norte', 'PA'),</text:p>
      <text:p text:style-name="normal">(2459, 'Curionópolis', 'PA'),</text:p>
      <text:p text:style-name="normal">(2460, 'Curralinho', 'PA'),</text:p>
      <text:p text:style-name="normal">(2461, 'Curuá', 'PA'),</text:p>
      <text:p text:style-name="normal">(2462, 'Curuçá', 'PA'),</text:p>
      <text:p text:style-name="normal">(2463, 'Dom Eliseu', 'PA'),</text:p>
      <text:p text:style-name="normal">(2464, 'Eldorado dos Carajás', 'PA'),</text:p>
      <text:p text:style-name="normal">(2465, 'Faro', 'PA'),</text:p>
      <text:p text:style-name="normal">(2466, 'Floresta do Araguaia', 'PA'),</text:p>
      <text:p text:style-name="normal">(2467, 'Garrafão do Norte', 'PA'),</text:p>
      <text:p text:style-name="normal">(2468, 'Goianésia do Pará', 'PA'),</text:p>
      <text:p text:style-name="normal">(2469, 'Gurupá', 'PA'),</text:p>
      <text:p text:style-name="normal">(2470, 'Igarapé-Açu', 'PA'),</text:p>
      <text:p text:style-name="normal">(2471, 'Igarapé-Miri', 'PA'),</text:p>
      <text:p text:style-name="normal"><text:soft-page-break/>(2472, 'Inhangapi', 'PA'),</text:p>
      <text:p text:style-name="normal">(2473, 'Ipixuna do Pará', 'PA'),</text:p>
      <text:p text:style-name="normal">(2474, 'Irituia', 'PA'),</text:p>
      <text:p text:style-name="normal">(2475, 'Itaituba', 'PA'),</text:p>
      <text:p text:style-name="normal">(2476, 'Itupiranga', 'PA'),</text:p>
      <text:p text:style-name="normal">(2477, 'Jacareacanga', 'PA'),</text:p>
      <text:p text:style-name="normal">(2478, 'Jacundá', 'PA'),</text:p>
      <text:p text:style-name="normal">(2479, 'Juruti', 'PA'),</text:p>
      <text:p text:style-name="normal">(2480, 'Limoeiro do Ajuru', 'PA'),</text:p>
      <text:p text:style-name="normal">(2481, 'Mãe do Rio', 'PA'),</text:p>
      <text:p text:style-name="normal">(2482, 'Magalhães Barata', 'PA'),</text:p>
      <text:p text:style-name="normal">(2483, 'Marabá', 'PA'),</text:p>
      <text:p text:style-name="normal">(2484, 'Maracanã', 'PA'),</text:p>
      <text:p text:style-name="normal">(2485, 'Marapanim', 'PA'),</text:p>
      <text:p text:style-name="normal">(2486, 'Marituba', 'PA'),</text:p>
      <text:p text:style-name="normal">(2487, 'Medicilândia', 'PA'),</text:p>
      <text:p text:style-name="normal">(2488, 'Melgaço', 'PA'),</text:p>
      <text:p text:style-name="normal">(2489, 'Mocajuba', 'PA'),</text:p>
      <text:p text:style-name="normal">(2490, 'Moju', 'PA'),</text:p>
      <text:p text:style-name="normal">(2491, 'Monte Alegre', 'PA'),</text:p>
      <text:p text:style-name="normal">(2492, 'Muaná', 'PA'),</text:p>
      <text:p text:style-name="normal">(2493, 'Nova Esperança do Piriá', 'PA'),</text:p>
      <text:p text:style-name="normal">(2494, 'Nova Ipixuna', 'PA'),</text:p>
      <text:p text:style-name="normal">(2495, 'Nova Timboteua', 'PA'),</text:p>
      <text:p text:style-name="normal">(2496, 'Novo Progresso', 'PA'),</text:p>
      <text:p text:style-name="normal">(2497, 'Novo Repartimento', 'PA'),</text:p>
      <text:p text:style-name="normal">(2498, 'Óbidos', 'PA'),</text:p>
      <text:p text:style-name="normal">(2499, 'Oeiras do Pará', 'PA'),</text:p>
      <text:p text:style-name="normal">(2500, 'Oriximiná', 'PA'),</text:p>
      <text:p text:style-name="normal">(2501, 'Ourém', 'PA'),</text:p>
      <text:p text:style-name="normal">(2502, 'Ourilândia do Norte', 'PA'),</text:p>
      <text:p text:style-name="normal">(2503, 'Pacajá', 'PA'),</text:p>
      <text:p text:style-name="normal">(2504, 'Palestina do Pará', 'PA'),</text:p>
      <text:p text:style-name="normal">(2505, 'Paragominas', 'PA'),</text:p>
      <text:p text:style-name="normal">(2506, 'Parauapebas', 'PA'),</text:p>
      <text:p text:style-name="normal">(2507, 'Pau dArco', 'PA'),</text:p>
      <text:p text:style-name="normal">(2508, 'Peixe-Boi', 'PA'),</text:p>
      <text:p text:style-name="normal">(2509, 'Piçarra', 'PA'),</text:p>
      <text:p text:style-name="normal">(2510, 'Placas', 'PA'),</text:p>
      <text:p text:style-name="normal">(2511, 'Ponta de Pedras', 'PA'),</text:p>
      <text:p text:style-name="normal">(2512, 'Portel', 'PA'),</text:p>
      <text:p text:style-name="normal">(2513, 'Porto de Moz', 'PA'),</text:p>
      <text:p text:style-name="normal">(2514, 'Prainha', 'PA'),</text:p>
      <text:p text:style-name="normal">(2515, 'Primavera', 'PA'),</text:p>
      <text:p text:style-name="normal">(2516, 'Quatipuru', 'PA'),</text:p>
      <text:p text:style-name="normal">(2517, 'Redenção', 'PA'),</text:p>
      <text:p text:style-name="normal">(2518, 'Rio Maria', 'PA'),</text:p>
      <text:p text:style-name="normal">(2519, 'Rondon do Pará', 'PA'),</text:p>
      <text:p text:style-name="normal"><text:soft-page-break/>(2520, 'Rurópolis', 'PA'),</text:p>
      <text:p text:style-name="normal">(2521, 'Salinópolis', 'PA'),</text:p>
      <text:p text:style-name="normal">(2522, 'Salvaterra', 'PA'),</text:p>
      <text:p text:style-name="normal">(2523, 'Santa Bárbara do Pará', 'PA'),</text:p>
      <text:p text:style-name="normal">(2524, 'Santa Cruz do Arari', 'PA'),</text:p>
      <text:p text:style-name="normal">(2525, 'Santa Isabel do Pará', 'PA'),</text:p>
      <text:p text:style-name="normal">(2526, 'Santa Luzia do Pará', 'PA'),</text:p>
      <text:p text:style-name="normal">(2527, 'Santa Maria das Barreiras', 'PA'),</text:p>
      <text:p text:style-name="normal">(2528, 'Santa Maria do Pará', 'PA'),</text:p>
      <text:p text:style-name="normal">(2529, 'Santana do Araguaia', 'PA'),</text:p>
      <text:p text:style-name="normal">(2530, 'Santarém', 'PA'),</text:p>
      <text:p text:style-name="normal">(2531, 'Santarém Novo', 'PA'),</text:p>
      <text:p text:style-name="normal">(2532, 'Santo Antônio do Tauá', 'PA'),</text:p>
      <text:p text:style-name="normal">(2533, 'São Caetano de Odivelas', 'PA'),</text:p>
      <text:p text:style-name="normal">(2534, 'São Domingos do Araguaia', 'PA'),</text:p>
      <text:p text:style-name="normal">(2535, 'São Domingos do Capim', 'PA'),</text:p>
      <text:p text:style-name="normal">(2536, 'São Félix do Xingu', 'PA'),</text:p>
      <text:p text:style-name="normal">(2537, 'São Francisco do Pará', 'PA'),</text:p>
      <text:p text:style-name="normal">(2538, 'São Geraldo do Araguaia', 'PA'),</text:p>
      <text:p text:style-name="normal">(2539, 'São João da Ponta', 'PA'),</text:p>
      <text:p text:style-name="normal">(2540, 'São João de Pirabas', 'PA'),</text:p>
      <text:p text:style-name="normal">(2541, 'São João do Araguaia', 'PA'),</text:p>
      <text:p text:style-name="normal">(2542, 'São Miguel do Guamá', 'PA'),</text:p>
      <text:p text:style-name="normal">(2543, 'São Sebastião da Boa Vista', 'PA'),</text:p>
      <text:p text:style-name="normal">(2544, 'Sapucaia', 'PA'),</text:p>
      <text:p text:style-name="normal">(2545, 'Senador José Porfírio', 'PA'),</text:p>
      <text:p text:style-name="normal">(2546, 'Soure', 'PA'),</text:p>
      <text:p text:style-name="normal">(2547, 'Tailândia', 'PA'),</text:p>
      <text:p text:style-name="normal">(2548, 'Terra Alta', 'PA'),</text:p>
      <text:p text:style-name="normal">(2549, 'Terra Santa', 'PA'),</text:p>
      <text:p text:style-name="normal">(2550, 'Tomé-Açu', 'PA'),</text:p>
      <text:p text:style-name="normal">(2551, 'Tracuateua', 'PA'),</text:p>
      <text:p text:style-name="normal">(2552, 'Trairão', 'PA'),</text:p>
      <text:p text:style-name="normal">(2553, 'Tucumã', 'PA'),</text:p>
      <text:p text:style-name="normal">(2554, 'Tucuruí', 'PA'),</text:p>
      <text:p text:style-name="normal">(2555, 'Ulianópolis', 'PA'),</text:p>
      <text:p text:style-name="normal">(2556, 'Uruará', 'PA'),</text:p>
      <text:p text:style-name="normal">(2557, 'Vigia', 'PA'),</text:p>
      <text:p text:style-name="normal">(2558, 'Viseu', 'PA'),</text:p>
      <text:p text:style-name="normal">(2559, 'Vitória do Xingu', 'PA'),</text:p>
      <text:p text:style-name="normal">(2560, 'Xinguara', 'PA');</text:p>
      <text:p text:style-name="normal"/>
      <text:p text:style-name="normal">INSERT INTO tb_cidades (id, nome, estado) VALUES</text:p>
      <text:p text:style-name="normal">(2561, 'Água Branca', 'PB'),</text:p>
      <text:p text:style-name="normal">(2562, 'Aguiar', 'PB'),</text:p>
      <text:p text:style-name="normal">(2563, 'Alagoa Grande', 'PB'),</text:p>
      <text:p text:style-name="normal">(2564, 'Alagoa Nova', 'PB'),</text:p>
      <text:p text:style-name="normal">(2565, 'Alagoinha', 'PB'),</text:p>
      <text:p text:style-name="normal"><text:soft-page-break/>(2566, 'Alcantil', 'PB'),</text:p>
      <text:p text:style-name="normal">(2567, 'Algodão de Jandaíra', 'PB'),</text:p>
      <text:p text:style-name="normal">(2568, 'Alhandra', 'PB'),</text:p>
      <text:p text:style-name="normal">(2569, 'Amparo', 'PB'),</text:p>
      <text:p text:style-name="normal">(2570, 'Aparecida', 'PB'),</text:p>
      <text:p text:style-name="normal">(2571, 'Araçagi', 'PB'),</text:p>
      <text:p text:style-name="normal">(2572, 'Arara', 'PB'),</text:p>
      <text:p text:style-name="normal">(2573, 'Araruna', 'PB'),</text:p>
      <text:p text:style-name="normal">(2574, 'Areia', 'PB'),</text:p>
      <text:p text:style-name="normal">(2575, 'Areia de Baraúnas', 'PB'),</text:p>
      <text:p text:style-name="normal">(2576, 'Areial', 'PB'),</text:p>
      <text:p text:style-name="normal">(2577, 'Aroeiras', 'PB'),</text:p>
      <text:p text:style-name="normal">(2578, 'Assunção', 'PB'),</text:p>
      <text:p text:style-name="normal">(2579, 'Baía da Traição', 'PB'),</text:p>
      <text:p text:style-name="normal">(2580, 'Bananeiras', 'PB'),</text:p>
      <text:p text:style-name="normal">(2581, 'Baraúna', 'PB'),</text:p>
      <text:p text:style-name="normal">(2582, 'Barra de Santa Rosa', 'PB'),</text:p>
      <text:p text:style-name="normal">(2583, 'Barra de Santana', 'PB'),</text:p>
      <text:p text:style-name="normal">(2584, 'Barra de São Miguel', 'PB'),</text:p>
      <text:p text:style-name="normal">(2585, 'Bayeux', 'PB'),</text:p>
      <text:p text:style-name="normal">(2586, 'Belém', 'PB'),</text:p>
      <text:p text:style-name="normal">(2587, 'Belém do Brejo do Cruz', 'PB'),</text:p>
      <text:p text:style-name="normal">(2588, 'Bernardino Batista', 'PB'),</text:p>
      <text:p text:style-name="normal">(2589, 'Boa Ventura', 'PB'),</text:p>
      <text:p text:style-name="normal">(2590, 'Boa Vista', 'PB'),</text:p>
      <text:p text:style-name="normal">(2591, 'Bom Jesus', 'PB'),</text:p>
      <text:p text:style-name="normal">(2592, 'Bom Sucesso', 'PB'),</text:p>
      <text:p text:style-name="normal">(2593, 'Bonito de Santa Fé', 'PB'),</text:p>
      <text:p text:style-name="normal">(2594, 'Boqueirão', 'PB'),</text:p>
      <text:p text:style-name="normal">(2595, 'Borborema', 'PB'),</text:p>
      <text:p text:style-name="normal">(2596, 'Brejo do Cruz', 'PB'),</text:p>
      <text:p text:style-name="normal">(2597, 'Brejo dos Santos', 'PB'),</text:p>
      <text:p text:style-name="normal">(2598, 'Caaporã', 'PB'),</text:p>
      <text:p text:style-name="normal">(2599, 'Cabaceiras', 'PB'),</text:p>
      <text:p text:style-name="normal">(2600, 'Cabedelo', 'PB'),</text:p>
      <text:p text:style-name="normal">(2601, 'Cachoeira dos Índios', 'PB'),</text:p>
      <text:p text:style-name="normal">(2602, 'Cacimba de Areia', 'PB'),</text:p>
      <text:p text:style-name="normal">(2603, 'Cacimba de Dentro', 'PB'),</text:p>
      <text:p text:style-name="normal">(2604, 'Cacimbas', 'PB'),</text:p>
      <text:p text:style-name="normal">(2605, 'Caiçara', 'PB'),</text:p>
      <text:p text:style-name="normal">(2606, 'Cajazeiras', 'PB'),</text:p>
      <text:p text:style-name="normal">(2607, 'Cajazeirinhas', 'PB'),</text:p>
      <text:p text:style-name="normal">(2608, 'Caldas Brandão', 'PB'),</text:p>
      <text:p text:style-name="normal">(2609, 'Camalaú', 'PB'),</text:p>
      <text:p text:style-name="normal">(2610, 'Campina Grande', 'PB'),</text:p>
      <text:p text:style-name="normal">(2611, 'Campo de Santana', 'PB'),</text:p>
      <text:p text:style-name="normal">(2612, 'Capim', 'PB'),</text:p>
      <text:p text:style-name="normal">(2613, 'Caraúbas', 'PB'),</text:p>
      <text:p text:style-name="normal"><text:soft-page-break/>(2614, 'Carrapateira', 'PB'),</text:p>
      <text:p text:style-name="normal">(2615, 'Casserengue', 'PB'),</text:p>
      <text:p text:style-name="normal">(2616, 'Catingueira', 'PB'),</text:p>
      <text:p text:style-name="normal">(2617, 'Catolé do Rocha', 'PB'),</text:p>
      <text:p text:style-name="normal">(2618, 'Caturité', 'PB'),</text:p>
      <text:p text:style-name="normal">(2619, 'Conceição', 'PB'),</text:p>
      <text:p text:style-name="normal">(2620, 'Condado', 'PB'),</text:p>
      <text:p text:style-name="normal">(2621, 'Conde', 'PB'),</text:p>
      <text:p text:style-name="normal">(2622, 'Congo', 'PB'),</text:p>
      <text:p text:style-name="normal">(2623, 'Coremas', 'PB'),</text:p>
      <text:p text:style-name="normal">(2624, 'Coxixola', 'PB'),</text:p>
      <text:p text:style-name="normal">(2625, 'Cruz do Espírito Santo', 'PB'),</text:p>
      <text:p text:style-name="normal">(2626, 'Cubati', 'PB'),</text:p>
      <text:p text:style-name="normal">(2627, 'Cuité', 'PB'),</text:p>
      <text:p text:style-name="normal">(2628, 'Cuité de Mamanguape', 'PB'),</text:p>
      <text:p text:style-name="normal">(2629, 'Cuitegi', 'PB'),</text:p>
      <text:p text:style-name="normal">(2630, 'Curral de Cima', 'PB'),</text:p>
      <text:p text:style-name="normal">(2631, 'Curral Velho', 'PB'),</text:p>
      <text:p text:style-name="normal">(2632, 'Damião', 'PB'),</text:p>
      <text:p text:style-name="normal">(2633, 'Desterro', 'PB'),</text:p>
      <text:p text:style-name="normal">(2634, 'Diamante', 'PB'),</text:p>
      <text:p text:style-name="normal">(2635, 'Dona Inês', 'PB'),</text:p>
      <text:p text:style-name="normal">(2636, 'Duas Estradas', 'PB'),</text:p>
      <text:p text:style-name="normal">(2637, 'Emas', 'PB'),</text:p>
      <text:p text:style-name="normal">(2638, 'Esperança', 'PB'),</text:p>
      <text:p text:style-name="normal">(2639, 'Fagundes', 'PB'),</text:p>
      <text:p text:style-name="normal">(2640, 'Frei Martinho', 'PB'),</text:p>
      <text:p text:style-name="normal">(2641, 'Gado Bravo', 'PB'),</text:p>
      <text:p text:style-name="normal">(2642, 'Guarabira', 'PB'),</text:p>
      <text:p text:style-name="normal">(2643, 'Gurinhém', 'PB'),</text:p>
      <text:p text:style-name="normal">(2644, 'Gurjão', 'PB'),</text:p>
      <text:p text:style-name="normal">(2645, 'Ibiara', 'PB'),</text:p>
      <text:p text:style-name="normal">(2646, 'Igaracy', 'PB'),</text:p>
      <text:p text:style-name="normal">(2647, 'Imaculada', 'PB'),</text:p>
      <text:p text:style-name="normal">(2648, 'Ingá', 'PB'),</text:p>
      <text:p text:style-name="normal">(2649, 'Itabaiana', 'PB'),</text:p>
      <text:p text:style-name="normal">(2650, 'Itaporanga', 'PB'),</text:p>
      <text:p text:style-name="normal">(2651, 'Itapororoca', 'PB'),</text:p>
      <text:p text:style-name="normal">(2652, 'Itatuba', 'PB'),</text:p>
      <text:p text:style-name="normal">(2653, 'Jacaraú', 'PB'),</text:p>
      <text:p text:style-name="normal">(2654, 'Jericó', 'PB'),</text:p>
      <text:p text:style-name="normal">(2655, 'João Pessoa', 'PB'),</text:p>
      <text:p text:style-name="normal">(2656, 'Juarez Távora', 'PB'),</text:p>
      <text:p text:style-name="normal">(2657, 'Juazeirinho', 'PB'),</text:p>
      <text:p text:style-name="normal">(2658, 'Junco do Seridó', 'PB'),</text:p>
      <text:p text:style-name="normal">(2659, 'Juripiranga', 'PB'),</text:p>
      <text:p text:style-name="normal">(2660, 'Juru', 'PB'),</text:p>
      <text:p text:style-name="normal">(2661, 'Lagoa', 'PB'),</text:p>
      <text:p text:style-name="normal"><text:soft-page-break/>(2662, 'Lagoa de Dentro', 'PB'),</text:p>
      <text:p text:style-name="normal">(2663, 'Lagoa Seca', 'PB'),</text:p>
      <text:p text:style-name="normal">(2664, 'Lastro', 'PB'),</text:p>
      <text:p text:style-name="normal">(2665, 'Livramento', 'PB'),</text:p>
      <text:p text:style-name="normal">(2666, 'Logradouro', 'PB'),</text:p>
      <text:p text:style-name="normal">(2667, 'Lucena', 'PB'),</text:p>
      <text:p text:style-name="normal">(2668, 'Mãe dÁgua', 'PB'),</text:p>
      <text:p text:style-name="normal">(2669, 'Malta', 'PB'),</text:p>
      <text:p text:style-name="normal">(2670, 'Mamanguape', 'PB'),</text:p>
      <text:p text:style-name="normal">(2671, 'Manaíra', 'PB'),</text:p>
      <text:p text:style-name="normal">(2672, 'Marcação', 'PB'),</text:p>
      <text:p text:style-name="normal">(2673, 'Mari', 'PB'),</text:p>
      <text:p text:style-name="normal">(2674, 'Marizópolis', 'PB'),</text:p>
      <text:p text:style-name="normal">(2675, 'Massaranduba', 'PB'),</text:p>
      <text:p text:style-name="normal">(2676, 'Mataraca', 'PB'),</text:p>
      <text:p text:style-name="normal">(2677, 'Matinhas', 'PB'),</text:p>
      <text:p text:style-name="normal">(2678, 'Mato Grosso', 'PB'),</text:p>
      <text:p text:style-name="normal">(2679, 'Maturéia', 'PB'),</text:p>
      <text:p text:style-name="normal">(2680, 'Mogeiro', 'PB'),</text:p>
      <text:p text:style-name="normal">(2681, 'Montadas', 'PB'),</text:p>
      <text:p text:style-name="normal">(2682, 'Monte Horebe', 'PB'),</text:p>
      <text:p text:style-name="normal">(2683, 'Monteiro', 'PB'),</text:p>
      <text:p text:style-name="normal">(2684, 'Mulungu', 'PB'),</text:p>
      <text:p text:style-name="normal">(2685, 'Natuba', 'PB'),</text:p>
      <text:p text:style-name="normal">(2686, 'Nazarezinho', 'PB'),</text:p>
      <text:p text:style-name="normal">(2687, 'Nova Floresta', 'PB'),</text:p>
      <text:p text:style-name="normal">(2688, 'Nova Olinda', 'PB'),</text:p>
      <text:p text:style-name="normal">(2689, 'Nova Palmeira', 'PB'),</text:p>
      <text:p text:style-name="normal">(2690, 'Olho dÁgua', 'PB'),</text:p>
      <text:p text:style-name="normal">(2691, 'Olivedos', 'PB'),</text:p>
      <text:p text:style-name="normal">(2692, 'Ouro Velho', 'PB'),</text:p>
      <text:p text:style-name="normal">(2693, 'Parari', 'PB'),</text:p>
      <text:p text:style-name="normal">(2694, 'Passagem', 'PB'),</text:p>
      <text:p text:style-name="normal">(2695, 'Patos', 'PB'),</text:p>
      <text:p text:style-name="normal">(2696, 'Paulista', 'PB'),</text:p>
      <text:p text:style-name="normal">(2697, 'Pedra Branca', 'PB'),</text:p>
      <text:p text:style-name="normal">(2698, 'Pedra Lavrada', 'PB'),</text:p>
      <text:p text:style-name="normal">(2699, 'Pedras de Fogo', 'PB'),</text:p>
      <text:p text:style-name="normal">(2700, 'Pedro Régis', 'PB'),</text:p>
      <text:p text:style-name="normal">(2701, 'Piancó', 'PB'),</text:p>
      <text:p text:style-name="normal">(2702, 'Picuí', 'PB'),</text:p>
      <text:p text:style-name="normal">(2703, 'Pilar', 'PB'),</text:p>
      <text:p text:style-name="normal">(2704, 'Pilões', 'PB'),</text:p>
      <text:p text:style-name="normal">(2705, 'Pilõezinhos', 'PB'),</text:p>
      <text:p text:style-name="normal">(2706, 'Pirpirituba', 'PB'),</text:p>
      <text:p text:style-name="normal">(2707, 'Pitimbu', 'PB'),</text:p>
      <text:p text:style-name="normal">(2708, 'Pocinhos', 'PB'),</text:p>
      <text:p text:style-name="normal">(2709, 'Poço Dantas', 'PB'),</text:p>
      <text:p text:style-name="normal"><text:soft-page-break/>(2710, 'Poço de José de Moura', 'PB'),</text:p>
      <text:p text:style-name="normal">(2711, 'Pombal', 'PB'),</text:p>
      <text:p text:style-name="normal">(2712, 'Prata', 'PB'),</text:p>
      <text:p text:style-name="normal">(2713, 'Princesa Isabel', 'PB'),</text:p>
      <text:p text:style-name="normal">(2714, 'Puxinanã', 'PB'),</text:p>
      <text:p text:style-name="normal">(2715, 'Queimadas', 'PB'),</text:p>
      <text:p text:style-name="normal">(2716, 'Quixabá', 'PB'),</text:p>
      <text:p text:style-name="normal">(2717, 'Remígio', 'PB'),</text:p>
      <text:p text:style-name="normal">(2718, 'Riachão', 'PB'),</text:p>
      <text:p text:style-name="normal">(2719, 'Riachão do Bacamarte', 'PB'),</text:p>
      <text:p text:style-name="normal">(2720, 'Riachão do Poço', 'PB'),</text:p>
      <text:p text:style-name="normal">(2721, 'Riacho de Santo Antônio', 'PB'),</text:p>
      <text:p text:style-name="normal">(2722, 'Riacho dos Cavalos', 'PB'),</text:p>
      <text:p text:style-name="normal">(2723, 'Rio Tinto', 'PB'),</text:p>
      <text:p text:style-name="normal">(2724, 'Salgadinho', 'PB'),</text:p>
      <text:p text:style-name="normal">(2725, 'Salgado de São Félix', 'PB'),</text:p>
      <text:p text:style-name="normal">(2726, 'Santa Cecília', 'PB'),</text:p>
      <text:p text:style-name="normal">(2727, 'Santa Cruz', 'PB'),</text:p>
      <text:p text:style-name="normal">(2728, 'Santa Helena', 'PB'),</text:p>
      <text:p text:style-name="normal">(2729, 'Santa Inês', 'PB'),</text:p>
      <text:p text:style-name="normal">(2730, 'Santa Luzia', 'PB'),</text:p>
      <text:p text:style-name="normal">(2731, 'Santa Rita', 'PB'),</text:p>
      <text:p text:style-name="normal">(2732, 'Santa Teresinha', 'PB'),</text:p>
      <text:p text:style-name="normal">(2733, 'Santana de Mangueira', 'PB'),</text:p>
      <text:p text:style-name="normal">(2734, 'Santana dos Garrotes', 'PB'),</text:p>
      <text:p text:style-name="normal">(2735, 'Santarém', 'PB'),</text:p>
      <text:p text:style-name="normal">(2736, 'Santo André', 'PB'),</text:p>
      <text:p text:style-name="normal">(2737, 'São Bentinho', 'PB'),</text:p>
      <text:p text:style-name="normal">(2738, 'São Bento', 'PB'),</text:p>
      <text:p text:style-name="normal">(2739, 'São Domingos de Pombal', 'PB'),</text:p>
      <text:p text:style-name="normal">(2740, 'São Domingos do Cariri', 'PB'),</text:p>
      <text:p text:style-name="normal">(2741, 'São Francisco', 'PB'),</text:p>
      <text:p text:style-name="normal">(2742, 'São João do Cariri', 'PB'),</text:p>
      <text:p text:style-name="normal">(2743, 'São João do Rio do Peixe', 'PB'),</text:p>
      <text:p text:style-name="normal">(2744, 'São João do Tigre', 'PB'),</text:p>
      <text:p text:style-name="normal">(2745, 'São José da Lagoa Tapada', 'PB'),</text:p>
      <text:p text:style-name="normal">(2746, 'São José de Caiana', 'PB'),</text:p>
      <text:p text:style-name="normal">(2747, 'São José de Espinharas', 'PB'),</text:p>
      <text:p text:style-name="normal">(2748, 'São José de Piranhas', 'PB'),</text:p>
      <text:p text:style-name="normal">(2749, 'São José de Princesa', 'PB'),</text:p>
      <text:p text:style-name="normal">(2750, 'São José do Bonfim', 'PB'),</text:p>
      <text:p text:style-name="normal">(2751, 'São José do Brejo do Cruz', 'PB'),</text:p>
      <text:p text:style-name="normal">(2752, 'São José do Sabugi', 'PB'),</text:p>
      <text:p text:style-name="normal">(2753, 'São José dos Cordeiros', 'PB'),</text:p>
      <text:p text:style-name="normal">(2754, 'São José dos Ramos', 'PB'),</text:p>
      <text:p text:style-name="normal">(2755, 'São Mamede', 'PB'),</text:p>
      <text:p text:style-name="normal">(2756, 'São Miguel de Taipu', 'PB'),</text:p>
      <text:p text:style-name="normal">(2757, 'São Sebastião de Lagoa de Roça', 'PB'),</text:p>
      <text:p text:style-name="normal"><text:soft-page-break/>(2758, 'São Sebastião do Umbuzeiro', 'PB'),</text:p>
      <text:p text:style-name="normal">(2759, 'Sapé', 'PB'),</text:p>
      <text:p text:style-name="normal">(2760, 'Seridó', 'PB'),</text:p>
      <text:p text:style-name="normal">(2761, 'Serra Branca', 'PB'),</text:p>
      <text:p text:style-name="normal">(2762, 'Serra da Raiz', 'PB'),</text:p>
      <text:p text:style-name="normal">(2763, 'Serra Grande', 'PB'),</text:p>
      <text:p text:style-name="normal">(2764, 'Serra Redonda', 'PB'),</text:p>
      <text:p text:style-name="normal">(2765, 'Serraria', 'PB'),</text:p>
      <text:p text:style-name="normal">(2766, 'Sertãozinho', 'PB'),</text:p>
      <text:p text:style-name="normal">(2767, 'Sobrado', 'PB'),</text:p>
      <text:p text:style-name="normal">(2768, 'Solânea', 'PB'),</text:p>
      <text:p text:style-name="normal">(2769, 'Soledade', 'PB'),</text:p>
      <text:p text:style-name="normal">(2770, 'Sossêgo', 'PB'),</text:p>
      <text:p text:style-name="normal">(2771, 'Sousa', 'PB'),</text:p>
      <text:p text:style-name="normal">(2772, 'Sumé', 'PB'),</text:p>
      <text:p text:style-name="normal">(2773, 'Taperoá', 'PB'),</text:p>
      <text:p text:style-name="normal">(2774, 'Tavares', 'PB'),</text:p>
      <text:p text:style-name="normal">(2775, 'Teixeira', 'PB'),</text:p>
      <text:p text:style-name="normal">(2776, 'Tenório', 'PB'),</text:p>
      <text:p text:style-name="normal">(2777, 'Triunfo', 'PB'),</text:p>
      <text:p text:style-name="normal">(2778, 'Uiraúna', 'PB'),</text:p>
      <text:p text:style-name="normal">(2779, 'Umbuzeiro', 'PB'),</text:p>
      <text:p text:style-name="normal">(2780, 'Várzea', 'PB'),</text:p>
      <text:p text:style-name="normal">(2781, 'Vieirópolis', 'PB'),</text:p>
      <text:p text:style-name="normal">(2782, 'Vista Serrana', 'PB'),</text:p>
      <text:p text:style-name="normal">(2783, 'Zabelê', 'PB');</text:p>
      <text:p text:style-name="normal"/>
      <text:p text:style-name="normal">INSERT INTO tb_cidades (id, nome, estado) VALUES</text:p>
      <text:p text:style-name="normal">(2784, 'Abatiá', 'PR'),</text:p>
      <text:p text:style-name="normal">(2785, 'Adrianópolis', 'PR'),</text:p>
      <text:p text:style-name="normal">(2786, 'Agudos do Sul', 'PR'),</text:p>
      <text:p text:style-name="normal">(2787, 'Almirante Tamandaré', 'PR'),</text:p>
      <text:p text:style-name="normal">(2788, 'Altamira do Paraná', 'PR'),</text:p>
      <text:p text:style-name="normal">(2789, 'Alto Paraíso', 'PR'),</text:p>
      <text:p text:style-name="normal">(2790, 'Alto Paraná', 'PR'),</text:p>
      <text:p text:style-name="normal">(2791, 'Alto Piquiri', 'PR'),</text:p>
      <text:p text:style-name="normal">(2792, 'Altônia', 'PR'),</text:p>
      <text:p text:style-name="normal">(2793, 'Alvorada do Sul', 'PR'),</text:p>
      <text:p text:style-name="normal">(2794, 'Amaporã', 'PR'),</text:p>
      <text:p text:style-name="normal">(2795, 'Ampére', 'PR'),</text:p>
      <text:p text:style-name="normal">(2796, 'Anahy', 'PR'),</text:p>
      <text:p text:style-name="normal">(2797, 'Andirá', 'PR'),</text:p>
      <text:p text:style-name="normal">(2798, 'Ângulo', 'PR'),</text:p>
      <text:p text:style-name="normal">(2799, 'Antonina', 'PR'),</text:p>
      <text:p text:style-name="normal">(2800, 'Antônio Olinto', 'PR'),</text:p>
      <text:p text:style-name="normal">(2801, 'Apucarana', 'PR'),</text:p>
      <text:p text:style-name="normal">(2802, 'Arapongas', 'PR'),</text:p>
      <text:p text:style-name="normal">(2803, 'Arapoti', 'PR'),</text:p>
      <text:p text:style-name="normal"><text:soft-page-break/>(2804, 'Arapuã', 'PR'),</text:p>
      <text:p text:style-name="normal">(2805, 'Araruna', 'PR'),</text:p>
      <text:p text:style-name="normal">(2806, 'Araucária', 'PR'),</text:p>
      <text:p text:style-name="normal">(2807, 'Ariranha do Ivaí', 'PR'),</text:p>
      <text:p text:style-name="normal">(2808, 'Assaí', 'PR'),</text:p>
      <text:p text:style-name="normal">(2809, 'Assis Chateaubriand', 'PR'),</text:p>
      <text:p text:style-name="normal">(2810, 'Astorga', 'PR'),</text:p>
      <text:p text:style-name="normal">(2811, 'Atalaia', 'PR'),</text:p>
      <text:p text:style-name="normal">(2812, 'Balsa Nova', 'PR'),</text:p>
      <text:p text:style-name="normal">(2813, 'Bandeirantes', 'PR'),</text:p>
      <text:p text:style-name="normal">(2814, 'Barbosa Ferraz', 'PR'),</text:p>
      <text:p text:style-name="normal">(2815, 'Barra do Jacaré', 'PR'),</text:p>
      <text:p text:style-name="normal">(2816, 'Barracão', 'PR'),</text:p>
      <text:p text:style-name="normal">(2817, 'Bela Vista da Caroba', 'PR'),</text:p>
      <text:p text:style-name="normal">(2818, 'Bela Vista do Paraíso', 'PR'),</text:p>
      <text:p text:style-name="normal">(2819, 'Bituruna', 'PR'),</text:p>
      <text:p text:style-name="normal">(2820, 'Boa Esperança', 'PR'),</text:p>
      <text:p text:style-name="normal">(2821, 'Boa Esperança do Iguaçu', 'PR'),</text:p>
      <text:p text:style-name="normal">(2822, 'Boa Ventura de São Roque', 'PR'),</text:p>
      <text:p text:style-name="normal">(2823, 'Boa Vista da Aparecida', 'PR'),</text:p>
      <text:p text:style-name="normal">(2824, 'Bocaiúva do Sul', 'PR'),</text:p>
      <text:p text:style-name="normal">(2825, 'Bom Jesus do Sul', 'PR'),</text:p>
      <text:p text:style-name="normal">(2826, 'Bom Sucesso', 'PR'),</text:p>
      <text:p text:style-name="normal">(2827, 'Bom Sucesso do Sul', 'PR'),</text:p>
      <text:p text:style-name="normal">(2828, 'Borrazópolis', 'PR'),</text:p>
      <text:p text:style-name="normal">(2829, 'Braganey', 'PR'),</text:p>
      <text:p text:style-name="normal">(2830, 'Brasilândia do Sul', 'PR'),</text:p>
      <text:p text:style-name="normal">(2831, 'Cafeara', 'PR'),</text:p>
      <text:p text:style-name="normal">(2832, 'Cafelândia', 'PR'),</text:p>
      <text:p text:style-name="normal">(2833, 'Cafezal do Sul', 'PR'),</text:p>
      <text:p text:style-name="normal">(2834, 'Califórnia', 'PR'),</text:p>
      <text:p text:style-name="normal">(2835, 'Cambará', 'PR'),</text:p>
      <text:p text:style-name="normal">(2836, 'Cambé', 'PR'),</text:p>
      <text:p text:style-name="normal">(2837, 'Cambira', 'PR'),</text:p>
      <text:p text:style-name="normal">(2838, 'Campina da Lagoa', 'PR'),</text:p>
      <text:p text:style-name="normal">(2839, 'Campina do Simão', 'PR'),</text:p>
      <text:p text:style-name="normal">(2840, 'Campina Grande do Sul', 'PR'),</text:p>
      <text:p text:style-name="normal">(2841, 'Campo Bonito', 'PR'),</text:p>
      <text:p text:style-name="normal">(2842, 'Campo do Tenente', 'PR'),</text:p>
      <text:p text:style-name="normal">(2843, 'Campo Largo', 'PR'),</text:p>
      <text:p text:style-name="normal">(2844, 'Campo Magro', 'PR'),</text:p>
      <text:p text:style-name="normal">(2845, 'Campo Mourão', 'PR'),</text:p>
      <text:p text:style-name="normal">(2846, 'Cândido de Abreu', 'PR'),</text:p>
      <text:p text:style-name="normal">(2847, 'Candói', 'PR'),</text:p>
      <text:p text:style-name="normal">(2848, 'Cantagalo', 'PR'),</text:p>
      <text:p text:style-name="normal">(2849, 'Capanema', 'PR'),</text:p>
      <text:p text:style-name="normal">(2850, 'Capitão Leônidas Marques', 'PR'),</text:p>
      <text:p text:style-name="normal">(2851, 'Carambeí', 'PR'),</text:p>
      <text:p text:style-name="normal"><text:soft-page-break/>(2852, 'Carlópolis', 'PR'),</text:p>
      <text:p text:style-name="normal">(2853, 'Cascavel', 'PR'),</text:p>
      <text:p text:style-name="normal">(2854, 'Castro', 'PR'),</text:p>
      <text:p text:style-name="normal">(2855, 'Catanduvas', 'PR'),</text:p>
      <text:p text:style-name="normal">(2856, 'Centenário do Sul', 'PR'),</text:p>
      <text:p text:style-name="normal">(2857, 'Cerro Azul', 'PR'),</text:p>
      <text:p text:style-name="normal">(2858, 'Céu Azul', 'PR'),</text:p>
      <text:p text:style-name="normal">(2859, 'Chopinzinho', 'PR'),</text:p>
      <text:p text:style-name="normal">(2860, 'Cianorte', 'PR'),</text:p>
      <text:p text:style-name="normal">(2861, 'Cidade Gaúcha', 'PR'),</text:p>
      <text:p text:style-name="normal">(2862, 'Clevelândia', 'PR'),</text:p>
      <text:p text:style-name="normal">(2863, 'Colombo', 'PR'),</text:p>
      <text:p text:style-name="normal">(2864, 'Colorado', 'PR'),</text:p>
      <text:p text:style-name="normal">(2865, 'Congonhinhas', 'PR'),</text:p>
      <text:p text:style-name="normal">(2866, 'Conselheiro Mairinck', 'PR'),</text:p>
      <text:p text:style-name="normal">(2867, 'Contenda', 'PR'),</text:p>
      <text:p text:style-name="normal">(2868, 'Corbélia', 'PR'),</text:p>
      <text:p text:style-name="normal">(2869, 'Cornélio Procópio', 'PR'),</text:p>
      <text:p text:style-name="normal">(2870, 'Coronel Domingos Soares', 'PR'),</text:p>
      <text:p text:style-name="normal">(2871, 'Coronel Vivida', 'PR'),</text:p>
      <text:p text:style-name="normal">(2872, 'Corumbataí do Sul', 'PR'),</text:p>
      <text:p text:style-name="normal">(2873, 'Cruz Machado', 'PR'),</text:p>
      <text:p text:style-name="normal">(2874, 'Cruzeiro do Iguaçu', 'PR'),</text:p>
      <text:p text:style-name="normal">(2875, 'Cruzeiro do Oeste', 'PR'),</text:p>
      <text:p text:style-name="normal">(2876, 'Cruzeiro do Sul', 'PR'),</text:p>
      <text:p text:style-name="normal">(2877, 'Cruzmaltina', 'PR'),</text:p>
      <text:p text:style-name="normal">(2878, 'Curitiba', 'PR'),</text:p>
      <text:p text:style-name="normal">(2879, 'Curiúva', 'PR'),</text:p>
      <text:p text:style-name="normal">(2880, 'Diamante dOeste', 'PR'),</text:p>
      <text:p text:style-name="normal">(2881, 'Diamante do Norte', 'PR'),</text:p>
      <text:p text:style-name="normal">(2882, 'Diamante do Sul', 'PR'),</text:p>
      <text:p text:style-name="normal">(2883, 'Dois Vizinhos', 'PR'),</text:p>
      <text:p text:style-name="normal">(2884, 'Douradina', 'PR'),</text:p>
      <text:p text:style-name="normal">(2885, 'Doutor Camargo', 'PR'),</text:p>
      <text:p text:style-name="normal">(2886, 'Doutor Ulysses', 'PR'),</text:p>
      <text:p text:style-name="normal">(2887, 'Enéas Marques', 'PR'),</text:p>
      <text:p text:style-name="normal">(2888, 'Engenheiro Beltrão', 'PR'),</text:p>
      <text:p text:style-name="normal">(2889, 'Entre Rios do Oeste', 'PR'),</text:p>
      <text:p text:style-name="normal">(2890, 'Esperança Nova', 'PR'),</text:p>
      <text:p text:style-name="normal">(2891, 'Espigão Alto do Iguaçu', 'PR'),</text:p>
      <text:p text:style-name="normal">(2892, 'Farol', 'PR'),</text:p>
      <text:p text:style-name="normal">(2893, 'Faxinal', 'PR'),</text:p>
      <text:p text:style-name="normal">(2894, 'Fazenda Rio Grande', 'PR'),</text:p>
      <text:p text:style-name="normal">(2895, 'Fênix', 'PR'),</text:p>
      <text:p text:style-name="normal">(2896, 'Fernandes Pinheiro', 'PR'),</text:p>
      <text:p text:style-name="normal">(2897, 'Figueira', 'PR'),</text:p>
      <text:p text:style-name="normal">(2898, 'Flor da Serra do Sul', 'PR'),</text:p>
      <text:p text:style-name="normal">(2899, 'Floraí', 'PR'),</text:p>
      <text:p text:style-name="normal"><text:soft-page-break/>(2900, 'Floresta', 'PR'),</text:p>
      <text:p text:style-name="normal">(2901, 'Florestópolis', 'PR'),</text:p>
      <text:p text:style-name="normal">(2902, 'Flórida', 'PR'),</text:p>
      <text:p text:style-name="normal">(2903, 'Formosa do Oeste', 'PR'),</text:p>
      <text:p text:style-name="normal">(2904, 'Foz do Iguaçu', 'PR'),</text:p>
      <text:p text:style-name="normal">(2905, 'Foz do Jordão', 'PR'),</text:p>
      <text:p text:style-name="normal">(2906, 'Francisco Alves', 'PR'),</text:p>
      <text:p text:style-name="normal">(2907, 'Francisco Beltrão', 'PR'),</text:p>
      <text:p text:style-name="normal">(2908, 'General Carneiro', 'PR'),</text:p>
      <text:p text:style-name="normal">(2909, 'Godoy Moreira', 'PR'),</text:p>
      <text:p text:style-name="normal">(2910, 'Goioerê', 'PR'),</text:p>
      <text:p text:style-name="normal">(2911, 'Goioxim', 'PR'),</text:p>
      <text:p text:style-name="normal">(2912, 'Grandes Rios', 'PR'),</text:p>
      <text:p text:style-name="normal">(2913, 'Guaíra', 'PR'),</text:p>
      <text:p text:style-name="normal">(2914, 'Guairaçá', 'PR'),</text:p>
      <text:p text:style-name="normal">(2915, 'Guamiranga', 'PR'),</text:p>
      <text:p text:style-name="normal">(2916, 'Guapirama', 'PR'),</text:p>
      <text:p text:style-name="normal">(2917, 'Guaporema', 'PR'),</text:p>
      <text:p text:style-name="normal">(2918, 'Guaraci', 'PR'),</text:p>
      <text:p text:style-name="normal">(2919, 'Guaraniaçu', 'PR'),</text:p>
      <text:p text:style-name="normal">(2920, 'Guarapuava', 'PR'),</text:p>
      <text:p text:style-name="normal">(2921, 'Guaraqueçaba', 'PR'),</text:p>
      <text:p text:style-name="normal">(2922, 'Guaratuba', 'PR'),</text:p>
      <text:p text:style-name="normal">(2923, 'Honório Serpa', 'PR'),</text:p>
      <text:p text:style-name="normal">(2924, 'Ibaiti', 'PR'),</text:p>
      <text:p text:style-name="normal">(2925, 'Ibema', 'PR'),</text:p>
      <text:p text:style-name="normal">(2926, 'Ibiporã', 'PR'),</text:p>
      <text:p text:style-name="normal">(2927, 'Icaraíma', 'PR'),</text:p>
      <text:p text:style-name="normal">(2928, 'Iguaraçu', 'PR'),</text:p>
      <text:p text:style-name="normal">(2929, 'Iguatu', 'PR'),</text:p>
      <text:p text:style-name="normal">(2930, 'Imbaú', 'PR'),</text:p>
      <text:p text:style-name="normal">(2931, 'Imbituva', 'PR'),</text:p>
      <text:p text:style-name="normal">(2932, 'Inácio Martins', 'PR'),</text:p>
      <text:p text:style-name="normal">(2933, 'Inajá', 'PR'),</text:p>
      <text:p text:style-name="normal">(2934, 'Indianópolis', 'PR'),</text:p>
      <text:p text:style-name="normal">(2935, 'Ipiranga', 'PR'),</text:p>
      <text:p text:style-name="normal">(2936, 'Iporã', 'PR'),</text:p>
      <text:p text:style-name="normal">(2937, 'Iracema do Oeste', 'PR'),</text:p>
      <text:p text:style-name="normal">(2938, 'Irati', 'PR'),</text:p>
      <text:p text:style-name="normal">(2939, 'Iretama', 'PR'),</text:p>
      <text:p text:style-name="normal">(2940, 'Itaguajé', 'PR'),</text:p>
      <text:p text:style-name="normal">(2941, 'Itaipulândia', 'PR'),</text:p>
      <text:p text:style-name="normal">(2942, 'Itambaracá', 'PR'),</text:p>
      <text:p text:style-name="normal">(2943, 'Itambé', 'PR'),</text:p>
      <text:p text:style-name="normal">(2944, 'Itapejara dOeste', 'PR'),</text:p>
      <text:p text:style-name="normal">(2945, 'Itaperuçu', 'PR'),</text:p>
      <text:p text:style-name="normal">(2946, 'Itaúna do Sul', 'PR'),</text:p>
      <text:p text:style-name="normal">(2947, 'Ivaí', 'PR'),</text:p>
      <text:p text:style-name="normal"><text:soft-page-break/>(2948, 'Ivaiporã', 'PR'),</text:p>
      <text:p text:style-name="normal">(2949, 'Ivaté', 'PR'),</text:p>
      <text:p text:style-name="normal">(2950, 'Ivatuba', 'PR'),</text:p>
      <text:p text:style-name="normal">(2951, 'Jaboti', 'PR'),</text:p>
      <text:p text:style-name="normal">(2952, 'Jacarezinho', 'PR'),</text:p>
      <text:p text:style-name="normal">(2953, 'Jaguapitã', 'PR'),</text:p>
      <text:p text:style-name="normal">(2954, 'Jaguariaíva', 'PR'),</text:p>
      <text:p text:style-name="normal">(2955, 'Jandaia do Sul', 'PR'),</text:p>
      <text:p text:style-name="normal">(2956, 'Janiópolis', 'PR'),</text:p>
      <text:p text:style-name="normal">(2957, 'Japira', 'PR'),</text:p>
      <text:p text:style-name="normal">(2958, 'Japurá', 'PR'),</text:p>
      <text:p text:style-name="normal">(2959, 'Jardim Alegre', 'PR'),</text:p>
      <text:p text:style-name="normal">(2960, 'Jardim Olinda', 'PR'),</text:p>
      <text:p text:style-name="normal">(2961, 'Jataizinho', 'PR'),</text:p>
      <text:p text:style-name="normal">(2962, 'Jesuítas', 'PR'),</text:p>
      <text:p text:style-name="normal">(2963, 'Joaquim Távora', 'PR'),</text:p>
      <text:p text:style-name="normal">(2964, 'Jundiaí do Sul', 'PR'),</text:p>
      <text:p text:style-name="normal">(2965, 'Juranda', 'PR'),</text:p>
      <text:p text:style-name="normal">(2966, 'Jussara', 'PR'),</text:p>
      <text:p text:style-name="normal">(2967, 'Kaloré', 'PR'),</text:p>
      <text:p text:style-name="normal">(2968, 'Lapa', 'PR'),</text:p>
      <text:p text:style-name="normal">(2969, 'Laranjal', 'PR'),</text:p>
      <text:p text:style-name="normal">(2970, 'Laranjeiras do Sul', 'PR'),</text:p>
      <text:p text:style-name="normal">(2971, 'Leópolis', 'PR'),</text:p>
      <text:p text:style-name="normal">(2972, 'Lidianópolis', 'PR'),</text:p>
      <text:p text:style-name="normal">(2973, 'Lindoeste', 'PR'),</text:p>
      <text:p text:style-name="normal">(2974, 'Loanda', 'PR'),</text:p>
      <text:p text:style-name="normal">(2975, 'Lobato', 'PR'),</text:p>
      <text:p text:style-name="normal">(2976, 'Londrina', 'PR'),</text:p>
      <text:p text:style-name="normal">(2977, 'Luiziana', 'PR'),</text:p>
      <text:p text:style-name="normal">(2978, 'Lunardelli', 'PR'),</text:p>
      <text:p text:style-name="normal">(2979, 'Lupionópolis', 'PR'),</text:p>
      <text:p text:style-name="normal">(2980, 'Mallet', 'PR'),</text:p>
      <text:p text:style-name="normal">(2981, 'Mamborê', 'PR'),</text:p>
      <text:p text:style-name="normal">(2982, 'Mandaguaçu', 'PR'),</text:p>
      <text:p text:style-name="normal">(2983, 'Mandaguari', 'PR'),</text:p>
      <text:p text:style-name="normal">(2984, 'Mandirituba', 'PR'),</text:p>
      <text:p text:style-name="normal">(2985, 'Manfrinópolis', 'PR'),</text:p>
      <text:p text:style-name="normal">(2986, 'Mangueirinha', 'PR'),</text:p>
      <text:p text:style-name="normal">(2987, 'Manoel Ribas', 'PR'),</text:p>
      <text:p text:style-name="normal">(2988, 'Marechal Cândido Rondon', 'PR'),</text:p>
      <text:p text:style-name="normal">(2989, 'Maria Helena', 'PR'),</text:p>
      <text:p text:style-name="normal">(2990, 'Marialva', 'PR'),</text:p>
      <text:p text:style-name="normal">(2991, 'Marilândia do Sul', 'PR'),</text:p>
      <text:p text:style-name="normal">(2992, 'Marilena', 'PR'),</text:p>
      <text:p text:style-name="normal">(2993, 'Mariluz', 'PR'),</text:p>
      <text:p text:style-name="normal">(2994, 'Maringá', 'PR'),</text:p>
      <text:p text:style-name="normal">(2995, 'Mariópolis', 'PR'),</text:p>
      <text:p text:style-name="normal"><text:soft-page-break/>(2996, 'Maripá', 'PR'),</text:p>
      <text:p text:style-name="normal">(2997, 'Marmeleiro', 'PR'),</text:p>
      <text:p text:style-name="normal">(2998, 'Marquinho', 'PR'),</text:p>
      <text:p text:style-name="normal">(2999, 'Marumbi', 'PR'),</text:p>
      <text:p text:style-name="normal">(3000, 'Matelândia', 'PR'),</text:p>
      <text:p text:style-name="normal">(3001, 'Matinhos', 'PR'),</text:p>
      <text:p text:style-name="normal">(3002, 'Mato Rico', 'PR'),</text:p>
      <text:p text:style-name="normal">(3003, 'Mauá da Serra', 'PR'),</text:p>
      <text:p text:style-name="normal">(3004, 'Medianeira', 'PR'),</text:p>
      <text:p text:style-name="normal">(3005, 'Mercedes', 'PR'),</text:p>
      <text:p text:style-name="normal">(3006, 'Mirador', 'PR'),</text:p>
      <text:p text:style-name="normal">(3007, 'Miraselva', 'PR'),</text:p>
      <text:p text:style-name="normal">(3008, 'Missal', 'PR'),</text:p>
      <text:p text:style-name="normal">(3009, 'Moreira Sales', 'PR'),</text:p>
      <text:p text:style-name="normal">(3010, 'Morretes', 'PR'),</text:p>
      <text:p text:style-name="normal">(3011, 'Munhoz de Melo', 'PR'),</text:p>
      <text:p text:style-name="normal">(3012, 'Nossa Senhora das Graças', 'PR'),</text:p>
      <text:p text:style-name="normal">(3013, 'Nova Aliança do Ivaí', 'PR'),</text:p>
      <text:p text:style-name="normal">(3014, 'Nova América da Colina', 'PR'),</text:p>
      <text:p text:style-name="normal">(3015, 'Nova Aurora', 'PR'),</text:p>
      <text:p text:style-name="normal">(3016, 'Nova Cantu', 'PR'),</text:p>
      <text:p text:style-name="normal">(3017, 'Nova Esperança', 'PR'),</text:p>
      <text:p text:style-name="normal">(3018, 'Nova Esperança do Sudoeste', 'PR'),</text:p>
      <text:p text:style-name="normal">(3019, 'Nova Fátima', 'PR'),</text:p>
      <text:p text:style-name="normal">(3020, 'Nova Laranjeiras', 'PR'),</text:p>
      <text:p text:style-name="normal">(3021, 'Nova Londrina', 'PR'),</text:p>
      <text:p text:style-name="normal">(3022, 'Nova Olímpia', 'PR'),</text:p>
      <text:p text:style-name="normal">(3023, 'Nova Prata do Iguaçu', 'PR'),</text:p>
      <text:p text:style-name="normal">(3024, 'Nova Santa Bárbara', 'PR'),</text:p>
      <text:p text:style-name="normal">(3025, 'Nova Santa Rosa', 'PR'),</text:p>
      <text:p text:style-name="normal">(3026, 'Nova Tebas', 'PR'),</text:p>
      <text:p text:style-name="normal">(3027, 'Novo Itacolomi', 'PR'),</text:p>
      <text:p text:style-name="normal">(3028, 'Ortigueira', 'PR'),</text:p>
      <text:p text:style-name="normal">(3029, 'Ourizona', 'PR'),</text:p>
      <text:p text:style-name="normal">(3030, 'Ouro Verde do Oeste', 'PR'),</text:p>
      <text:p text:style-name="normal">(3031, 'Paiçandu', 'PR'),</text:p>
      <text:p text:style-name="normal">(3032, 'Palmas', 'PR'),</text:p>
      <text:p text:style-name="normal">(3033, 'Palmeira', 'PR'),</text:p>
      <text:p text:style-name="normal">(3034, 'Palmital', 'PR'),</text:p>
      <text:p text:style-name="normal">(3035, 'Palotina', 'PR'),</text:p>
      <text:p text:style-name="normal">(3036, 'Paraíso do Norte', 'PR'),</text:p>
      <text:p text:style-name="normal">(3037, 'Paranacity', 'PR'),</text:p>
      <text:p text:style-name="normal">(3038, 'Paranaguá', 'PR'),</text:p>
      <text:p text:style-name="normal">(3039, 'Paranapoema', 'PR'),</text:p>
      <text:p text:style-name="normal">(3040, 'Paranavaí', 'PR'),</text:p>
      <text:p text:style-name="normal">(3041, 'Pato Bragado', 'PR'),</text:p>
      <text:p text:style-name="normal">(3042, 'Pato Branco', 'PR'),</text:p>
      <text:p text:style-name="normal">(3043, 'Paula Freitas', 'PR'),</text:p>
      <text:p text:style-name="normal"><text:soft-page-break/>(3044, 'Paulo Frontin', 'PR'),</text:p>
      <text:p text:style-name="normal">(3045, 'Peabiru', 'PR'),</text:p>
      <text:p text:style-name="normal">(3046, 'Perobal', 'PR'),</text:p>
      <text:p text:style-name="normal">(3047, 'Pérola', 'PR'),</text:p>
      <text:p text:style-name="normal">(3048, 'Pérola dOeste', 'PR'),</text:p>
      <text:p text:style-name="normal">(3049, 'Piên', 'PR'),</text:p>
      <text:p text:style-name="normal">(3050, 'Pinhais', 'PR'),</text:p>
      <text:p text:style-name="normal">(3051, 'Pinhal de São Bento', 'PR'),</text:p>
      <text:p text:style-name="normal">(3052, 'Pinhalão', 'PR'),</text:p>
      <text:p text:style-name="normal">(3053, 'Pinhão', 'PR'),</text:p>
      <text:p text:style-name="normal">(3054, 'Piraí do Sul', 'PR'),</text:p>
      <text:p text:style-name="normal">(3055, 'Piraquara', 'PR'),</text:p>
      <text:p text:style-name="normal">(3056, 'Pitanga', 'PR'),</text:p>
      <text:p text:style-name="normal">(3057, 'Pitangueiras', 'PR'),</text:p>
      <text:p text:style-name="normal">(3058, 'Planaltina do Paraná', 'PR'),</text:p>
      <text:p text:style-name="normal">(3059, 'Planalto', 'PR'),</text:p>
      <text:p text:style-name="normal">(3060, 'Ponta Grossa', 'PR'),</text:p>
      <text:p text:style-name="normal">(3061, 'Pontal do Paraná', 'PR'),</text:p>
      <text:p text:style-name="normal">(3062, 'Porecatu', 'PR'),</text:p>
      <text:p text:style-name="normal">(3063, 'Porto Amazonas', 'PR'),</text:p>
      <text:p text:style-name="normal">(3064, 'Porto Barreiro', 'PR'),</text:p>
      <text:p text:style-name="normal">(3065, 'Porto Rico', 'PR'),</text:p>
      <text:p text:style-name="normal">(3066, 'Porto Vitória', 'PR'),</text:p>
      <text:p text:style-name="normal">(3067, 'Prado Ferreira', 'PR'),</text:p>
      <text:p text:style-name="normal">(3068, 'Pranchita', 'PR'),</text:p>
      <text:p text:style-name="normal">(3069, 'Presidente Castelo Branco', 'PR'),</text:p>
      <text:p text:style-name="normal">(3070, 'Primeiro de Maio', 'PR'),</text:p>
      <text:p text:style-name="normal">(3071, 'Prudentópolis', 'PR'),</text:p>
      <text:p text:style-name="normal">(3072, 'Quarto Centenário', 'PR'),</text:p>
      <text:p text:style-name="normal">(3073, 'Quatiguá', 'PR'),</text:p>
      <text:p text:style-name="normal">(3074, 'Quatro Barras', 'PR'),</text:p>
      <text:p text:style-name="normal">(3075, 'Quatro Pontes', 'PR'),</text:p>
      <text:p text:style-name="normal">(3076, 'Quedas do Iguaçu', 'PR'),</text:p>
      <text:p text:style-name="normal">(3077, 'Querência do Norte', 'PR'),</text:p>
      <text:p text:style-name="normal">(3078, 'Quinta do Sol', 'PR'),</text:p>
      <text:p text:style-name="normal">(3079, 'Quitandinha', 'PR'),</text:p>
      <text:p text:style-name="normal">(3080, 'Ramilândia', 'PR'),</text:p>
      <text:p text:style-name="normal">(3081, 'Rancho Alegre', 'PR'),</text:p>
      <text:p text:style-name="normal">(3082, 'Rancho Alegre dOeste', 'PR'),</text:p>
      <text:p text:style-name="normal">(3083, 'Realeza', 'PR'),</text:p>
      <text:p text:style-name="normal">(3084, 'Rebouças', 'PR'),</text:p>
      <text:p text:style-name="normal">(3085, 'Renascença', 'PR'),</text:p>
      <text:p text:style-name="normal">(3086, 'Reserva', 'PR'),</text:p>
      <text:p text:style-name="normal">(3087, 'Reserva do Iguaçu', 'PR'),</text:p>
      <text:p text:style-name="normal">(3088, 'Ribeirão Claro', 'PR'),</text:p>
      <text:p text:style-name="normal">(3089, 'Ribeirão do Pinhal', 'PR'),</text:p>
      <text:p text:style-name="normal">(3090, 'Rio Azul', 'PR'),</text:p>
      <text:p text:style-name="normal">(3091, 'Rio Bom', 'PR'),</text:p>
      <text:p text:style-name="normal"><text:soft-page-break/>(3092, 'Rio Bonito do Iguaçu', 'PR'),</text:p>
      <text:p text:style-name="normal">(3093, 'Rio Branco do Ivaí', 'PR'),</text:p>
      <text:p text:style-name="normal">(3094, 'Rio Branco do Sul', 'PR'),</text:p>
      <text:p text:style-name="normal">(3095, 'Rio Negro', 'PR'),</text:p>
      <text:p text:style-name="normal">(3096, 'Rolândia', 'PR'),</text:p>
      <text:p text:style-name="normal">(3097, 'Roncador', 'PR'),</text:p>
      <text:p text:style-name="normal">(3098, 'Rondon', 'PR'),</text:p>
      <text:p text:style-name="normal">(3099, 'Rosário do Ivaí', 'PR'),</text:p>
      <text:p text:style-name="normal">(3100, 'Sabáudia', 'PR'),</text:p>
      <text:p text:style-name="normal">(3101, 'Salgado Filho', 'PR'),</text:p>
      <text:p text:style-name="normal">(3102, 'Salto do Itararé', 'PR'),</text:p>
      <text:p text:style-name="normal">(3103, 'Salto do Lontra', 'PR'),</text:p>
      <text:p text:style-name="normal">(3104, 'Santa Amélia', 'PR'),</text:p>
      <text:p text:style-name="normal">(3105, 'Santa Cecília do Pavão', 'PR'),</text:p>
      <text:p text:style-name="normal">(3106, 'Santa Cruz de Monte Castelo', 'PR'),</text:p>
      <text:p text:style-name="normal">(3107, 'Santa Fé', 'PR'),</text:p>
      <text:p text:style-name="normal">(3108, 'Santa Helena', 'PR'),</text:p>
      <text:p text:style-name="normal">(3109, 'Santa Inês', 'PR'),</text:p>
      <text:p text:style-name="normal">(3110, 'Santa Isabel do Ivaí', 'PR'),</text:p>
      <text:p text:style-name="normal">(3111, 'Santa Izabel do Oeste', 'PR'),</text:p>
      <text:p text:style-name="normal">(3112, 'Santa Lúcia', 'PR'),</text:p>
      <text:p text:style-name="normal">(3113, 'Santa Maria do Oeste', 'PR'),</text:p>
      <text:p text:style-name="normal">(3114, 'Santa Mariana', 'PR'),</text:p>
      <text:p text:style-name="normal">(3115, 'Santa Mônica', 'PR'),</text:p>
      <text:p text:style-name="normal">(3116, 'Santa Tereza do Oeste', 'PR'),</text:p>
      <text:p text:style-name="normal">(3117, 'Santa Terezinha de Itaipu', 'PR'),</text:p>
      <text:p text:style-name="normal">(3118, 'Santana do Itararé', 'PR'),</text:p>
      <text:p text:style-name="normal">(3119, 'Santo Antônio da Platina', 'PR'),</text:p>
      <text:p text:style-name="normal">(3120, 'Santo Antônio do Caiuá', 'PR'),</text:p>
      <text:p text:style-name="normal">(3121, 'Santo Antônio do Paraíso', 'PR'),</text:p>
      <text:p text:style-name="normal">(3122, 'Santo Antônio do Sudoeste', 'PR'),</text:p>
      <text:p text:style-name="normal">(3123, 'Santo Inácio', 'PR'),</text:p>
      <text:p text:style-name="normal">(3124, 'São Carlos do Ivaí', 'PR'),</text:p>
      <text:p text:style-name="normal">(3125, 'São Jerônimo da Serra', 'PR'),</text:p>
      <text:p text:style-name="normal">(3126, 'São João', 'PR'),</text:p>
      <text:p text:style-name="normal">(3127, 'São João do Caiuá', 'PR'),</text:p>
      <text:p text:style-name="normal">(3128, 'São João do Ivaí', 'PR'),</text:p>
      <text:p text:style-name="normal">(3129, 'São João do Triunfo', 'PR'),</text:p>
      <text:p text:style-name="normal">(3130, 'São Jorge dOeste', 'PR'),</text:p>
      <text:p text:style-name="normal">(3131, 'São Jorge do Ivaí', 'PR'),</text:p>
      <text:p text:style-name="normal">(3132, 'São Jorge do Patrocínio', 'PR'),</text:p>
      <text:p text:style-name="normal">(3133, 'São José da Boa Vista', 'PR'),</text:p>
      <text:p text:style-name="normal">(3134, 'São José das Palmeiras', 'PR'),</text:p>
      <text:p text:style-name="normal">(3135, 'São José dos Pinhais', 'PR'),</text:p>
      <text:p text:style-name="normal">(3136, 'São Manoel do Paraná', 'PR'),</text:p>
      <text:p text:style-name="normal">(3137, 'São Mateus do Sul', 'PR'),</text:p>
      <text:p text:style-name="normal">(3138, 'São Miguel do Iguaçu', 'PR'),</text:p>
      <text:p text:style-name="normal">(3139, 'São Pedro do Iguaçu', 'PR'),</text:p>
      <text:p text:style-name="normal"><text:soft-page-break/>(3140, 'São Pedro do Ivaí', 'PR'),</text:p>
      <text:p text:style-name="normal">(3141, 'São Pedro do Paraná', 'PR'),</text:p>
      <text:p text:style-name="normal">(3142, 'São Sebastião da Amoreira', 'PR'),</text:p>
      <text:p text:style-name="normal">(3143, 'São Tomé', 'PR'),</text:p>
      <text:p text:style-name="normal">(3144, 'Sapopema', 'PR'),</text:p>
      <text:p text:style-name="normal">(3145, 'Sarandi', 'PR'),</text:p>
      <text:p text:style-name="normal">(3146, 'Saudade do Iguaçu', 'PR'),</text:p>
      <text:p text:style-name="normal">(3147, 'Sengés', 'PR'),</text:p>
      <text:p text:style-name="normal">(3148, 'Serranópolis do Iguaçu', 'PR'),</text:p>
      <text:p text:style-name="normal">(3149, 'Sertaneja', 'PR'),</text:p>
      <text:p text:style-name="normal">(3150, 'Sertanópolis', 'PR'),</text:p>
      <text:p text:style-name="normal">(3151, 'Siqueira Campos', 'PR'),</text:p>
      <text:p text:style-name="normal">(3152, 'Sulina', 'PR'),</text:p>
      <text:p text:style-name="normal">(3153, 'Tamarana', 'PR'),</text:p>
      <text:p text:style-name="normal">(3154, 'Tamboara', 'PR'),</text:p>
      <text:p text:style-name="normal">(3155, 'Tapejara', 'PR'),</text:p>
      <text:p text:style-name="normal">(3156, 'Tapira', 'PR'),</text:p>
      <text:p text:style-name="normal">(3157, 'Teixeira Soares', 'PR'),</text:p>
      <text:p text:style-name="normal">(3158, 'Telêmaco Borba', 'PR'),</text:p>
      <text:p text:style-name="normal">(3159, 'Terra Boa', 'PR'),</text:p>
      <text:p text:style-name="normal">(3160, 'Terra Rica', 'PR'),</text:p>
      <text:p text:style-name="normal">(3161, 'Terra Roxa', 'PR'),</text:p>
      <text:p text:style-name="normal">(3162, 'Tibagi', 'PR'),</text:p>
      <text:p text:style-name="normal">(3163, 'Tijucas do Sul', 'PR'),</text:p>
      <text:p text:style-name="normal">(3164, 'Toledo', 'PR'),</text:p>
      <text:p text:style-name="normal">(3165, 'Tomazina', 'PR'),</text:p>
      <text:p text:style-name="normal">(3166, 'Três Barras do Paraná', 'PR'),</text:p>
      <text:p text:style-name="normal">(3167, 'Tunas do Paraná', 'PR'),</text:p>
      <text:p text:style-name="normal">(3168, 'Tuneiras do Oeste', 'PR'),</text:p>
      <text:p text:style-name="normal">(3169, 'Tupãssi', 'PR'),</text:p>
      <text:p text:style-name="normal">(3170, 'Turvo', 'PR'),</text:p>
      <text:p text:style-name="normal">(3171, 'Ubiratã', 'PR'),</text:p>
      <text:p text:style-name="normal">(3172, 'Umuarama', 'PR'),</text:p>
      <text:p text:style-name="normal">(3173, 'União da Vitória', 'PR'),</text:p>
      <text:p text:style-name="normal">(3174, 'Uniflor', 'PR'),</text:p>
      <text:p text:style-name="normal">(3175, 'Uraí', 'PR'),</text:p>
      <text:p text:style-name="normal">(3176, 'Ventania', 'PR'),</text:p>
      <text:p text:style-name="normal">(3177, 'Vera Cruz do Oeste', 'PR'),</text:p>
      <text:p text:style-name="normal">(3178, 'Verê', 'PR'),</text:p>
      <text:p text:style-name="normal">(3179, 'Virmond', 'PR'),</text:p>
      <text:p text:style-name="normal">(3180, 'Vitorino', 'PR'),</text:p>
      <text:p text:style-name="normal">(3181, 'Wenceslau Braz', 'PR'),</text:p>
      <text:p text:style-name="normal">(3182, 'Xambrê', 'PR');</text:p>
      <text:p text:style-name="normal"/>
      <text:p text:style-name="normal">INSERT INTO tb_cidades (id, nome, estado) VALUES</text:p>
      <text:p text:style-name="normal">(3183, 'Abreu e Lima', 'PE'),</text:p>
      <text:p text:style-name="normal">(3184, 'Afogados da Ingazeira', 'PE'),</text:p>
      <text:p text:style-name="normal">(3185, 'Afrânio', 'PE'),</text:p>
      <text:p text:style-name="normal"><text:soft-page-break/>(3186, 'Agrestina', 'PE'),</text:p>
      <text:p text:style-name="normal">(3187, 'Água Preta', 'PE'),</text:p>
      <text:p text:style-name="normal">(3188, 'Águas Belas', 'PE'),</text:p>
      <text:p text:style-name="normal">(3189, 'Alagoinha', 'PE'),</text:p>
      <text:p text:style-name="normal">(3190, 'Aliança', 'PE'),</text:p>
      <text:p text:style-name="normal">(3191, 'Altinho', 'PE'),</text:p>
      <text:p text:style-name="normal">(3192, 'Amaraji', 'PE'),</text:p>
      <text:p text:style-name="normal">(3193, 'Angelim', 'PE'),</text:p>
      <text:p text:style-name="normal">(3194, 'Araçoiaba', 'PE'),</text:p>
      <text:p text:style-name="normal">(3195, 'Araripina', 'PE'),</text:p>
      <text:p text:style-name="normal">(3196, 'Arcoverde', 'PE'),</text:p>
      <text:p text:style-name="normal">(3197, 'Barra de Guabiraba', 'PE'),</text:p>
      <text:p text:style-name="normal">(3198, 'Barreiros', 'PE'),</text:p>
      <text:p text:style-name="normal">(3199, 'Belém de Maria', 'PE'),</text:p>
      <text:p text:style-name="normal">(3200, 'Belém de São Francisco', 'PE'),</text:p>
      <text:p text:style-name="normal">(3201, 'Belo Jardim', 'PE'),</text:p>
      <text:p text:style-name="normal">(3202, 'Betânia', 'PE'),</text:p>
      <text:p text:style-name="normal">(3203, 'Bezerros', 'PE'),</text:p>
      <text:p text:style-name="normal">(3204, 'Bodocó', 'PE'),</text:p>
      <text:p text:style-name="normal">(3205, 'Bom Conselho', 'PE'),</text:p>
      <text:p text:style-name="normal">(3206, 'Bom Jardim', 'PE'),</text:p>
      <text:p text:style-name="normal">(3207, 'Bonito', 'PE'),</text:p>
      <text:p text:style-name="normal">(3208, 'Brejão', 'PE'),</text:p>
      <text:p text:style-name="normal">(3209, 'Brejinho', 'PE'),</text:p>
      <text:p text:style-name="normal">(3210, 'Brejo da Madre de Deus', 'PE'),</text:p>
      <text:p text:style-name="normal">(3211, 'Buenos Aires', 'PE'),</text:p>
      <text:p text:style-name="normal">(3212, 'Buíque', 'PE'),</text:p>
      <text:p text:style-name="normal">(3213, 'Cabo de Santo Agostinho', 'PE'),</text:p>
      <text:p text:style-name="normal">(3214, 'Cabrobó', 'PE'),</text:p>
      <text:p text:style-name="normal">(3215, 'Cachoeirinha', 'PE'),</text:p>
      <text:p text:style-name="normal">(3216, 'Caetés', 'PE'),</text:p>
      <text:p text:style-name="normal">(3217, 'Calçado', 'PE'),</text:p>
      <text:p text:style-name="normal">(3218, 'Calumbi', 'PE'),</text:p>
      <text:p text:style-name="normal">(3219, 'Camaragibe', 'PE'),</text:p>
      <text:p text:style-name="normal">(3220, 'Camocim de São Félix', 'PE'),</text:p>
      <text:p text:style-name="normal">(3221, 'Camutanga', 'PE'),</text:p>
      <text:p text:style-name="normal">(3222, 'Canhotinho', 'PE'),</text:p>
      <text:p text:style-name="normal">(3223, 'Capoeiras', 'PE'),</text:p>
      <text:p text:style-name="normal">(3224, 'Carnaíba', 'PE'),</text:p>
      <text:p text:style-name="normal">(3225, 'Carnaubeira da Penha', 'PE'),</text:p>
      <text:p text:style-name="normal">(3226, 'Carpina', 'PE'),</text:p>
      <text:p text:style-name="normal">(3227, 'Caruaru', 'PE'),</text:p>
      <text:p text:style-name="normal">(3228, 'Casinhas', 'PE'),</text:p>
      <text:p text:style-name="normal">(3229, 'Catende', 'PE'),</text:p>
      <text:p text:style-name="normal">(3230, 'Cedro', 'PE'),</text:p>
      <text:p text:style-name="normal">(3231, 'Chã de Alegria', 'PE'),</text:p>
      <text:p text:style-name="normal">(3232, 'Chã Grande', 'PE'),</text:p>
      <text:p text:style-name="normal">(3233, 'Condado', 'PE'),</text:p>
      <text:p text:style-name="normal"><text:soft-page-break/>(3234, 'Correntes', 'PE'),</text:p>
      <text:p text:style-name="normal">(3235, 'Cortês', 'PE'),</text:p>
      <text:p text:style-name="normal">(3236, 'Cumaru', 'PE'),</text:p>
      <text:p text:style-name="normal">(3237, 'Cupira', 'PE'),</text:p>
      <text:p text:style-name="normal">(3238, 'Custódia', 'PE'),</text:p>
      <text:p text:style-name="normal">(3239, 'Dormentes', 'PE'),</text:p>
      <text:p text:style-name="normal">(3240, 'Escada', 'PE'),</text:p>
      <text:p text:style-name="normal">(3241, 'Exu', 'PE'),</text:p>
      <text:p text:style-name="normal">(3242, 'Feira Nova', 'PE'),</text:p>
      <text:p text:style-name="normal">(3243, 'Fernando de Noronha', 'PE'),</text:p>
      <text:p text:style-name="normal">(3244, 'Ferreiros', 'PE'),</text:p>
      <text:p text:style-name="normal">(3245, 'Flores', 'PE'),</text:p>
      <text:p text:style-name="normal">(3246, 'Floresta', 'PE'),</text:p>
      <text:p text:style-name="normal">(3247, 'Frei Miguelinho', 'PE'),</text:p>
      <text:p text:style-name="normal">(3248, 'Gameleira', 'PE'),</text:p>
      <text:p text:style-name="normal">(3249, 'Garanhuns', 'PE'),</text:p>
      <text:p text:style-name="normal">(3250, 'Glória do Goitá', 'PE'),</text:p>
      <text:p text:style-name="normal">(3251, 'Goiana', 'PE'),</text:p>
      <text:p text:style-name="normal">(3252, 'Granito', 'PE'),</text:p>
      <text:p text:style-name="normal">(3253, 'Gravatá', 'PE'),</text:p>
      <text:p text:style-name="normal">(3254, 'Iati', 'PE'),</text:p>
      <text:p text:style-name="normal">(3255, 'Ibimirim', 'PE'),</text:p>
      <text:p text:style-name="normal">(3256, 'Ibirajuba', 'PE'),</text:p>
      <text:p text:style-name="normal">(3257, 'Igarassu', 'PE'),</text:p>
      <text:p text:style-name="normal">(3258, 'Iguaraci', 'PE'),</text:p>
      <text:p text:style-name="normal">(3259, 'Ilha de Itamaracá', 'PE'),</text:p>
      <text:p text:style-name="normal">(3260, 'Inajá', 'PE'),</text:p>
      <text:p text:style-name="normal">(3261, 'Ingazeira', 'PE'),</text:p>
      <text:p text:style-name="normal">(3262, 'Ipojuca', 'PE'),</text:p>
      <text:p text:style-name="normal">(3263, 'Ipubi', 'PE'),</text:p>
      <text:p text:style-name="normal">(3264, 'Itacuruba', 'PE'),</text:p>
      <text:p text:style-name="normal">(3265, 'Itaíba', 'PE'),</text:p>
      <text:p text:style-name="normal">(3266, 'Itambé', 'PE'),</text:p>
      <text:p text:style-name="normal">(3267, 'Itapetim', 'PE'),</text:p>
      <text:p text:style-name="normal">(3268, 'Itapissuma', 'PE'),</text:p>
      <text:p text:style-name="normal">(3269, 'Itaquitinga', 'PE'),</text:p>
      <text:p text:style-name="normal">(3270, 'Jaboatão dos Guararapes', 'PE'),</text:p>
      <text:p text:style-name="normal">(3271, 'Jaqueira', 'PE'),</text:p>
      <text:p text:style-name="normal">(3272, 'Jataúba', 'PE'),</text:p>
      <text:p text:style-name="normal">(3273, 'Jatobá', 'PE'),</text:p>
      <text:p text:style-name="normal">(3274, 'João Alfredo', 'PE'),</text:p>
      <text:p text:style-name="normal">(3275, 'Joaquim Nabuco', 'PE'),</text:p>
      <text:p text:style-name="normal">(3276, 'Jucati', 'PE'),</text:p>
      <text:p text:style-name="normal">(3277, 'Jupi', 'PE'),</text:p>
      <text:p text:style-name="normal">(3278, 'Jurema', 'PE'),</text:p>
      <text:p text:style-name="normal">(3279, 'Lagoa do Carro', 'PE'),</text:p>
      <text:p text:style-name="normal">(3280, 'Lagoa do Itaenga', 'PE'),</text:p>
      <text:p text:style-name="normal">(3281, 'Lagoa do Ouro', 'PE'),</text:p>
      <text:p text:style-name="normal"><text:soft-page-break/>(3282, 'Lagoa dos Gatos', 'PE'),</text:p>
      <text:p text:style-name="normal">(3283, 'Lagoa Grande', 'PE'),</text:p>
      <text:p text:style-name="normal">(3284, 'Lajedo', 'PE'),</text:p>
      <text:p text:style-name="normal">(3285, 'Limoeiro', 'PE'),</text:p>
      <text:p text:style-name="normal">(3286, 'Macaparana', 'PE'),</text:p>
      <text:p text:style-name="normal">(3287, 'Machados', 'PE'),</text:p>
      <text:p text:style-name="normal">(3288, 'Manari', 'PE'),</text:p>
      <text:p text:style-name="normal">(3289, 'Maraial', 'PE'),</text:p>
      <text:p text:style-name="normal">(3290, 'Mirandiba', 'PE'),</text:p>
      <text:p text:style-name="normal">(3291, 'Moreilândia', 'PE'),</text:p>
      <text:p text:style-name="normal">(3292, 'Moreno', 'PE'),</text:p>
      <text:p text:style-name="normal">(3293, 'Nazaré da Mata', 'PE'),</text:p>
      <text:p text:style-name="normal">(3294, 'Olinda', 'PE'),</text:p>
      <text:p text:style-name="normal">(3295, 'Orobó', 'PE'),</text:p>
      <text:p text:style-name="normal">(3296, 'Orocó', 'PE'),</text:p>
      <text:p text:style-name="normal">(3297, 'Ouricuri', 'PE'),</text:p>
      <text:p text:style-name="normal">(3298, 'Palmares', 'PE'),</text:p>
      <text:p text:style-name="normal">(3299, 'Palmeirina', 'PE'),</text:p>
      <text:p text:style-name="normal">(3300, 'Panelas', 'PE'),</text:p>
      <text:p text:style-name="normal">(3301, 'Paranatama', 'PE'),</text:p>
      <text:p text:style-name="normal">(3302, 'Parnamirim', 'PE'),</text:p>
      <text:p text:style-name="normal">(3303, 'Passira', 'PE'),</text:p>
      <text:p text:style-name="normal">(3304, 'Paudalho', 'PE'),</text:p>
      <text:p text:style-name="normal">(3305, 'Paulista', 'PE'),</text:p>
      <text:p text:style-name="normal">(3306, 'Pedra', 'PE'),</text:p>
      <text:p text:style-name="normal">(3307, 'Pesqueira', 'PE'),</text:p>
      <text:p text:style-name="normal">(3308, 'Petrolândia', 'PE'),</text:p>
      <text:p text:style-name="normal">(3309, 'Petrolina', 'PE'),</text:p>
      <text:p text:style-name="normal">(3310, 'Poção', 'PE'),</text:p>
      <text:p text:style-name="normal">(3311, 'Pombos', 'PE'),</text:p>
      <text:p text:style-name="normal">(3312, 'Primavera', 'PE'),</text:p>
      <text:p text:style-name="normal">(3313, 'Quipapá', 'PE'),</text:p>
      <text:p text:style-name="normal">(3314, 'Quixaba', 'PE'),</text:p>
      <text:p text:style-name="normal">(3315, 'Recife', 'PE'),</text:p>
      <text:p text:style-name="normal">(3316, 'Riacho das Almas', 'PE'),</text:p>
      <text:p text:style-name="normal">(3317, 'Ribeirão', 'PE'),</text:p>
      <text:p text:style-name="normal">(3318, 'Rio Formoso', 'PE'),</text:p>
      <text:p text:style-name="normal">(3319, 'Sairé', 'PE'),</text:p>
      <text:p text:style-name="normal">(3320, 'Salgadinho', 'PE'),</text:p>
      <text:p text:style-name="normal">(3321, 'Salgueiro', 'PE'),</text:p>
      <text:p text:style-name="normal">(3322, 'Saloá', 'PE'),</text:p>
      <text:p text:style-name="normal">(3323, 'Sanharó', 'PE'),</text:p>
      <text:p text:style-name="normal">(3324, 'Santa Cruz', 'PE'),</text:p>
      <text:p text:style-name="normal">(3325, 'Santa Cruz da Baixa Verde', 'PE'),</text:p>
      <text:p text:style-name="normal">(3326, 'Santa Cruz do Capibaribe', 'PE'),</text:p>
      <text:p text:style-name="normal">(3327, 'Santa Filomena', 'PE'),</text:p>
      <text:p text:style-name="normal">(3328, 'Santa Maria da Boa Vista', 'PE'),</text:p>
      <text:p text:style-name="normal">(3329, 'Santa Maria do Cambucá', 'PE'),</text:p>
      <text:p text:style-name="normal"><text:soft-page-break/>(3330, 'Santa Terezinha', 'PE'),</text:p>
      <text:p text:style-name="normal">(3331, 'São Benedito do Sul', 'PE'),</text:p>
      <text:p text:style-name="normal">(3332, 'São Bento do Una', 'PE'),</text:p>
      <text:p text:style-name="normal">(3333, 'São Caitano', 'PE'),</text:p>
      <text:p text:style-name="normal">(3334, 'São João', 'PE'),</text:p>
      <text:p text:style-name="normal">(3335, 'São Joaquim do Monte', 'PE'),</text:p>
      <text:p text:style-name="normal">(3336, 'São José da Coroa Grande', 'PE'),</text:p>
      <text:p text:style-name="normal">(3337, 'São José do Belmonte', 'PE'),</text:p>
      <text:p text:style-name="normal">(3338, 'São José do Egito', 'PE'),</text:p>
      <text:p text:style-name="normal">(3339, 'São Lourenço da Mata', 'PE'),</text:p>
      <text:p text:style-name="normal">(3340, 'São Vicente Ferrer', 'PE'),</text:p>
      <text:p text:style-name="normal">(3341, 'Serra Talhada', 'PE'),</text:p>
      <text:p text:style-name="normal">(3342, 'Serrita', 'PE'),</text:p>
      <text:p text:style-name="normal">(3343, 'Sertânia', 'PE'),</text:p>
      <text:p text:style-name="normal">(3344, 'Sirinhaém', 'PE'),</text:p>
      <text:p text:style-name="normal">(3345, 'Solidão', 'PE'),</text:p>
      <text:p text:style-name="normal">(3346, 'Surubim', 'PE'),</text:p>
      <text:p text:style-name="normal">(3347, 'Tabira', 'PE'),</text:p>
      <text:p text:style-name="normal">(3348, 'Tacaimbó', 'PE'),</text:p>
      <text:p text:style-name="normal">(3349, 'Tacaratu', 'PE'),</text:p>
      <text:p text:style-name="normal">(3350, 'Tamandaré', 'PE'),</text:p>
      <text:p text:style-name="normal">(3351, 'Taquaritinga do Norte', 'PE'),</text:p>
      <text:p text:style-name="normal">(3352, 'Terezinha', 'PE'),</text:p>
      <text:p text:style-name="normal">(3353, 'Terra Nova', 'PE'),</text:p>
      <text:p text:style-name="normal">(3354, 'Timbaúba', 'PE'),</text:p>
      <text:p text:style-name="normal">(3355, 'Toritama', 'PE'),</text:p>
      <text:p text:style-name="normal">(3356, 'Tracunhaém', 'PE'),</text:p>
      <text:p text:style-name="normal">(3357, 'Trindade', 'PE'),</text:p>
      <text:p text:style-name="normal">(3358, 'Triunfo', 'PE'),</text:p>
      <text:p text:style-name="normal">(3359, 'Tupanatinga', 'PE'),</text:p>
      <text:p text:style-name="normal">(3360, 'Tuparetama', 'PE'),</text:p>
      <text:p text:style-name="normal">(3361, 'Venturosa', 'PE'),</text:p>
      <text:p text:style-name="normal">(3362, 'Verdejante', 'PE'),</text:p>
      <text:p text:style-name="normal">(3363, 'Vertente do Lério', 'PE'),</text:p>
      <text:p text:style-name="normal">(3364, 'Vertentes', 'PE'),</text:p>
      <text:p text:style-name="normal">(3365, 'Vicência', 'PE'),</text:p>
      <text:p text:style-name="normal">(3366, 'Vitória de Santo Antão', 'PE'),</text:p>
      <text:p text:style-name="normal">(3367, 'Xexéu', 'PE');</text:p>
      <text:p text:style-name="normal"/>
      <text:p text:style-name="normal">INSERT INTO tb_cidades (id, nome, estado) VALUES</text:p>
      <text:p text:style-name="normal">(3368, 'Acauã', 'PI'),</text:p>
      <text:p text:style-name="normal">(3369, 'Agricolândia', 'PI'),</text:p>
      <text:p text:style-name="normal">(3370, 'Água Branca', 'PI'),</text:p>
      <text:p text:style-name="normal">(3371, 'Alagoinha do Piauí', 'PI'),</text:p>
      <text:p text:style-name="normal">(3372, 'Alegrete do Piauí', 'PI'),</text:p>
      <text:p text:style-name="normal">(3373, 'Alto Longá', 'PI'),</text:p>
      <text:p text:style-name="normal">(3374, 'Altos', 'PI'),</text:p>
      <text:p text:style-name="normal">(3375, 'Alvorada do Gurguéia', 'PI'),</text:p>
      <text:p text:style-name="normal"><text:soft-page-break/>(3376, 'Amarante', 'PI'),</text:p>
      <text:p text:style-name="normal">(3377, 'Angical do Piauí', 'PI'),</text:p>
      <text:p text:style-name="normal">(3378, 'Anísio de Abreu', 'PI'),</text:p>
      <text:p text:style-name="normal">(3379, 'Antônio Almeida', 'PI'),</text:p>
      <text:p text:style-name="normal">(3380, 'Aroazes', 'PI'),</text:p>
      <text:p text:style-name="normal">(3381, 'Aroeiras do Itaim', 'PI'),</text:p>
      <text:p text:style-name="normal">(3382, 'Arraial', 'PI'),</text:p>
      <text:p text:style-name="normal">(3383, 'Assunção do Piauí', 'PI'),</text:p>
      <text:p text:style-name="normal">(3384, 'Avelino Lopes', 'PI'),</text:p>
      <text:p text:style-name="normal">(3385, 'Baixa Grande do Ribeiro', 'PI'),</text:p>
      <text:p text:style-name="normal">(3386, 'Barra dAlcântara', 'PI'),</text:p>
      <text:p text:style-name="normal">(3387, 'Barras', 'PI'),</text:p>
      <text:p text:style-name="normal">(3388, 'Barreiras do Piauí', 'PI'),</text:p>
      <text:p text:style-name="normal">(3389, 'Barro Duro', 'PI'),</text:p>
      <text:p text:style-name="normal">(3390, 'Batalha', 'PI'),</text:p>
      <text:p text:style-name="normal">(3391, 'Bela Vista do Piauí', 'PI'),</text:p>
      <text:p text:style-name="normal">(3392, 'Belém do Piauí', 'PI'),</text:p>
      <text:p text:style-name="normal">(3393, 'Beneditinos', 'PI'),</text:p>
      <text:p text:style-name="normal">(3394, 'Bertolínia', 'PI'),</text:p>
      <text:p text:style-name="normal">(3395, 'Betânia do Piauí', 'PI'),</text:p>
      <text:p text:style-name="normal">(3396, 'Boa Hora', 'PI'),</text:p>
      <text:p text:style-name="normal">(3397, 'Bocaina', 'PI'),</text:p>
      <text:p text:style-name="normal">(3398, 'Bom Jesus', 'PI'),</text:p>
      <text:p text:style-name="normal">(3399, 'Bom Princípio do Piauí', 'PI'),</text:p>
      <text:p text:style-name="normal">(3400, 'Bonfim do Piauí', 'PI'),</text:p>
      <text:p text:style-name="normal">(3401, 'Boqueirão do Piauí', 'PI'),</text:p>
      <text:p text:style-name="normal">(3402, 'Brasileira', 'PI'),</text:p>
      <text:p text:style-name="normal">(3403, 'Brejo do Piauí', 'PI'),</text:p>
      <text:p text:style-name="normal">(3404, 'Buriti dos Lopes', 'PI'),</text:p>
      <text:p text:style-name="normal">(3405, 'Buriti dos Montes', 'PI'),</text:p>
      <text:p text:style-name="normal">(3406, 'Cabeceiras do Piauí', 'PI'),</text:p>
      <text:p text:style-name="normal">(3407, 'Cajazeiras do Piauí', 'PI'),</text:p>
      <text:p text:style-name="normal">(3408, 'Cajueiro da Praia', 'PI'),</text:p>
      <text:p text:style-name="normal">(3409, 'Caldeirão Grande do Piauí', 'PI'),</text:p>
      <text:p text:style-name="normal">(3410, 'Campinas do Piauí', 'PI'),</text:p>
      <text:p text:style-name="normal">(3411, 'Campo Alegre do Fidalgo', 'PI'),</text:p>
      <text:p text:style-name="normal">(3412, 'Campo Grande do Piauí', 'PI'),</text:p>
      <text:p text:style-name="normal">(3413, 'Campo Largo do Piauí', 'PI'),</text:p>
      <text:p text:style-name="normal">(3414, 'Campo Maior', 'PI'),</text:p>
      <text:p text:style-name="normal">(3415, 'Canavieira', 'PI'),</text:p>
      <text:p text:style-name="normal">(3416, 'Canto do Buriti', 'PI'),</text:p>
      <text:p text:style-name="normal">(3417, 'Capitão de Campos', 'PI'),</text:p>
      <text:p text:style-name="normal">(3418, 'Capitão Gervásio Oliveira', 'PI'),</text:p>
      <text:p text:style-name="normal">(3419, 'Caracol', 'PI'),</text:p>
      <text:p text:style-name="normal">(3420, 'Caraúbas do Piauí', 'PI'),</text:p>
      <text:p text:style-name="normal">(3421, 'Caridade do Piauí', 'PI'),</text:p>
      <text:p text:style-name="normal">(3422, 'Castelo do Piauí', 'PI'),</text:p>
      <text:p text:style-name="normal">(3423, 'Caxingó', 'PI'),</text:p>
      <text:p text:style-name="normal"><text:soft-page-break/>(3424, 'Cocal', 'PI'),</text:p>
      <text:p text:style-name="normal">(3425, 'Cocal de Telha', 'PI'),</text:p>
      <text:p text:style-name="normal">(3426, 'Cocal dos Alves', 'PI'),</text:p>
      <text:p text:style-name="normal">(3427, 'Coivaras', 'PI'),</text:p>
      <text:p text:style-name="normal">(3428, 'Colônia do Gurguéia', 'PI'),</text:p>
      <text:p text:style-name="normal">(3429, 'Colônia do Piauí', 'PI'),</text:p>
      <text:p text:style-name="normal">(3430, 'Conceição do Canindé', 'PI'),</text:p>
      <text:p text:style-name="normal">(3431, 'Coronel José Dias', 'PI'),</text:p>
      <text:p text:style-name="normal">(3432, 'Corrente', 'PI'),</text:p>
      <text:p text:style-name="normal">(3433, 'Cristalândia do Piauí', 'PI'),</text:p>
      <text:p text:style-name="normal">(3434, 'Cristino Castro', 'PI'),</text:p>
      <text:p text:style-name="normal">(3435, 'Curimatá', 'PI'),</text:p>
      <text:p text:style-name="normal">(3436, 'Currais', 'PI'),</text:p>
      <text:p text:style-name="normal">(3437, 'Curral Novo do Piauí', 'PI'),</text:p>
      <text:p text:style-name="normal">(3438, 'Curralinhos', 'PI'),</text:p>
      <text:p text:style-name="normal">(3439, 'Demerval Lobão', 'PI'),</text:p>
      <text:p text:style-name="normal">(3440, 'Dirceu Arcoverde', 'PI'),</text:p>
      <text:p text:style-name="normal">(3441, 'Dom Expedito Lopes', 'PI'),</text:p>
      <text:p text:style-name="normal">(3442, 'Dom Inocêncio', 'PI'),</text:p>
      <text:p text:style-name="normal">(3443, 'Domingos Mourão', 'PI'),</text:p>
      <text:p text:style-name="normal">(3444, 'Elesbão Veloso', 'PI'),</text:p>
      <text:p text:style-name="normal">(3445, 'Eliseu Martins', 'PI'),</text:p>
      <text:p text:style-name="normal">(3446, 'Esperantina', 'PI'),</text:p>
      <text:p text:style-name="normal">(3447, 'Fartura do Piauí', 'PI'),</text:p>
      <text:p text:style-name="normal">(3448, 'Flores do Piauí', 'PI'),</text:p>
      <text:p text:style-name="normal">(3449, 'Floresta do Piauí', 'PI'),</text:p>
      <text:p text:style-name="normal">(3450, 'Floriano', 'PI'),</text:p>
      <text:p text:style-name="normal">(3451, 'Francinópolis', 'PI'),</text:p>
      <text:p text:style-name="normal">(3452, 'Francisco Ayres', 'PI'),</text:p>
      <text:p text:style-name="normal">(3453, 'Francisco Macedo', 'PI'),</text:p>
      <text:p text:style-name="normal">(3454, 'Francisco Santos', 'PI'),</text:p>
      <text:p text:style-name="normal">(3455, 'Fronteiras', 'PI'),</text:p>
      <text:p text:style-name="normal">(3456, 'Geminiano', 'PI'),</text:p>
      <text:p text:style-name="normal">(3457, 'Gilbués', 'PI'),</text:p>
      <text:p text:style-name="normal">(3458, 'Guadalupe', 'PI'),</text:p>
      <text:p text:style-name="normal">(3459, 'Guaribas', 'PI'),</text:p>
      <text:p text:style-name="normal">(3460, 'Hugo Napoleão', 'PI'),</text:p>
      <text:p text:style-name="normal">(3461, 'Ilha Grande', 'PI'),</text:p>
      <text:p text:style-name="normal">(3462, 'Inhuma', 'PI'),</text:p>
      <text:p text:style-name="normal">(3463, 'Ipiranga do Piauí', 'PI'),</text:p>
      <text:p text:style-name="normal">(3464, 'Isaías Coelho', 'PI'),</text:p>
      <text:p text:style-name="normal">(3465, 'Itainópolis', 'PI'),</text:p>
      <text:p text:style-name="normal">(3466, 'Itaueira', 'PI'),</text:p>
      <text:p text:style-name="normal">(3467, 'Jacobina do Piauí', 'PI'),</text:p>
      <text:p text:style-name="normal">(3468, 'Jaicós', 'PI'),</text:p>
      <text:p text:style-name="normal">(3469, 'Jardim do Mulato', 'PI'),</text:p>
      <text:p text:style-name="normal">(3470, 'Jatobá do Piauí', 'PI'),</text:p>
      <text:p text:style-name="normal">(3471, 'Jerumenha', 'PI'),</text:p>
      <text:p text:style-name="normal"><text:soft-page-break/>(3472, 'João Costa', 'PI'),</text:p>
      <text:p text:style-name="normal">(3473, 'Joaquim Pires', 'PI'),</text:p>
      <text:p text:style-name="normal">(3474, 'Joca Marques', 'PI'),</text:p>
      <text:p text:style-name="normal">(3475, 'José de Freitas', 'PI'),</text:p>
      <text:p text:style-name="normal">(3476, 'Juazeiro do Piauí', 'PI'),</text:p>
      <text:p text:style-name="normal">(3477, 'Júlio Borges', 'PI'),</text:p>
      <text:p text:style-name="normal">(3478, 'Jurema', 'PI'),</text:p>
      <text:p text:style-name="normal">(3479, 'Lagoa Alegre', 'PI'),</text:p>
      <text:p text:style-name="normal">(3480, 'Lagoa de São Francisco', 'PI'),</text:p>
      <text:p text:style-name="normal">(3481, 'Lagoa do Barro do Piauí', 'PI'),</text:p>
      <text:p text:style-name="normal">(3482, 'Lagoa do Piauí', 'PI'),</text:p>
      <text:p text:style-name="normal">(3483, 'Lagoa do Sítio', 'PI'),</text:p>
      <text:p text:style-name="normal">(3484, 'Lagoinha do Piauí', 'PI'),</text:p>
      <text:p text:style-name="normal">(3485, 'Landri Sales', 'PI'),</text:p>
      <text:p text:style-name="normal">(3486, 'Luís Correia', 'PI'),</text:p>
      <text:p text:style-name="normal">(3487, 'Luzilândia', 'PI'),</text:p>
      <text:p text:style-name="normal">(3488, 'Madeiro', 'PI'),</text:p>
      <text:p text:style-name="normal">(3489, 'Manoel Emídio', 'PI'),</text:p>
      <text:p text:style-name="normal">(3490, 'Marcolândia', 'PI'),</text:p>
      <text:p text:style-name="normal">(3491, 'Marcos Parente', 'PI'),</text:p>
      <text:p text:style-name="normal">(3492, 'Massapê do Piauí', 'PI'),</text:p>
      <text:p text:style-name="normal">(3493, 'Matias Olímpio', 'PI'),</text:p>
      <text:p text:style-name="normal">(3494, 'Miguel Alves', 'PI'),</text:p>
      <text:p text:style-name="normal">(3495, 'Miguel Leão', 'PI'),</text:p>
      <text:p text:style-name="normal">(3496, 'Milton Brandão', 'PI'),</text:p>
      <text:p text:style-name="normal">(3497, 'Monsenhor Gil', 'PI'),</text:p>
      <text:p text:style-name="normal">(3498, 'Monsenhor Hipólito', 'PI'),</text:p>
      <text:p text:style-name="normal">(3499, 'Monte Alegre do Piauí', 'PI'),</text:p>
      <text:p text:style-name="normal">(3500, 'Morro Cabeça no Tempo', 'PI'),</text:p>
      <text:p text:style-name="normal">(3501, 'Morro do Chapéu do Piauí', 'PI'),</text:p>
      <text:p text:style-name="normal">(3502, 'Murici dos Portelas', 'PI'),</text:p>
      <text:p text:style-name="normal">(3503, 'Nazaré do Piauí', 'PI'),</text:p>
      <text:p text:style-name="normal">(3504, 'Nossa Senhora de Nazaré', 'PI'),</text:p>
      <text:p text:style-name="normal">(3505, 'Nossa Senhora dos Remédios', 'PI'),</text:p>
      <text:p text:style-name="normal">(3506, 'Nova Santa Rita', 'PI'),</text:p>
      <text:p text:style-name="normal">(3507, 'Novo Oriente do Piauí', 'PI'),</text:p>
      <text:p text:style-name="normal">(3508, 'Novo Santo Antônio', 'PI'),</text:p>
      <text:p text:style-name="normal">(3509, 'Oeiras', 'PI'),</text:p>
      <text:p text:style-name="normal">(3510, 'Olho dÁgua do Piauí', 'PI'),</text:p>
      <text:p text:style-name="normal">(3511, 'Padre Marcos', 'PI'),</text:p>
      <text:p text:style-name="normal">(3512, 'Paes Landim', 'PI'),</text:p>
      <text:p text:style-name="normal">(3513, 'Pajeú do Piauí', 'PI'),</text:p>
      <text:p text:style-name="normal">(3514, 'Palmeira do Piauí', 'PI'),</text:p>
      <text:p text:style-name="normal">(3515, 'Palmeirais', 'PI'),</text:p>
      <text:p text:style-name="normal">(3516, 'Paquetá', 'PI'),</text:p>
      <text:p text:style-name="normal">(3517, 'Parnaguá', 'PI'),</text:p>
      <text:p text:style-name="normal">(3518, 'Parnaíba', 'PI'),</text:p>
      <text:p text:style-name="normal">(3519, 'Passagem Franca do Piauí', 'PI'),</text:p>
      <text:p text:style-name="normal"><text:soft-page-break/>(3520, 'Patos do Piauí', 'PI'),</text:p>
      <text:p text:style-name="normal">(3521, 'Pau dArco do Piauí', 'PI'),</text:p>
      <text:p text:style-name="normal">(3522, 'Paulistana', 'PI'),</text:p>
      <text:p text:style-name="normal">(3523, 'Pavussu', 'PI'),</text:p>
      <text:p text:style-name="normal">(3524, 'Pedro II', 'PI'),</text:p>
      <text:p text:style-name="normal">(3525, 'Pedro Laurentino', 'PI'),</text:p>
      <text:p text:style-name="normal">(3526, 'Picos', 'PI'),</text:p>
      <text:p text:style-name="normal">(3527, 'Pimenteiras', 'PI'),</text:p>
      <text:p text:style-name="normal">(3528, 'Pio IX', 'PI'),</text:p>
      <text:p text:style-name="normal">(3529, 'Piracuruca', 'PI'),</text:p>
      <text:p text:style-name="normal">(3530, 'Piripiri', 'PI'),</text:p>
      <text:p text:style-name="normal">(3531, 'Porto', 'PI'),</text:p>
      <text:p text:style-name="normal">(3532, 'Porto Alegre do Piauí', 'PI'),</text:p>
      <text:p text:style-name="normal">(3533, 'Prata do Piauí', 'PI'),</text:p>
      <text:p text:style-name="normal">(3534, 'Queimada Nova', 'PI'),</text:p>
      <text:p text:style-name="normal">(3535, 'Redenção do Gurguéia', 'PI'),</text:p>
      <text:p text:style-name="normal">(3536, 'Regeneração', 'PI'),</text:p>
      <text:p text:style-name="normal">(3537, 'Riacho Frio', 'PI'),</text:p>
      <text:p text:style-name="normal">(3538, 'Ribeira do Piauí', 'PI'),</text:p>
      <text:p text:style-name="normal">(3539, 'Ribeiro Gonçalves', 'PI'),</text:p>
      <text:p text:style-name="normal">(3540, 'Rio Grande do Piauí', 'PI'),</text:p>
      <text:p text:style-name="normal">(3541, 'Santa Cruz do Piauí', 'PI'),</text:p>
      <text:p text:style-name="normal">(3542, 'Santa Cruz dos Milagres', 'PI'),</text:p>
      <text:p text:style-name="normal">(3543, 'Santa Filomena', 'PI'),</text:p>
      <text:p text:style-name="normal">(3544, 'Santa Luz', 'PI'),</text:p>
      <text:p text:style-name="normal">(3545, 'Santa Rosa do Piauí', 'PI'),</text:p>
      <text:p text:style-name="normal">(3546, 'Santana do Piauí', 'PI'),</text:p>
      <text:p text:style-name="normal">(3547, 'Santo Antônio de Lisboa', 'PI'),</text:p>
      <text:p text:style-name="normal">(3548, 'Santo Antônio dos Milagres', 'PI'),</text:p>
      <text:p text:style-name="normal">(3549, 'Santo Inácio do Piauí', 'PI'),</text:p>
      <text:p text:style-name="normal">(3550, 'São Braz do Piauí', 'PI'),</text:p>
      <text:p text:style-name="normal">(3551, 'São Félix do Piauí', 'PI'),</text:p>
      <text:p text:style-name="normal">(3552, 'São Francisco de Assis do Piauí', 'PI'),</text:p>
      <text:p text:style-name="normal">(3553, 'São Francisco do Piauí', 'PI'),</text:p>
      <text:p text:style-name="normal">(3554, 'São Gonçalo do Gurguéia', 'PI'),</text:p>
      <text:p text:style-name="normal">(3555, 'São Gonçalo do Piauí', 'PI'),</text:p>
      <text:p text:style-name="normal">(3556, 'São João da Canabrava', 'PI'),</text:p>
      <text:p text:style-name="normal">(3557, 'São João da Fronteira', 'PI'),</text:p>
      <text:p text:style-name="normal">(3558, 'São João da Serra', 'PI'),</text:p>
      <text:p text:style-name="normal">(3559, 'São João da Varjota', 'PI'),</text:p>
      <text:p text:style-name="normal">(3560, 'São João do Arraial', 'PI'),</text:p>
      <text:p text:style-name="normal">(3561, 'São João do Piauí', 'PI'),</text:p>
      <text:p text:style-name="normal">(3562, 'São José do Divino', 'PI'),</text:p>
      <text:p text:style-name="normal">(3563, 'São José do Peixe', 'PI'),</text:p>
      <text:p text:style-name="normal">(3564, 'São José do Piauí', 'PI'),</text:p>
      <text:p text:style-name="normal">(3565, 'São Julião', 'PI'),</text:p>
      <text:p text:style-name="normal">(3566, 'São Lourenço do Piauí', 'PI'),</text:p>
      <text:p text:style-name="normal">(3567, 'São Luis do Piauí', 'PI'),</text:p>
      <text:p text:style-name="normal"><text:soft-page-break/>(3568, 'São Miguel da Baixa Grande', 'PI'),</text:p>
      <text:p text:style-name="normal">(3569, 'São Miguel do Fidalgo', 'PI'),</text:p>
      <text:p text:style-name="normal">(3570, 'São Miguel do Tapuio', 'PI'),</text:p>
      <text:p text:style-name="normal">(3571, 'São Pedro do Piauí', 'PI'),</text:p>
      <text:p text:style-name="normal">(3572, 'São Raimundo Nonato', 'PI'),</text:p>
      <text:p text:style-name="normal">(3573, 'Sebastião Barros', 'PI'),</text:p>
      <text:p text:style-name="normal">(3574, 'Sebastião Leal', 'PI'),</text:p>
      <text:p text:style-name="normal">(3575, 'Sigefredo Pacheco', 'PI'),</text:p>
      <text:p text:style-name="normal">(3576, 'Simões', 'PI'),</text:p>
      <text:p text:style-name="normal">(3577, 'Simplício Mendes', 'PI'),</text:p>
      <text:p text:style-name="normal">(3578, 'Socorro do Piauí', 'PI'),</text:p>
      <text:p text:style-name="normal">(3579, 'Sussuapara', 'PI'),</text:p>
      <text:p text:style-name="normal">(3580, 'Tamboril do Piauí', 'PI'),</text:p>
      <text:p text:style-name="normal">(3581, 'Tanque do Piauí', 'PI'),</text:p>
      <text:p text:style-name="normal">(3582, 'Teresina', 'PI'),</text:p>
      <text:p text:style-name="normal">(3583, 'União', 'PI'),</text:p>
      <text:p text:style-name="normal">(3584, 'Uruçuí', 'PI'),</text:p>
      <text:p text:style-name="normal">(3585, 'Valença do Piauí', 'PI'),</text:p>
      <text:p text:style-name="normal">(3586, 'Várzea Branca', 'PI'),</text:p>
      <text:p text:style-name="normal">(3587, 'Várzea Grande', 'PI'),</text:p>
      <text:p text:style-name="normal">(3588, 'Vera Mendes', 'PI'),</text:p>
      <text:p text:style-name="normal">(3589, 'Vila Nova do Piauí', 'PI'),</text:p>
      <text:p text:style-name="normal">(3590, 'Wall Ferraz', 'PI');</text:p>
      <text:p text:style-name="normal"/>
      <text:p text:style-name="normal">INSERT INTO tb_cidades (id, nome, estado) VALUES</text:p>
      <text:p text:style-name="normal">(3591, 'Angra dos Reis', 'RJ'),</text:p>
      <text:p text:style-name="normal">(3592, 'Aperibé', 'RJ'),</text:p>
      <text:p text:style-name="normal">(3593, 'Araruama', 'RJ'),</text:p>
      <text:p text:style-name="normal">(3594, 'Areal', 'RJ'),</text:p>
      <text:p text:style-name="normal">(3595, 'Armação dos Búzios', 'RJ'),</text:p>
      <text:p text:style-name="normal">(3596, 'Arraial do Cabo', 'RJ'),</text:p>
      <text:p text:style-name="normal">(3597, 'Barra do Piraí', 'RJ'),</text:p>
      <text:p text:style-name="normal">(3598, 'Barra Mansa', 'RJ'),</text:p>
      <text:p text:style-name="normal">(3599, 'Belford Roxo', 'RJ'),</text:p>
      <text:p text:style-name="normal">(3600, 'Bom Jardim', 'RJ'),</text:p>
      <text:p text:style-name="normal">(3601, 'Bom Jesus do Itabapoana', 'RJ'),</text:p>
      <text:p text:style-name="normal">(3602, 'Cabo Frio', 'RJ'),</text:p>
      <text:p text:style-name="normal">(3603, 'Cachoeiras de Macacu', 'RJ'),</text:p>
      <text:p text:style-name="normal">(3604, 'Cambuci', 'RJ'),</text:p>
      <text:p text:style-name="normal">(3605, 'Campos dos Goytacazes', 'RJ'),</text:p>
      <text:p text:style-name="normal">(3606, 'Cantagalo', 'RJ'),</text:p>
      <text:p text:style-name="normal">(3607, 'Carapebus', 'RJ'),</text:p>
      <text:p text:style-name="normal">(3608, 'Cardoso Moreira', 'RJ'),</text:p>
      <text:p text:style-name="normal">(3609, 'Carmo', 'RJ'),</text:p>
      <text:p text:style-name="normal">(3610, 'Casimiro de Abreu', 'RJ'),</text:p>
      <text:p text:style-name="normal">(3611, 'Comendador Levy Gasparian', 'RJ'),</text:p>
      <text:p text:style-name="normal">(3612, 'Conceição de Macabu', 'RJ'),</text:p>
      <text:p text:style-name="normal">(3613, 'Cordeiro', 'RJ'),</text:p>
      <text:p text:style-name="normal"><text:soft-page-break/>(3614, 'Duas Barras', 'RJ'),</text:p>
      <text:p text:style-name="normal">(3615, 'Duque de Caxias', 'RJ'),</text:p>
      <text:p text:style-name="normal">(3616, 'Engenheiro Paulo de Frontin', 'RJ'),</text:p>
      <text:p text:style-name="normal">(3617, 'Guapimirim', 'RJ'),</text:p>
      <text:p text:style-name="normal">(3618, 'Iguaba Grande', 'RJ'),</text:p>
      <text:p text:style-name="normal">(3619, 'Itaboraí', 'RJ'),</text:p>
      <text:p text:style-name="normal">(3620, 'Itaguaí', 'RJ'),</text:p>
      <text:p text:style-name="normal">(3621, 'Italva', 'RJ'),</text:p>
      <text:p text:style-name="normal">(3622, 'Itaocara', 'RJ'),</text:p>
      <text:p text:style-name="normal">(3623, 'Itaperuna', 'RJ'),</text:p>
      <text:p text:style-name="normal">(3624, 'Itatiaia', 'RJ'),</text:p>
      <text:p text:style-name="normal">(3625, 'Japeri', 'RJ'),</text:p>
      <text:p text:style-name="normal">(3626, 'Laje do Muriaé', 'RJ'),</text:p>
      <text:p text:style-name="normal">(3627, 'Macaé', 'RJ'),</text:p>
      <text:p text:style-name="normal">(3628, 'Macuco', 'RJ'),</text:p>
      <text:p text:style-name="normal">(3629, 'Magé', 'RJ'),</text:p>
      <text:p text:style-name="normal">(3630, 'Mangaratiba', 'RJ'),</text:p>
      <text:p text:style-name="normal">(3631, 'Maricá', 'RJ'),</text:p>
      <text:p text:style-name="normal">(3632, 'Mendes', 'RJ'),</text:p>
      <text:p text:style-name="normal">(3633, 'Mesquita', 'RJ'),</text:p>
      <text:p text:style-name="normal">(3634, 'Miguel Pereira', 'RJ'),</text:p>
      <text:p text:style-name="normal">(3635, 'Miracema', 'RJ'),</text:p>
      <text:p text:style-name="normal">(3636, 'Natividade', 'RJ'),</text:p>
      <text:p text:style-name="normal">(3637, 'Nilópolis', 'RJ'),</text:p>
      <text:p text:style-name="normal">(3638, 'Niterói', 'RJ'),</text:p>
      <text:p text:style-name="normal">(3639, 'Nova Friburgo', 'RJ'),</text:p>
      <text:p text:style-name="normal">(3640, 'Nova Iguaçu', 'RJ'),</text:p>
      <text:p text:style-name="normal">(3641, 'Paracambi', 'RJ'),</text:p>
      <text:p text:style-name="normal">(3642, 'Paraíba do Sul', 'RJ'),</text:p>
      <text:p text:style-name="normal">(3643, 'Parati', 'RJ'),</text:p>
      <text:p text:style-name="normal">(3644, 'Paty do Alferes', 'RJ'),</text:p>
      <text:p text:style-name="normal">(3645, 'Petrópolis', 'RJ'),</text:p>
      <text:p text:style-name="normal">(3646, 'Pinheiral', 'RJ'),</text:p>
      <text:p text:style-name="normal">(3647, 'Piraí', 'RJ'),</text:p>
      <text:p text:style-name="normal">(3648, 'Porciúncula', 'RJ'),</text:p>
      <text:p text:style-name="normal">(3649, 'Porto Real', 'RJ'),</text:p>
      <text:p text:style-name="normal">(3650, 'Quatis', 'RJ'),</text:p>
      <text:p text:style-name="normal">(3651, 'Queimados', 'RJ'),</text:p>
      <text:p text:style-name="normal">(3652, 'Quissamã', 'RJ'),</text:p>
      <text:p text:style-name="normal">(3653, 'Resende', 'RJ'),</text:p>
      <text:p text:style-name="normal">(3654, 'Rio Bonito', 'RJ'),</text:p>
      <text:p text:style-name="normal">(3655, 'Rio Claro', 'RJ'),</text:p>
      <text:p text:style-name="normal">(3656, 'Rio das Flores', 'RJ'),</text:p>
      <text:p text:style-name="normal">(3657, 'Rio das Ostras', 'RJ'),</text:p>
      <text:p text:style-name="normal">(3658, 'Rio de Janeiro', 'RJ'),</text:p>
      <text:p text:style-name="normal">(3659, 'Santa Maria Madalena', 'RJ'),</text:p>
      <text:p text:style-name="normal">(3660, 'Santo Antônio de Pádua', 'RJ'),</text:p>
      <text:p text:style-name="normal">(3661, 'São Fidélis', 'RJ'),</text:p>
      <text:p text:style-name="normal"><text:soft-page-break/>(3662, 'São Francisco de Itabapoana', 'RJ'),</text:p>
      <text:p text:style-name="normal">(3663, 'São Gonçalo', 'RJ'),</text:p>
      <text:p text:style-name="normal">(3664, 'São João da Barra', 'RJ'),</text:p>
      <text:p text:style-name="normal">(3665, 'São João de Meriti', 'RJ'),</text:p>
      <text:p text:style-name="normal">(3666, 'São José de Ubá', 'RJ'),</text:p>
      <text:p text:style-name="normal">(3667, 'São José do Vale do Rio Pret', 'RJ'),</text:p>
      <text:p text:style-name="normal">(3668, 'São Pedro da Aldeia', 'RJ'),</text:p>
      <text:p text:style-name="normal">(3669, 'São Sebastião do Alto', 'RJ'),</text:p>
      <text:p text:style-name="normal">(3670, 'Sapucaia', 'RJ'),</text:p>
      <text:p text:style-name="normal">(3671, 'Saquarema', 'RJ'),</text:p>
      <text:p text:style-name="normal">(3672, 'Seropédica', 'RJ'),</text:p>
      <text:p text:style-name="normal">(3673, 'Silva Jardim', 'RJ'),</text:p>
      <text:p text:style-name="normal">(3674, 'Sumidouro', 'RJ'),</text:p>
      <text:p text:style-name="normal">(3675, 'Tanguá', 'RJ'),</text:p>
      <text:p text:style-name="normal">(3676, 'Teresópolis', 'RJ'),</text:p>
      <text:p text:style-name="normal">(3677, 'Trajano de Morais', 'RJ'),</text:p>
      <text:p text:style-name="normal">(3678, 'Três Rios', 'RJ'),</text:p>
      <text:p text:style-name="normal">(3679, 'Valença', 'RJ'),</text:p>
      <text:p text:style-name="normal">(3680, 'Varre-Sai', 'RJ'),</text:p>
      <text:p text:style-name="normal">(3681, 'Vassouras', 'RJ'),</text:p>
      <text:p text:style-name="normal">(3682, 'Volta Redonda', 'RJ');</text:p>
      <text:p text:style-name="normal"/>
      <text:p text:style-name="normal">INSERT INTO tb_cidades (id, nome, estado) VALUES</text:p>
      <text:p text:style-name="normal">(3683, 'Acari', 'RN'),</text:p>
      <text:p text:style-name="normal">(3684, 'Açu', 'RN'),</text:p>
      <text:p text:style-name="normal">(3685, 'Afonso Bezerra', 'RN'),</text:p>
      <text:p text:style-name="normal">(3686, 'Água Nova', 'RN'),</text:p>
      <text:p text:style-name="normal">(3687, 'Alexandria', 'RN'),</text:p>
      <text:p text:style-name="normal">(3688, 'Almino Afonso', 'RN'),</text:p>
      <text:p text:style-name="normal">(3689, 'Alto do Rodrigues', 'RN'),</text:p>
      <text:p text:style-name="normal">(3690, 'Angicos', 'RN'),</text:p>
      <text:p text:style-name="normal">(3691, 'Antônio Martins', 'RN'),</text:p>
      <text:p text:style-name="normal">(3692, 'Apodi', 'RN'),</text:p>
      <text:p text:style-name="normal">(3693, 'Areia Branca', 'RN'),</text:p>
      <text:p text:style-name="normal">(3694, 'Arês', 'RN'),</text:p>
      <text:p text:style-name="normal">(3695, 'Augusto Severo', 'RN'),</text:p>
      <text:p text:style-name="normal">(3696, 'Baía Formosa', 'RN'),</text:p>
      <text:p text:style-name="normal">(3697, 'Baraúna', 'RN'),</text:p>
      <text:p text:style-name="normal">(3698, 'Barcelona', 'RN'),</text:p>
      <text:p text:style-name="normal">(3699, 'Bento Fernandes', 'RN'),</text:p>
      <text:p text:style-name="normal">(3700, 'Bodó', 'RN'),</text:p>
      <text:p text:style-name="normal">(3701, 'Bom Jesus', 'RN'),</text:p>
      <text:p text:style-name="normal">(3702, 'Brejinho', 'RN'),</text:p>
      <text:p text:style-name="normal">(3703, 'Caiçara do Norte', 'RN'),</text:p>
      <text:p text:style-name="normal">(3704, 'Caiçara do Rio do Vento', 'RN'),</text:p>
      <text:p text:style-name="normal">(3705, 'Caicó', 'RN'),</text:p>
      <text:p text:style-name="normal">(3706, 'Campo Redondo', 'RN'),</text:p>
      <text:p text:style-name="normal">(3707, 'Canguaretama', 'RN'),</text:p>
      <text:p text:style-name="normal"><text:soft-page-break/>(3708, 'Caraúbas', 'RN'),</text:p>
      <text:p text:style-name="normal">(3709, 'Carnaúba dos Dantas', 'RN'),</text:p>
      <text:p text:style-name="normal">(3710, 'Carnaubais', 'RN'),</text:p>
      <text:p text:style-name="normal">(3711, 'Ceará-Mirim', 'RN'),</text:p>
      <text:p text:style-name="normal">(3712, 'Cerro Corá', 'RN'),</text:p>
      <text:p text:style-name="normal">(3713, 'Coronel Ezequiel', 'RN'),</text:p>
      <text:p text:style-name="normal">(3714, 'Coronel João Pessoa', 'RN'),</text:p>
      <text:p text:style-name="normal">(3715, 'Cruzeta', 'RN'),</text:p>
      <text:p text:style-name="normal">(3716, 'Currais Novos', 'RN'),</text:p>
      <text:p text:style-name="normal">(3717, 'Doutor Severiano', 'RN'),</text:p>
      <text:p text:style-name="normal">(3718, 'Encanto', 'RN'),</text:p>
      <text:p text:style-name="normal">(3719, 'Equador', 'RN'),</text:p>
      <text:p text:style-name="normal">(3720, 'Espírito Santo', 'RN'),</text:p>
      <text:p text:style-name="normal">(3721, 'Extremoz', 'RN'),</text:p>
      <text:p text:style-name="normal">(3722, 'Felipe Guerra', 'RN'),</text:p>
      <text:p text:style-name="normal">(3723, 'Fernando Pedroza', 'RN'),</text:p>
      <text:p text:style-name="normal">(3724, 'Florânia', 'RN'),</text:p>
      <text:p text:style-name="normal">(3725, 'Francisco Dantas', 'RN'),</text:p>
      <text:p text:style-name="normal">(3726, 'Frutuoso Gomes', 'RN'),</text:p>
      <text:p text:style-name="normal">(3727, 'Galinhos', 'RN'),</text:p>
      <text:p text:style-name="normal">(3728, 'Goianinha', 'RN'),</text:p>
      <text:p text:style-name="normal">(3729, 'Governador Dix-Sept Rosado', 'RN'),</text:p>
      <text:p text:style-name="normal">(3730, 'Grossos', 'RN'),</text:p>
      <text:p text:style-name="normal">(3731, 'Guamaré', 'RN'),</text:p>
      <text:p text:style-name="normal">(3732, 'Ielmo Marinho', 'RN'),</text:p>
      <text:p text:style-name="normal">(3733, 'Ipanguaçu', 'RN'),</text:p>
      <text:p text:style-name="normal">(3734, 'Ipueira', 'RN'),</text:p>
      <text:p text:style-name="normal">(3735, 'Itajá', 'RN'),</text:p>
      <text:p text:style-name="normal">(3736, 'Itaú', 'RN'),</text:p>
      <text:p text:style-name="normal">(3737, 'Jaçanã', 'RN'),</text:p>
      <text:p text:style-name="normal">(3738, 'Jandaíra', 'RN'),</text:p>
      <text:p text:style-name="normal">(3739, 'Janduís', 'RN'),</text:p>
      <text:p text:style-name="normal">(3740, 'Januário Cicco', 'RN'),</text:p>
      <text:p text:style-name="normal">(3741, 'Japi', 'RN'),</text:p>
      <text:p text:style-name="normal">(3742, 'Jardim de Angicos', 'RN'),</text:p>
      <text:p text:style-name="normal">(3743, 'Jardim de Piranhas', 'RN'),</text:p>
      <text:p text:style-name="normal">(3744, 'Jardim do Seridó', 'RN'),</text:p>
      <text:p text:style-name="normal">(3745, 'João Câmara', 'RN'),</text:p>
      <text:p text:style-name="normal">(3746, 'João Dias', 'RN'),</text:p>
      <text:p text:style-name="normal">(3747, 'José da Penha', 'RN'),</text:p>
      <text:p text:style-name="normal">(3748, 'Jucurutu', 'RN'),</text:p>
      <text:p text:style-name="normal">(3749, 'Jundiá', 'RN'),</text:p>
      <text:p text:style-name="normal">(3750, 'Lagoa dAnta', 'RN'),</text:p>
      <text:p text:style-name="normal">(3751, 'Lagoa de Pedras', 'RN'),</text:p>
      <text:p text:style-name="normal">(3752, 'Lagoa de Velhos', 'RN'),</text:p>
      <text:p text:style-name="normal">(3753, 'Lagoa Nova', 'RN'),</text:p>
      <text:p text:style-name="normal">(3754, 'Lagoa Salgada', 'RN'),</text:p>
      <text:p text:style-name="normal">(3755, 'Lajes', 'RN'),</text:p>
      <text:p text:style-name="normal"><text:soft-page-break/>(3756, 'Lajes Pintadas', 'RN'),</text:p>
      <text:p text:style-name="normal">(3757, 'Lucrécia', 'RN'),</text:p>
      <text:p text:style-name="normal">(3758, 'Luís Gomes', 'RN'),</text:p>
      <text:p text:style-name="normal">(3759, 'Macaíba', 'RN'),</text:p>
      <text:p text:style-name="normal">(3760, 'Macau', 'RN'),</text:p>
      <text:p text:style-name="normal">(3761, 'Major Sales', 'RN'),</text:p>
      <text:p text:style-name="normal">(3762, 'Marcelino Vieira', 'RN'),</text:p>
      <text:p text:style-name="normal">(3763, 'Martins', 'RN'),</text:p>
      <text:p text:style-name="normal">(3764, 'Maxaranguape', 'RN'),</text:p>
      <text:p text:style-name="normal">(3765, 'Messias Targino', 'RN'),</text:p>
      <text:p text:style-name="normal">(3766, 'Montanhas', 'RN'),</text:p>
      <text:p text:style-name="normal">(3767, 'Monte Alegre', 'RN'),</text:p>
      <text:p text:style-name="normal">(3768, 'Monte das Gameleiras', 'RN'),</text:p>
      <text:p text:style-name="normal">(3769, 'Mossoró', 'RN'),</text:p>
      <text:p text:style-name="normal">(3770, 'Natal', 'RN'),</text:p>
      <text:p text:style-name="normal">(3771, 'Nísia Floresta', 'RN'),</text:p>
      <text:p text:style-name="normal">(3772, 'Nova Cruz', 'RN'),</text:p>
      <text:p text:style-name="normal">(3773, 'Olho-dÁgua do Borges', 'RN'),</text:p>
      <text:p text:style-name="normal">(3774, 'Ouro Branco', 'RN'),</text:p>
      <text:p text:style-name="normal">(3775, 'Paraná', 'RN'),</text:p>
      <text:p text:style-name="normal">(3776, 'Paraú', 'RN'),</text:p>
      <text:p text:style-name="normal">(3777, 'Parazinho', 'RN'),</text:p>
      <text:p text:style-name="normal">(3778, 'Parelhas', 'RN'),</text:p>
      <text:p text:style-name="normal">(3779, 'Parnamirim', 'RN'),</text:p>
      <text:p text:style-name="normal">(3780, 'Passa e Fica', 'RN'),</text:p>
      <text:p text:style-name="normal">(3781, 'Passagem', 'RN'),</text:p>
      <text:p text:style-name="normal">(3782, 'Patu', 'RN'),</text:p>
      <text:p text:style-name="normal">(3783, 'Pau dos Ferros', 'RN'),</text:p>
      <text:p text:style-name="normal">(3784, 'Pedra Grande', 'RN'),</text:p>
      <text:p text:style-name="normal">(3785, 'Pedra Preta', 'RN'),</text:p>
      <text:p text:style-name="normal">(3786, 'Pedro Avelino', 'RN'),</text:p>
      <text:p text:style-name="normal">(3787, 'Pedro Velho', 'RN'),</text:p>
      <text:p text:style-name="normal">(3788, 'Pendências', 'RN'),</text:p>
      <text:p text:style-name="normal">(3789, 'Pilões', 'RN'),</text:p>
      <text:p text:style-name="normal">(3790, 'Poço Branco', 'RN'),</text:p>
      <text:p text:style-name="normal">(3791, 'Portalegre', 'RN'),</text:p>
      <text:p text:style-name="normal">(3792, 'Porto do Mangue', 'RN'),</text:p>
      <text:p text:style-name="normal">(3793, 'Presidente Juscelino', 'RN'),</text:p>
      <text:p text:style-name="normal">(3794, 'Pureza', 'RN'),</text:p>
      <text:p text:style-name="normal">(3795, 'Rafael Fernandes', 'RN'),</text:p>
      <text:p text:style-name="normal">(3796, 'Rafael Godeiro', 'RN'),</text:p>
      <text:p text:style-name="normal">(3797, 'Riacho da Cruz', 'RN'),</text:p>
      <text:p text:style-name="normal">(3798, 'Riacho de Santana', 'RN'),</text:p>
      <text:p text:style-name="normal">(3799, 'Riachuelo', 'RN'),</text:p>
      <text:p text:style-name="normal">(3800, 'Rio do Fogo', 'RN'),</text:p>
      <text:p text:style-name="normal">(3801, 'Rodolfo Fernandes', 'RN'),</text:p>
      <text:p text:style-name="normal">(3802, 'Ruy Barbosa', 'RN'),</text:p>
      <text:p text:style-name="normal">(3803, 'Santa Cruz', 'RN'),</text:p>
      <text:p text:style-name="normal"><text:soft-page-break/>(3804, 'Santa Maria', 'RN'),</text:p>
      <text:p text:style-name="normal">(3805, 'Santana do Matos', 'RN'),</text:p>
      <text:p text:style-name="normal">(3806, 'Santana do Seridó', 'RN'),</text:p>
      <text:p text:style-name="normal">(3807, 'Santo Antônio', 'RN'),</text:p>
      <text:p text:style-name="normal">(3808, 'São Bento do Norte', 'RN'),</text:p>
      <text:p text:style-name="normal">(3809, 'São Bento do Trairí', 'RN'),</text:p>
      <text:p text:style-name="normal">(3810, 'São Fernando', 'RN'),</text:p>
      <text:p text:style-name="normal">(3811, 'São Francisco do Oeste', 'RN'),</text:p>
      <text:p text:style-name="normal">(3812, 'São Gonçalo do Amarante', 'RN'),</text:p>
      <text:p text:style-name="normal">(3813, 'São João do Sabugi', 'RN'),</text:p>
      <text:p text:style-name="normal">(3814, 'São José de Mipibu', 'RN'),</text:p>
      <text:p text:style-name="normal">(3815, 'São José do Campestre', 'RN'),</text:p>
      <text:p text:style-name="normal">(3816, 'São José do Seridó', 'RN'),</text:p>
      <text:p text:style-name="normal">(3817, 'São Miguel', 'RN'),</text:p>
      <text:p text:style-name="normal">(3818, 'São Miguel do Gostoso', 'RN'),</text:p>
      <text:p text:style-name="normal">(3819, 'São Paulo do Potengi', 'RN'),</text:p>
      <text:p text:style-name="normal">(3820, 'São Pedro', 'RN'),</text:p>
      <text:p text:style-name="normal">(3821, 'São Rafael', 'RN'),</text:p>
      <text:p text:style-name="normal">(3822, 'São Tomé', 'RN'),</text:p>
      <text:p text:style-name="normal">(3823, 'São Vicente', 'RN'),</text:p>
      <text:p text:style-name="normal">(3824, 'Senador Elói de Souza', 'RN'),</text:p>
      <text:p text:style-name="normal">(3825, 'Senador Georgino Avelino', 'RN'),</text:p>
      <text:p text:style-name="normal">(3826, 'Serra de São Bento', 'RN'),</text:p>
      <text:p text:style-name="normal">(3827, 'Serra do Mel', 'RN'),</text:p>
      <text:p text:style-name="normal">(3828, 'Serra Negra do Norte', 'RN'),</text:p>
      <text:p text:style-name="normal">(3829, 'Serrinha', 'RN'),</text:p>
      <text:p text:style-name="normal">(3830, 'Serrinha dos Pintos', 'RN'),</text:p>
      <text:p text:style-name="normal">(3831, 'Severiano Melo', 'RN'),</text:p>
      <text:p text:style-name="normal">(3832, 'Sítio Novo', 'RN'),</text:p>
      <text:p text:style-name="normal">(3833, 'Taboleiro Grande', 'RN'),</text:p>
      <text:p text:style-name="normal">(3834, 'Taipu', 'RN'),</text:p>
      <text:p text:style-name="normal">(3835, 'Tangará', 'RN'),</text:p>
      <text:p text:style-name="normal">(3836, 'Tenente Ananias', 'RN'),</text:p>
      <text:p text:style-name="normal">(3837, 'Tenente Laurentino Cruz', 'RN'),</text:p>
      <text:p text:style-name="normal">(3838, 'Tibau', 'RN'),</text:p>
      <text:p text:style-name="normal">(3839, 'Tibau do Sul', 'RN'),</text:p>
      <text:p text:style-name="normal">(3840, 'Timbaúba dos Batistas', 'RN'),</text:p>
      <text:p text:style-name="normal">(3841, 'Touros', 'RN'),</text:p>
      <text:p text:style-name="normal">(3842, 'Triunfo Potiguar', 'RN'),</text:p>
      <text:p text:style-name="normal">(3843, 'Umarizal', 'RN'),</text:p>
      <text:p text:style-name="normal">(3844, 'Upanema', 'RN'),</text:p>
      <text:p text:style-name="normal">(3845, 'Várzea', 'RN'),</text:p>
      <text:p text:style-name="normal">(3846, 'Venha-Ver', 'RN'),</text:p>
      <text:p text:style-name="normal">(3847, 'Vera Cruz', 'RN'),</text:p>
      <text:p text:style-name="normal">(3848, 'Viçosa', 'RN'),</text:p>
      <text:p text:style-name="normal">(3849, 'Vila Flor', 'RN');</text:p>
      <text:p text:style-name="normal"/>
      <text:p text:style-name="normal">INSERT INTO tb_cidades (id, nome, estado) VALUES</text:p>
      <text:p text:style-name="normal"><text:soft-page-break/>(3850, 'Aceguá', 'RS'),</text:p>
      <text:p text:style-name="normal">(3851, 'Água Santa', 'RS'),</text:p>
      <text:p text:style-name="normal">(3852, 'Agudo', 'RS'),</text:p>
      <text:p text:style-name="normal">(3853, 'Ajuricaba', 'RS'),</text:p>
      <text:p text:style-name="normal">(3854, 'Alecrim', 'RS'),</text:p>
      <text:p text:style-name="normal">(3855, 'Alegrete', 'RS'),</text:p>
      <text:p text:style-name="normal">(3856, 'Alegria', 'RS'),</text:p>
      <text:p text:style-name="normal">(3857, 'Almirante Tamandaré do Sul', 'RS'),</text:p>
      <text:p text:style-name="normal">(3858, 'Alpestre', 'RS'),</text:p>
      <text:p text:style-name="normal">(3859, 'Alto Alegre', 'RS'),</text:p>
      <text:p text:style-name="normal">(3860, 'Alto Feliz', 'RS'),</text:p>
      <text:p text:style-name="normal">(3861, 'Alvorada', 'RS'),</text:p>
      <text:p text:style-name="normal">(3862, 'Amaral Ferrador', 'RS'),</text:p>
      <text:p text:style-name="normal">(3863, 'Ametista do Sul', 'RS'),</text:p>
      <text:p text:style-name="normal">(3864, 'André da Rocha', 'RS'),</text:p>
      <text:p text:style-name="normal">(3865, 'Anta Gorda', 'RS'),</text:p>
      <text:p text:style-name="normal">(3866, 'Antônio Prado', 'RS'),</text:p>
      <text:p text:style-name="normal">(3867, 'Arambaré', 'RS'),</text:p>
      <text:p text:style-name="normal">(3868, 'Araricá', 'RS'),</text:p>
      <text:p text:style-name="normal">(3869, 'Aratiba', 'RS'),</text:p>
      <text:p text:style-name="normal">(3870, 'Arroio do Meio', 'RS'),</text:p>
      <text:p text:style-name="normal">(3871, 'Arroio do Padre', 'RS'),</text:p>
      <text:p text:style-name="normal">(3872, 'Arroio do Sal', 'RS'),</text:p>
      <text:p text:style-name="normal">(3873, 'Arroio do Tigre', 'RS'),</text:p>
      <text:p text:style-name="normal">(3874, 'Arroio dos Ratos', 'RS'),</text:p>
      <text:p text:style-name="normal">(3875, 'Arroio Grande', 'RS'),</text:p>
      <text:p text:style-name="normal">(3876, 'Arvorezinha', 'RS'),</text:p>
      <text:p text:style-name="normal">(3877, 'Augusto Pestana', 'RS'),</text:p>
      <text:p text:style-name="normal">(3878, 'Áurea', 'RS'),</text:p>
      <text:p text:style-name="normal">(3879, 'Bagé', 'RS'),</text:p>
      <text:p text:style-name="normal">(3880, 'Balneário Pinhal', 'RS'),</text:p>
      <text:p text:style-name="normal">(3881, 'Barão', 'RS'),</text:p>
      <text:p text:style-name="normal">(3882, 'Barão de Cotegipe', 'RS'),</text:p>
      <text:p text:style-name="normal">(3883, 'Barão do Triunfo', 'RS'),</text:p>
      <text:p text:style-name="normal">(3884, 'Barra do Guarita', 'RS'),</text:p>
      <text:p text:style-name="normal">(3885, 'Barra do Quaraí', 'RS'),</text:p>
      <text:p text:style-name="normal">(3886, 'Barra do Ribeiro', 'RS'),</text:p>
      <text:p text:style-name="normal">(3887, 'Barra do Rio Azul', 'RS'),</text:p>
      <text:p text:style-name="normal">(3888, 'Barra Funda', 'RS'),</text:p>
      <text:p text:style-name="normal">(3889, 'Barracão', 'RS'),</text:p>
      <text:p text:style-name="normal">(3890, 'Barros Cassal', 'RS'),</text:p>
      <text:p text:style-name="normal">(3891, 'Benjamin Constant do Sul', 'RS'),</text:p>
      <text:p text:style-name="normal">(3892, 'Bento Gonçalves', 'RS'),</text:p>
      <text:p text:style-name="normal">(3893, 'Boa Vista das Missões', 'RS'),</text:p>
      <text:p text:style-name="normal">(3894, 'Boa Vista do Buricá', 'RS'),</text:p>
      <text:p text:style-name="normal">(3895, 'Boa Vista do Cadeado', 'RS'),</text:p>
      <text:p text:style-name="normal">(3896, 'Boa Vista do Incra', 'RS'),</text:p>
      <text:p text:style-name="normal">(3897, 'Boa Vista do Sul', 'RS'),</text:p>
      <text:p text:style-name="normal"><text:soft-page-break/>(3898, 'Bom Jesus', 'RS'),</text:p>
      <text:p text:style-name="normal">(3899, 'Bom Princípio', 'RS'),</text:p>
      <text:p text:style-name="normal">(3900, 'Bom Progresso', 'RS'),</text:p>
      <text:p text:style-name="normal">(3901, 'Bom Retiro do Sul', 'RS'),</text:p>
      <text:p text:style-name="normal">(3902, 'Boqueirão do Leão', 'RS'),</text:p>
      <text:p text:style-name="normal">(3903, 'Bossoroca', 'RS'),</text:p>
      <text:p text:style-name="normal">(3904, 'Bozano', 'RS'),</text:p>
      <text:p text:style-name="normal">(3905, 'Braga', 'RS'),</text:p>
      <text:p text:style-name="normal">(3906, 'Brochier', 'RS'),</text:p>
      <text:p text:style-name="normal">(3907, 'Butiá', 'RS'),</text:p>
      <text:p text:style-name="normal">(3908, 'Caçapava do Sul', 'RS'),</text:p>
      <text:p text:style-name="normal">(3909, 'Cacequi', 'RS'),</text:p>
      <text:p text:style-name="normal">(3910, 'Cachoeira do Sul', 'RS'),</text:p>
      <text:p text:style-name="normal">(3911, 'Cachoeirinha', 'RS'),</text:p>
      <text:p text:style-name="normal">(3912, 'Cacique Doble', 'RS'),</text:p>
      <text:p text:style-name="normal">(3913, 'Caibaté', 'RS'),</text:p>
      <text:p text:style-name="normal">(3914, 'Caiçara', 'RS'),</text:p>
      <text:p text:style-name="normal">(3915, 'Camaquã', 'RS'),</text:p>
      <text:p text:style-name="normal">(3916, 'Camargo', 'RS'),</text:p>
      <text:p text:style-name="normal">(3917, 'Cambará do Sul', 'RS'),</text:p>
      <text:p text:style-name="normal">(3918, 'Campestre da Serra', 'RS'),</text:p>
      <text:p text:style-name="normal">(3919, 'Campina das Missões', 'RS'),</text:p>
      <text:p text:style-name="normal">(3920, 'Campinas do Sul', 'RS'),</text:p>
      <text:p text:style-name="normal">(3921, 'Campo Bom', 'RS'),</text:p>
      <text:p text:style-name="normal">(3922, 'Campo Novo', 'RS'),</text:p>
      <text:p text:style-name="normal">(3923, 'Campos Borges', 'RS'),</text:p>
      <text:p text:style-name="normal">(3924, 'Candelária', 'RS'),</text:p>
      <text:p text:style-name="normal">(3925, 'Cândido Godói', 'RS'),</text:p>
      <text:p text:style-name="normal">(3926, 'Candiota', 'RS'),</text:p>
      <text:p text:style-name="normal">(3927, 'Canela', 'RS'),</text:p>
      <text:p text:style-name="normal">(3928, 'Canguçu', 'RS'),</text:p>
      <text:p text:style-name="normal">(3929, 'Canoas', 'RS'),</text:p>
      <text:p text:style-name="normal">(3930, 'Canudos do Vale', 'RS'),</text:p>
      <text:p text:style-name="normal">(3931, 'Capão Bonito do Sul', 'RS'),</text:p>
      <text:p text:style-name="normal">(3932, 'Capão da Canoa', 'RS'),</text:p>
      <text:p text:style-name="normal">(3933, 'Capão do Cipó', 'RS'),</text:p>
      <text:p text:style-name="normal">(3934, 'Capão do Leão', 'RS'),</text:p>
      <text:p text:style-name="normal">(3935, 'Capela de Santana', 'RS'),</text:p>
      <text:p text:style-name="normal">(3936, 'Capitão', 'RS'),</text:p>
      <text:p text:style-name="normal">(3937, 'Capivari do Sul', 'RS'),</text:p>
      <text:p text:style-name="normal">(3938, 'Caraá', 'RS'),</text:p>
      <text:p text:style-name="normal">(3939, 'Carazinho', 'RS'),</text:p>
      <text:p text:style-name="normal">(3940, 'Carlos Barbosa', 'RS'),</text:p>
      <text:p text:style-name="normal">(3941, 'Carlos Gomes', 'RS'),</text:p>
      <text:p text:style-name="normal">(3942, 'Casca', 'RS'),</text:p>
      <text:p text:style-name="normal">(3943, 'Caseiros', 'RS'),</text:p>
      <text:p text:style-name="normal">(3944, 'Catuípe', 'RS'),</text:p>
      <text:p text:style-name="normal">(3945, 'Caxias do Sul', 'RS'),</text:p>
      <text:p text:style-name="normal"><text:soft-page-break/>(3946, 'Centenário', 'RS'),</text:p>
      <text:p text:style-name="normal">(3947, 'Cerrito', 'RS'),</text:p>
      <text:p text:style-name="normal">(3948, 'Cerro Branco', 'RS'),</text:p>
      <text:p text:style-name="normal">(3949, 'Cerro Grande', 'RS'),</text:p>
      <text:p text:style-name="normal">(3950, 'Cerro Grande do Sul', 'RS'),</text:p>
      <text:p text:style-name="normal">(3951, 'Cerro Largo', 'RS'),</text:p>
      <text:p text:style-name="normal">(3952, 'Chapada', 'RS'),</text:p>
      <text:p text:style-name="normal">(3953, 'Charqueadas', 'RS'),</text:p>
      <text:p text:style-name="normal">(3954, 'Charrua', 'RS'),</text:p>
      <text:p text:style-name="normal">(3955, 'Chiapeta', 'RS'),</text:p>
      <text:p text:style-name="normal">(3956, 'Chuí', 'RS'),</text:p>
      <text:p text:style-name="normal">(3957, 'Chuvisca', 'RS'),</text:p>
      <text:p text:style-name="normal">(3958, 'Cidreira', 'RS'),</text:p>
      <text:p text:style-name="normal">(3959, 'Ciríaco', 'RS'),</text:p>
      <text:p text:style-name="normal">(3960, 'Colinas', 'RS'),</text:p>
      <text:p text:style-name="normal">(3961, 'Colorado', 'RS'),</text:p>
      <text:p text:style-name="normal">(3962, 'Condor', 'RS'),</text:p>
      <text:p text:style-name="normal">(3963, 'Constantina', 'RS'),</text:p>
      <text:p text:style-name="normal">(3964, 'Coqueiro Baixo', 'RS'),</text:p>
      <text:p text:style-name="normal">(3965, 'Coqueiros do Sul', 'RS'),</text:p>
      <text:p text:style-name="normal">(3966, 'Coronel Barros', 'RS'),</text:p>
      <text:p text:style-name="normal">(3967, 'Coronel Bicaco', 'RS'),</text:p>
      <text:p text:style-name="normal">(3968, 'Coronel Pilar', 'RS'),</text:p>
      <text:p text:style-name="normal">(3969, 'Cotiporã', 'RS'),</text:p>
      <text:p text:style-name="normal">(3970, 'Coxilha', 'RS'),</text:p>
      <text:p text:style-name="normal">(3971, 'Crissiumal', 'RS'),</text:p>
      <text:p text:style-name="normal">(3972, 'Cristal', 'RS'),</text:p>
      <text:p text:style-name="normal">(3973, 'Cristal do Sul', 'RS'),</text:p>
      <text:p text:style-name="normal">(3974, 'Cruz Alta', 'RS'),</text:p>
      <text:p text:style-name="normal">(3975, 'Cruzaltense', 'RS'),</text:p>
      <text:p text:style-name="normal">(3976, 'Cruzeiro do Sul', 'RS'),</text:p>
      <text:p text:style-name="normal">(3977, 'David Canabarro', 'RS'),</text:p>
      <text:p text:style-name="normal">(3978, 'Derrubadas', 'RS'),</text:p>
      <text:p text:style-name="normal">(3979, 'Dezesseis de Novembro', 'RS'),</text:p>
      <text:p text:style-name="normal">(3980, 'Dilermando de Aguiar', 'RS'),</text:p>
      <text:p text:style-name="normal">(3981, 'Dois Irmãos', 'RS'),</text:p>
      <text:p text:style-name="normal">(3982, 'Dois Irmãos das Missões', 'RS'),</text:p>
      <text:p text:style-name="normal">(3983, 'Dois Lajeados', 'RS'),</text:p>
      <text:p text:style-name="normal">(3984, 'Dom Feliciano', 'RS'),</text:p>
      <text:p text:style-name="normal">(3985, 'Dom Pedrito', 'RS'),</text:p>
      <text:p text:style-name="normal">(3986, 'Dom Pedro de Alcântara', 'RS'),</text:p>
      <text:p text:style-name="normal">(3987, 'Dona Francisca', 'RS'),</text:p>
      <text:p text:style-name="normal">(3988, 'Doutor Maurício Cardoso', 'RS'),</text:p>
      <text:p text:style-name="normal">(3989, 'Doutor Ricardo', 'RS'),</text:p>
      <text:p text:style-name="normal">(3990, 'Eldorado do Sul', 'RS'),</text:p>
      <text:p text:style-name="normal">(3991, 'Encantado', 'RS'),</text:p>
      <text:p text:style-name="normal">(3992, 'Encruzilhada do Sul', 'RS'),</text:p>
      <text:p text:style-name="normal">(3993, 'Engenho Velho', 'RS'),</text:p>
      <text:p text:style-name="normal"><text:soft-page-break/>(3994, 'Entre Rios do Sul', 'RS'),</text:p>
      <text:p text:style-name="normal">(3995, 'Entre-Ijuís', 'RS'),</text:p>
      <text:p text:style-name="normal">(3996, 'Erebango', 'RS'),</text:p>
      <text:p text:style-name="normal">(3997, 'Erechim', 'RS'),</text:p>
      <text:p text:style-name="normal">(3998, 'Ernestina', 'RS'),</text:p>
      <text:p text:style-name="normal">(3999, 'Erval Grande', 'RS'),</text:p>
      <text:p text:style-name="normal">(4000, 'Erval Seco', 'RS'),</text:p>
      <text:p text:style-name="normal">(4001, 'Esmeralda', 'RS'),</text:p>
      <text:p text:style-name="normal">(4002, 'Esperança do Sul', 'RS'),</text:p>
      <text:p text:style-name="normal">(4003, 'Espumoso', 'RS'),</text:p>
      <text:p text:style-name="normal">(4004, 'Estação', 'RS'),</text:p>
      <text:p text:style-name="normal">(4005, 'Estância Velha', 'RS'),</text:p>
      <text:p text:style-name="normal">(4006, 'Esteio', 'RS'),</text:p>
      <text:p text:style-name="normal">(4007, 'Estrela', 'RS'),</text:p>
      <text:p text:style-name="normal">(4008, 'Estrela Velha', 'RS'),</text:p>
      <text:p text:style-name="normal">(4009, 'Eugênio de Castro', 'RS'),</text:p>
      <text:p text:style-name="normal">(4010, 'Fagundes Varela', 'RS'),</text:p>
      <text:p text:style-name="normal">(4011, 'Farroupilha', 'RS'),</text:p>
      <text:p text:style-name="normal">(4012, 'Faxinal do Soturno', 'RS'),</text:p>
      <text:p text:style-name="normal">(4013, 'Faxinalzinho', 'RS'),</text:p>
      <text:p text:style-name="normal">(4014, 'Fazenda Vilanova', 'RS'),</text:p>
      <text:p text:style-name="normal">(4015, 'Feliz', 'RS'),</text:p>
      <text:p text:style-name="normal">(4016, 'Flores da Cunha', 'RS'),</text:p>
      <text:p text:style-name="normal">(4017, 'Floriano Peixoto', 'RS'),</text:p>
      <text:p text:style-name="normal">(4018, 'Fontoura Xavier', 'RS'),</text:p>
      <text:p text:style-name="normal">(4019, 'Formigueiro', 'RS'),</text:p>
      <text:p text:style-name="normal">(4020, 'Forquetinha', 'RS'),</text:p>
      <text:p text:style-name="normal">(4021, 'Fortaleza dos Valos', 'RS'),</text:p>
      <text:p text:style-name="normal">(4022, 'Frederico Westphalen', 'RS'),</text:p>
      <text:p text:style-name="normal">(4023, 'Garibaldi', 'RS'),</text:p>
      <text:p text:style-name="normal">(4024, 'Garruchos', 'RS'),</text:p>
      <text:p text:style-name="normal">(4025, 'Gaurama', 'RS'),</text:p>
      <text:p text:style-name="normal">(4026, 'General Câmara', 'RS'),</text:p>
      <text:p text:style-name="normal">(4027, 'Gentil', 'RS'),</text:p>
      <text:p text:style-name="normal">(4028, 'Getúlio Vargas', 'RS'),</text:p>
      <text:p text:style-name="normal">(4029, 'Giruá', 'RS'),</text:p>
      <text:p text:style-name="normal">(4030, 'Glorinha', 'RS'),</text:p>
      <text:p text:style-name="normal">(4031, 'Gramado', 'RS'),</text:p>
      <text:p text:style-name="normal">(4032, 'Gramado dos Loureiros', 'RS'),</text:p>
      <text:p text:style-name="normal">(4033, 'Gramado Xavier', 'RS'),</text:p>
      <text:p text:style-name="normal">(4034, 'Gravataí', 'RS'),</text:p>
      <text:p text:style-name="normal">(4035, 'Guabiju', 'RS'),</text:p>
      <text:p text:style-name="normal">(4036, 'Guaíba', 'RS'),</text:p>
      <text:p text:style-name="normal">(4037, 'Guaporé', 'RS'),</text:p>
      <text:p text:style-name="normal">(4038, 'Guarani das Missões', 'RS'),</text:p>
      <text:p text:style-name="normal">(4039, 'Harmonia', 'RS'),</text:p>
      <text:p text:style-name="normal">(4040, 'Herval', 'RS'),</text:p>
      <text:p text:style-name="normal">(4041, 'Herveiras', 'RS'),</text:p>
      <text:p text:style-name="normal"><text:soft-page-break/>(4042, 'Horizontina', 'RS'),</text:p>
      <text:p text:style-name="normal">(4043, 'Hulha Negra', 'RS'),</text:p>
      <text:p text:style-name="normal">(4044, 'Humaitá', 'RS'),</text:p>
      <text:p text:style-name="normal">(4045, 'Ibarama', 'RS'),</text:p>
      <text:p text:style-name="normal">(4046, 'Ibiaçá', 'RS'),</text:p>
      <text:p text:style-name="normal">(4047, 'Ibiraiaras', 'RS'),</text:p>
      <text:p text:style-name="normal">(4048, 'Ibirapuitã', 'RS'),</text:p>
      <text:p text:style-name="normal">(4049, 'Ibirubá', 'RS'),</text:p>
      <text:p text:style-name="normal">(4050, 'Igrejinha', 'RS'),</text:p>
      <text:p text:style-name="normal">(4051, 'Ijuí', 'RS'),</text:p>
      <text:p text:style-name="normal">(4052, 'Ilópolis', 'RS'),</text:p>
      <text:p text:style-name="normal">(4053, 'Imbé', 'RS'),</text:p>
      <text:p text:style-name="normal">(4054, 'Imigrante', 'RS'),</text:p>
      <text:p text:style-name="normal">(4055, 'Independência', 'RS'),</text:p>
      <text:p text:style-name="normal">(4056, 'Inhacorá', 'RS'),</text:p>
      <text:p text:style-name="normal">(4057, 'Ipê', 'RS'),</text:p>
      <text:p text:style-name="normal">(4058, 'Ipiranga do Sul', 'RS'),</text:p>
      <text:p text:style-name="normal">(4059, 'Iraí', 'RS'),</text:p>
      <text:p text:style-name="normal">(4060, 'Itaara', 'RS'),</text:p>
      <text:p text:style-name="normal">(4061, 'Itacurubi', 'RS'),</text:p>
      <text:p text:style-name="normal">(4062, 'Itapuca', 'RS'),</text:p>
      <text:p text:style-name="normal">(4063, 'Itaqui', 'RS'),</text:p>
      <text:p text:style-name="normal">(4064, 'Itati', 'RS'),</text:p>
      <text:p text:style-name="normal">(4065, 'Itatiba do Sul', 'RS'),</text:p>
      <text:p text:style-name="normal">(4066, 'Ivorá', 'RS'),</text:p>
      <text:p text:style-name="normal">(4067, 'Ivoti', 'RS'),</text:p>
      <text:p text:style-name="normal">(4068, 'Jaboticaba', 'RS'),</text:p>
      <text:p text:style-name="normal">(4069, 'Jacuizinho', 'RS'),</text:p>
      <text:p text:style-name="normal">(4070, 'Jacutinga', 'RS'),</text:p>
      <text:p text:style-name="normal">(4071, 'Jaguarão', 'RS'),</text:p>
      <text:p text:style-name="normal">(4072, 'Jaguari', 'RS'),</text:p>
      <text:p text:style-name="normal">(4073, 'Jaquirana', 'RS'),</text:p>
      <text:p text:style-name="normal">(4074, 'Jari', 'RS'),</text:p>
      <text:p text:style-name="normal">(4075, 'Jóia', 'RS'),</text:p>
      <text:p text:style-name="normal">(4076, 'Júlio de Castilhos', 'RS'),</text:p>
      <text:p text:style-name="normal">(4077, 'Lagoa Bonita do Sul', 'RS'),</text:p>
      <text:p text:style-name="normal">(4078, 'Lagoa dos Três Cantos', 'RS'),</text:p>
      <text:p text:style-name="normal">(4079, 'Lagoa Vermelha', 'RS'),</text:p>
      <text:p text:style-name="normal">(4080, 'Lagoão', 'RS'),</text:p>
      <text:p text:style-name="normal">(4081, 'Lajeado', 'RS'),</text:p>
      <text:p text:style-name="normal">(4082, 'Lajeado do Bugre', 'RS'),</text:p>
      <text:p text:style-name="normal">(4083, 'Lavras do Sul', 'RS'),</text:p>
      <text:p text:style-name="normal">(4084, 'Liberato Salzano', 'RS'),</text:p>
      <text:p text:style-name="normal">(4085, 'Lindolfo Collor', 'RS'),</text:p>
      <text:p text:style-name="normal">(4086, 'Linha Nova', 'RS'),</text:p>
      <text:p text:style-name="normal">(4087, 'Maçambara', 'RS'),</text:p>
      <text:p text:style-name="normal">(4088, 'Machadinho', 'RS'),</text:p>
      <text:p text:style-name="normal">(4089, 'Mampituba', 'RS'),</text:p>
      <text:p text:style-name="normal"><text:soft-page-break/>(4090, 'Manoel Viana', 'RS'),</text:p>
      <text:p text:style-name="normal">(4091, 'Maquiné', 'RS'),</text:p>
      <text:p text:style-name="normal">(4092, 'Maratá', 'RS'),</text:p>
      <text:p text:style-name="normal">(4093, 'Marau', 'RS'),</text:p>
      <text:p text:style-name="normal">(4094, 'Marcelino Ramos', 'RS'),</text:p>
      <text:p text:style-name="normal">(4095, 'Mariana Pimentel', 'RS'),</text:p>
      <text:p text:style-name="normal">(4096, 'Mariano Moro', 'RS'),</text:p>
      <text:p text:style-name="normal">(4097, 'Marques de Souza', 'RS'),</text:p>
      <text:p text:style-name="normal">(4098, 'Mata', 'RS'),</text:p>
      <text:p text:style-name="normal">(4099, 'Mato Castelhano', 'RS'),</text:p>
      <text:p text:style-name="normal">(4100, 'Mato Leitão', 'RS'),</text:p>
      <text:p text:style-name="normal">(4101, 'Mato Queimado', 'RS'),</text:p>
      <text:p text:style-name="normal">(4102, 'Maximiliano de Almeida', 'RS'),</text:p>
      <text:p text:style-name="normal">(4103, 'Minas do Leão', 'RS'),</text:p>
      <text:p text:style-name="normal">(4104, 'Miraguaí', 'RS'),</text:p>
      <text:p text:style-name="normal">(4105, 'Montauri', 'RS'),</text:p>
      <text:p text:style-name="normal">(4106, 'Monte Alegre dos Campos', 'RS'),</text:p>
      <text:p text:style-name="normal">(4107, 'Monte Belo do Sul', 'RS'),</text:p>
      <text:p text:style-name="normal">(4108, 'Montenegro', 'RS'),</text:p>
      <text:p text:style-name="normal">(4109, 'Mormaço', 'RS'),</text:p>
      <text:p text:style-name="normal">(4110, 'Morrinhos do Sul', 'RS'),</text:p>
      <text:p text:style-name="normal">(4111, 'Morro Redondo', 'RS'),</text:p>
      <text:p text:style-name="normal">(4112, 'Morro Reuter', 'RS'),</text:p>
      <text:p text:style-name="normal">(4113, 'Mostardas', 'RS'),</text:p>
      <text:p text:style-name="normal">(4114, 'Muçum', 'RS'),</text:p>
      <text:p text:style-name="normal">(4115, 'Muitos Capões', 'RS'),</text:p>
      <text:p text:style-name="normal">(4116, 'Muliterno', 'RS'),</text:p>
      <text:p text:style-name="normal">(4117, 'Não-Me-Toque', 'RS'),</text:p>
      <text:p text:style-name="normal">(4118, 'Nicolau Vergueiro', 'RS'),</text:p>
      <text:p text:style-name="normal">(4119, 'Nonoai', 'RS'),</text:p>
      <text:p text:style-name="normal">(4120, 'Nova Alvorada', 'RS'),</text:p>
      <text:p text:style-name="normal">(4121, 'Nova Araçá', 'RS'),</text:p>
      <text:p text:style-name="normal">(4122, 'Nova Bassano', 'RS'),</text:p>
      <text:p text:style-name="normal">(4123, 'Nova Boa Vista', 'RS'),</text:p>
      <text:p text:style-name="normal">(4124, 'Nova Bréscia', 'RS'),</text:p>
      <text:p text:style-name="normal">(4125, 'Nova Candelária', 'RS'),</text:p>
      <text:p text:style-name="normal">(4126, 'Nova Esperança do Sul', 'RS'),</text:p>
      <text:p text:style-name="normal">(4127, 'Nova Hartz', 'RS'),</text:p>
      <text:p text:style-name="normal">(4128, 'Nova Pádua', 'RS'),</text:p>
      <text:p text:style-name="normal">(4129, 'Nova Palma', 'RS'),</text:p>
      <text:p text:style-name="normal">(4130, 'Nova Petrópolis', 'RS'),</text:p>
      <text:p text:style-name="normal">(4131, 'Nova Prata', 'RS'),</text:p>
      <text:p text:style-name="normal">(4132, 'Nova Ramada', 'RS'),</text:p>
      <text:p text:style-name="normal">(4133, 'Nova Roma do Sul', 'RS'),</text:p>
      <text:p text:style-name="normal">(4134, 'Nova Santa Rita', 'RS'),</text:p>
      <text:p text:style-name="normal">(4135, 'Novo Barreiro', 'RS'),</text:p>
      <text:p text:style-name="normal">(4136, 'Novo Cabrais', 'RS'),</text:p>
      <text:p text:style-name="normal">(4137, 'Novo Hamburgo', 'RS'),</text:p>
      <text:p text:style-name="normal"><text:soft-page-break/>(4138, 'Novo Machado', 'RS'),</text:p>
      <text:p text:style-name="normal">(4139, 'Novo Tiradentes', 'RS'),</text:p>
      <text:p text:style-name="normal">(4140, 'Novo Xingu', 'RS'),</text:p>
      <text:p text:style-name="normal">(4141, 'Osório', 'RS'),</text:p>
      <text:p text:style-name="normal">(4142, 'Paim Filho', 'RS'),</text:p>
      <text:p text:style-name="normal">(4143, 'Palmares do Sul', 'RS'),</text:p>
      <text:p text:style-name="normal">(4144, 'Palmeira das Missões', 'RS'),</text:p>
      <text:p text:style-name="normal">(4145, 'Palmitinho', 'RS'),</text:p>
      <text:p text:style-name="normal">(4146, 'Panambi', 'RS'),</text:p>
      <text:p text:style-name="normal">(4147, 'Pantano Grande', 'RS'),</text:p>
      <text:p text:style-name="normal">(4148, 'Paraí', 'RS'),</text:p>
      <text:p text:style-name="normal">(4149, 'Paraíso do Sul', 'RS'),</text:p>
      <text:p text:style-name="normal">(4150, 'Pareci Novo', 'RS'),</text:p>
      <text:p text:style-name="normal">(4151, 'Parobé', 'RS'),</text:p>
      <text:p text:style-name="normal">(4152, 'Passa Sete', 'RS'),</text:p>
      <text:p text:style-name="normal">(4153, 'Passo do Sobrado', 'RS'),</text:p>
      <text:p text:style-name="normal">(4154, 'Passo Fundo', 'RS'),</text:p>
      <text:p text:style-name="normal">(4155, 'Paulo Bento', 'RS'),</text:p>
      <text:p text:style-name="normal">(4156, 'Paverama', 'RS'),</text:p>
      <text:p text:style-name="normal">(4157, 'Pedras Altas', 'RS'),</text:p>
      <text:p text:style-name="normal">(4158, 'Pedro Osório', 'RS'),</text:p>
      <text:p text:style-name="normal">(4159, 'Pejuçara', 'RS'),</text:p>
      <text:p text:style-name="normal">(4160, 'Pelotas', 'RS'),</text:p>
      <text:p text:style-name="normal">(4161, 'Picada Café', 'RS'),</text:p>
      <text:p text:style-name="normal">(4162, 'Pinhal', 'RS'),</text:p>
      <text:p text:style-name="normal">(4163, 'Pinhal da Serra', 'RS'),</text:p>
      <text:p text:style-name="normal">(4164, 'Pinhal Grande', 'RS'),</text:p>
      <text:p text:style-name="normal">(4165, 'Pinheirinho do Vale', 'RS'),</text:p>
      <text:p text:style-name="normal">(4166, 'Pinheiro Machado', 'RS'),</text:p>
      <text:p text:style-name="normal">(4167, 'Pirapó', 'RS'),</text:p>
      <text:p text:style-name="normal">(4168, 'Piratini', 'RS'),</text:p>
      <text:p text:style-name="normal">(4169, 'Planalto', 'RS'),</text:p>
      <text:p text:style-name="normal">(4170, 'Poço das Antas', 'RS'),</text:p>
      <text:p text:style-name="normal">(4171, 'Pontão', 'RS'),</text:p>
      <text:p text:style-name="normal">(4172, 'Ponte Preta', 'RS'),</text:p>
      <text:p text:style-name="normal">(4173, 'Portão', 'RS'),</text:p>
      <text:p text:style-name="normal">(4174, 'Porto Alegre', 'RS'),</text:p>
      <text:p text:style-name="normal">(4175, 'Porto Lucena', 'RS'),</text:p>
      <text:p text:style-name="normal">(4176, 'Porto Mauá', 'RS'),</text:p>
      <text:p text:style-name="normal">(4177, 'Porto Vera Cruz', 'RS'),</text:p>
      <text:p text:style-name="normal">(4178, 'Porto Xavier', 'RS'),</text:p>
      <text:p text:style-name="normal">(4179, 'Pouso Novo', 'RS'),</text:p>
      <text:p text:style-name="normal">(4180, 'Presidente Lucena', 'RS'),</text:p>
      <text:p text:style-name="normal">(4181, 'Progresso', 'RS'),</text:p>
      <text:p text:style-name="normal">(4182, 'Protásio Alves', 'RS'),</text:p>
      <text:p text:style-name="normal">(4183, 'Putinga', 'RS'),</text:p>
      <text:p text:style-name="normal">(4184, 'Quaraí', 'RS'),</text:p>
      <text:p text:style-name="normal">(4185, 'Quatro Irmãos', 'RS'),</text:p>
      <text:p text:style-name="normal"><text:soft-page-break/>(4186, 'Quevedos', 'RS'),</text:p>
      <text:p text:style-name="normal">(4187, 'Quinze de Novembro', 'RS'),</text:p>
      <text:p text:style-name="normal">(4188, 'Redentora', 'RS'),</text:p>
      <text:p text:style-name="normal">(4189, 'Relvado', 'RS'),</text:p>
      <text:p text:style-name="normal">(4190, 'Restinga Seca', 'RS'),</text:p>
      <text:p text:style-name="normal">(4191, 'Rio dos Índios', 'RS'),</text:p>
      <text:p text:style-name="normal">(4192, 'Rio Grande', 'RS'),</text:p>
      <text:p text:style-name="normal">(4193, 'Rio Pardo', 'RS'),</text:p>
      <text:p text:style-name="normal">(4194, 'Riozinho', 'RS'),</text:p>
      <text:p text:style-name="normal">(4195, 'Roca Sales', 'RS'),</text:p>
      <text:p text:style-name="normal">(4196, 'Rodeio Bonito', 'RS'),</text:p>
      <text:p text:style-name="normal">(4197, 'Rolador', 'RS'),</text:p>
      <text:p text:style-name="normal">(4198, 'Rolante', 'RS'),</text:p>
      <text:p text:style-name="normal">(4199, 'Ronda Alta', 'RS'),</text:p>
      <text:p text:style-name="normal">(4200, 'Rondinha', 'RS'),</text:p>
      <text:p text:style-name="normal">(4201, 'Roque Gonzales', 'RS'),</text:p>
      <text:p text:style-name="normal">(4202, 'Rosário do Sul', 'RS'),</text:p>
      <text:p text:style-name="normal">(4203, 'Sagrada Família', 'RS'),</text:p>
      <text:p text:style-name="normal">(4204, 'Saldanha Marinho', 'RS'),</text:p>
      <text:p text:style-name="normal">(4205, 'Salto do Jacuí', 'RS'),</text:p>
      <text:p text:style-name="normal">(4206, 'Salvador das Missões', 'RS'),</text:p>
      <text:p text:style-name="normal">(4207, 'Salvador do Sul', 'RS'),</text:p>
      <text:p text:style-name="normal">(4208, 'Sananduva', 'RS'),</text:p>
      <text:p text:style-name="normal">(4209, 'Santa Bárbara do Sul', 'RS'),</text:p>
      <text:p text:style-name="normal">(4210, 'Santa Cecília do Sul', 'RS'),</text:p>
      <text:p text:style-name="normal">(4211, 'Santa Clara do Sul', 'RS'),</text:p>
      <text:p text:style-name="normal">(4212, 'Santa Cruz do Sul', 'RS'),</text:p>
      <text:p text:style-name="normal">(4213, 'Santa Margarida do Sul', 'RS'),</text:p>
      <text:p text:style-name="normal">(4214, 'Santa Maria', 'RS'),</text:p>
      <text:p text:style-name="normal">(4215, 'Santa Maria do Herval', 'RS'),</text:p>
      <text:p text:style-name="normal">(4216, 'Santa Rosa', 'RS'),</text:p>
      <text:p text:style-name="normal">(4217, 'Santa Tereza', 'RS'),</text:p>
      <text:p text:style-name="normal">(4218, 'Santa Vitória do Palmar', 'RS'),</text:p>
      <text:p text:style-name="normal">(4219, 'Santana da Boa Vista', 'RS'),</text:p>
      <text:p text:style-name="normal">(4220, 'Santana do Livramento', 'RS'),</text:p>
      <text:p text:style-name="normal">(4221, 'Santiago', 'RS'),</text:p>
      <text:p text:style-name="normal">(4222, 'Santo Ângelo', 'RS'),</text:p>
      <text:p text:style-name="normal">(4223, 'Santo Antônio da Patrulha', 'RS'),</text:p>
      <text:p text:style-name="normal">(4224, 'Santo Antônio das Missões', 'RS'),</text:p>
      <text:p text:style-name="normal">(4225, 'Santo Antônio do Palma', 'RS'),</text:p>
      <text:p text:style-name="normal">(4226, 'Santo Antônio do Planalto', 'RS'),</text:p>
      <text:p text:style-name="normal">(4227, 'Santo Augusto', 'RS'),</text:p>
      <text:p text:style-name="normal">(4228, 'Santo Cristo', 'RS'),</text:p>
      <text:p text:style-name="normal">(4229, 'Santo Expedito do Sul', 'RS'),</text:p>
      <text:p text:style-name="normal">(4230, 'São Borja', 'RS'),</text:p>
      <text:p text:style-name="normal">(4231, 'São Domingos do Sul', 'RS'),</text:p>
      <text:p text:style-name="normal">(4232, 'São Francisco de Assis', 'RS'),</text:p>
      <text:p text:style-name="normal">(4233, 'São Francisco de Paula', 'RS'),</text:p>
      <text:p text:style-name="normal"><text:soft-page-break/>(4234, 'São Gabriel', 'RS'),</text:p>
      <text:p text:style-name="normal">(4235, 'São Jerônimo', 'RS'),</text:p>
      <text:p text:style-name="normal">(4236, 'São João da Urtiga', 'RS'),</text:p>
      <text:p text:style-name="normal">(4237, 'São João do Polêsine', 'RS'),</text:p>
      <text:p text:style-name="normal">(4238, 'São Jorge', 'RS'),</text:p>
      <text:p text:style-name="normal">(4239, 'São José das Missões', 'RS'),</text:p>
      <text:p text:style-name="normal">(4240, 'São José do Herval', 'RS'),</text:p>
      <text:p text:style-name="normal">(4241, 'São José do Hortêncio', 'RS'),</text:p>
      <text:p text:style-name="normal">(4242, 'São José do Inhacorá', 'RS'),</text:p>
      <text:p text:style-name="normal">(4243, 'São José do Norte', 'RS'),</text:p>
      <text:p text:style-name="normal">(4244, 'São José do Ouro', 'RS'),</text:p>
      <text:p text:style-name="normal">(4245, 'São José do Sul', 'RS'),</text:p>
      <text:p text:style-name="normal">(4246, 'São José dos Ausentes', 'RS'),</text:p>
      <text:p text:style-name="normal">(4247, 'São Leopoldo', 'RS'),</text:p>
      <text:p text:style-name="normal">(4248, 'São Lourenço do Sul', 'RS'),</text:p>
      <text:p text:style-name="normal">(4249, 'São Luiz Gonzaga', 'RS'),</text:p>
      <text:p text:style-name="normal">(4250, 'São Marcos', 'RS'),</text:p>
      <text:p text:style-name="normal">(4251, 'São Martinho', 'RS'),</text:p>
      <text:p text:style-name="normal">(4252, 'São Martinho da Serra', 'RS'),</text:p>
      <text:p text:style-name="normal">(4253, 'São Miguel das Missões', 'RS'),</text:p>
      <text:p text:style-name="normal">(4254, 'São Nicolau', 'RS'),</text:p>
      <text:p text:style-name="normal">(4255, 'São Paulo das Missões', 'RS'),</text:p>
      <text:p text:style-name="normal">(4256, 'São Pedro da Serra', 'RS'),</text:p>
      <text:p text:style-name="normal">(4257, 'São Pedro das Missões', 'RS'),</text:p>
      <text:p text:style-name="normal">(4258, 'São Pedro do Butiá', 'RS'),</text:p>
      <text:p text:style-name="normal">(4259, 'São Pedro do Sul', 'RS'),</text:p>
      <text:p text:style-name="normal">(4260, 'São Sebastião do Caí', 'RS'),</text:p>
      <text:p text:style-name="normal">(4261, 'São Sepé', 'RS'),</text:p>
      <text:p text:style-name="normal">(4262, 'São Valentim', 'RS'),</text:p>
      <text:p text:style-name="normal">(4263, 'São Valentim do Sul', 'RS'),</text:p>
      <text:p text:style-name="normal">(4264, 'São Valério do Sul', 'RS'),</text:p>
      <text:p text:style-name="normal">(4265, 'São Vendelino', 'RS'),</text:p>
      <text:p text:style-name="normal">(4266, 'São Vicente do Sul', 'RS'),</text:p>
      <text:p text:style-name="normal">(4267, 'Sapiranga', 'RS'),</text:p>
      <text:p text:style-name="normal">(4268, 'Sapucaia do Sul', 'RS'),</text:p>
      <text:p text:style-name="normal">(4269, 'Sarandi', 'RS'),</text:p>
      <text:p text:style-name="normal">(4270, 'Seberi', 'RS'),</text:p>
      <text:p text:style-name="normal">(4271, 'Sede Nova', 'RS'),</text:p>
      <text:p text:style-name="normal">(4272, 'Segredo', 'RS'),</text:p>
      <text:p text:style-name="normal">(4273, 'Selbach', 'RS'),</text:p>
      <text:p text:style-name="normal">(4274, 'Senador Salgado Filho', 'RS'),</text:p>
      <text:p text:style-name="normal">(4275, 'Sentinela do Sul', 'RS'),</text:p>
      <text:p text:style-name="normal">(4276, 'Serafina Corrêa', 'RS'),</text:p>
      <text:p text:style-name="normal">(4277, 'Sério', 'RS'),</text:p>
      <text:p text:style-name="normal">(4278, 'Sertão', 'RS'),</text:p>
      <text:p text:style-name="normal">(4279, 'Sertão Santana', 'RS'),</text:p>
      <text:p text:style-name="normal">(4280, 'Sete de Setembro', 'RS'),</text:p>
      <text:p text:style-name="normal">(4281, 'Severiano de Almeida', 'RS'),</text:p>
      <text:p text:style-name="normal"><text:soft-page-break/>(4282, 'Silveira Martins', 'RS'),</text:p>
      <text:p text:style-name="normal">(4283, 'Sinimbu', 'RS'),</text:p>
      <text:p text:style-name="normal">(4284, 'Sobradinho', 'RS'),</text:p>
      <text:p text:style-name="normal">(4285, 'Soledade', 'RS'),</text:p>
      <text:p text:style-name="normal">(4286, 'Tabaí', 'RS'),</text:p>
      <text:p text:style-name="normal">(4287, 'Tapejara', 'RS'),</text:p>
      <text:p text:style-name="normal">(4288, 'Tapera', 'RS'),</text:p>
      <text:p text:style-name="normal">(4289, 'Tapes', 'RS'),</text:p>
      <text:p text:style-name="normal">(4290, 'Taquara', 'RS'),</text:p>
      <text:p text:style-name="normal">(4291, 'Taquari', 'RS'),</text:p>
      <text:p text:style-name="normal">(4292, 'Taquaruçu do Sul', 'RS'),</text:p>
      <text:p text:style-name="normal">(4293, 'Tavares', 'RS'),</text:p>
      <text:p text:style-name="normal">(4294, 'Tenente Portela', 'RS'),</text:p>
      <text:p text:style-name="normal">(4295, 'Terra de Areia', 'RS'),</text:p>
      <text:p text:style-name="normal">(4296, 'Teutônia', 'RS'),</text:p>
      <text:p text:style-name="normal">(4297, 'Tio Hugo', 'RS'),</text:p>
      <text:p text:style-name="normal">(4298, 'Tiradentes do Sul', 'RS'),</text:p>
      <text:p text:style-name="normal">(4299, 'Toropi', 'RS'),</text:p>
      <text:p text:style-name="normal">(4300, 'Torres', 'RS'),</text:p>
      <text:p text:style-name="normal">(4301, 'Tramandaí', 'RS'),</text:p>
      <text:p text:style-name="normal">(4302, 'Travesseiro', 'RS'),</text:p>
      <text:p text:style-name="normal">(4303, 'Três Arroios', 'RS'),</text:p>
      <text:p text:style-name="normal">(4304, 'Três Cachoeiras', 'RS'),</text:p>
      <text:p text:style-name="normal">(4305, 'Três Coroas', 'RS'),</text:p>
      <text:p text:style-name="normal">(4306, 'Três de Maio', 'RS'),</text:p>
      <text:p text:style-name="normal">(4307, 'Três Forquilhas', 'RS'),</text:p>
      <text:p text:style-name="normal">(4308, 'Três Palmeiras', 'RS'),</text:p>
      <text:p text:style-name="normal">(4309, 'Três Passos', 'RS'),</text:p>
      <text:p text:style-name="normal">(4310, 'Trindade do Sul', 'RS'),</text:p>
      <text:p text:style-name="normal">(4311, 'Triunfo', 'RS'),</text:p>
      <text:p text:style-name="normal">(4312, 'Tucunduva', 'RS'),</text:p>
      <text:p text:style-name="normal">(4313, 'Tunas', 'RS'),</text:p>
      <text:p text:style-name="normal">(4314, 'Tupanci do Sul', 'RS'),</text:p>
      <text:p text:style-name="normal">(4315, 'Tupanciretã', 'RS'),</text:p>
      <text:p text:style-name="normal">(4316, 'Tupandi', 'RS'),</text:p>
      <text:p text:style-name="normal">(4317, 'Tuparendi', 'RS'),</text:p>
      <text:p text:style-name="normal">(4318, 'Turuçu', 'RS'),</text:p>
      <text:p text:style-name="normal">(4319, 'Ubiretama', 'RS'),</text:p>
      <text:p text:style-name="normal">(4320, 'União da Serra', 'RS'),</text:p>
      <text:p text:style-name="normal">(4321, 'Unistalda', 'RS'),</text:p>
      <text:p text:style-name="normal">(4322, 'Uruguaiana', 'RS'),</text:p>
      <text:p text:style-name="normal">(4323, 'Vacaria', 'RS'),</text:p>
      <text:p text:style-name="normal">(4324, 'Vale do Sol', 'RS'),</text:p>
      <text:p text:style-name="normal">(4325, 'Vale Real', 'RS'),</text:p>
      <text:p text:style-name="normal">(4326, 'Vale Verde', 'RS'),</text:p>
      <text:p text:style-name="normal">(4327, 'Vanini', 'RS'),</text:p>
      <text:p text:style-name="normal">(4328, 'Venâncio Aires', 'RS'),</text:p>
      <text:p text:style-name="normal">(4329, 'Vera Cruz', 'RS'),</text:p>
      <text:p text:style-name="normal"><text:soft-page-break/>(4330, 'Veranópolis', 'RS'),</text:p>
      <text:p text:style-name="normal">(4331, 'Vespasiano Correa', 'RS'),</text:p>
      <text:p text:style-name="normal">(4332, 'Viadutos', 'RS'),</text:p>
      <text:p text:style-name="normal">(4333, 'Viamão', 'RS'),</text:p>
      <text:p text:style-name="normal">(4334, 'Vicente Dutra', 'RS'),</text:p>
      <text:p text:style-name="normal">(4335, 'Victor Graeff', 'RS'),</text:p>
      <text:p text:style-name="normal">(4336, 'Vila Flores', 'RS'),</text:p>
      <text:p text:style-name="normal">(4337, 'Vila Lângaro', 'RS'),</text:p>
      <text:p text:style-name="normal">(4338, 'Vila Maria', 'RS'),</text:p>
      <text:p text:style-name="normal">(4339, 'Vila Nova do Sul', 'RS'),</text:p>
      <text:p text:style-name="normal">(4340, 'Vista Alegre', 'RS'),</text:p>
      <text:p text:style-name="normal">(4341, 'Vista Alegre do Prata', 'RS'),</text:p>
      <text:p text:style-name="normal">(4342, 'Vista Gaúcha', 'RS'),</text:p>
      <text:p text:style-name="normal">(4343, 'Vitória das Missões', 'RS'),</text:p>
      <text:p text:style-name="normal">(4344, 'Westfália', 'RS'),</text:p>
      <text:p text:style-name="normal">(4345, 'Xangri-lá', 'RS');</text:p>
      <text:p text:style-name="normal"/>
      <text:p text:style-name="normal">INSERT INTO tb_cidades (id, nome, estado) VALUES</text:p>
      <text:p text:style-name="normal">(4346, 'Alta Floresta dOeste', 'RO'),</text:p>
      <text:p text:style-name="normal">(4347, 'Alto Alegre dos Parecis', 'RO'),</text:p>
      <text:p text:style-name="normal">(4348, 'Alto Paraíso', 'RO'),</text:p>
      <text:p text:style-name="normal">(4349, 'Alvorada dOeste', 'RO'),</text:p>
      <text:p text:style-name="normal">(4350, 'Ariquemes', 'RO'),</text:p>
      <text:p text:style-name="normal">(4351, 'Buritis', 'RO'),</text:p>
      <text:p text:style-name="normal">(4352, 'Cabixi', 'RO'),</text:p>
      <text:p text:style-name="normal">(4353, 'Cacaulândia', 'RO'),</text:p>
      <text:p text:style-name="normal">(4354, 'Cacoal', 'RO'),</text:p>
      <text:p text:style-name="normal">(4355, 'Campo Novo de Rondônia', 'RO'),</text:p>
      <text:p text:style-name="normal">(4356, 'Candeias do Jamari', 'RO'),</text:p>
      <text:p text:style-name="normal">(4357, 'Castanheiras', 'RO'),</text:p>
      <text:p text:style-name="normal">(4358, 'Cerejeiras', 'RO'),</text:p>
      <text:p text:style-name="normal">(4359, 'Chupinguaia', 'RO'),</text:p>
      <text:p text:style-name="normal">(4360, 'Colorado do Oeste', 'RO'),</text:p>
      <text:p text:style-name="normal">(4361, 'Corumbiara', 'RO'),</text:p>
      <text:p text:style-name="normal">(4362, 'Costa Marques', 'RO'),</text:p>
      <text:p text:style-name="normal">(4363, 'Cujubim', 'RO'),</text:p>
      <text:p text:style-name="normal">(4364, 'Espigão dOeste', 'RO'),</text:p>
      <text:p text:style-name="normal">(4365, 'Governador Jorge Teixeira', 'RO'),</text:p>
      <text:p text:style-name="normal">(4366, 'Guajará-Mirim', 'RO'),</text:p>
      <text:p text:style-name="normal">(4367, 'Itapuã do Oeste', 'RO'),</text:p>
      <text:p text:style-name="normal">(4368, 'Jaru', 'RO'),</text:p>
      <text:p text:style-name="normal">(4369, 'Ji-Paraná', 'RO'),</text:p>
      <text:p text:style-name="normal">(4370, 'Machadinho dOeste', 'RO'),</text:p>
      <text:p text:style-name="normal">(4371, 'Ministro Andreazza', 'RO'),</text:p>
      <text:p text:style-name="normal">(4372, 'Mirante da Serra', 'RO'),</text:p>
      <text:p text:style-name="normal">(4373, 'Monte Negro', 'RO'),</text:p>
      <text:p text:style-name="normal">(4374, 'Nova Brasilândia dOeste', 'RO'),</text:p>
      <text:p text:style-name="normal">(4375, 'Nova Mamoré', 'RO'),</text:p>
      <text:p text:style-name="normal"><text:soft-page-break/>(4376, 'Nova União', 'RO'),</text:p>
      <text:p text:style-name="normal">(4377, 'Novo Horizonte do Oeste', 'RO'),</text:p>
      <text:p text:style-name="normal">(4378, 'Ouro Preto do Oeste', 'RO'),</text:p>
      <text:p text:style-name="normal">(4379, 'Parecis', 'RO'),</text:p>
      <text:p text:style-name="normal">(4380, 'Pimenta Bueno', 'RO'),</text:p>
      <text:p text:style-name="normal">(4381, 'Pimenteiras do Oeste', 'RO'),</text:p>
      <text:p text:style-name="normal">(4382, 'Porto Velho', 'RO'),</text:p>
      <text:p text:style-name="normal">(4383, 'Presidente Médici', 'RO'),</text:p>
      <text:p text:style-name="normal">(4384, 'Primavera de Rondônia', 'RO'),</text:p>
      <text:p text:style-name="normal">(4385, 'Rio Crespo', 'RO'),</text:p>
      <text:p text:style-name="normal">(4386, 'Rolim de Moura', 'RO'),</text:p>
      <text:p text:style-name="normal">(4387, 'Santa Luzia dOeste', 'RO'),</text:p>
      <text:p text:style-name="normal">(4388, 'São Felipe dOeste', 'RO'),</text:p>
      <text:p text:style-name="normal">(4389, 'São Francisco do Guaporé', 'RO'),</text:p>
      <text:p text:style-name="normal">(4390, 'São Miguel do Guaporé', 'RO'),</text:p>
      <text:p text:style-name="normal">(4391, 'Seringueiras', 'RO'),</text:p>
      <text:p text:style-name="normal">(4392, 'Teixeirópolis', 'RO'),</text:p>
      <text:p text:style-name="normal">(4393, 'Theobroma', 'RO'),</text:p>
      <text:p text:style-name="normal">(4394, 'Urupá', 'RO'),</text:p>
      <text:p text:style-name="normal">(4395, 'Vale do Anari', 'RO'),</text:p>
      <text:p text:style-name="normal">(4396, 'Vale do Paraíso', 'RO'),</text:p>
      <text:p text:style-name="normal">(4397, 'Vilhena', 'RO');</text:p>
      <text:p text:style-name="normal"/>
      <text:p text:style-name="normal">INSERT INTO tb_cidades (id, nome, estado) VALUES</text:p>
      <text:p text:style-name="normal">(4398, 'Alto Alegre', 'RR'),</text:p>
      <text:p text:style-name="normal">(4399, 'Amajari', 'RR'),</text:p>
      <text:p text:style-name="normal">(4400, 'Boa Vista', 'RR'),</text:p>
      <text:p text:style-name="normal">(4401, 'Bonfim', 'RR'),</text:p>
      <text:p text:style-name="normal">(4402, 'Cantá', 'RR'),</text:p>
      <text:p text:style-name="normal">(4403, 'Caracaraí', 'RR'),</text:p>
      <text:p text:style-name="normal">(4404, 'Caroebe', 'RR'),</text:p>
      <text:p text:style-name="normal">(4405, 'Iracema', 'RR'),</text:p>
      <text:p text:style-name="normal">(4406, 'Mucajaí', 'RR'),</text:p>
      <text:p text:style-name="normal">(4407, 'Normandia', 'RR'),</text:p>
      <text:p text:style-name="normal">(4408, 'Pacaraima', 'RR'),</text:p>
      <text:p text:style-name="normal">(4409, 'Rorainópolis', 'RR'),</text:p>
      <text:p text:style-name="normal">(4410, 'São João da Baliza', 'RR'),</text:p>
      <text:p text:style-name="normal">(4411, 'São Luiz', 'RR'),</text:p>
      <text:p text:style-name="normal">(4412, 'Uiramutã', 'RR');</text:p>
      <text:p text:style-name="normal"/>
      <text:p text:style-name="normal">INSERT INTO tb_cidades (id, nome, estado) VALUES</text:p>
      <text:p text:style-name="normal">(4413, 'Abdon Batista', 'SC'),</text:p>
      <text:p text:style-name="normal">(4414, 'Abelardo Luz', 'SC'),</text:p>
      <text:p text:style-name="normal">(4415, 'Agrolândia', 'SC'),</text:p>
      <text:p text:style-name="normal">(4416, 'Agronômica', 'SC'),</text:p>
      <text:p text:style-name="normal">(4417, 'Água Doce', 'SC'),</text:p>
      <text:p text:style-name="normal">(4418, 'Águas de Chapecó', 'SC'),</text:p>
      <text:p text:style-name="normal">(4419, 'Águas Frias', 'SC'),</text:p>
      <text:p text:style-name="normal"><text:soft-page-break/>(4420, 'Águas Mornas', 'SC'),</text:p>
      <text:p text:style-name="normal">(4421, 'Alfredo Wagner', 'SC'),</text:p>
      <text:p text:style-name="normal">(4422, 'Alto Bela Vista', 'SC'),</text:p>
      <text:p text:style-name="normal">(4423, 'Anchieta', 'SC'),</text:p>
      <text:p text:style-name="normal">(4424, 'Angelina', 'SC'),</text:p>
      <text:p text:style-name="normal">(4425, 'Anita Garibaldi', 'SC'),</text:p>
      <text:p text:style-name="normal">(4426, 'Anitápolis', 'SC'),</text:p>
      <text:p text:style-name="normal">(4427, 'Antônio Carlos', 'SC'),</text:p>
      <text:p text:style-name="normal">(4428, 'Apiúna', 'SC'),</text:p>
      <text:p text:style-name="normal">(4429, 'Arabutã', 'SC'),</text:p>
      <text:p text:style-name="normal">(4430, 'Araquari', 'SC'),</text:p>
      <text:p text:style-name="normal">(4431, 'Araranguá', 'SC'),</text:p>
      <text:p text:style-name="normal">(4432, 'Armazém', 'SC'),</text:p>
      <text:p text:style-name="normal">(4433, 'Arroio Trinta', 'SC'),</text:p>
      <text:p text:style-name="normal">(4434, 'Arvoredo', 'SC'),</text:p>
      <text:p text:style-name="normal">(4435, 'Ascurra', 'SC'),</text:p>
      <text:p text:style-name="normal">(4436, 'Atalanta', 'SC'),</text:p>
      <text:p text:style-name="normal">(4437, 'Aurora', 'SC'),</text:p>
      <text:p text:style-name="normal">(4438, 'Balneário Arroio do Silva', 'SC'),</text:p>
      <text:p text:style-name="normal">(4439, 'Balneário Barra do Sul', 'SC'),</text:p>
      <text:p text:style-name="normal">(4440, 'Balneário Camboriú', 'SC'),</text:p>
      <text:p text:style-name="normal">(4441, 'Balneário Gaivota', 'SC'),</text:p>
      <text:p text:style-name="normal">(4442, 'Bandeirante', 'SC'),</text:p>
      <text:p text:style-name="normal">(4443, 'Barra Bonita', 'SC'),</text:p>
      <text:p text:style-name="normal">(4444, 'Barra Velha', 'SC'),</text:p>
      <text:p text:style-name="normal">(4445, 'Bela Vista do Toldo', 'SC'),</text:p>
      <text:p text:style-name="normal">(4446, 'Belmonte', 'SC'),</text:p>
      <text:p text:style-name="normal">(4447, 'Benedito Novo', 'SC'),</text:p>
      <text:p text:style-name="normal">(4448, 'Biguaçu', 'SC'),</text:p>
      <text:p text:style-name="normal">(4449, 'Blumenau', 'SC'),</text:p>
      <text:p text:style-name="normal">(4450, 'Bocaina do Sul', 'SC'),</text:p>
      <text:p text:style-name="normal">(4451, 'Bom Jardim da Serra', 'SC'),</text:p>
      <text:p text:style-name="normal">(4452, 'Bom Jesus', 'SC'),</text:p>
      <text:p text:style-name="normal">(4453, 'Bom Jesus do Oeste', 'SC'),</text:p>
      <text:p text:style-name="normal">(4454, 'Bom Retiro', 'SC'),</text:p>
      <text:p text:style-name="normal">(4455, 'Bombinhas', 'SC'),</text:p>
      <text:p text:style-name="normal">(4456, 'Botuverá', 'SC'),</text:p>
      <text:p text:style-name="normal">(4457, 'Braço do Norte', 'SC'),</text:p>
      <text:p text:style-name="normal">(4458, 'Braço do Trombudo', 'SC'),</text:p>
      <text:p text:style-name="normal">(4459, 'Brunópolis', 'SC'),</text:p>
      <text:p text:style-name="normal">(4460, 'Brusque', 'SC'),</text:p>
      <text:p text:style-name="normal">(4461, 'Caçador', 'SC'),</text:p>
      <text:p text:style-name="normal">(4462, 'Caibi', 'SC'),</text:p>
      <text:p text:style-name="normal">(4463, 'Calmon', 'SC'),</text:p>
      <text:p text:style-name="normal">(4464, 'Camboriú', 'SC'),</text:p>
      <text:p text:style-name="normal">(4465, 'Campo Alegre', 'SC'),</text:p>
      <text:p text:style-name="normal">(4466, 'Campo Belo do Sul', 'SC'),</text:p>
      <text:p text:style-name="normal">(4467, 'Campo Erê', 'SC'),</text:p>
      <text:p text:style-name="normal"><text:soft-page-break/>(4468, 'Campos Novos', 'SC'),</text:p>
      <text:p text:style-name="normal">(4469, 'Canelinha', 'SC'),</text:p>
      <text:p text:style-name="normal">(4470, 'Canoinhas', 'SC'),</text:p>
      <text:p text:style-name="normal">(4471, 'Capão Alto', 'SC'),</text:p>
      <text:p text:style-name="normal">(4472, 'Capinzal', 'SC'),</text:p>
      <text:p text:style-name="normal">(4473, 'Capivari de Baixo', 'SC'),</text:p>
      <text:p text:style-name="normal">(4474, 'Catanduvas', 'SC'),</text:p>
      <text:p text:style-name="normal">(4475, 'Caxambu do Sul', 'SC'),</text:p>
      <text:p text:style-name="normal">(4476, 'Celso Ramos', 'SC'),</text:p>
      <text:p text:style-name="normal">(4477, 'Cerro Negro', 'SC'),</text:p>
      <text:p text:style-name="normal">(4478, 'Chapadão do Lageado', 'SC'),</text:p>
      <text:p text:style-name="normal">(4479, 'Chapecó', 'SC'),</text:p>
      <text:p text:style-name="normal">(4480, 'Cocal do Sul', 'SC'),</text:p>
      <text:p text:style-name="normal">(4481, 'Concórdia', 'SC'),</text:p>
      <text:p text:style-name="normal">(4482, 'Cordilheira Alta', 'SC'),</text:p>
      <text:p text:style-name="normal">(4483, 'Coronel Freitas', 'SC'),</text:p>
      <text:p text:style-name="normal">(4484, 'Coronel Martins', 'SC'),</text:p>
      <text:p text:style-name="normal">(4485, 'Correia Pinto', 'SC'),</text:p>
      <text:p text:style-name="normal">(4486, 'Corupá', 'SC'),</text:p>
      <text:p text:style-name="normal">(4487, 'Criciúma', 'SC'),</text:p>
      <text:p text:style-name="normal">(4488, 'Cunha Porã', 'SC'),</text:p>
      <text:p text:style-name="normal">(4489, 'Cunhataí', 'SC'),</text:p>
      <text:p text:style-name="normal">(4490, 'Curitibanos', 'SC'),</text:p>
      <text:p text:style-name="normal">(4491, 'Descanso', 'SC'),</text:p>
      <text:p text:style-name="normal">(4492, 'Dionísio Cerqueira', 'SC'),</text:p>
      <text:p text:style-name="normal">(4493, 'Dona Emma', 'SC'),</text:p>
      <text:p text:style-name="normal">(4494, 'Doutor Pedrinho', 'SC'),</text:p>
      <text:p text:style-name="normal">(4495, 'Entre Rios', 'SC'),</text:p>
      <text:p text:style-name="normal">(4496, 'Ermo', 'SC'),</text:p>
      <text:p text:style-name="normal">(4497, 'Erval Velho', 'SC'),</text:p>
      <text:p text:style-name="normal">(4498, 'Faxinal dos Guedes', 'SC'),</text:p>
      <text:p text:style-name="normal">(4499, 'Flor do Sertão', 'SC'),</text:p>
      <text:p text:style-name="normal">(4500, 'Florianópolis', 'SC'),</text:p>
      <text:p text:style-name="normal">(4501, 'Formosa do Sul', 'SC'),</text:p>
      <text:p text:style-name="normal">(4502, 'Forquilhinha', 'SC'),</text:p>
      <text:p text:style-name="normal">(4503, 'Fraiburgo', 'SC'),</text:p>
      <text:p text:style-name="normal">(4504, 'Frei Rogério', 'SC'),</text:p>
      <text:p text:style-name="normal">(4505, 'Galvão', 'SC'),</text:p>
      <text:p text:style-name="normal">(4506, 'Garopaba', 'SC'),</text:p>
      <text:p text:style-name="normal">(4507, 'Garuva', 'SC'),</text:p>
      <text:p text:style-name="normal">(4508, 'Gaspar', 'SC'),</text:p>
      <text:p text:style-name="normal">(4509, 'Governador Celso Ramos', 'SC'),</text:p>
      <text:p text:style-name="normal">(4510, 'Grão Pará', 'SC'),</text:p>
      <text:p text:style-name="normal">(4511, 'Gravatal', 'SC'),</text:p>
      <text:p text:style-name="normal">(4512, 'Guabiruba', 'SC'),</text:p>
      <text:p text:style-name="normal">(4513, 'Guaraciaba', 'SC'),</text:p>
      <text:p text:style-name="normal">(4514, 'Guaramirim', 'SC'),</text:p>
      <text:p text:style-name="normal">(4515, 'Guarujá do Sul', 'SC'),</text:p>
      <text:p text:style-name="normal"><text:soft-page-break/>(4516, 'Guatambú', 'SC'),</text:p>
      <text:p text:style-name="normal">(4517, 'Herval dOeste', 'SC'),</text:p>
      <text:p text:style-name="normal">(4518, 'Ibiam', 'SC'),</text:p>
      <text:p text:style-name="normal">(4519, 'Ibicaré', 'SC'),</text:p>
      <text:p text:style-name="normal">(4520, 'Ibirama', 'SC'),</text:p>
      <text:p text:style-name="normal">(4521, 'Içara', 'SC'),</text:p>
      <text:p text:style-name="normal">(4522, 'Ilhota', 'SC'),</text:p>
      <text:p text:style-name="normal">(4523, 'Imaruí', 'SC'),</text:p>
      <text:p text:style-name="normal">(4524, 'Imbituba', 'SC'),</text:p>
      <text:p text:style-name="normal">(4525, 'Imbuia', 'SC'),</text:p>
      <text:p text:style-name="normal">(4526, 'Indaial', 'SC'),</text:p>
      <text:p text:style-name="normal">(4527, 'Iomerê', 'SC'),</text:p>
      <text:p text:style-name="normal">(4528, 'Ipira', 'SC'),</text:p>
      <text:p text:style-name="normal">(4529, 'Iporã do Oeste', 'SC'),</text:p>
      <text:p text:style-name="normal">(4530, 'Ipuaçu', 'SC'),</text:p>
      <text:p text:style-name="normal">(4531, 'Ipumirim', 'SC'),</text:p>
      <text:p text:style-name="normal">(4532, 'Iraceminha', 'SC'),</text:p>
      <text:p text:style-name="normal">(4533, 'Irani', 'SC'),</text:p>
      <text:p text:style-name="normal">(4534, 'Irati', 'SC'),</text:p>
      <text:p text:style-name="normal">(4535, 'Irineópolis', 'SC'),</text:p>
      <text:p text:style-name="normal">(4536, 'Itá', 'SC'),</text:p>
      <text:p text:style-name="normal">(4537, 'Itaiópolis', 'SC'),</text:p>
      <text:p text:style-name="normal">(4538, 'Itajaí', 'SC'),</text:p>
      <text:p text:style-name="normal">(4539, 'Itapema', 'SC'),</text:p>
      <text:p text:style-name="normal">(4540, 'Itapiranga', 'SC'),</text:p>
      <text:p text:style-name="normal">(4541, 'Itapoá', 'SC'),</text:p>
      <text:p text:style-name="normal">(4542, 'Ituporanga', 'SC'),</text:p>
      <text:p text:style-name="normal">(4543, 'Jaborá', 'SC'),</text:p>
      <text:p text:style-name="normal">(4544, 'Jacinto Machado', 'SC'),</text:p>
      <text:p text:style-name="normal">(4545, 'Jaguaruna', 'SC'),</text:p>
      <text:p text:style-name="normal">(4546, 'Jaraguá do Sul', 'SC'),</text:p>
      <text:p text:style-name="normal">(4547, 'Jardinópolis', 'SC'),</text:p>
      <text:p text:style-name="normal">(4548, 'Joaçaba', 'SC'),</text:p>
      <text:p text:style-name="normal">(4549, 'Joinville', 'SC'),</text:p>
      <text:p text:style-name="normal">(4550, 'José Boiteux', 'SC'),</text:p>
      <text:p text:style-name="normal">(4551, 'Jupiá', 'SC'),</text:p>
      <text:p text:style-name="normal">(4552, 'Lacerdópolis', 'SC'),</text:p>
      <text:p text:style-name="normal">(4553, 'Lages', 'SC'),</text:p>
      <text:p text:style-name="normal">(4554, 'Laguna', 'SC'),</text:p>
      <text:p text:style-name="normal">(4555, 'Lajeado Grande', 'SC'),</text:p>
      <text:p text:style-name="normal">(4556, 'Laurentino', 'SC'),</text:p>
      <text:p text:style-name="normal">(4557, 'Lauro Muller', 'SC'),</text:p>
      <text:p text:style-name="normal">(4558, 'Lebon Régis', 'SC'),</text:p>
      <text:p text:style-name="normal">(4559, 'Leoberto Leal', 'SC'),</text:p>
      <text:p text:style-name="normal">(4560, 'Lindóia do Sul', 'SC'),</text:p>
      <text:p text:style-name="normal">(4561, 'Lontras', 'SC'),</text:p>
      <text:p text:style-name="normal">(4562, 'Luiz Alves', 'SC'),</text:p>
      <text:p text:style-name="normal">(4563, 'Luzerna', 'SC'),</text:p>
      <text:p text:style-name="normal"><text:soft-page-break/>(4564, 'Macieira', 'SC'),</text:p>
      <text:p text:style-name="normal">(4565, 'Mafra', 'SC'),</text:p>
      <text:p text:style-name="normal">(4566, 'Major Gercino', 'SC'),</text:p>
      <text:p text:style-name="normal">(4567, 'Major Vieira', 'SC'),</text:p>
      <text:p text:style-name="normal">(4568, 'Maracajá', 'SC'),</text:p>
      <text:p text:style-name="normal">(4569, 'Maravilha', 'SC'),</text:p>
      <text:p text:style-name="normal">(4570, 'Marema', 'SC'),</text:p>
      <text:p text:style-name="normal">(4571, 'Massaranduba', 'SC'),</text:p>
      <text:p text:style-name="normal">(4572, 'Matos Costa', 'SC'),</text:p>
      <text:p text:style-name="normal">(4573, 'Meleiro', 'SC'),</text:p>
      <text:p text:style-name="normal">(4574, 'Mirim Doce', 'SC'),</text:p>
      <text:p text:style-name="normal">(4575, 'Modelo', 'SC'),</text:p>
      <text:p text:style-name="normal">(4576, 'Mondaí', 'SC'),</text:p>
      <text:p text:style-name="normal">(4577, 'Monte Carlo', 'SC'),</text:p>
      <text:p text:style-name="normal">(4578, 'Monte Castelo', 'SC'),</text:p>
      <text:p text:style-name="normal">(4579, 'Morro da Fumaça', 'SC'),</text:p>
      <text:p text:style-name="normal">(4580, 'Morro Grande', 'SC'),</text:p>
      <text:p text:style-name="normal">(4581, 'Navegantes', 'SC'),</text:p>
      <text:p text:style-name="normal">(4582, 'Nova Erechim', 'SC'),</text:p>
      <text:p text:style-name="normal">(4583, 'Nova Itaberaba', 'SC'),</text:p>
      <text:p text:style-name="normal">(4584, 'Nova Trento', 'SC'),</text:p>
      <text:p text:style-name="normal">(4585, 'Nova Veneza', 'SC'),</text:p>
      <text:p text:style-name="normal">(4586, 'Novo Horizonte', 'SC'),</text:p>
      <text:p text:style-name="normal">(4587, 'Orleans', 'SC'),</text:p>
      <text:p text:style-name="normal">(4588, 'Otacílio Costa', 'SC'),</text:p>
      <text:p text:style-name="normal">(4589, 'Ouro', 'SC'),</text:p>
      <text:p text:style-name="normal">(4590, 'Ouro Verde', 'SC'),</text:p>
      <text:p text:style-name="normal">(4591, 'Paial', 'SC'),</text:p>
      <text:p text:style-name="normal">(4592, 'Painel', 'SC'),</text:p>
      <text:p text:style-name="normal">(4593, 'Palhoça', 'SC'),</text:p>
      <text:p text:style-name="normal">(4594, 'Palma Sola', 'SC'),</text:p>
      <text:p text:style-name="normal">(4595, 'Palmeira', 'SC'),</text:p>
      <text:p text:style-name="normal">(4596, 'Palmitos', 'SC'),</text:p>
      <text:p text:style-name="normal">(4597, 'Papanduva', 'SC'),</text:p>
      <text:p text:style-name="normal">(4598, 'Paraíso', 'SC'),</text:p>
      <text:p text:style-name="normal">(4599, 'Passo de Torres', 'SC'),</text:p>
      <text:p text:style-name="normal">(4600, 'Passos Maia', 'SC'),</text:p>
      <text:p text:style-name="normal">(4601, 'Paulo Lopes', 'SC'),</text:p>
      <text:p text:style-name="normal">(4602, 'Pedras Grandes', 'SC'),</text:p>
      <text:p text:style-name="normal">(4603, 'Penha', 'SC'),</text:p>
      <text:p text:style-name="normal">(4604, 'Peritiba', 'SC'),</text:p>
      <text:p text:style-name="normal">(4605, 'Petrolândia', 'SC'),</text:p>
      <text:p text:style-name="normal">(4606, 'Piçarras', 'SC'),</text:p>
      <text:p text:style-name="normal">(4607, 'Pinhalzinho', 'SC'),</text:p>
      <text:p text:style-name="normal">(4608, 'Pinheiro Preto', 'SC'),</text:p>
      <text:p text:style-name="normal">(4609, 'Piratuba', 'SC'),</text:p>
      <text:p text:style-name="normal">(4610, 'Planalto Alegre', 'SC'),</text:p>
      <text:p text:style-name="normal">(4611, 'Pomerode', 'SC'),</text:p>
      <text:p text:style-name="normal"><text:soft-page-break/>(4612, 'Ponte Alta', 'SC'),</text:p>
      <text:p text:style-name="normal">(4613, 'Ponte Alta do Norte', 'SC'),</text:p>
      <text:p text:style-name="normal">(4614, 'Ponte Serrada', 'SC'),</text:p>
      <text:p text:style-name="normal">(4615, 'Porto Belo', 'SC'),</text:p>
      <text:p text:style-name="normal">(4616, 'Porto União', 'SC'),</text:p>
      <text:p text:style-name="normal">(4617, 'Pouso Redondo', 'SC'),</text:p>
      <text:p text:style-name="normal">(4618, 'Praia Grande', 'SC'),</text:p>
      <text:p text:style-name="normal">(4619, 'Presidente Castelo Branco', 'SC'),</text:p>
      <text:p text:style-name="normal">(4620, 'Presidente Getúlio', 'SC'),</text:p>
      <text:p text:style-name="normal">(4621, 'Presidente Nereu', 'SC'),</text:p>
      <text:p text:style-name="normal">(4622, 'Princesa', 'SC'),</text:p>
      <text:p text:style-name="normal">(4623, 'Quilombo', 'SC'),</text:p>
      <text:p text:style-name="normal">(4624, 'Rancho Queimado', 'SC'),</text:p>
      <text:p text:style-name="normal">(4625, 'Rio das Antas', 'SC'),</text:p>
      <text:p text:style-name="normal">(4626, 'Rio do Campo', 'SC'),</text:p>
      <text:p text:style-name="normal">(4627, 'Rio do Oeste', 'SC'),</text:p>
      <text:p text:style-name="normal">(4628, 'Rio do Sul', 'SC'),</text:p>
      <text:p text:style-name="normal">(4629, 'Rio dos Cedros', 'SC'),</text:p>
      <text:p text:style-name="normal">(4630, 'Rio Fortuna', 'SC'),</text:p>
      <text:p text:style-name="normal">(4631, 'Rio Negrinho', 'SC'),</text:p>
      <text:p text:style-name="normal">(4632, 'Rio Rufino', 'SC'),</text:p>
      <text:p text:style-name="normal">(4633, 'Riqueza', 'SC'),</text:p>
      <text:p text:style-name="normal">(4634, 'Rodeio', 'SC'),</text:p>
      <text:p text:style-name="normal">(4635, 'Romelândia', 'SC'),</text:p>
      <text:p text:style-name="normal">(4636, 'Salete', 'SC'),</text:p>
      <text:p text:style-name="normal">(4637, 'Saltinho', 'SC'),</text:p>
      <text:p text:style-name="normal">(4638, 'Salto Veloso', 'SC'),</text:p>
      <text:p text:style-name="normal">(4639, 'Sangão', 'SC'),</text:p>
      <text:p text:style-name="normal">(4640, 'Santa Cecília', 'SC'),</text:p>
      <text:p text:style-name="normal">(4641, 'Santa Helena', 'SC'),</text:p>
      <text:p text:style-name="normal">(4642, 'Santa Rosa de Lima', 'SC'),</text:p>
      <text:p text:style-name="normal">(4643, 'Santa Rosa do Sul', 'SC'),</text:p>
      <text:p text:style-name="normal">(4644, 'Santa Terezinha', 'SC'),</text:p>
      <text:p text:style-name="normal">(4645, 'Santa Terezinha do Progresso', 'SC'),</text:p>
      <text:p text:style-name="normal">(4646, 'Santiago do Sul', 'SC'),</text:p>
      <text:p text:style-name="normal">(4647, 'Santo Amaro da Imperatriz', 'SC'),</text:p>
      <text:p text:style-name="normal">(4648, 'São Bento do Sul', 'SC'),</text:p>
      <text:p text:style-name="normal">(4649, 'São Bernardino', 'SC'),</text:p>
      <text:p text:style-name="normal">(4650, 'São Bonifácio', 'SC'),</text:p>
      <text:p text:style-name="normal">(4651, 'São Carlos', 'SC'),</text:p>
      <text:p text:style-name="normal">(4652, 'São Cristovão do Sul', 'SC'),</text:p>
      <text:p text:style-name="normal">(4653, 'São Domingos', 'SC'),</text:p>
      <text:p text:style-name="normal">(4654, 'São Francisco do Sul', 'SC'),</text:p>
      <text:p text:style-name="normal">(4655, 'São João Batista', 'SC'),</text:p>
      <text:p text:style-name="normal">(4656, 'São João do Itaperiú', 'SC'),</text:p>
      <text:p text:style-name="normal">(4657, 'São João do Oeste', 'SC'),</text:p>
      <text:p text:style-name="normal">(4658, 'São João do Sul', 'SC'),</text:p>
      <text:p text:style-name="normal">(4659, 'São Joaquim', 'SC'),</text:p>
      <text:p text:style-name="normal"><text:soft-page-break/>(4660, 'São José', 'SC'),</text:p>
      <text:p text:style-name="normal">(4661, 'São José do Cedro', 'SC'),</text:p>
      <text:p text:style-name="normal">(4662, 'São José do Cerrito', 'SC'),</text:p>
      <text:p text:style-name="normal">(4663, 'São Lourenço do Oeste', 'SC'),</text:p>
      <text:p text:style-name="normal">(4664, 'São Ludgero', 'SC'),</text:p>
      <text:p text:style-name="normal">(4665, 'São Martinho', 'SC'),</text:p>
      <text:p text:style-name="normal">(4666, 'São Miguel da Boa Vista', 'SC'),</text:p>
      <text:p text:style-name="normal">(4667, 'São Miguel do Oeste', 'SC'),</text:p>
      <text:p text:style-name="normal">(4668, 'São Pedro de Alcântara', 'SC'),</text:p>
      <text:p text:style-name="normal">(4669, 'Saudades', 'SC'),</text:p>
      <text:p text:style-name="normal">(4670, 'Schroeder', 'SC'),</text:p>
      <text:p text:style-name="normal">(4671, 'Seara', 'SC'),</text:p>
      <text:p text:style-name="normal">(4672, 'Serra Alta', 'SC'),</text:p>
      <text:p text:style-name="normal">(4673, 'Siderópolis', 'SC'),</text:p>
      <text:p text:style-name="normal">(4674, 'Sombrio', 'SC'),</text:p>
      <text:p text:style-name="normal">(4675, 'Sul Brasil', 'SC'),</text:p>
      <text:p text:style-name="normal">(4676, 'Taió', 'SC'),</text:p>
      <text:p text:style-name="normal">(4677, 'Tangará', 'SC'),</text:p>
      <text:p text:style-name="normal">(4678, 'Tigrinhos', 'SC'),</text:p>
      <text:p text:style-name="normal">(4679, 'Tijucas', 'SC'),</text:p>
      <text:p text:style-name="normal">(4680, 'Timbé do Sul', 'SC'),</text:p>
      <text:p text:style-name="normal">(4681, 'Timbó', 'SC'),</text:p>
      <text:p text:style-name="normal">(4682, 'Timbó Grande', 'SC'),</text:p>
      <text:p text:style-name="normal">(4683, 'Três Barras', 'SC'),</text:p>
      <text:p text:style-name="normal">(4684, 'Treviso', 'SC'),</text:p>
      <text:p text:style-name="normal">(4685, 'Treze de Maio', 'SC'),</text:p>
      <text:p text:style-name="normal">(4686, 'Treze Tílias', 'SC'),</text:p>
      <text:p text:style-name="normal">(4687, 'Trombudo Central', 'SC'),</text:p>
      <text:p text:style-name="normal">(4688, 'Tubarão', 'SC'),</text:p>
      <text:p text:style-name="normal">(4689, 'Tunápolis', 'SC'),</text:p>
      <text:p text:style-name="normal">(4690, 'Turvo', 'SC'),</text:p>
      <text:p text:style-name="normal">(4691, 'União do Oeste', 'SC'),</text:p>
      <text:p text:style-name="normal">(4692, 'Urubici', 'SC'),</text:p>
      <text:p text:style-name="normal">(4693, 'Urupema', 'SC'),</text:p>
      <text:p text:style-name="normal">(4694, 'Urussanga', 'SC'),</text:p>
      <text:p text:style-name="normal">(4695, 'Vargeão', 'SC'),</text:p>
      <text:p text:style-name="normal">(4696, 'Vargem', 'SC'),</text:p>
      <text:p text:style-name="normal">(4697, 'Vargem Bonita', 'SC'),</text:p>
      <text:p text:style-name="normal">(4698, 'Vidal Ramos', 'SC'),</text:p>
      <text:p text:style-name="normal">(4699, 'Videira', 'SC'),</text:p>
      <text:p text:style-name="normal">(4700, 'Vitor Meireles', 'SC'),</text:p>
      <text:p text:style-name="normal">(4701, 'Witmarsum', 'SC'),</text:p>
      <text:p text:style-name="normal">(4702, 'Xanxerê', 'SC'),</text:p>
      <text:p text:style-name="normal">(4703, 'Xavantina', 'SC'),</text:p>
      <text:p text:style-name="normal">(4704, 'Xaxim', 'SC'),</text:p>
      <text:p text:style-name="normal">(4705, 'Zortéa', 'SC');</text:p>
      <text:p text:style-name="normal"/>
      <text:p text:style-name="normal">INSERT INTO tb_cidades (id, nome, estado) VALUES</text:p>
      <text:p text:style-name="normal"><text:soft-page-break/>(4706, 'Adamantina', 'SP'),</text:p>
      <text:p text:style-name="normal">(4707, 'Adolfo', 'SP'),</text:p>
      <text:p text:style-name="normal">(4708, 'Aguaí', 'SP'),</text:p>
      <text:p text:style-name="normal">(4709, 'Águas da Prata', 'SP'),</text:p>
      <text:p text:style-name="normal">(4710, 'Águas de Lindóia', 'SP'),</text:p>
      <text:p text:style-name="normal">(4711, 'Águas de Santa Bárbara', 'SP'),</text:p>
      <text:p text:style-name="normal">(4712, 'Águas de São Pedro', 'SP'),</text:p>
      <text:p text:style-name="normal">(4713, 'Agudos', 'SP'),</text:p>
      <text:p text:style-name="normal">(4714, 'Alambari', 'SP'),</text:p>
      <text:p text:style-name="normal">(4715, 'Alfredo Marcondes', 'SP'),</text:p>
      <text:p text:style-name="normal">(4716, 'Altair', 'SP'),</text:p>
      <text:p text:style-name="normal">(4717, 'Altinópolis', 'SP'),</text:p>
      <text:p text:style-name="normal">(4718, 'Alto Alegre', 'SP'),</text:p>
      <text:p text:style-name="normal">(4719, 'Alumínio', 'SP'),</text:p>
      <text:p text:style-name="normal">(4720, 'Álvares Florence', 'SP'),</text:p>
      <text:p text:style-name="normal">(4721, 'Álvares Machado', 'SP'),</text:p>
      <text:p text:style-name="normal">(4722, 'Álvaro de Carvalho', 'SP'),</text:p>
      <text:p text:style-name="normal">(4723, 'Alvinlândia', 'SP'),</text:p>
      <text:p text:style-name="normal">(4724, 'Americana', 'SP'),</text:p>
      <text:p text:style-name="normal">(4725, 'Américo Brasiliense', 'SP'),</text:p>
      <text:p text:style-name="normal">(4726, 'Américo de Campos', 'SP'),</text:p>
      <text:p text:style-name="normal">(4727, 'Amparo', 'SP'),</text:p>
      <text:p text:style-name="normal">(4728, 'Analândia', 'SP'),</text:p>
      <text:p text:style-name="normal">(4729, 'Andradina', 'SP'),</text:p>
      <text:p text:style-name="normal">(4730, 'Angatuba', 'SP'),</text:p>
      <text:p text:style-name="normal">(4731, 'Anhembi', 'SP'),</text:p>
      <text:p text:style-name="normal">(4732, 'Anhumas', 'SP'),</text:p>
      <text:p text:style-name="normal">(4733, 'Aparecida', 'SP'),</text:p>
      <text:p text:style-name="normal">(4734, 'Aparecida dOeste', 'SP'),</text:p>
      <text:p text:style-name="normal">(4735, 'Apiaí', 'SP'),</text:p>
      <text:p text:style-name="normal">(4736, 'Araçariguama', 'SP'),</text:p>
      <text:p text:style-name="normal">(4737, 'Araçatuba', 'SP'),</text:p>
      <text:p text:style-name="normal">(4738, 'Araçoiaba da Serra', 'SP'),</text:p>
      <text:p text:style-name="normal">(4739, 'Aramina', 'SP'),</text:p>
      <text:p text:style-name="normal">(4740, 'Arandu', 'SP'),</text:p>
      <text:p text:style-name="normal">(4741, 'Arapeí', 'SP'),</text:p>
      <text:p text:style-name="normal">(4742, 'Araraquara', 'SP'),</text:p>
      <text:p text:style-name="normal">(4743, 'Araras', 'SP'),</text:p>
      <text:p text:style-name="normal">(4744, 'Arco-Íris', 'SP'),</text:p>
      <text:p text:style-name="normal">(4745, 'Arealva', 'SP'),</text:p>
      <text:p text:style-name="normal">(4746, 'Areias', 'SP'),</text:p>
      <text:p text:style-name="normal">(4747, 'Areiópolis', 'SP'),</text:p>
      <text:p text:style-name="normal">(4748, 'Ariranha', 'SP'),</text:p>
      <text:p text:style-name="normal">(4749, 'Artur Nogueira', 'SP'),</text:p>
      <text:p text:style-name="normal">(4750, 'Arujá', 'SP'),</text:p>
      <text:p text:style-name="normal">(4751, 'Aspásia', 'SP'),</text:p>
      <text:p text:style-name="normal">(4752, 'Assis', 'SP'),</text:p>
      <text:p text:style-name="normal">(4753, 'Atibaia', 'SP'),</text:p>
      <text:p text:style-name="normal"><text:soft-page-break/>(4754, 'Auriflama', 'SP'),</text:p>
      <text:p text:style-name="normal">(4755, 'Avaí', 'SP'),</text:p>
      <text:p text:style-name="normal">(4756, 'Avanhandava', 'SP'),</text:p>
      <text:p text:style-name="normal">(4757, 'Avaré', 'SP'),</text:p>
      <text:p text:style-name="normal">(4758, 'Bady Bassitt', 'SP'),</text:p>
      <text:p text:style-name="normal">(4759, 'Balbinos', 'SP'),</text:p>
      <text:p text:style-name="normal">(4760, 'Bálsamo', 'SP'),</text:p>
      <text:p text:style-name="normal">(4761, 'Bananal', 'SP'),</text:p>
      <text:p text:style-name="normal">(4762, 'Barão de Antonina', 'SP'),</text:p>
      <text:p text:style-name="normal">(4763, 'Barbosa', 'SP'),</text:p>
      <text:p text:style-name="normal">(4764, 'Bariri', 'SP'),</text:p>
      <text:p text:style-name="normal">(4765, 'Barra Bonita', 'SP'),</text:p>
      <text:p text:style-name="normal">(4766, 'Barra do Chapéu', 'SP'),</text:p>
      <text:p text:style-name="normal">(4767, 'Barra do Turvo', 'SP'),</text:p>
      <text:p text:style-name="normal">(4768, 'Barretos', 'SP'),</text:p>
      <text:p text:style-name="normal">(4769, 'Barrinha', 'SP'),</text:p>
      <text:p text:style-name="normal">(4770, 'Barueri', 'SP'),</text:p>
      <text:p text:style-name="normal">(4771, 'Bastos', 'SP'),</text:p>
      <text:p text:style-name="normal">(4772, 'Batatais', 'SP'),</text:p>
      <text:p text:style-name="normal">(4773, 'Bauru', 'SP'),</text:p>
      <text:p text:style-name="normal">(4774, 'Bebedouro', 'SP'),</text:p>
      <text:p text:style-name="normal">(4775, 'Bento de Abreu', 'SP'),</text:p>
      <text:p text:style-name="normal">(4776, 'Bernardino de Campos', 'SP'),</text:p>
      <text:p text:style-name="normal">(4777, 'Bertioga', 'SP'),</text:p>
      <text:p text:style-name="normal">(4778, 'Bilac', 'SP'),</text:p>
      <text:p text:style-name="normal">(4779, 'Birigui', 'SP'),</text:p>
      <text:p text:style-name="normal">(4780, 'Biritiba-Mirim', 'SP'),</text:p>
      <text:p text:style-name="normal">(4781, 'Boa Esperança do Sul', 'SP'),</text:p>
      <text:p text:style-name="normal">(4782, 'Bocaina', 'SP'),</text:p>
      <text:p text:style-name="normal">(4783, 'Bofete', 'SP'),</text:p>
      <text:p text:style-name="normal">(4784, 'Boituva', 'SP'),</text:p>
      <text:p text:style-name="normal">(4785, 'Bom Jesus dos Perdões', 'SP'),</text:p>
      <text:p text:style-name="normal">(4786, 'Bom Sucesso de Itararé', 'SP'),</text:p>
      <text:p text:style-name="normal">(4787, 'Borá', 'SP'),</text:p>
      <text:p text:style-name="normal">(4788, 'Boracéia', 'SP'),</text:p>
      <text:p text:style-name="normal">(4789, 'Borborema', 'SP'),</text:p>
      <text:p text:style-name="normal">(4790, 'Borebi', 'SP'),</text:p>
      <text:p text:style-name="normal">(4791, 'Botucatu', 'SP'),</text:p>
      <text:p text:style-name="normal">(4792, 'Bragança Paulista', 'SP'),</text:p>
      <text:p text:style-name="normal">(4793, 'Braúna', 'SP'),</text:p>
      <text:p text:style-name="normal">(4794, 'Brejo Alegre', 'SP'),</text:p>
      <text:p text:style-name="normal">(4795, 'Brodowski', 'SP'),</text:p>
      <text:p text:style-name="normal">(4796, 'Brotas', 'SP'),</text:p>
      <text:p text:style-name="normal">(4797, 'Buri', 'SP'),</text:p>
      <text:p text:style-name="normal">(4798, 'Buritama', 'SP'),</text:p>
      <text:p text:style-name="normal">(4799, 'Buritizal', 'SP'),</text:p>
      <text:p text:style-name="normal">(4800, 'Cabrália Paulista', 'SP'),</text:p>
      <text:p text:style-name="normal">(4801, 'Cabreúva', 'SP'),</text:p>
      <text:p text:style-name="normal"><text:soft-page-break/>(4802, 'Caçapava', 'SP'),</text:p>
      <text:p text:style-name="normal">(4803, 'Cachoeira Paulista', 'SP'),</text:p>
      <text:p text:style-name="normal">(4804, 'Caconde', 'SP'),</text:p>
      <text:p text:style-name="normal">(4805, 'Cafelândia', 'SP'),</text:p>
      <text:p text:style-name="normal">(4806, 'Caiabu', 'SP'),</text:p>
      <text:p text:style-name="normal">(4807, 'Caieiras', 'SP'),</text:p>
      <text:p text:style-name="normal">(4808, 'Caiuá', 'SP'),</text:p>
      <text:p text:style-name="normal">(4809, 'Cajamar', 'SP'),</text:p>
      <text:p text:style-name="normal">(4810, 'Cajati', 'SP'),</text:p>
      <text:p text:style-name="normal">(4811, 'Cajobi', 'SP'),</text:p>
      <text:p text:style-name="normal">(4812, 'Cajuru', 'SP'),</text:p>
      <text:p text:style-name="normal">(4813, 'Campina do Monte Alegre', 'SP'),</text:p>
      <text:p text:style-name="normal">(4814, 'Campinas', 'SP'),</text:p>
      <text:p text:style-name="normal">(4815, 'Campo Limpo Paulista', 'SP'),</text:p>
      <text:p text:style-name="normal">(4816, 'Campos do Jordão', 'SP'),</text:p>
      <text:p text:style-name="normal">(4817, 'Campos Novos Paulista', 'SP'),</text:p>
      <text:p text:style-name="normal">(4818, 'Cananéia', 'SP'),</text:p>
      <text:p text:style-name="normal">(4819, 'Canas', 'SP'),</text:p>
      <text:p text:style-name="normal">(4820, 'Cândido Mota', 'SP'),</text:p>
      <text:p text:style-name="normal">(4821, 'Cândido Rodrigues', 'SP'),</text:p>
      <text:p text:style-name="normal">(4822, 'Canitar', 'SP'),</text:p>
      <text:p text:style-name="normal">(4823, 'Capão Bonito', 'SP'),</text:p>
      <text:p text:style-name="normal">(4824, 'Capela do Alto', 'SP'),</text:p>
      <text:p text:style-name="normal">(4825, 'Capivari', 'SP'),</text:p>
      <text:p text:style-name="normal">(4826, 'Caraguatatuba', 'SP'),</text:p>
      <text:p text:style-name="normal">(4827, 'Carapicuíba', 'SP'),</text:p>
      <text:p text:style-name="normal">(4828, 'Cardoso', 'SP'),</text:p>
      <text:p text:style-name="normal">(4829, 'Casa Branca', 'SP'),</text:p>
      <text:p text:style-name="normal">(4830, 'Cássia dos Coqueiros', 'SP'),</text:p>
      <text:p text:style-name="normal">(4831, 'Castilho', 'SP'),</text:p>
      <text:p text:style-name="normal">(4832, 'Catanduva', 'SP'),</text:p>
      <text:p text:style-name="normal">(4833, 'Catiguá', 'SP'),</text:p>
      <text:p text:style-name="normal">(4834, 'Cedral', 'SP'),</text:p>
      <text:p text:style-name="normal">(4835, 'Cerqueira César', 'SP'),</text:p>
      <text:p text:style-name="normal">(4836, 'Cerquilho', 'SP'),</text:p>
      <text:p text:style-name="normal">(4837, 'Cesário Lange', 'SP'),</text:p>
      <text:p text:style-name="normal">(4838, 'Charqueada', 'SP'),</text:p>
      <text:p text:style-name="normal">(4839, 'Chavantes', 'SP'),</text:p>
      <text:p text:style-name="normal">(4840, 'Clementina', 'SP'),</text:p>
      <text:p text:style-name="normal">(4841, 'Colina', 'SP'),</text:p>
      <text:p text:style-name="normal">(4842, 'Colômbia', 'SP'),</text:p>
      <text:p text:style-name="normal">(4843, 'Conchal', 'SP'),</text:p>
      <text:p text:style-name="normal">(4844, 'Conchas', 'SP'),</text:p>
      <text:p text:style-name="normal">(4845, 'Cordeirópolis', 'SP'),</text:p>
      <text:p text:style-name="normal">(4846, 'Coroados', 'SP'),</text:p>
      <text:p text:style-name="normal">(4847, 'Coronel Macedo', 'SP'),</text:p>
      <text:p text:style-name="normal">(4848, 'Corumbataí', 'SP'),</text:p>
      <text:p text:style-name="normal">(4849, 'Cosmópolis', 'SP'),</text:p>
      <text:p text:style-name="normal"><text:soft-page-break/>(4850, 'Cosmorama', 'SP'),</text:p>
      <text:p text:style-name="normal">(4851, 'Cotia', 'SP'),</text:p>
      <text:p text:style-name="normal">(4852, 'Cravinhos', 'SP'),</text:p>
      <text:p text:style-name="normal">(4853, 'Cristais Paulista', 'SP'),</text:p>
      <text:p text:style-name="normal">(4854, 'Cruzália', 'SP'),</text:p>
      <text:p text:style-name="normal">(4855, 'Cruzeiro', 'SP'),</text:p>
      <text:p text:style-name="normal">(4856, 'Cubatão', 'SP'),</text:p>
      <text:p text:style-name="normal">(4857, 'Cunha', 'SP'),</text:p>
      <text:p text:style-name="normal">(4858, 'Descalvado', 'SP'),</text:p>
      <text:p text:style-name="normal">(4859, 'Diadema', 'SP'),</text:p>
      <text:p text:style-name="normal">(4860, 'Dirce Reis', 'SP'),</text:p>
      <text:p text:style-name="normal">(4861, 'Divinolândia', 'SP'),</text:p>
      <text:p text:style-name="normal">(4862, 'Dobrada', 'SP'),</text:p>
      <text:p text:style-name="normal">(4863, 'Dois Córregos', 'SP'),</text:p>
      <text:p text:style-name="normal">(4864, 'Dolcinópolis', 'SP'),</text:p>
      <text:p text:style-name="normal">(4865, 'Dourado', 'SP'),</text:p>
      <text:p text:style-name="normal">(4866, 'Dracena', 'SP'),</text:p>
      <text:p text:style-name="normal">(4867, 'Duartina', 'SP'),</text:p>
      <text:p text:style-name="normal">(4868, 'Dumont', 'SP'),</text:p>
      <text:p text:style-name="normal">(4869, 'Echaporã', 'SP'),</text:p>
      <text:p text:style-name="normal">(4870, 'Eldorado', 'SP'),</text:p>
      <text:p text:style-name="normal">(4871, 'Elias Fausto', 'SP'),</text:p>
      <text:p text:style-name="normal">(4872, 'Elisiário', 'SP'),</text:p>
      <text:p text:style-name="normal">(4873, 'Embaúba', 'SP'),</text:p>
      <text:p text:style-name="normal">(4874, 'Embu', 'SP'),</text:p>
      <text:p text:style-name="normal">(4875, 'Embu-Guaçu', 'SP'),</text:p>
      <text:p text:style-name="normal">(4876, 'Emilianópolis', 'SP'),</text:p>
      <text:p text:style-name="normal">(4877, 'Engenheiro Coelho', 'SP'),</text:p>
      <text:p text:style-name="normal">(4878, 'Espírito Santo do Pinhal', 'SP'),</text:p>
      <text:p text:style-name="normal">(4879, 'Espírito Santo do Turvo', 'SP'),</text:p>
      <text:p text:style-name="normal">(4880, 'Estiva Gerbi', 'SP'),</text:p>
      <text:p text:style-name="normal">(4881, 'Estrela dOeste', 'SP'),</text:p>
      <text:p text:style-name="normal">(4882, 'Estrela do Norte', 'SP'),</text:p>
      <text:p text:style-name="normal">(4883, 'Euclides da Cunha Paulista', 'SP'),</text:p>
      <text:p text:style-name="normal">(4884, 'Fartura', 'SP'),</text:p>
      <text:p text:style-name="normal">(4885, 'Fernando Prestes', 'SP'),</text:p>
      <text:p text:style-name="normal">(4886, 'Fernandópolis', 'SP'),</text:p>
      <text:p text:style-name="normal">(4887, 'Fernão', 'SP'),</text:p>
      <text:p text:style-name="normal">(4888, 'Ferraz de Vasconcelos', 'SP'),</text:p>
      <text:p text:style-name="normal">(4889, 'Flora Rica', 'SP'),</text:p>
      <text:p text:style-name="normal">(4890, 'Floreal', 'SP'),</text:p>
      <text:p text:style-name="normal">(4891, 'Flórida Paulista', 'SP'),</text:p>
      <text:p text:style-name="normal">(4892, 'Florínia', 'SP'),</text:p>
      <text:p text:style-name="normal">(4893, 'Franca', 'SP'),</text:p>
      <text:p text:style-name="normal">(4894, 'Francisco Morato', 'SP'),</text:p>
      <text:p text:style-name="normal">(4895, 'Franco da Rocha', 'SP'),</text:p>
      <text:p text:style-name="normal">(4896, 'Gabriel Monteiro', 'SP'),</text:p>
      <text:p text:style-name="normal">(4897, 'Gália', 'SP'),</text:p>
      <text:p text:style-name="normal"><text:soft-page-break/>(4898, 'Garça', 'SP'),</text:p>
      <text:p text:style-name="normal">(4899, 'Gastão Vidigal', 'SP'),</text:p>
      <text:p text:style-name="normal">(4900, 'Gavião Peixoto', 'SP'),</text:p>
      <text:p text:style-name="normal">(4901, 'General Salgado', 'SP'),</text:p>
      <text:p text:style-name="normal">(4902, 'Getulina', 'SP'),</text:p>
      <text:p text:style-name="normal">(4903, 'Glicério', 'SP'),</text:p>
      <text:p text:style-name="normal">(4904, 'Guaiçara', 'SP'),</text:p>
      <text:p text:style-name="normal">(4905, 'Guaimbê', 'SP'),</text:p>
      <text:p text:style-name="normal">(4906, 'Guaíra', 'SP'),</text:p>
      <text:p text:style-name="normal">(4907, 'Guapiaçu', 'SP'),</text:p>
      <text:p text:style-name="normal">(4908, 'Guapiara', 'SP'),</text:p>
      <text:p text:style-name="normal">(4909, 'Guará', 'SP'),</text:p>
      <text:p text:style-name="normal">(4910, 'Guaraçaí', 'SP'),</text:p>
      <text:p text:style-name="normal">(4911, 'Guaraci', 'SP'),</text:p>
      <text:p text:style-name="normal">(4912, 'Guarani dOeste', 'SP'),</text:p>
      <text:p text:style-name="normal">(4913, 'Guarantã', 'SP'),</text:p>
      <text:p text:style-name="normal">(4914, 'Guararapes', 'SP'),</text:p>
      <text:p text:style-name="normal">(4915, 'Guararema', 'SP'),</text:p>
      <text:p text:style-name="normal">(4916, 'Guaratinguetá', 'SP'),</text:p>
      <text:p text:style-name="normal">(4917, 'Guareí', 'SP'),</text:p>
      <text:p text:style-name="normal">(4918, 'Guariba', 'SP'),</text:p>
      <text:p text:style-name="normal">(4919, 'Guarujá', 'SP'),</text:p>
      <text:p text:style-name="normal">(4920, 'Guarulhos', 'SP'),</text:p>
      <text:p text:style-name="normal">(4921, 'Guatapará', 'SP'),</text:p>
      <text:p text:style-name="normal">(4922, 'Guzolândia', 'SP'),</text:p>
      <text:p text:style-name="normal">(4923, 'Herculândia', 'SP'),</text:p>
      <text:p text:style-name="normal">(4924, 'Holambra', 'SP'),</text:p>
      <text:p text:style-name="normal">(4925, 'Hortolândia', 'SP'),</text:p>
      <text:p text:style-name="normal">(4926, 'Iacanga', 'SP'),</text:p>
      <text:p text:style-name="normal">(4927, 'Iacri', 'SP'),</text:p>
      <text:p text:style-name="normal">(4928, 'Iaras', 'SP'),</text:p>
      <text:p text:style-name="normal">(4929, 'Ibaté', 'SP'),</text:p>
      <text:p text:style-name="normal">(4930, 'Ibirá', 'SP'),</text:p>
      <text:p text:style-name="normal">(4931, 'Ibirarema', 'SP'),</text:p>
      <text:p text:style-name="normal">(4932, 'Ibitinga', 'SP'),</text:p>
      <text:p text:style-name="normal">(4933, 'Ibiúna', 'SP'),</text:p>
      <text:p text:style-name="normal">(4934, 'Icém', 'SP'),</text:p>
      <text:p text:style-name="normal">(4935, 'Iepê', 'SP'),</text:p>
      <text:p text:style-name="normal">(4936, 'Igaraçu do Tietê', 'SP'),</text:p>
      <text:p text:style-name="normal">(4937, 'Igarapava', 'SP'),</text:p>
      <text:p text:style-name="normal">(4938, 'Igaratá', 'SP'),</text:p>
      <text:p text:style-name="normal">(4939, 'Iguape', 'SP'),</text:p>
      <text:p text:style-name="normal">(4940, 'Ilha Comprida', 'SP'),</text:p>
      <text:p text:style-name="normal">(4941, 'Ilha Solteira', 'SP'),</text:p>
      <text:p text:style-name="normal">(4942, 'Ilhabela', 'SP'),</text:p>
      <text:p text:style-name="normal">(4943, 'Indaiatuba', 'SP'),</text:p>
      <text:p text:style-name="normal">(4944, 'Indiana', 'SP'),</text:p>
      <text:p text:style-name="normal">(4945, 'Indiaporã', 'SP'),</text:p>
      <text:p text:style-name="normal"><text:soft-page-break/>(4946, 'Inúbia Paulista', 'SP'),</text:p>
      <text:p text:style-name="normal">(4947, 'Ipaussu', 'SP'),</text:p>
      <text:p text:style-name="normal">(4948, 'Iperó', 'SP'),</text:p>
      <text:p text:style-name="normal">(4949, 'Ipeúna', 'SP'),</text:p>
      <text:p text:style-name="normal">(4950, 'Ipiguá', 'SP'),</text:p>
      <text:p text:style-name="normal">(4951, 'Iporanga', 'SP'),</text:p>
      <text:p text:style-name="normal">(4952, 'Ipuã', 'SP'),</text:p>
      <text:p text:style-name="normal">(4953, 'Iracemápolis', 'SP'),</text:p>
      <text:p text:style-name="normal">(4954, 'Irapuã', 'SP'),</text:p>
      <text:p text:style-name="normal">(4955, 'Irapuru', 'SP'),</text:p>
      <text:p text:style-name="normal">(4956, 'Itaberá', 'SP'),</text:p>
      <text:p text:style-name="normal">(4957, 'Itaí', 'SP'),</text:p>
      <text:p text:style-name="normal">(4958, 'Itajobi', 'SP'),</text:p>
      <text:p text:style-name="normal">(4959, 'Itaju', 'SP'),</text:p>
      <text:p text:style-name="normal">(4960, 'Itanhaém', 'SP'),</text:p>
      <text:p text:style-name="normal">(4961, 'Itaóca', 'SP'),</text:p>
      <text:p text:style-name="normal">(4962, 'Itapecerica da Serra', 'SP'),</text:p>
      <text:p text:style-name="normal">(4963, 'Itapetininga', 'SP'),</text:p>
      <text:p text:style-name="normal">(4964, 'Itapeva', 'SP'),</text:p>
      <text:p text:style-name="normal">(4965, 'Itapevi', 'SP'),</text:p>
      <text:p text:style-name="normal">(4966, 'Itapira', 'SP'),</text:p>
      <text:p text:style-name="normal">(4967, 'Itapirapuã Paulista', 'SP'),</text:p>
      <text:p text:style-name="normal">(4968, 'Itápolis', 'SP'),</text:p>
      <text:p text:style-name="normal">(4969, 'Itaporanga', 'SP'),</text:p>
      <text:p text:style-name="normal">(4970, 'Itapuí', 'SP'),</text:p>
      <text:p text:style-name="normal">(4971, 'Itapura', 'SP'),</text:p>
      <text:p text:style-name="normal">(4972, 'Itaquaquecetuba', 'SP'),</text:p>
      <text:p text:style-name="normal">(4973, 'Itararé', 'SP'),</text:p>
      <text:p text:style-name="normal">(4974, 'Itariri', 'SP'),</text:p>
      <text:p text:style-name="normal">(4975, 'Itatiba', 'SP'),</text:p>
      <text:p text:style-name="normal">(4976, 'Itatinga', 'SP'),</text:p>
      <text:p text:style-name="normal">(4977, 'Itirapina', 'SP'),</text:p>
      <text:p text:style-name="normal">(4978, 'Itirapuã', 'SP'),</text:p>
      <text:p text:style-name="normal">(4979, 'Itobi', 'SP'),</text:p>
      <text:p text:style-name="normal">(4980, 'Itu', 'SP'),</text:p>
      <text:p text:style-name="normal">(4981, 'Itupeva', 'SP'),</text:p>
      <text:p text:style-name="normal">(4982, 'Ituverava', 'SP'),</text:p>
      <text:p text:style-name="normal">(4983, 'Jaborandi', 'SP'),</text:p>
      <text:p text:style-name="normal">(4984, 'Jaboticabal', 'SP'),</text:p>
      <text:p text:style-name="normal">(4985, 'Jacareí', 'SP'),</text:p>
      <text:p text:style-name="normal">(4986, 'Jaci', 'SP'),</text:p>
      <text:p text:style-name="normal">(4987, 'Jacupiranga', 'SP'),</text:p>
      <text:p text:style-name="normal">(4988, 'Jaguariúna', 'SP'),</text:p>
      <text:p text:style-name="normal">(4989, 'Jales', 'SP'),</text:p>
      <text:p text:style-name="normal">(4990, 'Jambeiro', 'SP'),</text:p>
      <text:p text:style-name="normal">(4991, 'Jandira', 'SP'),</text:p>
      <text:p text:style-name="normal">(4992, 'Jardinópolis', 'SP'),</text:p>
      <text:p text:style-name="normal">(4993, 'Jarinu', 'SP'),</text:p>
      <text:p text:style-name="normal"><text:soft-page-break/>(4994, 'Jaú', 'SP'),</text:p>
      <text:p text:style-name="normal">(4995, 'Jeriquara', 'SP'),</text:p>
      <text:p text:style-name="normal">(4996, 'Joanópolis', 'SP'),</text:p>
      <text:p text:style-name="normal">(4997, 'João Ramalho', 'SP'),</text:p>
      <text:p text:style-name="normal">(4998, 'José Bonifácio', 'SP'),</text:p>
      <text:p text:style-name="normal">(4999, 'Júlio Mesquita', 'SP'),</text:p>
      <text:p text:style-name="normal">(5000, 'Jumirim', 'SP'),</text:p>
      <text:p text:style-name="normal">(5001, 'Jundiaí', 'SP'),</text:p>
      <text:p text:style-name="normal">(5002, 'Junqueirópolis', 'SP'),</text:p>
      <text:p text:style-name="normal">(5003, 'Juquiá', 'SP'),</text:p>
      <text:p text:style-name="normal">(5004, 'Juquitiba', 'SP'),</text:p>
      <text:p text:style-name="normal">(5005, 'Lagoinha', 'SP'),</text:p>
      <text:p text:style-name="normal">(5006, 'Laranjal Paulista', 'SP'),</text:p>
      <text:p text:style-name="normal">(5007, 'Lavínia', 'SP'),</text:p>
      <text:p text:style-name="normal">(5008, 'Lavrinhas', 'SP'),</text:p>
      <text:p text:style-name="normal">(5009, 'Leme', 'SP'),</text:p>
      <text:p text:style-name="normal">(5010, 'Lençóis Paulista', 'SP'),</text:p>
      <text:p text:style-name="normal">(5011, 'Limeira', 'SP'),</text:p>
      <text:p text:style-name="normal">(5012, 'Lindóia', 'SP'),</text:p>
      <text:p text:style-name="normal">(5013, 'Lins', 'SP'),</text:p>
      <text:p text:style-name="normal">(5014, 'Lorena', 'SP'),</text:p>
      <text:p text:style-name="normal">(5015, 'Lourdes', 'SP'),</text:p>
      <text:p text:style-name="normal">(5016, 'Louveira', 'SP'),</text:p>
      <text:p text:style-name="normal">(5017, 'Lucélia', 'SP'),</text:p>
      <text:p text:style-name="normal">(5018, 'Lucianópolis', 'SP'),</text:p>
      <text:p text:style-name="normal">(5019, 'Luís Antônio', 'SP'),</text:p>
      <text:p text:style-name="normal">(5020, 'Luiziânia', 'SP'),</text:p>
      <text:p text:style-name="normal">(5021, 'Lupércio', 'SP'),</text:p>
      <text:p text:style-name="normal">(5022, 'Lutécia', 'SP'),</text:p>
      <text:p text:style-name="normal">(5023, 'Macatuba', 'SP'),</text:p>
      <text:p text:style-name="normal">(5024, 'Macaubal', 'SP'),</text:p>
      <text:p text:style-name="normal">(5025, 'Macedônia', 'SP'),</text:p>
      <text:p text:style-name="normal">(5026, 'Magda', 'SP'),</text:p>
      <text:p text:style-name="normal">(5027, 'Mairinque', 'SP'),</text:p>
      <text:p text:style-name="normal">(5028, 'Mairiporã', 'SP'),</text:p>
      <text:p text:style-name="normal">(5029, 'Manduri', 'SP'),</text:p>
      <text:p text:style-name="normal">(5030, 'Marabá Paulista', 'SP'),</text:p>
      <text:p text:style-name="normal">(5031, 'Maracaí', 'SP'),</text:p>
      <text:p text:style-name="normal">(5032, 'Marapoama', 'SP'),</text:p>
      <text:p text:style-name="normal">(5033, 'Mariápolis', 'SP'),</text:p>
      <text:p text:style-name="normal">(5034, 'Marília', 'SP'),</text:p>
      <text:p text:style-name="normal">(5035, 'Marinópolis', 'SP'),</text:p>
      <text:p text:style-name="normal">(5036, 'Martinópolis', 'SP'),</text:p>
      <text:p text:style-name="normal">(5037, 'Matão', 'SP'),</text:p>
      <text:p text:style-name="normal">(5038, 'Mauá', 'SP'),</text:p>
      <text:p text:style-name="normal">(5039, 'Mendonça', 'SP'),</text:p>
      <text:p text:style-name="normal">(5040, 'Meridiano', 'SP'),</text:p>
      <text:p text:style-name="normal">(5041, 'Mesópolis', 'SP'),</text:p>
      <text:p text:style-name="normal"><text:soft-page-break/>(5042, 'Miguelópolis', 'SP'),</text:p>
      <text:p text:style-name="normal">(5043, 'Mineiros do Tietê', 'SP'),</text:p>
      <text:p text:style-name="normal">(5044, 'Mira Estrela', 'SP'),</text:p>
      <text:p text:style-name="normal">(5045, 'Miracatu', 'SP'),</text:p>
      <text:p text:style-name="normal">(5046, 'Mirandópolis', 'SP'),</text:p>
      <text:p text:style-name="normal">(5047, 'Mirante do Paranapanema', 'SP'),</text:p>
      <text:p text:style-name="normal">(5048, 'Mirassol', 'SP'),</text:p>
      <text:p text:style-name="normal">(5049, 'Mirassolândia', 'SP'),</text:p>
      <text:p text:style-name="normal">(5050, 'Mococa', 'SP'),</text:p>
      <text:p text:style-name="normal">(5051, 'Mogi das Cruzes', 'SP'),</text:p>
      <text:p text:style-name="normal">(5052, 'Mogi Guaçu', 'SP'),</text:p>
      <text:p text:style-name="normal">(5053, 'Moji Mirim', 'SP'),</text:p>
      <text:p text:style-name="normal">(5054, 'Mombuca', 'SP'),</text:p>
      <text:p text:style-name="normal">(5055, 'Monções', 'SP'),</text:p>
      <text:p text:style-name="normal">(5056, 'Mongaguá', 'SP'),</text:p>
      <text:p text:style-name="normal">(5057, 'Monte Alegre do Sul', 'SP'),</text:p>
      <text:p text:style-name="normal">(5058, 'Monte Alto', 'SP'),</text:p>
      <text:p text:style-name="normal">(5059, 'Monte Aprazível', 'SP'),</text:p>
      <text:p text:style-name="normal">(5060, 'Monte Azul Paulista', 'SP'),</text:p>
      <text:p text:style-name="normal">(5061, 'Monte Castelo', 'SP'),</text:p>
      <text:p text:style-name="normal">(5062, 'Monte Mor', 'SP'),</text:p>
      <text:p text:style-name="normal">(5063, 'Monteiro Lobato', 'SP'),</text:p>
      <text:p text:style-name="normal">(5064, 'Morro Agudo', 'SP'),</text:p>
      <text:p text:style-name="normal">(5065, 'Morungaba', 'SP'),</text:p>
      <text:p text:style-name="normal">(5066, 'Motuca', 'SP'),</text:p>
      <text:p text:style-name="normal">(5067, 'Murutinga do Sul', 'SP'),</text:p>
      <text:p text:style-name="normal">(5068, 'Nantes', 'SP'),</text:p>
      <text:p text:style-name="normal">(5069, 'Narandiba', 'SP'),</text:p>
      <text:p text:style-name="normal">(5070, 'Natividade da Serra', 'SP'),</text:p>
      <text:p text:style-name="normal">(5071, 'Nazaré Paulista', 'SP'),</text:p>
      <text:p text:style-name="normal">(5072, 'Neves Paulista', 'SP'),</text:p>
      <text:p text:style-name="normal">(5073, 'Nhandeara', 'SP'),</text:p>
      <text:p text:style-name="normal">(5074, 'Nipoã', 'SP'),</text:p>
      <text:p text:style-name="normal">(5075, 'Nova Aliança', 'SP'),</text:p>
      <text:p text:style-name="normal">(5076, 'Nova Campina', 'SP'),</text:p>
      <text:p text:style-name="normal">(5077, 'Nova Canaã Paulista', 'SP'),</text:p>
      <text:p text:style-name="normal">(5078, 'Nova Castilho', 'SP'),</text:p>
      <text:p text:style-name="normal">(5079, 'Nova Europa', 'SP'),</text:p>
      <text:p text:style-name="normal">(5080, 'Nova Granada', 'SP'),</text:p>
      <text:p text:style-name="normal">(5081, 'Nova Guataporanga', 'SP'),</text:p>
      <text:p text:style-name="normal">(5082, 'Nova Independência', 'SP'),</text:p>
      <text:p text:style-name="normal">(5083, 'Nova Luzitânia', 'SP'),</text:p>
      <text:p text:style-name="normal">(5084, 'Nova Odessa', 'SP'),</text:p>
      <text:p text:style-name="normal">(5085, 'Novais', 'SP'),</text:p>
      <text:p text:style-name="normal">(5086, 'Novo Horizonte', 'SP'),</text:p>
      <text:p text:style-name="normal">(5087, 'Nuporanga', 'SP'),</text:p>
      <text:p text:style-name="normal">(5088, 'Ocauçu', 'SP'),</text:p>
      <text:p text:style-name="normal">(5089, 'Óleo', 'SP'),</text:p>
      <text:p text:style-name="normal"><text:soft-page-break/>(5090, 'Olímpia', 'SP'),</text:p>
      <text:p text:style-name="normal">(5091, 'Onda Verde', 'SP'),</text:p>
      <text:p text:style-name="normal">(5092, 'Oriente', 'SP'),</text:p>
      <text:p text:style-name="normal">(5093, 'Orindiúva', 'SP'),</text:p>
      <text:p text:style-name="normal">(5094, 'Orlândia', 'SP'),</text:p>
      <text:p text:style-name="normal">(5095, 'Osasco', 'SP'),</text:p>
      <text:p text:style-name="normal">(5096, 'Oscar Bressane', 'SP'),</text:p>
      <text:p text:style-name="normal">(5097, 'Osvaldo Cruz', 'SP'),</text:p>
      <text:p text:style-name="normal">(5098, 'Ourinhos', 'SP'),</text:p>
      <text:p text:style-name="normal">(5099, 'Ouro Verde', 'SP'),</text:p>
      <text:p text:style-name="normal">(5100, 'Ouroeste', 'SP'),</text:p>
      <text:p text:style-name="normal">(5101, 'Pacaembu', 'SP'),</text:p>
      <text:p text:style-name="normal">(5102, 'Palestina', 'SP'),</text:p>
      <text:p text:style-name="normal">(5103, 'Palmares Paulista', 'SP'),</text:p>
      <text:p text:style-name="normal">(5104, 'Palmeira dOeste', 'SP'),</text:p>
      <text:p text:style-name="normal">(5105, 'Palmital', 'SP'),</text:p>
      <text:p text:style-name="normal">(5106, 'Panorama', 'SP'),</text:p>
      <text:p text:style-name="normal">(5107, 'Paraguaçu Paulista', 'SP'),</text:p>
      <text:p text:style-name="normal">(5108, 'Paraibuna', 'SP'),</text:p>
      <text:p text:style-name="normal">(5109, 'Paraíso', 'SP'),</text:p>
      <text:p text:style-name="normal">(5110, 'Paranapanema', 'SP'),</text:p>
      <text:p text:style-name="normal">(5111, 'Paranapuã', 'SP'),</text:p>
      <text:p text:style-name="normal">(5112, 'Parapuã', 'SP'),</text:p>
      <text:p text:style-name="normal">(5113, 'Pardinho', 'SP'),</text:p>
      <text:p text:style-name="normal">(5114, 'Pariquera-Açu', 'SP'),</text:p>
      <text:p text:style-name="normal">(5115, 'Parisi', 'SP'),</text:p>
      <text:p text:style-name="normal">(5116, 'Patrocínio Paulista', 'SP'),</text:p>
      <text:p text:style-name="normal">(5117, 'Paulicéia', 'SP'),</text:p>
      <text:p text:style-name="normal">(5118, 'Paulínia', 'SP'),</text:p>
      <text:p text:style-name="normal">(5119, 'Paulistânia', 'SP'),</text:p>
      <text:p text:style-name="normal">(5120, 'Paulo de Faria', 'SP'),</text:p>
      <text:p text:style-name="normal">(5121, 'Pederneiras', 'SP'),</text:p>
      <text:p text:style-name="normal">(5122, 'Pedra Bela', 'SP'),</text:p>
      <text:p text:style-name="normal">(5123, 'Pedranópolis', 'SP'),</text:p>
      <text:p text:style-name="normal">(5124, 'Pedregulho', 'SP'),</text:p>
      <text:p text:style-name="normal">(5125, 'Pedreira', 'SP'),</text:p>
      <text:p text:style-name="normal">(5126, 'Pedrinhas Paulista', 'SP'),</text:p>
      <text:p text:style-name="normal">(5127, 'Pedro de Toledo', 'SP'),</text:p>
      <text:p text:style-name="normal">(5128, 'Penápolis', 'SP'),</text:p>
      <text:p text:style-name="normal">(5129, 'Pereira Barreto', 'SP'),</text:p>
      <text:p text:style-name="normal">(5130, 'Pereiras', 'SP'),</text:p>
      <text:p text:style-name="normal">(5131, 'Peruíbe', 'SP'),</text:p>
      <text:p text:style-name="normal">(5132, 'Piacatu', 'SP'),</text:p>
      <text:p text:style-name="normal">(5133, 'Piedade', 'SP'),</text:p>
      <text:p text:style-name="normal">(5134, 'Pilar do Sul', 'SP'),</text:p>
      <text:p text:style-name="normal">(5135, 'Pindamonhangaba', 'SP'),</text:p>
      <text:p text:style-name="normal">(5136, 'Pindorama', 'SP'),</text:p>
      <text:p text:style-name="normal">(5137, 'Pinhalzinho', 'SP'),</text:p>
      <text:p text:style-name="normal"><text:soft-page-break/>(5138, 'Piquerobi', 'SP'),</text:p>
      <text:p text:style-name="normal">(5139, 'Piquete', 'SP'),</text:p>
      <text:p text:style-name="normal">(5140, 'Piracaia', 'SP'),</text:p>
      <text:p text:style-name="normal">(5141, 'Piracicaba', 'SP'),</text:p>
      <text:p text:style-name="normal">(5142, 'Piraju', 'SP'),</text:p>
      <text:p text:style-name="normal">(5143, 'Pirajuí', 'SP'),</text:p>
      <text:p text:style-name="normal">(5144, 'Pirangi', 'SP'),</text:p>
      <text:p text:style-name="normal">(5145, 'Pirapora do Bom Jesus', 'SP'),</text:p>
      <text:p text:style-name="normal">(5146, 'Pirapozinho', 'SP'),</text:p>
      <text:p text:style-name="normal">(5147, 'Pirassununga', 'SP'),</text:p>
      <text:p text:style-name="normal">(5148, 'Piratininga', 'SP'),</text:p>
      <text:p text:style-name="normal">(5149, 'Pitangueiras', 'SP'),</text:p>
      <text:p text:style-name="normal">(5150, 'Planalto', 'SP'),</text:p>
      <text:p text:style-name="normal">(5151, 'Platina', 'SP'),</text:p>
      <text:p text:style-name="normal">(5152, 'Poá', 'SP'),</text:p>
      <text:p text:style-name="normal">(5153, 'Poloni', 'SP'),</text:p>
      <text:p text:style-name="normal">(5154, 'Pompéia', 'SP'),</text:p>
      <text:p text:style-name="normal">(5155, 'Pongaí', 'SP'),</text:p>
      <text:p text:style-name="normal">(5156, 'Pontal', 'SP'),</text:p>
      <text:p text:style-name="normal">(5157, 'Pontalinda', 'SP'),</text:p>
      <text:p text:style-name="normal">(5158, 'Pontes Gestal', 'SP'),</text:p>
      <text:p text:style-name="normal">(5159, 'Populina', 'SP'),</text:p>
      <text:p text:style-name="normal">(5160, 'Porangaba', 'SP'),</text:p>
      <text:p text:style-name="normal">(5161, 'Porto Feliz', 'SP'),</text:p>
      <text:p text:style-name="normal">(5162, 'Porto Ferreira', 'SP'),</text:p>
      <text:p text:style-name="normal">(5163, 'Potim', 'SP'),</text:p>
      <text:p text:style-name="normal">(5164, 'Potirendaba', 'SP'),</text:p>
      <text:p text:style-name="normal">(5165, 'Pracinha', 'SP'),</text:p>
      <text:p text:style-name="normal">(5166, 'Pradópolis', 'SP'),</text:p>
      <text:p text:style-name="normal">(5167, 'Praia Grande', 'SP'),</text:p>
      <text:p text:style-name="normal">(5168, 'Pratânia', 'SP'),</text:p>
      <text:p text:style-name="normal">(5169, 'Presidente Alves', 'SP'),</text:p>
      <text:p text:style-name="normal">(5170, 'Presidente Bernardes', 'SP'),</text:p>
      <text:p text:style-name="normal">(5171, 'Presidente Epitácio', 'SP'),</text:p>
      <text:p text:style-name="normal">(5172, 'Presidente Prudente', 'SP'),</text:p>
      <text:p text:style-name="normal">(5173, 'Presidente Venceslau', 'SP'),</text:p>
      <text:p text:style-name="normal">(5174, 'Promissão', 'SP'),</text:p>
      <text:p text:style-name="normal">(5175, 'Quadra', 'SP'),</text:p>
      <text:p text:style-name="normal">(5176, 'Quatá', 'SP'),</text:p>
      <text:p text:style-name="normal">(5177, 'Queiroz', 'SP'),</text:p>
      <text:p text:style-name="normal">(5178, 'Queluz', 'SP'),</text:p>
      <text:p text:style-name="normal">(5179, 'Quintana', 'SP'),</text:p>
      <text:p text:style-name="normal">(5180, 'Rafard', 'SP'),</text:p>
      <text:p text:style-name="normal">(5181, 'Rancharia', 'SP'),</text:p>
      <text:p text:style-name="normal">(5182, 'Redenção da Serra', 'SP'),</text:p>
      <text:p text:style-name="normal">(5183, 'Regente Feijó', 'SP'),</text:p>
      <text:p text:style-name="normal">(5184, 'Reginópolis', 'SP'),</text:p>
      <text:p text:style-name="normal">(5185, 'Registro', 'SP'),</text:p>
      <text:p text:style-name="normal"><text:soft-page-break/>(5186, 'Restinga', 'SP'),</text:p>
      <text:p text:style-name="normal">(5187, 'Ribeira', 'SP'),</text:p>
      <text:p text:style-name="normal">(5188, 'Ribeirão Bonito', 'SP'),</text:p>
      <text:p text:style-name="normal">(5189, 'Ribeirão Branco', 'SP'),</text:p>
      <text:p text:style-name="normal">(5190, 'Ribeirão Corrente', 'SP'),</text:p>
      <text:p text:style-name="normal">(5191, 'Ribeirão do Sul', 'SP'),</text:p>
      <text:p text:style-name="normal">(5192, 'Ribeirão dos Índios', 'SP'),</text:p>
      <text:p text:style-name="normal">(5193, 'Ribeirão Grande', 'SP'),</text:p>
      <text:p text:style-name="normal">(5194, 'Ribeirão Pires', 'SP'),</text:p>
      <text:p text:style-name="normal">(5195, 'Ribeirão Preto', 'SP'),</text:p>
      <text:p text:style-name="normal">(5196, 'Rifaina', 'SP'),</text:p>
      <text:p text:style-name="normal">(5197, 'Rincão', 'SP'),</text:p>
      <text:p text:style-name="normal">(5198, 'Rinópolis', 'SP'),</text:p>
      <text:p text:style-name="normal">(5199, 'Rio Claro', 'SP'),</text:p>
      <text:p text:style-name="normal">(5200, 'Rio das Pedras', 'SP'),</text:p>
      <text:p text:style-name="normal">(5201, 'Rio Grande da Serra', 'SP'),</text:p>
      <text:p text:style-name="normal">(5202, 'Riolândia', 'SP'),</text:p>
      <text:p text:style-name="normal">(5203, 'Riversul', 'SP'),</text:p>
      <text:p text:style-name="normal">(5204, 'Rosana', 'SP'),</text:p>
      <text:p text:style-name="normal">(5205, 'Roseira', 'SP'),</text:p>
      <text:p text:style-name="normal">(5206, 'Rubiácea', 'SP'),</text:p>
      <text:p text:style-name="normal">(5207, 'Rubinéia', 'SP'),</text:p>
      <text:p text:style-name="normal">(5208, 'Sabino', 'SP'),</text:p>
      <text:p text:style-name="normal">(5209, 'Sagres', 'SP'),</text:p>
      <text:p text:style-name="normal">(5210, 'Sales', 'SP'),</text:p>
      <text:p text:style-name="normal">(5211, 'Sales Oliveira', 'SP'),</text:p>
      <text:p text:style-name="normal">(5212, 'Salesópolis', 'SP'),</text:p>
      <text:p text:style-name="normal">(5213, 'Salmourão', 'SP'),</text:p>
      <text:p text:style-name="normal">(5214, 'Saltinho', 'SP'),</text:p>
      <text:p text:style-name="normal">(5215, 'Salto', 'SP'),</text:p>
      <text:p text:style-name="normal">(5216, 'Salto de Pirapora', 'SP'),</text:p>
      <text:p text:style-name="normal">(5217, 'Salto Grande', 'SP'),</text:p>
      <text:p text:style-name="normal">(5218, 'Sandovalina', 'SP'),</text:p>
      <text:p text:style-name="normal">(5219, 'Santa Adélia', 'SP'),</text:p>
      <text:p text:style-name="normal">(5220, 'Santa Albertina', 'SP'),</text:p>
      <text:p text:style-name="normal">(5221, 'Santa Bárbara dOeste', 'SP'),</text:p>
      <text:p text:style-name="normal">(5222, 'Santa Branca', 'SP'),</text:p>
      <text:p text:style-name="normal">(5223, 'Santa Clara dOeste', 'SP'),</text:p>
      <text:p text:style-name="normal">(5224, 'Santa Cruz da Conceição', 'SP'),</text:p>
      <text:p text:style-name="normal">(5225, 'Santa Cruz da Esperança', 'SP'),</text:p>
      <text:p text:style-name="normal">(5226, 'Santa Cruz das Palmeiras', 'SP'),</text:p>
      <text:p text:style-name="normal">(5227, 'Santa Cruz do Rio Pardo', 'SP'),</text:p>
      <text:p text:style-name="normal">(5228, 'Santa Ernestina', 'SP'),</text:p>
      <text:p text:style-name="normal">(5229, 'Santa Fé do Sul', 'SP'),</text:p>
      <text:p text:style-name="normal">(5230, 'Santa Gertrudes', 'SP'),</text:p>
      <text:p text:style-name="normal">(5231, 'Santa Isabel', 'SP'),</text:p>
      <text:p text:style-name="normal">(5232, 'Santa Lúcia', 'SP'),</text:p>
      <text:p text:style-name="normal">(5233, 'Santa Maria da Serra', 'SP'),</text:p>
      <text:p text:style-name="normal"><text:soft-page-break/>(5234, 'Santa Mercedes', 'SP'),</text:p>
      <text:p text:style-name="normal">(5235, 'Santa Rita dOeste', 'SP'),</text:p>
      <text:p text:style-name="normal">(5236, 'Santa Rita do Passa Quatro', 'SP'),</text:p>
      <text:p text:style-name="normal">(5237, 'Santa Rosa de Viterbo', 'SP'),</text:p>
      <text:p text:style-name="normal">(5238, 'Santa Salete', 'SP'),</text:p>
      <text:p text:style-name="normal">(5239, 'Santana da Ponte Pensa', 'SP'),</text:p>
      <text:p text:style-name="normal">(5240, 'Santana de Parnaíba', 'SP'),</text:p>
      <text:p text:style-name="normal">(5241, 'Santo Anastácio', 'SP'),</text:p>
      <text:p text:style-name="normal">(5242, 'Santo André', 'SP'),</text:p>
      <text:p text:style-name="normal">(5243, 'Santo Antônio da Alegria', 'SP'),</text:p>
      <text:p text:style-name="normal">(5244, 'Santo Antônio de Posse', 'SP'),</text:p>
      <text:p text:style-name="normal">(5245, 'Santo Antônio do Aracanguá', 'SP'),</text:p>
      <text:p text:style-name="normal">(5246, 'Santo Antônio do Jardim', 'SP'),</text:p>
      <text:p text:style-name="normal">(5247, 'Santo Antônio do Pinhal', 'SP'),</text:p>
      <text:p text:style-name="normal">(5248, 'Santo Expedito', 'SP'),</text:p>
      <text:p text:style-name="normal">(5249, 'Santópolis do Aguapeí', 'SP'),</text:p>
      <text:p text:style-name="normal">(5250, 'Santos', 'SP'),</text:p>
      <text:p text:style-name="normal">(5251, 'São Bento do Sapucaí', 'SP'),</text:p>
      <text:p text:style-name="normal">(5252, 'São Bernardo do Campo', 'SP'),</text:p>
      <text:p text:style-name="normal">(5253, 'São Caetano do Sul', 'SP'),</text:p>
      <text:p text:style-name="normal">(5254, 'São Carlos', 'SP'),</text:p>
      <text:p text:style-name="normal">(5255, 'São Francisco', 'SP'),</text:p>
      <text:p text:style-name="normal">(5256, 'São João da Boa Vista', 'SP'),</text:p>
      <text:p text:style-name="normal">(5257, 'São João das Duas Pontes', 'SP'),</text:p>
      <text:p text:style-name="normal">(5258, 'São João de Iracema', 'SP'),</text:p>
      <text:p text:style-name="normal">(5259, 'São João do Pau dAlho', 'SP'),</text:p>
      <text:p text:style-name="normal">(5260, 'São Joaquim da Barra', 'SP'),</text:p>
      <text:p text:style-name="normal">(5261, 'São José da Bela Vista', 'SP'),</text:p>
      <text:p text:style-name="normal">(5262, 'São José do Barreiro', 'SP'),</text:p>
      <text:p text:style-name="normal">(5263, 'São José do Rio Pardo', 'SP'),</text:p>
      <text:p text:style-name="normal">(5264, 'São José do Rio Preto', 'SP'),</text:p>
      <text:p text:style-name="normal">(5265, 'São José dos Campos', 'SP'),</text:p>
      <text:p text:style-name="normal">(5266, 'São Lourenço da Serra', 'SP'),</text:p>
      <text:p text:style-name="normal">(5267, 'São Luís do Paraitinga', 'SP'),</text:p>
      <text:p text:style-name="normal">(5268, 'São Manuel', 'SP'),</text:p>
      <text:p text:style-name="normal">(5269, 'São Miguel Arcanjo', 'SP'),</text:p>
      <text:p text:style-name="normal">(5270, 'São Paulo', 'SP'),</text:p>
      <text:p text:style-name="normal">(5271, 'São Pedro', 'SP'),</text:p>
      <text:p text:style-name="normal">(5272, 'São Pedro do Turvo', 'SP'),</text:p>
      <text:p text:style-name="normal">(5273, 'São Roque', 'SP'),</text:p>
      <text:p text:style-name="normal">(5274, 'São Sebastião', 'SP'),</text:p>
      <text:p text:style-name="normal">(5275, 'São Sebastião da Grama', 'SP'),</text:p>
      <text:p text:style-name="normal">(5276, 'São Simão', 'SP'),</text:p>
      <text:p text:style-name="normal">(5277, 'São Vicente', 'SP'),</text:p>
      <text:p text:style-name="normal">(5278, 'Sarapuí', 'SP'),</text:p>
      <text:p text:style-name="normal">(5279, 'Sarutaiá', 'SP'),</text:p>
      <text:p text:style-name="normal">(5280, 'Sebastianópolis do Sul', 'SP'),</text:p>
      <text:p text:style-name="normal">(5281, 'Serra Azul', 'SP'),</text:p>
      <text:p text:style-name="normal"><text:soft-page-break/>(5282, 'Serra Negra', 'SP'),</text:p>
      <text:p text:style-name="normal">(5283, 'Serrana', 'SP'),</text:p>
      <text:p text:style-name="normal">(5284, 'Sertãozinho', 'SP'),</text:p>
      <text:p text:style-name="normal">(5285, 'Sete Barras', 'SP'),</text:p>
      <text:p text:style-name="normal">(5286, 'Severínia', 'SP'),</text:p>
      <text:p text:style-name="normal">(5287, 'Silveiras', 'SP'),</text:p>
      <text:p text:style-name="normal">(5288, 'Socorro', 'SP'),</text:p>
      <text:p text:style-name="normal">(5289, 'Sorocaba', 'SP'),</text:p>
      <text:p text:style-name="normal">(5290, 'Sud Mennucci', 'SP'),</text:p>
      <text:p text:style-name="normal">(5291, 'Sumaré', 'SP'),</text:p>
      <text:p text:style-name="normal">(5292, 'Suzanápolis', 'SP'),</text:p>
      <text:p text:style-name="normal">(5293, 'Suzano', 'SP'),</text:p>
      <text:p text:style-name="normal">(5294, 'Tabapuã', 'SP'),</text:p>
      <text:p text:style-name="normal">(5295, 'Tabatinga', 'SP'),</text:p>
      <text:p text:style-name="normal">(5296, 'Taboão da Serra', 'SP'),</text:p>
      <text:p text:style-name="normal">(5297, 'Taciba', 'SP'),</text:p>
      <text:p text:style-name="normal">(5298, 'Taguaí', 'SP'),</text:p>
      <text:p text:style-name="normal">(5299, 'Taiaçu', 'SP'),</text:p>
      <text:p text:style-name="normal">(5300, 'Taiúva', 'SP'),</text:p>
      <text:p text:style-name="normal">(5301, 'Tambaú', 'SP'),</text:p>
      <text:p text:style-name="normal">(5302, 'Tanabi', 'SP'),</text:p>
      <text:p text:style-name="normal">(5303, 'Tapiraí', 'SP'),</text:p>
      <text:p text:style-name="normal">(5304, 'Tapiratiba', 'SP'),</text:p>
      <text:p text:style-name="normal">(5305, 'Taquaral', 'SP'),</text:p>
      <text:p text:style-name="normal">(5306, 'Taquaritinga', 'SP'),</text:p>
      <text:p text:style-name="normal">(5307, 'Taquarituba', 'SP'),</text:p>
      <text:p text:style-name="normal">(5308, 'Taquarivaí', 'SP'),</text:p>
      <text:p text:style-name="normal">(5309, 'Tarabai', 'SP'),</text:p>
      <text:p text:style-name="normal">(5310, 'Tarumã', 'SP'),</text:p>
      <text:p text:style-name="normal">(5311, 'Tatuí', 'SP'),</text:p>
      <text:p text:style-name="normal">(5312, 'Taubaté', 'SP'),</text:p>
      <text:p text:style-name="normal">(5313, 'Tejupá', 'SP'),</text:p>
      <text:p text:style-name="normal">(5314, 'Teodoro Sampaio', 'SP'),</text:p>
      <text:p text:style-name="normal">(5315, 'Terra Roxa', 'SP'),</text:p>
      <text:p text:style-name="normal">(5316, 'Tietê', 'SP'),</text:p>
      <text:p text:style-name="normal">(5317, 'Timburi', 'SP'),</text:p>
      <text:p text:style-name="normal">(5318, 'Torre de Pedra', 'SP'),</text:p>
      <text:p text:style-name="normal">(5319, 'Torrinha', 'SP'),</text:p>
      <text:p text:style-name="normal">(5320, 'Trabiju', 'SP'),</text:p>
      <text:p text:style-name="normal">(5321, 'Tremembé', 'SP'),</text:p>
      <text:p text:style-name="normal">(5322, 'Três Fronteiras', 'SP'),</text:p>
      <text:p text:style-name="normal">(5323, 'Tuiuti', 'SP'),</text:p>
      <text:p text:style-name="normal">(5324, 'Tupã', 'SP'),</text:p>
      <text:p text:style-name="normal">(5325, 'Tupi Paulista', 'SP'),</text:p>
      <text:p text:style-name="normal">(5326, 'Turiúba', 'SP'),</text:p>
      <text:p text:style-name="normal">(5327, 'Turmalina', 'SP'),</text:p>
      <text:p text:style-name="normal">(5328, 'Ubarana', 'SP'),</text:p>
      <text:p text:style-name="normal">(5329, 'Ubatuba', 'SP'),</text:p>
      <text:p text:style-name="normal"><text:soft-page-break/>(5330, 'Ubirajara', 'SP'),</text:p>
      <text:p text:style-name="normal">(5331, 'Uchoa', 'SP'),</text:p>
      <text:p text:style-name="normal">(5332, 'União Paulista', 'SP'),</text:p>
      <text:p text:style-name="normal">(5333, 'Urânia', 'SP'),</text:p>
      <text:p text:style-name="normal">(5334, 'Uru', 'SP'),</text:p>
      <text:p text:style-name="normal">(5335, 'Urupês', 'SP'),</text:p>
      <text:p text:style-name="normal">(5336, 'Valentim Gentil', 'SP'),</text:p>
      <text:p text:style-name="normal">(5337, 'Valinhos', 'SP'),</text:p>
      <text:p text:style-name="normal">(5338, 'Valparaíso', 'SP'),</text:p>
      <text:p text:style-name="normal">(5339, 'Vargem', 'SP'),</text:p>
      <text:p text:style-name="normal">(5340, 'Vargem Grande do Sul', 'SP'),</text:p>
      <text:p text:style-name="normal">(5341, 'Vargem Grande Paulista', 'SP'),</text:p>
      <text:p text:style-name="normal">(5342, 'Várzea Paulista', 'SP'),</text:p>
      <text:p text:style-name="normal">(5343, 'Vera Cruz', 'SP'),</text:p>
      <text:p text:style-name="normal">(5344, 'Vinhedo', 'SP'),</text:p>
      <text:p text:style-name="normal">(5345, 'Viradouro', 'SP'),</text:p>
      <text:p text:style-name="normal">(5346, 'Vista Alegre do Alto', 'SP'),</text:p>
      <text:p text:style-name="normal">(5347, 'Vitória Brasil', 'SP'),</text:p>
      <text:p text:style-name="normal">(5348, 'Votorantim', 'SP'),</text:p>
      <text:p text:style-name="normal">(5349, 'Votuporanga', 'SP'),</text:p>
      <text:p text:style-name="normal">(5350, 'Zacarias', 'SP');</text:p>
      <text:p text:style-name="normal"/>
      <text:p text:style-name="normal">INSERT INTO tb_cidades (id, nome, estado) VALUES</text:p>
      <text:p text:style-name="normal">(5351, 'Amparo de São Francisco', 'SE'),</text:p>
      <text:p text:style-name="normal">(5352, 'Aquidabã', 'SE'),</text:p>
      <text:p text:style-name="normal">(5353, 'Aracaju', 'SE'),</text:p>
      <text:p text:style-name="normal">(5354, 'Arauá', 'SE'),</text:p>
      <text:p text:style-name="normal">(5355, 'Areia Branca', 'SE'),</text:p>
      <text:p text:style-name="normal">(5356, 'Barra dos Coqueiros', 'SE'),</text:p>
      <text:p text:style-name="normal">(5357, 'Boquim', 'SE'),</text:p>
      <text:p text:style-name="normal">(5358, 'Brejo Grande', 'SE'),</text:p>
      <text:p text:style-name="normal">(5359, 'Campo do Brito', 'SE'),</text:p>
      <text:p text:style-name="normal">(5360, 'Canhoba', 'SE'),</text:p>
      <text:p text:style-name="normal">(5361, 'Canindé de São Francisco', 'SE'),</text:p>
      <text:p text:style-name="normal">(5362, 'Capela', 'SE'),</text:p>
      <text:p text:style-name="normal">(5363, 'Carira', 'SE'),</text:p>
      <text:p text:style-name="normal">(5364, 'Carmópolis', 'SE'),</text:p>
      <text:p text:style-name="normal">(5365, 'Cedro de São João', 'SE'),</text:p>
      <text:p text:style-name="normal">(5366, 'Cristinápolis', 'SE'),</text:p>
      <text:p text:style-name="normal">(5367, 'Cumbe', 'SE'),</text:p>
      <text:p text:style-name="normal">(5368, 'Divina Pastora', 'SE'),</text:p>
      <text:p text:style-name="normal">(5369, 'Estância', 'SE'),</text:p>
      <text:p text:style-name="normal">(5370, 'Feira Nova', 'SE'),</text:p>
      <text:p text:style-name="normal">(5371, 'Frei Paulo', 'SE'),</text:p>
      <text:p text:style-name="normal">(5372, 'Gararu', 'SE'),</text:p>
      <text:p text:style-name="normal">(5373, 'General Maynard', 'SE'),</text:p>
      <text:p text:style-name="normal">(5374, 'Gracho Cardoso', 'SE'),</text:p>
      <text:p text:style-name="normal">(5375, 'Ilha das Flores', 'SE'),</text:p>
      <text:p text:style-name="normal"><text:soft-page-break/>(5376, 'Indiaroba', 'SE'),</text:p>
      <text:p text:style-name="normal">(5377, 'Itabaiana', 'SE'),</text:p>
      <text:p text:style-name="normal">(5378, 'Itabaianinha', 'SE'),</text:p>
      <text:p text:style-name="normal">(5379, 'Itabi', 'SE'),</text:p>
      <text:p text:style-name="normal">(5380, 'Itaporanga dAjuda', 'SE'),</text:p>
      <text:p text:style-name="normal">(5381, 'Japaratuba', 'SE'),</text:p>
      <text:p text:style-name="normal">(5382, 'Japoatã', 'SE'),</text:p>
      <text:p text:style-name="normal">(5383, 'Lagarto', 'SE'),</text:p>
      <text:p text:style-name="normal">(5384, 'Laranjeiras', 'SE'),</text:p>
      <text:p text:style-name="normal">(5385, 'Macambira', 'SE'),</text:p>
      <text:p text:style-name="normal">(5386, 'Malhada dos Bois', 'SE'),</text:p>
      <text:p text:style-name="normal">(5387, 'Malhador', 'SE'),</text:p>
      <text:p text:style-name="normal">(5388, 'Maruim', 'SE'),</text:p>
      <text:p text:style-name="normal">(5389, 'Moita Bonita', 'SE'),</text:p>
      <text:p text:style-name="normal">(5390, 'Monte Alegre de Sergipe', 'SE'),</text:p>
      <text:p text:style-name="normal">(5391, 'Muribeca', 'SE'),</text:p>
      <text:p text:style-name="normal">(5392, 'Neópolis', 'SE'),</text:p>
      <text:p text:style-name="normal">(5393, 'Nossa Senhora Aparecida', 'SE'),</text:p>
      <text:p text:style-name="normal">(5394, 'Nossa Senhora da Glória', 'SE'),</text:p>
      <text:p text:style-name="normal">(5395, 'Nossa Senhora das Dores', 'SE'),</text:p>
      <text:p text:style-name="normal">(5396, 'Nossa Senhora de Lourdes', 'SE'),</text:p>
      <text:p text:style-name="normal">(5397, 'Nossa Senhora do Socorro', 'SE'),</text:p>
      <text:p text:style-name="normal">(5398, 'Pacatuba', 'SE'),</text:p>
      <text:p text:style-name="normal">(5399, 'Pedra Mole', 'SE'),</text:p>
      <text:p text:style-name="normal">(5400, 'Pedrinhas', 'SE'),</text:p>
      <text:p text:style-name="normal">(5401, 'Pinhão', 'SE'),</text:p>
      <text:p text:style-name="normal">(5402, 'Pirambu', 'SE'),</text:p>
      <text:p text:style-name="normal">(5403, 'Poço Redondo', 'SE'),</text:p>
      <text:p text:style-name="normal">(5404, 'Poço Verde', 'SE'),</text:p>
      <text:p text:style-name="normal">(5405, 'Porto da Folha', 'SE'),</text:p>
      <text:p text:style-name="normal">(5406, 'Propriá', 'SE'),</text:p>
      <text:p text:style-name="normal">(5407, 'Riachão do Dantas', 'SE'),</text:p>
      <text:p text:style-name="normal">(5408, 'Riachuelo', 'SE'),</text:p>
      <text:p text:style-name="normal">(5409, 'Ribeirópolis', 'SE'),</text:p>
      <text:p text:style-name="normal">(5410, 'Rosário do Catete', 'SE'),</text:p>
      <text:p text:style-name="normal">(5411, 'Salgado', 'SE'),</text:p>
      <text:p text:style-name="normal">(5412, 'Santa Luzia do Itanhy', 'SE'),</text:p>
      <text:p text:style-name="normal">(5413, 'Santa Rosa de Lima', 'SE'),</text:p>
      <text:p text:style-name="normal">(5414, 'Santana do São Francisco', 'SE'),</text:p>
      <text:p text:style-name="normal">(5415, 'Santo Amaro das Brotas', 'SE'),</text:p>
      <text:p text:style-name="normal">(5416, 'São Cristóvão', 'SE'),</text:p>
      <text:p text:style-name="normal">(5417, 'São Domingos', 'SE'),</text:p>
      <text:p text:style-name="normal">(5418, 'São Francisco', 'SE'),</text:p>
      <text:p text:style-name="normal">(5419, 'São Miguel do Aleixo', 'SE'),</text:p>
      <text:p text:style-name="normal">(5420, 'Simão Dias', 'SE'),</text:p>
      <text:p text:style-name="normal">(5421, 'Siriri', 'SE'),</text:p>
      <text:p text:style-name="normal">(5422, 'Telha', 'SE'),</text:p>
      <text:p text:style-name="normal">(5423, 'Tobias Barreto', 'SE'),</text:p>
      <text:p text:style-name="normal"><text:soft-page-break/>(5424, 'Tomar do Geru', 'SE'),</text:p>
      <text:p text:style-name="normal">(5425, 'Umbaúba', 'SE');</text:p>
      <text:p text:style-name="normal"/>
      <text:p text:style-name="normal">INSERT INTO tb_cidades (id, nome, estado) VALUES</text:p>
      <text:p text:style-name="normal">(5426, 'Abreulândia', 'TO'),</text:p>
      <text:p text:style-name="normal">(5427, 'Aguiarnópolis', 'TO'),</text:p>
      <text:p text:style-name="normal">(5428, 'Aliança do Tocantins', 'TO'),</text:p>
      <text:p text:style-name="normal">(5429, 'Almas', 'TO'),</text:p>
      <text:p text:style-name="normal">(5430, 'Alvorada', 'TO'),</text:p>
      <text:p text:style-name="normal">(5431, 'Ananás', 'TO'),</text:p>
      <text:p text:style-name="normal">(5432, 'Angico', 'TO'),</text:p>
      <text:p text:style-name="normal">(5433, 'Aparecida do Rio Negro', 'TO'),</text:p>
      <text:p text:style-name="normal">(5434, 'Aragominas', 'TO'),</text:p>
      <text:p text:style-name="normal">(5435, 'Araguacema', 'TO'),</text:p>
      <text:p text:style-name="normal">(5436, 'Araguaçu', 'TO'),</text:p>
      <text:p text:style-name="normal">(5437, 'Araguaína', 'TO'),</text:p>
      <text:p text:style-name="normal">(5438, 'Araguanã', 'TO'),</text:p>
      <text:p text:style-name="normal">(5439, 'Araguatins', 'TO'),</text:p>
      <text:p text:style-name="normal">(5440, 'Arapoema', 'TO'),</text:p>
      <text:p text:style-name="normal">(5441, 'Arraias', 'TO'),</text:p>
      <text:p text:style-name="normal">(5442, 'Augustinópolis', 'TO'),</text:p>
      <text:p text:style-name="normal">(5443, 'Aurora do Tocantins', 'TO'),</text:p>
      <text:p text:style-name="normal">(5444, 'Axixá do Tocantins', 'TO'),</text:p>
      <text:p text:style-name="normal">(5445, 'Babaçulândia', 'TO'),</text:p>
      <text:p text:style-name="normal">(5446, 'Bandeirantes do Tocantins', 'TO'),</text:p>
      <text:p text:style-name="normal">(5447, 'Barra do Ouro', 'TO'),</text:p>
      <text:p text:style-name="normal">(5448, 'Barrolândia', 'TO'),</text:p>
      <text:p text:style-name="normal">(5449, 'Bernardo Sayão', 'TO'),</text:p>
      <text:p text:style-name="normal">(5450, 'Bom Jesus do Tocantins', 'TO'),</text:p>
      <text:p text:style-name="normal">(5451, 'Brasilândia do Tocantins', 'TO'),</text:p>
      <text:p text:style-name="normal">(5452, 'Brejinho de Nazaré', 'TO'),</text:p>
      <text:p text:style-name="normal">(5453, 'Buriti do Tocantins', 'TO'),</text:p>
      <text:p text:style-name="normal">(5454, 'Cachoeirinha', 'TO'),</text:p>
      <text:p text:style-name="normal">(5455, 'Campos Lindos', 'TO'),</text:p>
      <text:p text:style-name="normal">(5456, 'Cariri do Tocantins', 'TO'),</text:p>
      <text:p text:style-name="normal">(5457, 'Carmolândia', 'TO'),</text:p>
      <text:p text:style-name="normal">(5458, 'Carrasco Bonito', 'TO'),</text:p>
      <text:p text:style-name="normal">(5459, 'Caseara', 'TO'),</text:p>
      <text:p text:style-name="normal">(5460, 'Centenário', 'TO'),</text:p>
      <text:p text:style-name="normal">(5461, 'Chapada da Natividade', 'TO'),</text:p>
      <text:p text:style-name="normal">(5462, 'Chapada de Areia', 'TO'),</text:p>
      <text:p text:style-name="normal">(5463, 'Colinas do Tocantins', 'TO'),</text:p>
      <text:p text:style-name="normal">(5464, 'Colméia', 'TO'),</text:p>
      <text:p text:style-name="normal">(5465, 'Combinado', 'TO'),</text:p>
      <text:p text:style-name="normal">(5466, 'Conceição do Tocantins', 'TO'),</text:p>
      <text:p text:style-name="normal">(5467, 'Couto de Magalhães', 'TO'),</text:p>
      <text:p text:style-name="normal">(5468, 'Cristalândia', 'TO'),</text:p>
      <text:p text:style-name="normal">(5469, 'Crixás do Tocantins', 'TO'),</text:p>
      <text:p text:style-name="normal"><text:soft-page-break/>(5470, 'Darcinópolis', 'TO'),</text:p>
      <text:p text:style-name="normal">(5471, 'Dianópolis', 'TO'),</text:p>
      <text:p text:style-name="normal">(5472, 'Divinópolis do Tocantins', 'TO'),</text:p>
      <text:p text:style-name="normal">(5473, 'Dois Irmãos do Tocantins', 'TO'),</text:p>
      <text:p text:style-name="normal">(5474, 'Dueré', 'TO'),</text:p>
      <text:p text:style-name="normal">(5475, 'Esperantina', 'TO'),</text:p>
      <text:p text:style-name="normal">(5476, 'Fátima', 'TO'),</text:p>
      <text:p text:style-name="normal">(5477, 'Figueirópolis', 'TO'),</text:p>
      <text:p text:style-name="normal">(5478, 'Filadélfia', 'TO'),</text:p>
      <text:p text:style-name="normal">(5479, 'Formoso do Araguaia', 'TO'),</text:p>
      <text:p text:style-name="normal">(5480, 'Fortaleza do Tabocão', 'TO'),</text:p>
      <text:p text:style-name="normal">(5481, 'Goianorte', 'TO'),</text:p>
      <text:p text:style-name="normal">(5482, 'Goiatins', 'TO'),</text:p>
      <text:p text:style-name="normal">(5483, 'Guaraí', 'TO'),</text:p>
      <text:p text:style-name="normal">(5484, 'Gurupi', 'TO'),</text:p>
      <text:p text:style-name="normal">(5485, 'Ipueiras', 'TO'),</text:p>
      <text:p text:style-name="normal">(5486, 'Itacajá', 'TO'),</text:p>
      <text:p text:style-name="normal">(5487, 'Itaguatins', 'TO'),</text:p>
      <text:p text:style-name="normal">(5488, 'Itapiratins', 'TO'),</text:p>
      <text:p text:style-name="normal">(5489, 'Itaporã do Tocantins', 'TO'),</text:p>
      <text:p text:style-name="normal">(5490, 'Jaú do Tocantins', 'TO'),</text:p>
      <text:p text:style-name="normal">(5491, 'Juarina', 'TO'),</text:p>
      <text:p text:style-name="normal">(5492, 'Lagoa da Confusão', 'TO'),</text:p>
      <text:p text:style-name="normal">(5493, 'Lagoa do Tocantins', 'TO'),</text:p>
      <text:p text:style-name="normal">(5494, 'Lajeado', 'TO'),</text:p>
      <text:p text:style-name="normal">(5495, 'Lavandeira', 'TO'),</text:p>
      <text:p text:style-name="normal">(5496, 'Lizarda', 'TO'),</text:p>
      <text:p text:style-name="normal">(5497, 'Luzinópolis', 'TO'),</text:p>
      <text:p text:style-name="normal">(5498, 'Marianópolis do Tocantins', 'TO'),</text:p>
      <text:p text:style-name="normal">(5499, 'Mateiros', 'TO'),</text:p>
      <text:p text:style-name="normal">(5500, 'Maurilândia do Tocantins', 'TO'),</text:p>
      <text:p text:style-name="normal">(5501, 'Miracema do Tocantins', 'TO'),</text:p>
      <text:p text:style-name="normal">(5502, 'Miranorte', 'TO'),</text:p>
      <text:p text:style-name="normal">(5503, 'Monte do Carmo', 'TO'),</text:p>
      <text:p text:style-name="normal">(5504, 'Monte Santo do Tocantins', 'TO'),</text:p>
      <text:p text:style-name="normal">(5505, 'Muricilândia', 'TO'),</text:p>
      <text:p text:style-name="normal">(5506, 'Natividade', 'TO'),</text:p>
      <text:p text:style-name="normal">(5507, 'Nazaré', 'TO'),</text:p>
      <text:p text:style-name="normal">(5508, 'Nova Olinda', 'TO'),</text:p>
      <text:p text:style-name="normal">(5509, 'Nova Rosalândia', 'TO'),</text:p>
      <text:p text:style-name="normal">(5510, 'Novo Acordo', 'TO'),</text:p>
      <text:p text:style-name="normal">(5511, 'Novo Alegre', 'TO'),</text:p>
      <text:p text:style-name="normal">(5512, 'Novo Jardim', 'TO'),</text:p>
      <text:p text:style-name="normal">(5513, 'Oliveira de Fátima', 'TO'),</text:p>
      <text:p text:style-name="normal">(5514, 'Palmas', 'TO'),</text:p>
      <text:p text:style-name="normal">(5515, 'Palmeirante', 'TO'),</text:p>
      <text:p text:style-name="normal">(5516, 'Palmeiras do Tocantins', 'TO'),</text:p>
      <text:p text:style-name="normal">(5517, 'Palmeirópolis', 'TO'),</text:p>
      <text:p text:style-name="normal"><text:soft-page-break/>(5518, 'Paraíso do Tocantins', 'TO'),</text:p>
      <text:p text:style-name="normal">(5519, 'Paranã', 'TO'),</text:p>
      <text:p text:style-name="normal">(5520, 'Pau dArco', 'TO'),</text:p>
      <text:p text:style-name="normal">(5521, 'Pedro Afonso', 'TO'),</text:p>
      <text:p text:style-name="normal">(5522, 'Peixe', 'TO'),</text:p>
      <text:p text:style-name="normal">(5523, 'Pequizeiro', 'TO'),</text:p>
      <text:p text:style-name="normal">(5524, 'Pindorama do Tocantins', 'TO'),</text:p>
      <text:p text:style-name="normal">(5525, 'Piraquê', 'TO'),</text:p>
      <text:p text:style-name="normal">(5526, 'Pium', 'TO'),</text:p>
      <text:p text:style-name="normal">(5527, 'Ponte Alta do Bom Jesus', 'TO'),</text:p>
      <text:p text:style-name="normal">(5528, 'Ponte Alta do Tocantins', 'TO'),</text:p>
      <text:p text:style-name="normal">(5529, 'Porto Alegre do Tocantins', 'TO'),</text:p>
      <text:p text:style-name="normal">(5530, 'Porto Nacional', 'TO'),</text:p>
      <text:p text:style-name="normal">(5531, 'Praia Norte', 'TO'),</text:p>
      <text:p text:style-name="normal">(5532, 'Presidente Kennedy', 'TO'),</text:p>
      <text:p text:style-name="normal">(5533, 'Pugmil', 'TO'),</text:p>
      <text:p text:style-name="normal">(5534, 'Recursolândia', 'TO'),</text:p>
      <text:p text:style-name="normal">(5535, 'Riachinho', 'TO'),</text:p>
      <text:p text:style-name="normal">(5536, 'Rio da Conceição', 'TO'),</text:p>
      <text:p text:style-name="normal">(5537, 'Rio dos Bois', 'TO'),</text:p>
      <text:p text:style-name="normal">(5538, 'Rio Sono', 'TO'),</text:p>
      <text:p text:style-name="normal">(5539, 'Sampaio', 'TO'),</text:p>
      <text:p text:style-name="normal">(5540, 'Sandolândia', 'TO'),</text:p>
      <text:p text:style-name="normal">(5541, 'Santa Fé do Araguaia', 'TO'),</text:p>
      <text:p text:style-name="normal">(5542, 'Santa Maria do Tocantins', 'TO'),</text:p>
      <text:p text:style-name="normal">(5543, 'Santa Rita do Tocantins', 'TO'),</text:p>
      <text:p text:style-name="normal">(5544, 'Santa Rosa do Tocantins', 'TO'),</text:p>
      <text:p text:style-name="normal">(5545, 'Santa Tereza do Tocantins', 'TO'),</text:p>
      <text:p text:style-name="normal">(5546, 'Santa Terezinha do Tocantins', 'TO'),</text:p>
      <text:p text:style-name="normal">(5547, 'São Bento do Tocantins', 'TO'),</text:p>
      <text:p text:style-name="normal">(5548, 'São Félix do Tocantins', 'TO'),</text:p>
      <text:p text:style-name="normal">(5549, 'São Miguel do Tocantins', 'TO'),</text:p>
      <text:p text:style-name="normal">(5550, 'São Salvador do Tocantins', 'TO'),</text:p>
      <text:p text:style-name="normal">(5551, 'São Sebastião do Tocantins', 'TO'),</text:p>
      <text:p text:style-name="normal">(5552, 'São Valério da Natividade', 'TO'),</text:p>
      <text:p text:style-name="normal">(5553, 'Silvanópolis', 'TO'),</text:p>
      <text:p text:style-name="normal">(5554, 'Sítio Novo do Tocantins', 'TO'),</text:p>
      <text:p text:style-name="normal">(5555, 'Sucupira', 'TO'),</text:p>
      <text:p text:style-name="normal">(5556, 'Taguatinga', 'TO'),</text:p>
      <text:p text:style-name="normal">(5557, 'Taipas do Tocantins', 'TO'),</text:p>
      <text:p text:style-name="normal">(5558, 'Talismã', 'TO'),</text:p>
      <text:p text:style-name="normal">(5559, 'Tocantínia', 'TO'),</text:p>
      <text:p text:style-name="normal">(5560, 'Tocantinópolis', 'TO'),</text:p>
      <text:p text:style-name="normal">(5561, 'Tupirama', 'TO'),</text:p>
      <text:p text:style-name="normal">(5562, 'Tupiratins', 'TO'),</text:p>
      <text:p text:style-name="normal">(5563, 'Wanderlândia', 'TO'),</text:p>
      <text:p text:style-name="normal">(5564, 'Xambioá', 'TO');</text:p>
      <text:p text:style-name="normal"/>
      <text:p text:style-name="normal"><text:soft-page-break/>insert into tb_editoras (nome_editora) values </text:p>
      <text:p text:style-name="normal">('Companhia da Letras'),</text:p>
      <text:p text:style-name="normal">('Aleph'),</text:p>
      <text:p text:style-name="normal">('Suma'),</text:p>
      <text:p text:style-name="normal">('Editora IntrÃ­nseca'),</text:p>
      <text:p text:style-name="normal">('Grupo Editorial Record'); </text:p>
      <text:p text:style-name="normal"/>
      <text:p text:style-name="normal"/>
      <text:p text:style-name="normal"/>
      <text:p text:style-name="normal"/>
      <text:p text:style-name="normal">insert into tb_categorias (nome_categoria) values</text:p>
      <text:p text:style-name="normal">('suspence'),</text:p>
      <text:p text:style-name="normal">('terror'),</text:p>
      <text:p text:style-name="normal">('romance'),</text:p>
      <text:p text:style-name="normal">('drama'),</text:p>
      <text:p text:style-name="normal">('aventura'),</text:p>
      <text:p text:style-name="normal">('cientifico');</text:p>
      <text:p text:style-name="normal"/>
      <text:p text:style-name="normal"/>
      <text:p text:style-name="normal"/>
      <text:p text:style-name="normal"/>
      <text:p text:style-name="normal">insert into tb_autores (nome_autor) values</text:p>
      <text:p text:style-name="normal">('stephen king'),</text:p>
      <text:p text:style-name="normal">('machado de assis'),</text:p>
      <text:p text:style-name="normal">('William Shakespeare'),</text:p>
      <text:p text:style-name="normal">('Miguel de Cervantes'),</text:p>
      <text:p text:style-name="normal">('H. P. Lovecraft'),</text:p>
      <text:p text:style-name="normal">('monteiro lobato');</text:p>
      <text:p text:style-name="normal"/>
      <text:p text:style-name="normal"/>
      <text:p text:style-name="normal"/>
      <text:p text:style-name="normal"/>
      <text:p text:style-name="normal">INSERT INTO tb_usuarios </text:p>
      <text:p text:style-name="normal">(nome_usuario, <text:span text:style-name="T2">2005-06-24, </text:span>email_usuario, cpf_usuario, rg_usuario, telefone_usuario, cep_usuario, rua_usuario,</text:p>
      <text:p text:style-name="normal">bairro_usuario, numero_casa_usuario, complemento, senha_usuario, tipo_usuario, ativo, id_cidade) VALUES</text:p>
      <text:p text:style-name="normal">('josé roberto', <text:span text:style-name="T2">2001-08-12,</text:span> 'jroberto@gmail.com', 72520115009, '318606410', '45999729457', '60540-256', 'av.peregrino', 'Suélen Rodovia', '1128', 'casa', '1234jr', 'C', 'S', 349),</text:p>
      <text:p text:style-name="normal">('rogerio dias', <text:span text:style-name="T2">1998-11-30,</text:span> 'rdias@gmail.com', 25597351052, '463943582', '2824343922', '72856-670', 'Barros Marginal', 'Alvorada', '392', 'apartamento', '1234rd', 'C', 'S', 1572),</text:p>
      <text:p text:style-name="normal">('matheus humberto', <text:span text:style-name="T2">2003-02-20, </text:span>'mhumberto@gmail.com', 21489889051, '327597860', '6835261488', '54756-274', 'Carvalho Alameda', 'Universidade', '903', 'casa', '1234mh', 'C', 'S', 4762),</text:p>
      <text:p text:style-name="normal">('luisito messias', <text:span text:style-name="T2">2000-07-03</text:span> <text:s/>'lmessias@gmail.com', 04138891064, '433809917', '9337294109', '06380-110', 'Batista Rua', 'Santa Inês', '286', 'casa', '1234lm', '<text:span text:style-name="T1">A</text:span>', 'S', 961),</text:p>
      <text:p text:style-name="normal"><text:soft-page-break/>('eduardo chuta', <text:span text:style-name="T2">1990-09-14, </text:span>'echuta@gmail.com', 51527486060, '215651078', '6231374137', '58078-360', 'Fabiano Alameda', 'Laguinho', '7103', 'apartamento', '1234ecq', 'C', 'S', 1157);</text:p>
      <text:p text:style-name="normal"/>
      <text:p text:style-name="normal"><text:s/>INSERT INTO tb_livros </text:p>
      <text:p text:style-name="normal">(titulo_livro, valor_livro, volume_livro, fk_editora) VALUES</text:p>
      <text:p text:style-name="normal">('Ao Farol','57.90','1','1'),</text:p>
      <text:p text:style-name="normal">('A casa dos espíritos','40.90','1','2'),</text:p>
      <text:p text:style-name="normal">('Memórias póstumas de Brás Cubas ','90.40','1','3'),</text:p>
      <text:p text:style-name="normal">('Cem Anos de Solidão','35.90','1','4'),</text:p>
      <text:p text:style-name="normal">('O Rei Lear ','35.90','1','2');</text:p>
      <text:p text:style-name="normal"><text:s/></text:p>
      <text:p text:style-name="normal"/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5T14:04:11.466823903</dc:date>
    <meta:editing-duration>PT5M18S</meta:editing-duration>
    <meta:editing-cycles>2</meta:editing-cycles>
    <meta:generator>LibreOffice/7.0.6.2$Linux_X86_64 LibreOffice_project/144abb84a525d8e30c9dbbefa69cbbf2d8d4ae3b</meta:generator>
    <meta:document-statistic meta:table-count="0" meta:image-count="0" meta:object-count="0" meta:page-count="119" meta:paragraph-count="5626" meta:word-count="21764" meta:character-count="161163" meta:non-whitespace-character-count="145017"/>
  </office:meta>
</office:document-meta>
</file>